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el" table:style-name="ta1">
        <table:table-column table:style-name="co1" table:number-columns-repeated="2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LC Fuel Additive Advance</text:p>
          </table:table-cell>
          <table:table-cell table:number-columns-repeated="5"/>
          <table:table-cell office:value-type="string" calcext:value-type="string">
            <text:p>Primary Open Loop Fuel Map</text:p>
          </table:table-cell>
          <table:table-cell table:number-columns-repeated="19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349999994039535" calcext:value-type="float">
            <text:p>0.349999994</text:p>
          </table:table-cell>
          <table:table-cell office:value-type="float" office:value="0.549999952316284" calcext:value-type="float">
            <text:p>0.549999952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69999945163727" calcext:value-type="float">
            <text:p>0.8699999452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5" calcext:value-type="float">
            <text:p>1.25</text:p>
          </table:table-cell>
          <table:table-cell office:value-type="float" office:value="1.34999990463257" calcext:value-type="float">
            <text:p>1.3499999046</text:p>
          </table:table-cell>
          <table:table-cell office:value-type="float" office:value="1.44999992847443" calcext:value-type="float">
            <text:p>1.4499999285</text:p>
          </table:table-cell>
          <table:table-cell office:value-type="float" office:value="1.59999990463257" calcext:value-type="float">
            <text:p>1.5999999046</text:p>
          </table:table-cell>
          <table:table-cell office:value-type="float" office:value="1.69999992847443" calcext:value-type="float">
            <text:p>1.6999999285</text:p>
          </table:table-cell>
          <table:table-cell office:value-type="float" office:value="1.79999995231628" calcext:value-type="float">
            <text:p>1.7999999523</text:p>
          </table:table-cell>
          <table:table-cell office:value-type="float" office:value="2" calcext:value-type="float">
            <text:p>2</text:p>
          </table:table-cell>
          <table:table-cell office:value-type="float" office:value="2.21428561210632" calcext:value-type="float">
            <text:p>2.2142856121</text:p>
          </table:table-cell>
          <table:table-cell office:value-type="float" office:value="2.42857146263123" calcext:value-type="float">
            <text:p>2.4285714626</text:p>
          </table:table-cell>
          <table:table-cell office:value-type="float" office:value="2.64285707473755" calcext:value-type="float">
            <text:p>2.6428570747</text:p>
          </table:table-cell>
          <table:table-cell office:value-type="float" office:value="2.85714292526245" calcext:value-type="float">
            <text:p>2.8571429253</text:p>
          </table:table-cell>
          <table:table-cell office:value-type="float" office:value="3.07142853736877" calcext:value-type="float">
            <text:p>3.0714285374</text:p>
          </table:table-cell>
          <table:table-cell office:value-type="float" office:value="3.28571438789368" calcext:value-type="float">
            <text:p>3.285714387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-0.226153846153846" calcext:value-type="float">
            <text:p>-0.2261538462</text:p>
          </table:table-cell>
          <table:table-cell table:number-columns-repeated="2" office:value-type="float" office:value="-0.113953488372093" calcext:value-type="float">
            <text:p>-0.11395348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14.7" calcext:value-type="float">
            <text:p>14.7</text:p>
          </table:table-cell>
          <table:table-cell table:number-columns-repeated="14" office:value-type="float" office:value="13.2507042253521" calcext:value-type="float">
            <text:p>13.2507042254</text:p>
          </table:table-cell>
        </table:table-row>
        <table:table-row table:style-name="ro1">
          <table:table-cell/>
          <table:table-cell office:value-type="float" office:value="-0.552631578947368" calcext:value-type="float">
            <text:p>-0.5526315789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-0.113953488372093" calcext:value-type="float">
            <text:p>-0.113953488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14.7" calcext:value-type="float">
            <text:p>14.7</text:p>
          </table:table-cell>
          <table:table-cell table:number-columns-repeated="14" office:value-type="float" office:value="13.2507042253521" calcext:value-type="float">
            <text:p>13.2507042254</text:p>
          </table:table-cell>
        </table:table-row>
        <table:table-row table:style-name="ro1">
          <table:table-cell/>
          <table:table-cell office:value-type="float" office:value="-0.864705882352942" calcext:value-type="float">
            <text:p>-0.8647058824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table:number-columns-repeated="12" office:value-type="float" office:value="12.9765517241379" calcext:value-type="float">
            <text:p>12.9765517241</text:p>
          </table:table-cell>
        </table:table-row>
        <table:table-row table:style-name="ro1">
          <table:table-cell/>
          <table:table-cell office:value-type="float" office:value="-1.06521739130435" calcext:value-type="float">
            <text:p>-1.0652173913</text:p>
          </table:table-cell>
          <table:table-cell office:value-type="float" office:value="-0.762222222222222" calcext:value-type="float">
            <text:p>-0.7622222222</text:p>
          </table:table-cell>
          <table:table-cell office:value-type="float" office:value="-0.552631578947368" calcext:value-type="float">
            <text:p>-0.5526315789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8" calcext:value-type="float">
            <text:p>12.8</text:p>
          </table:table-cell>
          <table:table-cell office:value-type="float" office:value="12.7135135135135" calcext:value-type="float">
            <text:p>12.7135135135</text:p>
          </table:table-cell>
          <table:table-cell office:value-type="float" office:value="12.544" calcext:value-type="float">
            <text:p>12.544</text:p>
          </table:table-cell>
          <table:table-cell office:value-type="float" office:value="12.4609271523179" calcext:value-type="float">
            <text:p>12.4609271523</text:p>
          </table:table-cell>
          <table:table-cell office:value-type="float" office:value="12.3789473684211" calcext:value-type="float">
            <text:p>12.3789473684</text:p>
          </table:table-cell>
          <table:table-cell table:number-columns-repeated="6" office:value-type="float" office:value="12.2181818181818" calcext:value-type="float">
            <text:p>12.2181818182</text:p>
          </table:table-cell>
        </table:table-row>
        <table:table-row table:style-name="ro1">
          <table:table-cell/>
          <table:table-cell office:value-type="float" office:value="-1.35531914893617" calcext:value-type="float">
            <text:p>-1.3553191489</text:p>
          </table:table-cell>
          <table:table-cell office:value-type="float" office:value="-1.06521739130435" calcext:value-type="float">
            <text:p>-1.0652173913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-0.336641221374046" calcext:value-type="float">
            <text:p>-0.33664122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544" calcext:value-type="float">
            <text:p>12.544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2.1393548387097" calcext:value-type="float">
            <text:p>12.1393548387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6869565217391" calcext:value-type="float">
            <text:p>11.6869565217</text:p>
          </table:table-cell>
          <table:table-cell table:number-columns-repeated="6" office:value-type="float" office:value="11.4036363636364" calcext:value-type="float">
            <text:p>11.4036363636</text:p>
          </table:table-cell>
        </table:table-row>
        <table:table-row table:style-name="ro1">
          <table:table-cell/>
          <table:table-cell office:value-type="float" office:value="-1.63333333333333" calcext:value-type="float">
            <text:p>-1.633333333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864705882352942" calcext:value-type="float">
            <text:p>-0.8647058824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8352941176471" calcext:value-type="float">
            <text:p>13.8352941176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847133757962" calcext:value-type="float">
            <text:p>11.9847133758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2" calcext:value-type="float">
            <text:p>11.2</text:p>
          </table:table-cell>
          <table:table-cell office:value-type="float" office:value="10.9395348837209" calcext:value-type="float">
            <text:p>10.9395348837</text:p>
          </table:table-cell>
          <table:table-cell table:number-columns-repeated="6" office:value-type="float" office:value="10.752" calcext:value-type="float">
            <text:p>10.752</text:p>
          </table:table-cell>
        </table:table-row>
        <table:table-row table:style-name="ro1">
          <table:table-cell/>
          <table:table-cell office:value-type="float" office:value="-1.9" calcext:value-type="float">
            <text:p>-1.9</text:p>
          </table:table-cell>
          <table:table-cell office:value-type="float" office:value="-1.44929577464789" calcext:value-type="float">
            <text:p>-1.4492957746</text:p>
          </table:table-cell>
          <table:table-cell office:value-type="float" office:value="-0.965693430656934" calcext:value-type="float">
            <text:p>-0.9656934307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6347826086957" calcext:value-type="float">
            <text:p>13.6347826087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707865168539" calcext:value-type="float">
            <text:p>10.5707865169</text:p>
          </table:table-cell>
          <table:table-cell table:number-columns-repeated="6" office:value-type="float" office:value="10.3384615384615" calcext:value-type="float">
            <text:p>10.3384615385</text:p>
          </table:table-cell>
        </table:table-row>
        <table:table-row table:style-name="ro1">
          <table:table-cell/>
          <table:table-cell office:value-type="float" office:value="-2.156" calcext:value-type="float">
            <text:p>-2.156</text:p>
          </table:table-cell>
          <table:table-cell office:value-type="float" office:value="-1.63333333333333" calcext:value-type="float">
            <text:p>-1.6333333333</text:p>
          </table:table-cell>
          <table:table-cell office:value-type="float" office:value="-1.06521739130435" calcext:value-type="float">
            <text:p>-1.0652173913</text:p>
          </table:table-cell>
          <table:table-cell office:value-type="float" office:value="-0.552631578947368" calcext:value-type="float">
            <text:p>-0.552631578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158041958042" calcext:value-type="float">
            <text:p>13.158041958</text:p>
          </table:table-cell>
          <table:table-cell office:value-type="float" office:value="12.544" calcext:value-type="float">
            <text:p>12.544</text:p>
          </table:table-cell>
          <table:table-cell office:value-type="float" office:value="11.9847133757962" calcext:value-type="float">
            <text:p>11.9847133758</text:p>
          </table:table-cell>
          <table:table-cell office:value-type="float" office:value="11.6148148148148" calcext:value-type="float">
            <text:p>11.6148148148</text:p>
          </table:table-cell>
          <table:table-cell office:value-type="float" office:value="11.2" calcext:value-type="float">
            <text:p>11.2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2.48181818181818" calcext:value-type="float">
            <text:p>-2.4818181818</text:p>
          </table:table-cell>
          <table:table-cell office:value-type="float" office:value="-1.9" calcext:value-type="float">
            <text:p>-1.9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4.7" calcext:value-type="float">
            <text:p>14.7</text:p>
          </table:table-cell>
          <table:table-cell office:value-type="float" office:value="14.0417910447761" calcext:value-type="float">
            <text:p>14.0417910448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2.71528662420382" calcext:value-type="float">
            <text:p>-2.7152866242</text:p>
          </table:table-cell>
          <table:table-cell office:value-type="float" office:value="-2.07181208053691" calcext:value-type="float">
            <text:p>-2.0718120805</text:p>
          </table:table-cell>
          <table:table-cell office:value-type="float" office:value="-1.35531914893617" calcext:value-type="float">
            <text:p>-1.3553191489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3.8352941176471" calcext:value-type="float">
            <text:p>13.8352941176</text:p>
          </table:table-cell>
          <table:table-cell office:value-type="float" office:value="13.3446808510638" calcext:value-type="float">
            <text:p>13.3446808511</text:p>
          </table:table-cell>
          <table:table-cell office:value-type="float" office:value="12.7135135135135" calcext:value-type="float">
            <text:p>12.7135135135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6148148148148" calcext:value-type="float">
            <text:p>11.6148148148</text:p>
          </table:table-cell>
          <table:table-cell office:value-type="float" office:value="11.4731707317073" calcext:value-type="float">
            <text:p>11.4731707317</text:p>
          </table:table-cell>
          <table:table-cell office:value-type="float" office:value="11.2" calcext:value-type="float">
            <text:p>11.2</text:p>
          </table:table-cell>
          <table:table-cell office:value-type="float" office:value="10.9395348837209" calcext:value-type="float">
            <text:p>10.9395348837</text:p>
          </table:table-cell>
          <table:table-cell office:value-type="float" office:value="10.6909090909091" calcext:value-type="float">
            <text:p>10.6909090909</text:p>
          </table:table-cell>
          <table:table-cell office:value-type="float" office:value="10.2260869565217" calcext:value-type="float">
            <text:p>10.2260869565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3.01304347826087" calcext:value-type="float">
            <text:p>-3.0130434783</text:p>
          </table:table-cell>
          <table:table-cell office:value-type="float" office:value="-2.23907284768212" calcext:value-type="float">
            <text:p>-2.2390728477</text:p>
          </table:table-cell>
          <table:table-cell office:value-type="float" office:value="-1.54195804195804" calcext:value-type="float">
            <text:p>-1.541958042</text:p>
          </table:table-cell>
          <table:table-cell office:value-type="float" office:value="-0.762222222222222" calcext:value-type="float">
            <text:p>-0.7622222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8352941176471" calcext:value-type="float">
            <text:p>13.8352941176</text:p>
          </table:table-cell>
          <table:table-cell office:value-type="float" office:value="13.6347826086957" calcext:value-type="float">
            <text:p>13.634782608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6281879194631" calcext:value-type="float">
            <text:p>12.6281879195</text:p>
          </table:table-cell>
          <table:table-cell office:value-type="float" office:value="12.2980392156863" calcext:value-type="float">
            <text:p>12.2980392157</text:p>
          </table:table-cell>
          <table:table-cell office:value-type="float" office:value="11.6869565217391" calcext:value-type="float">
            <text:p>11.6869565217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" calcext:value-type="float">
            <text:p>11.2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1708108108108" calcext:value-type="float">
            <text:p>10.1708108108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3.44" calcext:value-type="float">
            <text:p>13.44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2" calcext:value-type="float">
            <text:p>11.2</text:p>
          </table:table-cell>
          <table:table-cell office:value-type="float" office:value="11.0682352941177" calcext:value-type="float">
            <text:p>11.0682352941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4533333333333" calcext:value-type="float">
            <text:p>10.4533333333</text:p>
          </table:table-cell>
          <table:table-cell office:value-type="float" office:value="10.2260869565217" calcext:value-type="float">
            <text:p>10.2260869565</text:p>
          </table:table-cell>
          <table:table-cell table:number-columns-repeated="8" office:value-type="float" office:value="10.1161290322581" calcext:value-type="float">
            <text:p>10.1161290323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2980392156863" calcext:value-type="float">
            <text:p>12.2980392157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2.544" calcext:value-type="float">
            <text:p>12.544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3"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3"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CONCATENATE(TEXT([.H4];&quot;##0.##&quot;);&quot;,&quot;)" office:value-type="string" office:string-value="0.35," calcext:value-type="string">
            <text:p>0.35,</text:p>
          </table:table-cell>
          <table:table-cell table:formula="of:=CONCATENATE(TEXT([.I4];&quot;##0.##&quot;);&quot;,&quot;)" office:value-type="string" office:string-value="0.55," calcext:value-type="string">
            <text:p>0.55,</text:p>
          </table:table-cell>
          <table:table-cell table:formula="of:=CONCATENATE(TEXT([.J4];&quot;##0.##&quot;);&quot;,&quot;)" office:value-type="string" office:string-value="0.7," calcext:value-type="string">
            <text:p>0.7,</text:p>
          </table:table-cell>
          <table:table-cell table:formula="of:=CONCATENATE(TEXT([.K4];&quot;##0.##&quot;);&quot;,&quot;)" office:value-type="string" office:string-value="0.87," calcext:value-type="string">
            <text:p>0.87,</text:p>
          </table:table-cell>
          <table:table-cell table:formula="of:=CONCATENATE(TEXT([.L4];&quot;##0.##&quot;);&quot;,&quot;)" office:value-type="string" office:string-value="1," calcext:value-type="string">
            <text:p>1,</text:p>
          </table:table-cell>
          <table:table-cell table:formula="of:=CONCATENATE(TEXT([.M4];&quot;##0.##&quot;);&quot;,&quot;)" office:value-type="string" office:string-value="1.15," calcext:value-type="string">
            <text:p>1.15,</text:p>
          </table:table-cell>
          <table:table-cell table:formula="of:=CONCATENATE(TEXT([.N4];&quot;##0.##&quot;);&quot;,&quot;)" office:value-type="string" office:string-value="1.25," calcext:value-type="string">
            <text:p>1.25,</text:p>
          </table:table-cell>
          <table:table-cell table:formula="of:=CONCATENATE(TEXT([.O4];&quot;##0.##&quot;);&quot;,&quot;)" office:value-type="string" office:string-value="1.35," calcext:value-type="string">
            <text:p>1.35,</text:p>
          </table:table-cell>
          <table:table-cell table:formula="of:=CONCATENATE(TEXT([.P4];&quot;##0.##&quot;);&quot;,&quot;)" office:value-type="string" office:string-value="1.45," calcext:value-type="string">
            <text:p>1.45,</text:p>
          </table:table-cell>
          <table:table-cell table:formula="of:=CONCATENATE(TEXT([.Q4];&quot;##0.##&quot;);&quot;,&quot;)" office:value-type="string" office:string-value="1.6," calcext:value-type="string">
            <text:p>1.6,</text:p>
          </table:table-cell>
          <table:table-cell table:formula="of:=CONCATENATE(TEXT([.R4];&quot;##0.##&quot;);&quot;,&quot;)" office:value-type="string" office:string-value="1.7," calcext:value-type="string">
            <text:p>1.7,</text:p>
          </table:table-cell>
          <table:table-cell table:formula="of:=CONCATENATE(TEXT([.S4];&quot;##0.##&quot;);&quot;,&quot;)" office:value-type="string" office:string-value="1.8," calcext:value-type="string">
            <text:p>1.8,</text:p>
          </table:table-cell>
          <table:table-cell table:formula="of:=CONCATENATE(TEXT([.T4];&quot;##0.##&quot;);&quot;,&quot;)" office:value-type="string" office:string-value="2," calcext:value-type="string">
            <text:p>2,</text:p>
          </table:table-cell>
          <table:table-cell table:formula="of:=CONCATENATE(TEXT([.U4];&quot;##0.##&quot;);&quot;,&quot;)" office:value-type="string" office:string-value="2.21," calcext:value-type="string">
            <text:p>2.21,</text:p>
          </table:table-cell>
          <table:table-cell table:formula="of:=CONCATENATE(TEXT([.V4];&quot;##0.##&quot;);&quot;,&quot;)" office:value-type="string" office:string-value="2.43," calcext:value-type="string">
            <text:p>2.43,</text:p>
          </table:table-cell>
          <table:table-cell table:formula="of:=CONCATENATE(TEXT([.W4];&quot;##0.##&quot;);&quot;,&quot;)" office:value-type="string" office:string-value="2.64," calcext:value-type="string">
            <text:p>2.64,</text:p>
          </table:table-cell>
          <table:table-cell table:formula="of:=CONCATENATE(TEXT([.X4];&quot;##0.##&quot;);&quot;,&quot;)" office:value-type="string" office:string-value="2.86," calcext:value-type="string">
            <text:p>2.86,</text:p>
          </table:table-cell>
          <table:table-cell table:formula="of:=CONCATENATE(TEXT([.Y4];&quot;##0.##&quot;);&quot;,&quot;)" office:value-type="string" office:string-value="3.07," calcext:value-type="string">
            <text:p>3.07,</text:p>
          </table:table-cell>
          <table:table-cell table:formula="of:=CONCATENATE(TEXT([.Z4];&quot;##0.##&quot;);&quot;,&quot;)" office:value-type="string" office:string-value="3.29," calcext:value-type="string">
            <text:p>3.29,</text:p>
          </table:table-cell>
          <table:table-cell table:formula="of:=CONCATENATE(TEXT([.AA4];&quot;##0.##&quot;);&quot;,&quot;)" office:value-type="string" office:string-value="3.5," calcext:value-type="string">
            <text:p>3.5,</text:p>
          </table:table-cell>
        </table:table-row>
        <table:table-row table:style-name="ro1">
          <table:table-cell/>
          <table:table-cell table:formula="of:=CONCATENATE(TEXT(((14.7/([.B4]+14.7))-1)/0.0078125;&quot;##0.#&quot;);&quot;,&quot;)" office:value-type="string" office:string-value="0," calcext:value-type="string">
            <text:p>0,</text:p>
          </table:table-cell>
          <table:table-cell table:formula="of:=CONCATENATE(TEXT(((14.7/([.C4]+14.7))-1)/0.0078125;&quot;##0.#&quot;);&quot;,&quot;)" office:value-type="string" office:string-value="0," calcext:value-type="string">
            <text:p>0,</text:p>
          </table:table-cell>
          <table:table-cell table:formula="of:=CONCATENATE(TEXT(((14.7/([.D4]+14.7))-1)/0.0078125;&quot;##0.#&quot;);&quot;,&quot;)" office:value-type="string" office:string-value="0," calcext:value-type="string">
            <text:p>0,</text:p>
          </table:table-cell>
          <table:table-cell table:formula="of:=CONCATENATE(TEXT(((14.7/([.E4]+14.7))-1)/0.0078125;&quot;##0.#&quot;);&quot;,&quot;)" office:value-type="string" office:string-value="0," calcext:value-type="string">
            <text:p>0,</text:p>
          </table:table-cell>
          <table:table-cell table:formula="of:=CONCATENATE(TEXT(((14.7/([.F4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5])-1)/0.0078125;&quot;##0.#&quot;);&quot;,&quot;)" office:value-type="string" office:string-value="0," calcext:value-type="string">
            <text:p>0,</text:p>
          </table:table-cell>
          <table:table-cell table:formula="of:=CONCATENATE(TEXT(((14.7/[.I5])-1)/0.0078125;&quot;##0.#&quot;);&quot;,&quot;)" office:value-type="string" office:string-value="0," calcext:value-type="string">
            <text:p>0,</text:p>
          </table:table-cell>
          <table:table-cell table:formula="of:=CONCATENATE(TEXT(((14.7/[.J5])-1)/0.0078125;&quot;##0.#&quot;);&quot;,&quot;)" office:value-type="string" office:string-value="0," calcext:value-type="string">
            <text:p>0,</text:p>
          </table:table-cell>
          <table:table-cell table:formula="of:=CONCATENATE(TEXT(((14.7/[.K5])-1)/0.0078125;&quot;##0.#&quot;);&quot;,&quot;)" office:value-type="string" office:string-value="0," calcext:value-type="string">
            <text:p>0,</text:p>
          </table:table-cell>
          <table:table-cell table:formula="of:=CONCATENATE(TEXT(((14.7/[.L5])-1)/0.0078125;&quot;##0.#&quot;);&quot;,&quot;)" office:value-type="string" office:string-value="0," calcext:value-type="string">
            <text:p>0,</text:p>
          </table:table-cell>
          <table:table-cell table:formula="of:=CONCATENATE(TEXT(((14.7/[.M5])-1)/0.0078125;&quot;##0.#&quot;);&quot;,&quot;)" office:value-type="string" office:string-value="0," calcext:value-type="string">
            <text:p>0,</text:p>
          </table:table-cell>
          <table:table-cell table:formula="of:=CONCATENATE(TEXT(((14.7/[.N5])-1)/0.0078125;&quot;##0.#&quot;);&quot;,&quot;)" office:value-type="string" office:string-value="14," calcext:value-type="string">
            <text:p>14,</text:p>
          </table:table-cell>
          <table:table-cell table:formula="of:=CONCATENATE(TEXT(((14.7/[.O5])-1)/0.0078125;&quot;##0.#&quot;);&quot;,&quot;)" office:value-type="string" office:string-value="14," calcext:value-type="string">
            <text:p>14,</text:p>
          </table:table-cell>
          <table:table-cell table:formula="of:=CONCATENATE(TEXT(((14.7/[.P5])-1)/0.0078125;&quot;##0.#&quot;);&quot;,&quot;)" office:value-type="string" office:string-value="14," calcext:value-type="string">
            <text:p>14,</text:p>
          </table:table-cell>
          <table:table-cell table:formula="of:=CONCATENATE(TEXT(((14.7/[.Q5])-1)/0.0078125;&quot;##0.#&quot;);&quot;,&quot;)" office:value-type="string" office:string-value="14," calcext:value-type="string">
            <text:p>14,</text:p>
          </table:table-cell>
          <table:table-cell table:formula="of:=CONCATENATE(TEXT(((14.7/[.R5])-1)/0.0078125;&quot;##0.#&quot;);&quot;,&quot;)" office:value-type="string" office:string-value="14," calcext:value-type="string">
            <text:p>14,</text:p>
          </table:table-cell>
          <table:table-cell table:formula="of:=CONCATENATE(TEXT(((14.7/[.S5])-1)/0.0078125;&quot;##0.#&quot;);&quot;,&quot;)" office:value-type="string" office:string-value="14," calcext:value-type="string">
            <text:p>14,</text:p>
          </table:table-cell>
          <table:table-cell table:formula="of:=CONCATENATE(TEXT(((14.7/[.T5])-1)/0.0078125;&quot;##0.#&quot;);&quot;,&quot;)" office:value-type="string" office:string-value="14," calcext:value-type="string">
            <text:p>14,</text:p>
          </table:table-cell>
          <table:table-cell table:formula="of:=CONCATENATE(TEXT(((14.7/[.U5])-1)/0.0078125;&quot;##0.#&quot;);&quot;,&quot;)" office:value-type="string" office:string-value="14," calcext:value-type="string">
            <text:p>14,</text:p>
          </table:table-cell>
          <table:table-cell table:formula="of:=CONCATENATE(TEXT(((14.7/[.V5])-1)/0.0078125;&quot;##0.#&quot;);&quot;,&quot;)" office:value-type="string" office:string-value="14," calcext:value-type="string">
            <text:p>14,</text:p>
          </table:table-cell>
          <table:table-cell table:formula="of:=CONCATENATE(TEXT(((14.7/[.W5])-1)/0.0078125;&quot;##0.#&quot;);&quot;,&quot;)" office:value-type="string" office:string-value="14," calcext:value-type="string">
            <text:p>14,</text:p>
          </table:table-cell>
          <table:table-cell table:formula="of:=CONCATENATE(TEXT(((14.7/[.X5])-1)/0.0078125;&quot;##0.#&quot;);&quot;,&quot;)" office:value-type="string" office:string-value="14," calcext:value-type="string">
            <text:p>14,</text:p>
          </table:table-cell>
          <table:table-cell table:formula="of:=CONCATENATE(TEXT(((14.7/[.Y5])-1)/0.0078125;&quot;##0.#&quot;);&quot;,&quot;)" office:value-type="string" office:string-value="14," calcext:value-type="string">
            <text:p>14,</text:p>
          </table:table-cell>
          <table:table-cell table:formula="of:=CONCATENATE(TEXT(((14.7/[.Z5])-1)/0.0078125;&quot;##0.#&quot;);&quot;,&quot;)" office:value-type="string" office:string-value="14," calcext:value-type="string">
            <text:p>14,</text:p>
          </table:table-cell>
          <table:table-cell table:formula="of:=CONCATENATE(TEXT(((14.7/[.AA5])-1)/0.0078125;&quot;##0.#&quot;);&quot;,&quot;)" office:value-type="string" office:string-value="14," calcext:value-type="string">
            <text:p>14,</text:p>
          </table:table-cell>
        </table:table-row>
        <table:table-row table:style-name="ro1">
          <table:table-cell/>
          <table:table-cell table:formula="of:=CONCATENATE(TEXT(((14.7/([.B5]+14.7))-1)/0.0078125;&quot;##0.#&quot;);&quot;,&quot;)" office:value-type="string" office:string-value="2," calcext:value-type="string">
            <text:p>2,</text:p>
          </table:table-cell>
          <table:table-cell table:formula="of:=CONCATENATE(TEXT(((14.7/([.C5]+14.7))-1)/0.0078125;&quot;##0.#&quot;);&quot;,&quot;)" office:value-type="string" office:string-value="1," calcext:value-type="string">
            <text:p>1,</text:p>
          </table:table-cell>
          <table:table-cell table:formula="of:=CONCATENATE(TEXT(((14.7/([.D5]+14.7))-1)/0.0078125;&quot;##0.#&quot;);&quot;,&quot;)" office:value-type="string" office:string-value="1," calcext:value-type="string">
            <text:p>1,</text:p>
          </table:table-cell>
          <table:table-cell table:formula="of:=CONCATENATE(TEXT(((14.7/([.E5]+14.7))-1)/0.0078125;&quot;##0.#&quot;);&quot;,&quot;)" office:value-type="string" office:string-value="0," calcext:value-type="string">
            <text:p>0,</text:p>
          </table:table-cell>
          <table:table-cell table:formula="of:=CONCATENATE(TEXT(((14.7/([.F5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6])-1)/0.0078125;&quot;##0.#&quot;);&quot;,&quot;)" office:value-type="string" office:string-value="0," calcext:value-type="string">
            <text:p>0,</text:p>
          </table:table-cell>
          <table:table-cell table:formula="of:=CONCATENATE(TEXT(((14.7/[.I6])-1)/0.0078125;&quot;##0.#&quot;);&quot;,&quot;)" office:value-type="string" office:string-value="0," calcext:value-type="string">
            <text:p>0,</text:p>
          </table:table-cell>
          <table:table-cell table:formula="of:=CONCATENATE(TEXT(((14.7/[.J6])-1)/0.0078125;&quot;##0.#&quot;);&quot;,&quot;)" office:value-type="string" office:string-value="0," calcext:value-type="string">
            <text:p>0,</text:p>
          </table:table-cell>
          <table:table-cell table:formula="of:=CONCATENATE(TEXT(((14.7/[.K6])-1)/0.0078125;&quot;##0.#&quot;);&quot;,&quot;)" office:value-type="string" office:string-value="0," calcext:value-type="string">
            <text:p>0,</text:p>
          </table:table-cell>
          <table:table-cell table:formula="of:=CONCATENATE(TEXT(((14.7/[.L6])-1)/0.0078125;&quot;##0.#&quot;);&quot;,&quot;)" office:value-type="string" office:string-value="0," calcext:value-type="string">
            <text:p>0,</text:p>
          </table:table-cell>
          <table:table-cell table:formula="of:=CONCATENATE(TEXT(((14.7/[.M6])-1)/0.0078125;&quot;##0.#&quot;);&quot;,&quot;)" office:value-type="string" office:string-value="0," calcext:value-type="string">
            <text:p>0,</text:p>
          </table:table-cell>
          <table:table-cell table:formula="of:=CONCATENATE(TEXT(((14.7/[.N6])-1)/0.0078125;&quot;##0.#&quot;);&quot;,&quot;)" office:value-type="string" office:string-value="14," calcext:value-type="string">
            <text:p>14,</text:p>
          </table:table-cell>
          <table:table-cell table:formula="of:=CONCATENATE(TEXT(((14.7/[.O6])-1)/0.0078125;&quot;##0.#&quot;);&quot;,&quot;)" office:value-type="string" office:string-value="14," calcext:value-type="string">
            <text:p>14,</text:p>
          </table:table-cell>
          <table:table-cell table:formula="of:=CONCATENATE(TEXT(((14.7/[.P6])-1)/0.0078125;&quot;##0.#&quot;);&quot;,&quot;)" office:value-type="string" office:string-value="14," calcext:value-type="string">
            <text:p>14,</text:p>
          </table:table-cell>
          <table:table-cell table:formula="of:=CONCATENATE(TEXT(((14.7/[.Q6])-1)/0.0078125;&quot;##0.#&quot;);&quot;,&quot;)" office:value-type="string" office:string-value="14," calcext:value-type="string">
            <text:p>14,</text:p>
          </table:table-cell>
          <table:table-cell table:formula="of:=CONCATENATE(TEXT(((14.7/[.R6])-1)/0.0078125;&quot;##0.#&quot;);&quot;,&quot;)" office:value-type="string" office:string-value="14," calcext:value-type="string">
            <text:p>14,</text:p>
          </table:table-cell>
          <table:table-cell table:formula="of:=CONCATENATE(TEXT(((14.7/[.S6])-1)/0.0078125;&quot;##0.#&quot;);&quot;,&quot;)" office:value-type="string" office:string-value="14," calcext:value-type="string">
            <text:p>14,</text:p>
          </table:table-cell>
          <table:table-cell table:formula="of:=CONCATENATE(TEXT(((14.7/[.T6])-1)/0.0078125;&quot;##0.#&quot;);&quot;,&quot;)" office:value-type="string" office:string-value="14," calcext:value-type="string">
            <text:p>14,</text:p>
          </table:table-cell>
          <table:table-cell table:formula="of:=CONCATENATE(TEXT(((14.7/[.U6])-1)/0.0078125;&quot;##0.#&quot;);&quot;,&quot;)" office:value-type="string" office:string-value="14," calcext:value-type="string">
            <text:p>14,</text:p>
          </table:table-cell>
          <table:table-cell table:formula="of:=CONCATENATE(TEXT(((14.7/[.V6])-1)/0.0078125;&quot;##0.#&quot;);&quot;,&quot;)" office:value-type="string" office:string-value="14," calcext:value-type="string">
            <text:p>14,</text:p>
          </table:table-cell>
          <table:table-cell table:formula="of:=CONCATENATE(TEXT(((14.7/[.W6])-1)/0.0078125;&quot;##0.#&quot;);&quot;,&quot;)" office:value-type="string" office:string-value="14," calcext:value-type="string">
            <text:p>14,</text:p>
          </table:table-cell>
          <table:table-cell table:formula="of:=CONCATENATE(TEXT(((14.7/[.X6])-1)/0.0078125;&quot;##0.#&quot;);&quot;,&quot;)" office:value-type="string" office:string-value="14," calcext:value-type="string">
            <text:p>14,</text:p>
          </table:table-cell>
          <table:table-cell table:formula="of:=CONCATENATE(TEXT(((14.7/[.Y6])-1)/0.0078125;&quot;##0.#&quot;);&quot;,&quot;)" office:value-type="string" office:string-value="14," calcext:value-type="string">
            <text:p>14,</text:p>
          </table:table-cell>
          <table:table-cell table:formula="of:=CONCATENATE(TEXT(((14.7/[.Z6])-1)/0.0078125;&quot;##0.#&quot;);&quot;,&quot;)" office:value-type="string" office:string-value="14," calcext:value-type="string">
            <text:p>14,</text:p>
          </table:table-cell>
          <table:table-cell table:formula="of:=CONCATENATE(TEXT(((14.7/[.AA6])-1)/0.0078125;&quot;##0.#&quot;);&quot;,&quot;)" office:value-type="string" office:string-value="14," calcext:value-type="string">
            <text:p>14,</text:p>
          </table:table-cell>
        </table:table-row>
        <table:table-row table:style-name="ro1">
          <table:table-cell/>
          <table:table-cell table:formula="of:=CONCATENATE(TEXT(((14.7/([.B6]+14.7))-1)/0.0078125;&quot;##0.#&quot;);&quot;,&quot;)" office:value-type="string" office:string-value="5," calcext:value-type="string">
            <text:p>5,</text:p>
          </table:table-cell>
          <table:table-cell table:formula="of:=CONCATENATE(TEXT(((14.7/([.C6]+14.7))-1)/0.0078125;&quot;##0.#&quot;);&quot;,&quot;)" office:value-type="string" office:string-value="4," calcext:value-type="string">
            <text:p>4,</text:p>
          </table:table-cell>
          <table:table-cell table:formula="of:=CONCATENATE(TEXT(((14.7/([.D6]+14.7))-1)/0.0078125;&quot;##0.#&quot;);&quot;,&quot;)" office:value-type="string" office:string-value="2," calcext:value-type="string">
            <text:p>2,</text:p>
          </table:table-cell>
          <table:table-cell table:formula="of:=CONCATENATE(TEXT(((14.7/([.E6]+14.7))-1)/0.0078125;&quot;##0.#&quot;);&quot;,&quot;)" office:value-type="string" office:string-value="1," calcext:value-type="string">
            <text:p>1,</text:p>
          </table:table-cell>
          <table:table-cell table:formula="of:=CONCATENATE(TEXT(((14.7/([.F6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7])-1)/0.0078125;&quot;##0.#&quot;);&quot;,&quot;)" office:value-type="string" office:string-value="0," calcext:value-type="string">
            <text:p>0,</text:p>
          </table:table-cell>
          <table:table-cell table:formula="of:=CONCATENATE(TEXT(((14.7/[.I7])-1)/0.0078125;&quot;##0.#&quot;);&quot;,&quot;)" office:value-type="string" office:string-value="0," calcext:value-type="string">
            <text:p>0,</text:p>
          </table:table-cell>
          <table:table-cell table:formula="of:=CONCATENATE(TEXT(((14.7/[.J7])-1)/0.0078125;&quot;##0.#&quot;);&quot;,&quot;)" office:value-type="string" office:string-value="0," calcext:value-type="string">
            <text:p>0,</text:p>
          </table:table-cell>
          <table:table-cell table:formula="of:=CONCATENATE(TEXT(((14.7/[.K7])-1)/0.0078125;&quot;##0.#&quot;);&quot;,&quot;)" office:value-type="string" office:string-value="0," calcext:value-type="string">
            <text:p>0,</text:p>
          </table:table-cell>
          <table:table-cell table:formula="of:=CONCATENATE(TEXT(((14.7/[.L7])-1)/0.0078125;&quot;##0.#&quot;);&quot;,&quot;)" office:value-type="string" office:string-value="0," calcext:value-type="string">
            <text:p>0,</text:p>
          </table:table-cell>
          <table:table-cell table:formula="of:=CONCATENATE(TEXT(((14.7/[.M7])-1)/0.0078125;&quot;##0.#&quot;);&quot;,&quot;)" office:value-type="string" office:string-value="0," calcext:value-type="string">
            <text:p>0,</text:p>
          </table:table-cell>
          <table:table-cell table:formula="of:=CONCATENATE(TEXT(((14.7/[.N7])-1)/0.0078125;&quot;##0.#&quot;);&quot;,&quot;)" office:value-type="string" office:string-value="0," calcext:value-type="string">
            <text:p>0,</text:p>
          </table:table-cell>
          <table:table-cell table:formula="of:=CONCATENATE(TEXT(((14.7/[.O7])-1)/0.0078125;&quot;##0.#&quot;);&quot;,&quot;)" office:value-type="string" office:string-value="0," calcext:value-type="string">
            <text:p>0,</text:p>
          </table:table-cell>
          <table:table-cell table:formula="of:=CONCATENATE(TEXT(((14.7/[.P7])-1)/0.0078125;&quot;##0.#&quot;);&quot;,&quot;)" office:value-type="string" office:string-value="17," calcext:value-type="string">
            <text:p>17,</text:p>
          </table:table-cell>
          <table:table-cell table:formula="of:=CONCATENATE(TEXT(((14.7/[.Q7])-1)/0.0078125;&quot;##0.#&quot;);&quot;,&quot;)" office:value-type="string" office:string-value="17," calcext:value-type="string">
            <text:p>17,</text:p>
          </table:table-cell>
          <table:table-cell table:formula="of:=CONCATENATE(TEXT(((14.7/[.R7])-1)/0.0078125;&quot;##0.#&quot;);&quot;,&quot;)" office:value-type="string" office:string-value="17," calcext:value-type="string">
            <text:p>17,</text:p>
          </table:table-cell>
          <table:table-cell table:formula="of:=CONCATENATE(TEXT(((14.7/[.S7])-1)/0.0078125;&quot;##0.#&quot;);&quot;,&quot;)" office:value-type="string" office:string-value="17," calcext:value-type="string">
            <text:p>17,</text:p>
          </table:table-cell>
          <table:table-cell table:formula="of:=CONCATENATE(TEXT(((14.7/[.T7])-1)/0.0078125;&quot;##0.#&quot;);&quot;,&quot;)" office:value-type="string" office:string-value="17," calcext:value-type="string">
            <text:p>17,</text:p>
          </table:table-cell>
          <table:table-cell table:formula="of:=CONCATENATE(TEXT(((14.7/[.U7])-1)/0.0078125;&quot;##0.#&quot;);&quot;,&quot;)" office:value-type="string" office:string-value="17," calcext:value-type="string">
            <text:p>17,</text:p>
          </table:table-cell>
          <table:table-cell table:formula="of:=CONCATENATE(TEXT(((14.7/[.V7])-1)/0.0078125;&quot;##0.#&quot;);&quot;,&quot;)" office:value-type="string" office:string-value="17," calcext:value-type="string">
            <text:p>17,</text:p>
          </table:table-cell>
          <table:table-cell table:formula="of:=CONCATENATE(TEXT(((14.7/[.W7])-1)/0.0078125;&quot;##0.#&quot;);&quot;,&quot;)" office:value-type="string" office:string-value="17," calcext:value-type="string">
            <text:p>17,</text:p>
          </table:table-cell>
          <table:table-cell table:formula="of:=CONCATENATE(TEXT(((14.7/[.X7])-1)/0.0078125;&quot;##0.#&quot;);&quot;,&quot;)" office:value-type="string" office:string-value="17," calcext:value-type="string">
            <text:p>17,</text:p>
          </table:table-cell>
          <table:table-cell table:formula="of:=CONCATENATE(TEXT(((14.7/[.Y7])-1)/0.0078125;&quot;##0.#&quot;);&quot;,&quot;)" office:value-type="string" office:string-value="17," calcext:value-type="string">
            <text:p>17,</text:p>
          </table:table-cell>
          <table:table-cell table:formula="of:=CONCATENATE(TEXT(((14.7/[.Z7])-1)/0.0078125;&quot;##0.#&quot;);&quot;,&quot;)" office:value-type="string" office:string-value="17," calcext:value-type="string">
            <text:p>17,</text:p>
          </table:table-cell>
          <table:table-cell table:formula="of:=CONCATENATE(TEXT(((14.7/[.AA7])-1)/0.0078125;&quot;##0.#&quot;);&quot;,&quot;)" office:value-type="string" office:string-value="17," calcext:value-type="string">
            <text:p>17,</text:p>
          </table:table-cell>
        </table:table-row>
        <table:table-row table:style-name="ro1">
          <table:table-cell/>
          <table:table-cell table:formula="of:=CONCATENATE(TEXT(((14.7/([.B7]+14.7))-1)/0.0078125;&quot;##0.#&quot;);&quot;,&quot;)" office:value-type="string" office:string-value="8," calcext:value-type="string">
            <text:p>8,</text:p>
          </table:table-cell>
          <table:table-cell table:formula="of:=CONCATENATE(TEXT(((14.7/([.C7]+14.7))-1)/0.0078125;&quot;##0.#&quot;);&quot;,&quot;)" office:value-type="string" office:string-value="6," calcext:value-type="string">
            <text:p>6,</text:p>
          </table:table-cell>
          <table:table-cell table:formula="of:=CONCATENATE(TEXT(((14.7/([.D7]+14.7))-1)/0.0078125;&quot;##0.#&quot;);&quot;,&quot;)" office:value-type="string" office:string-value="4," calcext:value-type="string">
            <text:p>4,</text:p>
          </table:table-cell>
          <table:table-cell table:formula="of:=CONCATENATE(TEXT(((14.7/([.E7]+14.7))-1)/0.0078125;&quot;##0.#&quot;);&quot;,&quot;)" office:value-type="string" office:string-value="2," calcext:value-type="string">
            <text:p>2,</text:p>
          </table:table-cell>
          <table:table-cell table:formula="of:=CONCATENATE(TEXT(((14.7/([.F7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8])-1)/0.0078125;&quot;##0.#&quot;);&quot;,&quot;)" office:value-type="string" office:string-value="0," calcext:value-type="string">
            <text:p>0,</text:p>
          </table:table-cell>
          <table:table-cell table:formula="of:=CONCATENATE(TEXT(((14.7/[.I8])-1)/0.0078125;&quot;##0.#&quot;);&quot;,&quot;)" office:value-type="string" office:string-value="0," calcext:value-type="string">
            <text:p>0,</text:p>
          </table:table-cell>
          <table:table-cell table:formula="of:=CONCATENATE(TEXT(((14.7/[.J8])-1)/0.0078125;&quot;##0.#&quot;);&quot;,&quot;)" office:value-type="string" office:string-value="0," calcext:value-type="string">
            <text:p>0,</text:p>
          </table:table-cell>
          <table:table-cell table:formula="of:=CONCATENATE(TEXT(((14.7/[.K8])-1)/0.0078125;&quot;##0.#&quot;);&quot;,&quot;)" office:value-type="string" office:string-value="0," calcext:value-type="string">
            <text:p>0,</text:p>
          </table:table-cell>
          <table:table-cell table:formula="of:=CONCATENATE(TEXT(((14.7/[.L8])-1)/0.0078125;&quot;##0.#&quot;);&quot;,&quot;)" office:value-type="string" office:string-value="0," calcext:value-type="string">
            <text:p>0,</text:p>
          </table:table-cell>
          <table:table-cell table:formula="of:=CONCATENATE(TEXT(((14.7/[.M8])-1)/0.0078125;&quot;##0.#&quot;);&quot;,&quot;)" office:value-type="string" office:string-value="0," calcext:value-type="string">
            <text:p>0,</text:p>
          </table:table-cell>
          <table:table-cell table:formula="of:=CONCATENATE(TEXT(((14.7/[.N8])-1)/0.0078125;&quot;##0.#&quot;);&quot;,&quot;)" office:value-type="string" office:string-value="0," calcext:value-type="string">
            <text:p>0,</text:p>
          </table:table-cell>
          <table:table-cell table:formula="of:=CONCATENATE(TEXT(((14.7/[.O8])-1)/0.0078125;&quot;##0.#&quot;);&quot;,&quot;)" office:value-type="string" office:string-value="0," calcext:value-type="string">
            <text:p>0,</text:p>
          </table:table-cell>
          <table:table-cell table:formula="of:=CONCATENATE(TEXT(((14.7/[.P8])-1)/0.0078125;&quot;##0.#&quot;);&quot;,&quot;)" office:value-type="string" office:string-value="17," calcext:value-type="string">
            <text:p>17,</text:p>
          </table:table-cell>
          <table:table-cell table:formula="of:=CONCATENATE(TEXT(((14.7/[.Q8])-1)/0.0078125;&quot;##0.#&quot;);&quot;,&quot;)" office:value-type="string" office:string-value="19," calcext:value-type="string">
            <text:p>19,</text:p>
          </table:table-cell>
          <table:table-cell table:formula="of:=CONCATENATE(TEXT(((14.7/[.R8])-1)/0.0078125;&quot;##0.#&quot;);&quot;,&quot;)" office:value-type="string" office:string-value="20," calcext:value-type="string">
            <text:p>20,</text:p>
          </table:table-cell>
          <table:table-cell table:formula="of:=CONCATENATE(TEXT(((14.7/[.S8])-1)/0.0078125;&quot;##0.#&quot;);&quot;,&quot;)" office:value-type="string" office:string-value="22," calcext:value-type="string">
            <text:p>22,</text:p>
          </table:table-cell>
          <table:table-cell table:formula="of:=CONCATENATE(TEXT(((14.7/[.T8])-1)/0.0078125;&quot;##0.#&quot;);&quot;,&quot;)" office:value-type="string" office:string-value="23," calcext:value-type="string">
            <text:p>23,</text:p>
          </table:table-cell>
          <table:table-cell table:formula="of:=CONCATENATE(TEXT(((14.7/[.U8])-1)/0.0078125;&quot;##0.#&quot;);&quot;,&quot;)" office:value-type="string" office:string-value="24," calcext:value-type="string">
            <text:p>24,</text:p>
          </table:table-cell>
          <table:table-cell table:formula="of:=CONCATENATE(TEXT(((14.7/[.V8])-1)/0.0078125;&quot;##0.#&quot;);&quot;,&quot;)" office:value-type="string" office:string-value="26," calcext:value-type="string">
            <text:p>26,</text:p>
          </table:table-cell>
          <table:table-cell table:formula="of:=CONCATENATE(TEXT(((14.7/[.W8])-1)/0.0078125;&quot;##0.#&quot;);&quot;,&quot;)" office:value-type="string" office:string-value="26," calcext:value-type="string">
            <text:p>26,</text:p>
          </table:table-cell>
          <table:table-cell table:formula="of:=CONCATENATE(TEXT(((14.7/[.X8])-1)/0.0078125;&quot;##0.#&quot;);&quot;,&quot;)" office:value-type="string" office:string-value="26," calcext:value-type="string">
            <text:p>26,</text:p>
          </table:table-cell>
          <table:table-cell table:formula="of:=CONCATENATE(TEXT(((14.7/[.Y8])-1)/0.0078125;&quot;##0.#&quot;);&quot;,&quot;)" office:value-type="string" office:string-value="26," calcext:value-type="string">
            <text:p>26,</text:p>
          </table:table-cell>
          <table:table-cell table:formula="of:=CONCATENATE(TEXT(((14.7/[.Z8])-1)/0.0078125;&quot;##0.#&quot;);&quot;,&quot;)" office:value-type="string" office:string-value="26," calcext:value-type="string">
            <text:p>26,</text:p>
          </table:table-cell>
          <table:table-cell table:formula="of:=CONCATENATE(TEXT(((14.7/[.AA8])-1)/0.0078125;&quot;##0.#&quot;);&quot;,&quot;)" office:value-type="string" office:string-value="26," calcext:value-type="string">
            <text:p>26,</text:p>
          </table:table-cell>
        </table:table-row>
        <table:table-row table:style-name="ro1">
          <table:table-cell/>
          <table:table-cell table:formula="of:=CONCATENATE(TEXT(((14.7/([.B8]+14.7))-1)/0.0078125;&quot;##0.#&quot;);&quot;,&quot;)" office:value-type="string" office:string-value="10," calcext:value-type="string">
            <text:p>10,</text:p>
          </table:table-cell>
          <table:table-cell table:formula="of:=CONCATENATE(TEXT(((14.7/([.C8]+14.7))-1)/0.0078125;&quot;##0.#&quot;);&quot;,&quot;)" office:value-type="string" office:string-value="7," calcext:value-type="string">
            <text:p>7,</text:p>
          </table:table-cell>
          <table:table-cell table:formula="of:=CONCATENATE(TEXT(((14.7/([.D8]+14.7))-1)/0.0078125;&quot;##0.#&quot;);&quot;,&quot;)" office:value-type="string" office:string-value="5," calcext:value-type="string">
            <text:p>5,</text:p>
          </table:table-cell>
          <table:table-cell table:formula="of:=CONCATENATE(TEXT(((14.7/([.E8]+14.7))-1)/0.0078125;&quot;##0.#&quot;);&quot;,&quot;)" office:value-type="string" office:string-value="2," calcext:value-type="string">
            <text:p>2,</text:p>
          </table:table-cell>
          <table:table-cell table:formula="of:=CONCATENATE(TEXT(((14.7/([.F8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9])-1)/0.0078125;&quot;##0.#&quot;);&quot;,&quot;)" office:value-type="string" office:string-value="0," calcext:value-type="string">
            <text:p>0,</text:p>
          </table:table-cell>
          <table:table-cell table:formula="of:=CONCATENATE(TEXT(((14.7/[.I9])-1)/0.0078125;&quot;##0.#&quot;);&quot;,&quot;)" office:value-type="string" office:string-value="0," calcext:value-type="string">
            <text:p>0,</text:p>
          </table:table-cell>
          <table:table-cell table:formula="of:=CONCATENATE(TEXT(((14.7/[.J9])-1)/0.0078125;&quot;##0.#&quot;);&quot;,&quot;)" office:value-type="string" office:string-value="0," calcext:value-type="string">
            <text:p>0,</text:p>
          </table:table-cell>
          <table:table-cell table:formula="of:=CONCATENATE(TEXT(((14.7/[.K9])-1)/0.0078125;&quot;##0.#&quot;);&quot;,&quot;)" office:value-type="string" office:string-value="0," calcext:value-type="string">
            <text:p>0,</text:p>
          </table:table-cell>
          <table:table-cell table:formula="of:=CONCATENATE(TEXT(((14.7/[.L9])-1)/0.0078125;&quot;##0.#&quot;);&quot;,&quot;)" office:value-type="string" office:string-value="0," calcext:value-type="string">
            <text:p>0,</text:p>
          </table:table-cell>
          <table:table-cell table:formula="of:=CONCATENATE(TEXT(((14.7/[.M9])-1)/0.0078125;&quot;##0.#&quot;);&quot;,&quot;)" office:value-type="string" office:string-value="0," calcext:value-type="string">
            <text:p>0,</text:p>
          </table:table-cell>
          <table:table-cell table:formula="of:=CONCATENATE(TEXT(((14.7/[.N9])-1)/0.0078125;&quot;##0.#&quot;);&quot;,&quot;)" office:value-type="string" office:string-value="0," calcext:value-type="string">
            <text:p>0,</text:p>
          </table:table-cell>
          <table:table-cell table:formula="of:=CONCATENATE(TEXT(((14.7/[.O9])-1)/0.0078125;&quot;##0.#&quot;);&quot;,&quot;)" office:value-type="string" office:string-value="0," calcext:value-type="string">
            <text:p>0,</text:p>
          </table:table-cell>
          <table:table-cell table:formula="of:=CONCATENATE(TEXT(((14.7/[.P9])-1)/0.0078125;&quot;##0.#&quot;);&quot;,&quot;)" office:value-type="string" office:string-value="17," calcext:value-type="string">
            <text:p>17,</text:p>
          </table:table-cell>
          <table:table-cell table:formula="of:=CONCATENATE(TEXT(((14.7/[.Q9])-1)/0.0078125;&quot;##0.#&quot;);&quot;,&quot;)" office:value-type="string" office:string-value="22," calcext:value-type="string">
            <text:p>22,</text:p>
          </table:table-cell>
          <table:table-cell table:formula="of:=CONCATENATE(TEXT(((14.7/[.R9])-1)/0.0078125;&quot;##0.#&quot;);&quot;,&quot;)" office:value-type="string" office:string-value="24," calcext:value-type="string">
            <text:p>24,</text:p>
          </table:table-cell>
          <table:table-cell table:formula="of:=CONCATENATE(TEXT(((14.7/[.S9])-1)/0.0078125;&quot;##0.#&quot;);&quot;,&quot;)" office:value-type="string" office:string-value="27," calcext:value-type="string">
            <text:p>27,</text:p>
          </table:table-cell>
          <table:table-cell table:formula="of:=CONCATENATE(TEXT(((14.7/[.T9])-1)/0.0078125;&quot;##0.#&quot;);&quot;,&quot;)" office:value-type="string" office:string-value="31," calcext:value-type="string">
            <text:p>31,</text:p>
          </table:table-cell>
          <table:table-cell table:formula="of:=CONCATENATE(TEXT(((14.7/[.U9])-1)/0.0078125;&quot;##0.#&quot;);&quot;,&quot;)" office:value-type="string" office:string-value="33," calcext:value-type="string">
            <text:p>33,</text:p>
          </table:table-cell>
          <table:table-cell table:formula="of:=CONCATENATE(TEXT(((14.7/[.V9])-1)/0.0078125;&quot;##0.#&quot;);&quot;,&quot;)" office:value-type="string" office:string-value="37," calcext:value-type="string">
            <text:p>37,</text:p>
          </table:table-cell>
          <table:table-cell table:formula="of:=CONCATENATE(TEXT(((14.7/[.W9])-1)/0.0078125;&quot;##0.#&quot;);&quot;,&quot;)" office:value-type="string" office:string-value="37," calcext:value-type="string">
            <text:p>37,</text:p>
          </table:table-cell>
          <table:table-cell table:formula="of:=CONCATENATE(TEXT(((14.7/[.X9])-1)/0.0078125;&quot;##0.#&quot;);&quot;,&quot;)" office:value-type="string" office:string-value="37," calcext:value-type="string">
            <text:p>37,</text:p>
          </table:table-cell>
          <table:table-cell table:formula="of:=CONCATENATE(TEXT(((14.7/[.Y9])-1)/0.0078125;&quot;##0.#&quot;);&quot;,&quot;)" office:value-type="string" office:string-value="37," calcext:value-type="string">
            <text:p>37,</text:p>
          </table:table-cell>
          <table:table-cell table:formula="of:=CONCATENATE(TEXT(((14.7/[.Z9])-1)/0.0078125;&quot;##0.#&quot;);&quot;,&quot;)" office:value-type="string" office:string-value="37," calcext:value-type="string">
            <text:p>37,</text:p>
          </table:table-cell>
          <table:table-cell table:formula="of:=CONCATENATE(TEXT(((14.7/[.AA9])-1)/0.0078125;&quot;##0.#&quot;);&quot;,&quot;)" office:value-type="string" office:string-value="37," calcext:value-type="string">
            <text:p>37,</text:p>
          </table:table-cell>
        </table:table-row>
        <table:table-row table:style-name="ro1">
          <table:table-cell/>
          <table:table-cell table:formula="of:=CONCATENATE(TEXT(((14.7/([.B9]+14.7))-1)/0.0078125;&quot;##0.#&quot;);&quot;,&quot;)" office:value-type="string" office:string-value="13," calcext:value-type="string">
            <text:p>13,</text:p>
          </table:table-cell>
          <table:table-cell table:formula="of:=CONCATENATE(TEXT(((14.7/([.C9]+14.7))-1)/0.0078125;&quot;##0.#&quot;);&quot;,&quot;)" office:value-type="string" office:string-value="10," calcext:value-type="string">
            <text:p>10,</text:p>
          </table:table-cell>
          <table:table-cell table:formula="of:=CONCATENATE(TEXT(((14.7/([.D9]+14.7))-1)/0.0078125;&quot;##0.#&quot;);&quot;,&quot;)" office:value-type="string" office:string-value="6," calcext:value-type="string">
            <text:p>6,</text:p>
          </table:table-cell>
          <table:table-cell table:formula="of:=CONCATENATE(TEXT(((14.7/([.E9]+14.7))-1)/0.0078125;&quot;##0.#&quot;);&quot;,&quot;)" office:value-type="string" office:string-value="3," calcext:value-type="string">
            <text:p>3,</text:p>
          </table:table-cell>
          <table:table-cell table:formula="of:=CONCATENATE(TEXT(((14.7/([.F9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0])-1)/0.0078125;&quot;##0.#&quot;);&quot;,&quot;)" office:value-type="string" office:string-value="0," calcext:value-type="string">
            <text:p>0,</text:p>
          </table:table-cell>
          <table:table-cell table:formula="of:=CONCATENATE(TEXT(((14.7/[.I10])-1)/0.0078125;&quot;##0.#&quot;);&quot;,&quot;)" office:value-type="string" office:string-value="0," calcext:value-type="string">
            <text:p>0,</text:p>
          </table:table-cell>
          <table:table-cell table:formula="of:=CONCATENATE(TEXT(((14.7/[.J10])-1)/0.0078125;&quot;##0.#&quot;);&quot;,&quot;)" office:value-type="string" office:string-value="0," calcext:value-type="string">
            <text:p>0,</text:p>
          </table:table-cell>
          <table:table-cell table:formula="of:=CONCATENATE(TEXT(((14.7/[.K10])-1)/0.0078125;&quot;##0.#&quot;);&quot;,&quot;)" office:value-type="string" office:string-value="0," calcext:value-type="string">
            <text:p>0,</text:p>
          </table:table-cell>
          <table:table-cell table:formula="of:=CONCATENATE(TEXT(((14.7/[.L10])-1)/0.0078125;&quot;##0.#&quot;);&quot;,&quot;)" office:value-type="string" office:string-value="0," calcext:value-type="string">
            <text:p>0,</text:p>
          </table:table-cell>
          <table:table-cell table:formula="of:=CONCATENATE(TEXT(((14.7/[.M10])-1)/0.0078125;&quot;##0.#&quot;);&quot;,&quot;)" office:value-type="string" office:string-value="0," calcext:value-type="string">
            <text:p>0,</text:p>
          </table:table-cell>
          <table:table-cell table:formula="of:=CONCATENATE(TEXT(((14.7/[.N10])-1)/0.0078125;&quot;##0.#&quot;);&quot;,&quot;)" office:value-type="string" office:string-value="0," calcext:value-type="string">
            <text:p>0,</text:p>
          </table:table-cell>
          <table:table-cell table:formula="of:=CONCATENATE(TEXT(((14.7/[.O10])-1)/0.0078125;&quot;##0.#&quot;);&quot;,&quot;)" office:value-type="string" office:string-value="8," calcext:value-type="string">
            <text:p>8,</text:p>
          </table:table-cell>
          <table:table-cell table:formula="of:=CONCATENATE(TEXT(((14.7/[.P10])-1)/0.0078125;&quot;##0.#&quot;);&quot;,&quot;)" office:value-type="string" office:string-value="19," calcext:value-type="string">
            <text:p>19,</text:p>
          </table:table-cell>
          <table:table-cell table:formula="of:=CONCATENATE(TEXT(((14.7/[.Q10])-1)/0.0078125;&quot;##0.#&quot;);&quot;,&quot;)" office:value-type="string" office:string-value="24," calcext:value-type="string">
            <text:p>24,</text:p>
          </table:table-cell>
          <table:table-cell table:formula="of:=CONCATENATE(TEXT(((14.7/[.R10])-1)/0.0078125;&quot;##0.#&quot;);&quot;,&quot;)" office:value-type="string" office:string-value="29," calcext:value-type="string">
            <text:p>29,</text:p>
          </table:table-cell>
          <table:table-cell table:formula="of:=CONCATENATE(TEXT(((14.7/[.S10])-1)/0.0078125;&quot;##0.#&quot;);&quot;,&quot;)" office:value-type="string" office:string-value="35," calcext:value-type="string">
            <text:p>35,</text:p>
          </table:table-cell>
          <table:table-cell table:formula="of:=CONCATENATE(TEXT(((14.7/[.T10])-1)/0.0078125;&quot;##0.#&quot;);&quot;,&quot;)" office:value-type="string" office:string-value="40," calcext:value-type="string">
            <text:p>40,</text:p>
          </table:table-cell>
          <table:table-cell table:formula="of:=CONCATENATE(TEXT(((14.7/[.U10])-1)/0.0078125;&quot;##0.#&quot;);&quot;,&quot;)" office:value-type="string" office:string-value="44," calcext:value-type="string">
            <text:p>44,</text:p>
          </table:table-cell>
          <table:table-cell table:formula="of:=CONCATENATE(TEXT(((14.7/[.V10])-1)/0.0078125;&quot;##0.#&quot;);&quot;,&quot;)" office:value-type="string" office:string-value="47," calcext:value-type="string">
            <text:p>47,</text:p>
          </table:table-cell>
          <table:table-cell table:formula="of:=CONCATENATE(TEXT(((14.7/[.W10])-1)/0.0078125;&quot;##0.#&quot;);&quot;,&quot;)" office:value-type="string" office:string-value="47," calcext:value-type="string">
            <text:p>47,</text:p>
          </table:table-cell>
          <table:table-cell table:formula="of:=CONCATENATE(TEXT(((14.7/[.X10])-1)/0.0078125;&quot;##0.#&quot;);&quot;,&quot;)" office:value-type="string" office:string-value="47," calcext:value-type="string">
            <text:p>47,</text:p>
          </table:table-cell>
          <table:table-cell table:formula="of:=CONCATENATE(TEXT(((14.7/[.Y10])-1)/0.0078125;&quot;##0.#&quot;);&quot;,&quot;)" office:value-type="string" office:string-value="47," calcext:value-type="string">
            <text:p>47,</text:p>
          </table:table-cell>
          <table:table-cell table:formula="of:=CONCATENATE(TEXT(((14.7/[.Z10])-1)/0.0078125;&quot;##0.#&quot;);&quot;,&quot;)" office:value-type="string" office:string-value="47," calcext:value-type="string">
            <text:p>47,</text:p>
          </table:table-cell>
          <table:table-cell table:formula="of:=CONCATENATE(TEXT(((14.7/[.AA10])-1)/0.0078125;&quot;##0.#&quot;);&quot;,&quot;)" office:value-type="string" office:string-value="47," calcext:value-type="string">
            <text:p>47,</text:p>
          </table:table-cell>
        </table:table-row>
        <table:table-row table:style-name="ro1">
          <table:table-cell/>
          <table:table-cell table:formula="of:=CONCATENATE(TEXT(((14.7/([.B10]+14.7))-1)/0.0078125;&quot;##0.#&quot;);&quot;,&quot;)" office:value-type="string" office:string-value="16," calcext:value-type="string">
            <text:p>16,</text:p>
          </table:table-cell>
          <table:table-cell table:formula="of:=CONCATENATE(TEXT(((14.7/([.C10]+14.7))-1)/0.0078125;&quot;##0.#&quot;);&quot;,&quot;)" office:value-type="string" office:string-value="12," calcext:value-type="string">
            <text:p>12,</text:p>
          </table:table-cell>
          <table:table-cell table:formula="of:=CONCATENATE(TEXT(((14.7/([.D10]+14.7))-1)/0.0078125;&quot;##0.#&quot;);&quot;,&quot;)" office:value-type="string" office:string-value="8," calcext:value-type="string">
            <text:p>8,</text:p>
          </table:table-cell>
          <table:table-cell table:formula="of:=CONCATENATE(TEXT(((14.7/([.E10]+14.7))-1)/0.0078125;&quot;##0.#&quot;);&quot;,&quot;)" office:value-type="string" office:string-value="4," calcext:value-type="string">
            <text:p>4,</text:p>
          </table:table-cell>
          <table:table-cell table:formula="of:=CONCATENATE(TEXT(((14.7/([.F10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1])-1)/0.0078125;&quot;##0.#&quot;);&quot;,&quot;)" office:value-type="string" office:string-value="0," calcext:value-type="string">
            <text:p>0,</text:p>
          </table:table-cell>
          <table:table-cell table:formula="of:=CONCATENATE(TEXT(((14.7/[.I11])-1)/0.0078125;&quot;##0.#&quot;);&quot;,&quot;)" office:value-type="string" office:string-value="0," calcext:value-type="string">
            <text:p>0,</text:p>
          </table:table-cell>
          <table:table-cell table:formula="of:=CONCATENATE(TEXT(((14.7/[.J11])-1)/0.0078125;&quot;##0.#&quot;);&quot;,&quot;)" office:value-type="string" office:string-value="0," calcext:value-type="string">
            <text:p>0,</text:p>
          </table:table-cell>
          <table:table-cell table:formula="of:=CONCATENATE(TEXT(((14.7/[.K11])-1)/0.0078125;&quot;##0.#&quot;);&quot;,&quot;)" office:value-type="string" office:string-value="0," calcext:value-type="string">
            <text:p>0,</text:p>
          </table:table-cell>
          <table:table-cell table:formula="of:=CONCATENATE(TEXT(((14.7/[.L11])-1)/0.0078125;&quot;##0.#&quot;);&quot;,&quot;)" office:value-type="string" office:string-value="0," calcext:value-type="string">
            <text:p>0,</text:p>
          </table:table-cell>
          <table:table-cell table:formula="of:=CONCATENATE(TEXT(((14.7/[.M11])-1)/0.0078125;&quot;##0.#&quot;);&quot;,&quot;)" office:value-type="string" office:string-value="0," calcext:value-type="string">
            <text:p>0,</text:p>
          </table:table-cell>
          <table:table-cell table:formula="of:=CONCATENATE(TEXT(((14.7/[.N11])-1)/0.0078125;&quot;##0.#&quot;);&quot;,&quot;)" office:value-type="string" office:string-value="0," calcext:value-type="string">
            <text:p>0,</text:p>
          </table:table-cell>
          <table:table-cell table:formula="of:=CONCATENATE(TEXT(((14.7/[.O11])-1)/0.0078125;&quot;##0.#&quot;);&quot;,&quot;)" office:value-type="string" office:string-value="10," calcext:value-type="string">
            <text:p>10,</text:p>
          </table:table-cell>
          <table:table-cell table:formula="of:=CONCATENATE(TEXT(((14.7/[.P11])-1)/0.0078125;&quot;##0.#&quot;);&quot;,&quot;)" office:value-type="string" office:string-value="19," calcext:value-type="string">
            <text:p>19,</text:p>
          </table:table-cell>
          <table:table-cell table:formula="of:=CONCATENATE(TEXT(((14.7/[.Q11])-1)/0.0078125;&quot;##0.#&quot;);&quot;,&quot;)" office:value-type="string" office:string-value="24," calcext:value-type="string">
            <text:p>24,</text:p>
          </table:table-cell>
          <table:table-cell table:formula="of:=CONCATENATE(TEXT(((14.7/[.R11])-1)/0.0078125;&quot;##0.#&quot;);&quot;,&quot;)" office:value-type="string" office:string-value="30," calcext:value-type="string">
            <text:p>30,</text:p>
          </table:table-cell>
          <table:table-cell table:formula="of:=CONCATENATE(TEXT(((14.7/[.S11])-1)/0.0078125;&quot;##0.#&quot;);&quot;,&quot;)" office:value-type="string" office:string-value="38," calcext:value-type="string">
            <text:p>38,</text:p>
          </table:table-cell>
          <table:table-cell table:formula="of:=CONCATENATE(TEXT(((14.7/[.T11])-1)/0.0078125;&quot;##0.#&quot;);&quot;,&quot;)" office:value-type="string" office:string-value="46," calcext:value-type="string">
            <text:p>46,</text:p>
          </table:table-cell>
          <table:table-cell table:formula="of:=CONCATENATE(TEXT(((14.7/[.U11])-1)/0.0078125;&quot;##0.#&quot;);&quot;,&quot;)" office:value-type="string" office:string-value="50," calcext:value-type="string">
            <text:p>50,</text:p>
          </table:table-cell>
          <table:table-cell table:formula="of:=CONCATENATE(TEXT(((14.7/[.V11])-1)/0.0078125;&quot;##0.#&quot;);&quot;,&quot;)" office:value-type="string" office:string-value="54," calcext:value-type="string">
            <text:p>54,</text:p>
          </table:table-cell>
          <table:table-cell table:formula="of:=CONCATENATE(TEXT(((14.7/[.W11])-1)/0.0078125;&quot;##0.#&quot;);&quot;,&quot;)" office:value-type="string" office:string-value="54," calcext:value-type="string">
            <text:p>54,</text:p>
          </table:table-cell>
          <table:table-cell table:formula="of:=CONCATENATE(TEXT(((14.7/[.X11])-1)/0.0078125;&quot;##0.#&quot;);&quot;,&quot;)" office:value-type="string" office:string-value="54," calcext:value-type="string">
            <text:p>54,</text:p>
          </table:table-cell>
          <table:table-cell table:formula="of:=CONCATENATE(TEXT(((14.7/[.Y11])-1)/0.0078125;&quot;##0.#&quot;);&quot;,&quot;)" office:value-type="string" office:string-value="54," calcext:value-type="string">
            <text:p>54,</text:p>
          </table:table-cell>
          <table:table-cell table:formula="of:=CONCATENATE(TEXT(((14.7/[.Z11])-1)/0.0078125;&quot;##0.#&quot;);&quot;,&quot;)" office:value-type="string" office:string-value="54," calcext:value-type="string">
            <text:p>54,</text:p>
          </table:table-cell>
          <table:table-cell table:formula="of:=CONCATENATE(TEXT(((14.7/[.AA11])-1)/0.0078125;&quot;##0.#&quot;);&quot;,&quot;)" office:value-type="string" office:string-value="54," calcext:value-type="string">
            <text:p>54,</text:p>
          </table:table-cell>
        </table:table-row>
        <table:table-row table:style-name="ro1">
          <table:table-cell/>
          <table:table-cell table:formula="of:=CONCATENATE(TEXT(((14.7/([.B11]+14.7))-1)/0.0078125;&quot;##0.#&quot;);&quot;,&quot;)" office:value-type="string" office:string-value="19," calcext:value-type="string">
            <text:p>19,</text:p>
          </table:table-cell>
          <table:table-cell table:formula="of:=CONCATENATE(TEXT(((14.7/([.C11]+14.7))-1)/0.0078125;&quot;##0.#&quot;);&quot;,&quot;)" office:value-type="string" office:string-value="14," calcext:value-type="string">
            <text:p>14,</text:p>
          </table:table-cell>
          <table:table-cell table:formula="of:=CONCATENATE(TEXT(((14.7/([.D11]+14.7))-1)/0.0078125;&quot;##0.#&quot;);&quot;,&quot;)" office:value-type="string" office:string-value="9," calcext:value-type="string">
            <text:p>9,</text:p>
          </table:table-cell>
          <table:table-cell table:formula="of:=CONCATENATE(TEXT(((14.7/([.E11]+14.7))-1)/0.0078125;&quot;##0.#&quot;);&quot;,&quot;)" office:value-type="string" office:string-value="4," calcext:value-type="string">
            <text:p>4,</text:p>
          </table:table-cell>
          <table:table-cell table:formula="of:=CONCATENATE(TEXT(((14.7/([.F11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2])-1)/0.0078125;&quot;##0.#&quot;);&quot;,&quot;)" office:value-type="string" office:string-value="0," calcext:value-type="string">
            <text:p>0,</text:p>
          </table:table-cell>
          <table:table-cell table:formula="of:=CONCATENATE(TEXT(((14.7/[.I12])-1)/0.0078125;&quot;##0.#&quot;);&quot;,&quot;)" office:value-type="string" office:string-value="0," calcext:value-type="string">
            <text:p>0,</text:p>
          </table:table-cell>
          <table:table-cell table:formula="of:=CONCATENATE(TEXT(((14.7/[.J12])-1)/0.0078125;&quot;##0.#&quot;);&quot;,&quot;)" office:value-type="string" office:string-value="0," calcext:value-type="string">
            <text:p>0,</text:p>
          </table:table-cell>
          <table:table-cell table:formula="of:=CONCATENATE(TEXT(((14.7/[.K12])-1)/0.0078125;&quot;##0.#&quot;);&quot;,&quot;)" office:value-type="string" office:string-value="0," calcext:value-type="string">
            <text:p>0,</text:p>
          </table:table-cell>
          <table:table-cell table:formula="of:=CONCATENATE(TEXT(((14.7/[.L12])-1)/0.0078125;&quot;##0.#&quot;);&quot;,&quot;)" office:value-type="string" office:string-value="0," calcext:value-type="string">
            <text:p>0,</text:p>
          </table:table-cell>
          <table:table-cell table:formula="of:=CONCATENATE(TEXT(((14.7/[.M12])-1)/0.0078125;&quot;##0.#&quot;);&quot;,&quot;)" office:value-type="string" office:string-value="0," calcext:value-type="string">
            <text:p>0,</text:p>
          </table:table-cell>
          <table:table-cell table:formula="of:=CONCATENATE(TEXT(((14.7/[.N12])-1)/0.0078125;&quot;##0.#&quot;);&quot;,&quot;)" office:value-type="string" office:string-value="0," calcext:value-type="string">
            <text:p>0,</text:p>
          </table:table-cell>
          <table:table-cell table:formula="of:=CONCATENATE(TEXT(((14.7/[.O12])-1)/0.0078125;&quot;##0.#&quot;);&quot;,&quot;)" office:value-type="string" office:string-value="15," calcext:value-type="string">
            <text:p>15,</text:p>
          </table:table-cell>
          <table:table-cell table:formula="of:=CONCATENATE(TEXT(((14.7/[.P12])-1)/0.0078125;&quot;##0.#&quot;);&quot;,&quot;)" office:value-type="string" office:string-value="22," calcext:value-type="string">
            <text:p>22,</text:p>
          </table:table-cell>
          <table:table-cell table:formula="of:=CONCATENATE(TEXT(((14.7/[.Q12])-1)/0.0078125;&quot;##0.#&quot;);&quot;,&quot;)" office:value-type="string" office:string-value="29," calcext:value-type="string">
            <text:p>29,</text:p>
          </table:table-cell>
          <table:table-cell table:formula="of:=CONCATENATE(TEXT(((14.7/[.R12])-1)/0.0078125;&quot;##0.#&quot;);&quot;,&quot;)" office:value-type="string" office:string-value="34," calcext:value-type="string">
            <text:p>34,</text:p>
          </table:table-cell>
          <table:table-cell table:formula="of:=CONCATENATE(TEXT(((14.7/[.S12])-1)/0.0078125;&quot;##0.#&quot;);&quot;,&quot;)" office:value-type="string" office:string-value="40," calcext:value-type="string">
            <text:p>40,</text:p>
          </table:table-cell>
          <table:table-cell table:formula="of:=CONCATENATE(TEXT(((14.7/[.T12])-1)/0.0078125;&quot;##0.#&quot;);&quot;,&quot;)" office:value-type="string" office:string-value="51," calcext:value-type="string">
            <text:p>51,</text:p>
          </table:table-cell>
          <table:table-cell table:formula="of:=CONCATENATE(TEXT(((14.7/[.U12])-1)/0.0078125;&quot;##0.#&quot;);&quot;,&quot;)" office:value-type="string" office:string-value="59," calcext:value-type="string">
            <text:p>59,</text:p>
          </table:table-cell>
          <table:table-cell table:formula="of:=CONCATENATE(TEXT(((14.7/[.V12])-1)/0.0078125;&quot;##0.#&quot;);&quot;,&quot;)" office:value-type="string" office:string-value="59," calcext:value-type="string">
            <text:p>59,</text:p>
          </table:table-cell>
          <table:table-cell table:formula="of:=CONCATENATE(TEXT(((14.7/[.W12])-1)/0.0078125;&quot;##0.#&quot;);&quot;,&quot;)" office:value-type="string" office:string-value="59," calcext:value-type="string">
            <text:p>59,</text:p>
          </table:table-cell>
          <table:table-cell table:formula="of:=CONCATENATE(TEXT(((14.7/[.X12])-1)/0.0078125;&quot;##0.#&quot;);&quot;,&quot;)" office:value-type="string" office:string-value="59," calcext:value-type="string">
            <text:p>59,</text:p>
          </table:table-cell>
          <table:table-cell table:formula="of:=CONCATENATE(TEXT(((14.7/[.Y12])-1)/0.0078125;&quot;##0.#&quot;);&quot;,&quot;)" office:value-type="string" office:string-value="59," calcext:value-type="string">
            <text:p>59,</text:p>
          </table:table-cell>
          <table:table-cell table:formula="of:=CONCATENATE(TEXT(((14.7/[.Z12])-1)/0.0078125;&quot;##0.#&quot;);&quot;,&quot;)" office:value-type="string" office:string-value="59," calcext:value-type="string">
            <text:p>59,</text:p>
          </table:table-cell>
          <table:table-cell table:formula="of:=CONCATENATE(TEXT(((14.7/[.AA12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2]+14.7))-1)/0.0078125;&quot;##0.#&quot;);&quot;,&quot;)" office:value-type="string" office:string-value="22," calcext:value-type="string">
            <text:p>22,</text:p>
          </table:table-cell>
          <table:table-cell table:formula="of:=CONCATENATE(TEXT(((14.7/([.C12]+14.7))-1)/0.0078125;&quot;##0.#&quot;);&quot;,&quot;)" office:value-type="string" office:string-value="16," calcext:value-type="string">
            <text:p>16,</text:p>
          </table:table-cell>
          <table:table-cell table:formula="of:=CONCATENATE(TEXT(((14.7/([.D12]+14.7))-1)/0.0078125;&quot;##0.#&quot;);&quot;,&quot;)" office:value-type="string" office:string-value="10," calcext:value-type="string">
            <text:p>10,</text:p>
          </table:table-cell>
          <table:table-cell table:formula="of:=CONCATENATE(TEXT(((14.7/([.E12]+14.7))-1)/0.0078125;&quot;##0.#&quot;);&quot;,&quot;)" office:value-type="string" office:string-value="5," calcext:value-type="string">
            <text:p>5,</text:p>
          </table:table-cell>
          <table:table-cell table:formula="of:=CONCATENATE(TEXT(((14.7/([.F12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3])-1)/0.0078125;&quot;##0.#&quot;);&quot;,&quot;)" office:value-type="string" office:string-value="0," calcext:value-type="string">
            <text:p>0,</text:p>
          </table:table-cell>
          <table:table-cell table:formula="of:=CONCATENATE(TEXT(((14.7/[.I13])-1)/0.0078125;&quot;##0.#&quot;);&quot;,&quot;)" office:value-type="string" office:string-value="0," calcext:value-type="string">
            <text:p>0,</text:p>
          </table:table-cell>
          <table:table-cell table:formula="of:=CONCATENATE(TEXT(((14.7/[.J13])-1)/0.0078125;&quot;##0.#&quot;);&quot;,&quot;)" office:value-type="string" office:string-value="0," calcext:value-type="string">
            <text:p>0,</text:p>
          </table:table-cell>
          <table:table-cell table:formula="of:=CONCATENATE(TEXT(((14.7/[.K13])-1)/0.0078125;&quot;##0.#&quot;);&quot;,&quot;)" office:value-type="string" office:string-value="0," calcext:value-type="string">
            <text:p>0,</text:p>
          </table:table-cell>
          <table:table-cell table:formula="of:=CONCATENATE(TEXT(((14.7/[.L13])-1)/0.0078125;&quot;##0.#&quot;);&quot;,&quot;)" office:value-type="string" office:string-value="6," calcext:value-type="string">
            <text:p>6,</text:p>
          </table:table-cell>
          <table:table-cell table:formula="of:=CONCATENATE(TEXT(((14.7/[.M13])-1)/0.0078125;&quot;##0.#&quot;);&quot;,&quot;)" office:value-type="string" office:string-value="17," calcext:value-type="string">
            <text:p>17,</text:p>
          </table:table-cell>
          <table:table-cell table:formula="of:=CONCATENATE(TEXT(((14.7/[.N13])-1)/0.0078125;&quot;##0.#&quot;);&quot;,&quot;)" office:value-type="string" office:string-value="19," calcext:value-type="string">
            <text:p>19,</text:p>
          </table:table-cell>
          <table:table-cell table:formula="of:=CONCATENATE(TEXT(((14.7/[.O13])-1)/0.0078125;&quot;##0.#&quot;);&quot;,&quot;)" office:value-type="string" office:string-value="24," calcext:value-type="string">
            <text:p>24,</text:p>
          </table:table-cell>
          <table:table-cell table:formula="of:=CONCATENATE(TEXT(((14.7/[.P13])-1)/0.0078125;&quot;##0.#&quot;);&quot;,&quot;)" office:value-type="string" office:string-value="28," calcext:value-type="string">
            <text:p>28,</text:p>
          </table:table-cell>
          <table:table-cell table:formula="of:=CONCATENATE(TEXT(((14.7/[.Q13])-1)/0.0078125;&quot;##0.#&quot;);&quot;,&quot;)" office:value-type="string" office:string-value="35," calcext:value-type="string">
            <text:p>35,</text:p>
          </table:table-cell>
          <table:table-cell table:formula="of:=CONCATENATE(TEXT(((14.7/[.R13])-1)/0.0078125;&quot;##0.#&quot;);&quot;,&quot;)" office:value-type="string" office:string-value="38," calcext:value-type="string">
            <text:p>38,</text:p>
          </table:table-cell>
          <table:table-cell table:formula="of:=CONCATENATE(TEXT(((14.7/[.S13])-1)/0.0078125;&quot;##0.#&quot;);&quot;,&quot;)" office:value-type="string" office:string-value="43," calcext:value-type="string">
            <text:p>43,</text:p>
          </table:table-cell>
          <table:table-cell table:formula="of:=CONCATENATE(TEXT(((14.7/[.T13])-1)/0.0078125;&quot;##0.#&quot;);&quot;,&quot;)" office:value-type="string" office:string-value="51," calcext:value-type="string">
            <text:p>51,</text:p>
          </table:table-cell>
          <table:table-cell table:formula="of:=CONCATENATE(TEXT(((14.7/[.U13])-1)/0.0078125;&quot;##0.#&quot;);&quot;,&quot;)" office:value-type="string" office:string-value="59," calcext:value-type="string">
            <text:p>59,</text:p>
          </table:table-cell>
          <table:table-cell table:formula="of:=CONCATENATE(TEXT(((14.7/[.V13])-1)/0.0078125;&quot;##0.#&quot;);&quot;,&quot;)" office:value-type="string" office:string-value="59," calcext:value-type="string">
            <text:p>59,</text:p>
          </table:table-cell>
          <table:table-cell table:formula="of:=CONCATENATE(TEXT(((14.7/[.W13])-1)/0.0078125;&quot;##0.#&quot;);&quot;,&quot;)" office:value-type="string" office:string-value="59," calcext:value-type="string">
            <text:p>59,</text:p>
          </table:table-cell>
          <table:table-cell table:formula="of:=CONCATENATE(TEXT(((14.7/[.X13])-1)/0.0078125;&quot;##0.#&quot;);&quot;,&quot;)" office:value-type="string" office:string-value="59," calcext:value-type="string">
            <text:p>59,</text:p>
          </table:table-cell>
          <table:table-cell table:formula="of:=CONCATENATE(TEXT(((14.7/[.Y13])-1)/0.0078125;&quot;##0.#&quot;);&quot;,&quot;)" office:value-type="string" office:string-value="59," calcext:value-type="string">
            <text:p>59,</text:p>
          </table:table-cell>
          <table:table-cell table:formula="of:=CONCATENATE(TEXT(((14.7/[.Z13])-1)/0.0078125;&quot;##0.#&quot;);&quot;,&quot;)" office:value-type="string" office:string-value="59," calcext:value-type="string">
            <text:p>59,</text:p>
          </table:table-cell>
          <table:table-cell table:formula="of:=CONCATENATE(TEXT(((14.7/[.AA13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3]+14.7))-1)/0.0078125;&quot;##0.#&quot;);&quot;,&quot;)" office:value-type="string" office:string-value="26," calcext:value-type="string">
            <text:p>26,</text:p>
          </table:table-cell>
          <table:table-cell table:formula="of:=CONCATENATE(TEXT(((14.7/([.C13]+14.7))-1)/0.0078125;&quot;##0.#&quot;);&quot;,&quot;)" office:value-type="string" office:string-value="19," calcext:value-type="string">
            <text:p>19,</text:p>
          </table:table-cell>
          <table:table-cell table:formula="of:=CONCATENATE(TEXT(((14.7/([.D13]+14.7))-1)/0.0078125;&quot;##0.#&quot;);&quot;,&quot;)" office:value-type="string" office:string-value="12," calcext:value-type="string">
            <text:p>12,</text:p>
          </table:table-cell>
          <table:table-cell table:formula="of:=CONCATENATE(TEXT(((14.7/([.E13]+14.7))-1)/0.0078125;&quot;##0.#&quot;);&quot;,&quot;)" office:value-type="string" office:string-value="6," calcext:value-type="string">
            <text:p>6,</text:p>
          </table:table-cell>
          <table:table-cell table:formula="of:=CONCATENATE(TEXT(((14.7/([.F13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4])-1)/0.0078125;&quot;##0.#&quot;);&quot;,&quot;)" office:value-type="string" office:string-value="8," calcext:value-type="string">
            <text:p>8,</text:p>
          </table:table-cell>
          <table:table-cell table:formula="of:=CONCATENATE(TEXT(((14.7/[.I14])-1)/0.0078125;&quot;##0.#&quot;);&quot;,&quot;)" office:value-type="string" office:string-value="8," calcext:value-type="string">
            <text:p>8,</text:p>
          </table:table-cell>
          <table:table-cell table:formula="of:=CONCATENATE(TEXT(((14.7/[.J14])-1)/0.0078125;&quot;##0.#&quot;);&quot;,&quot;)" office:value-type="string" office:string-value="8," calcext:value-type="string">
            <text:p>8,</text:p>
          </table:table-cell>
          <table:table-cell table:formula="of:=CONCATENATE(TEXT(((14.7/[.K14])-1)/0.0078125;&quot;##0.#&quot;);&quot;,&quot;)" office:value-type="string" office:string-value="13," calcext:value-type="string">
            <text:p>13,</text:p>
          </table:table-cell>
          <table:table-cell table:formula="of:=CONCATENATE(TEXT(((14.7/[.L14])-1)/0.0078125;&quot;##0.#&quot;);&quot;,&quot;)" office:value-type="string" office:string-value="20," calcext:value-type="string">
            <text:p>20,</text:p>
          </table:table-cell>
          <table:table-cell table:formula="of:=CONCATENATE(TEXT(((14.7/[.M14])-1)/0.0078125;&quot;##0.#&quot;);&quot;,&quot;)" office:value-type="string" office:string-value="24," calcext:value-type="string">
            <text:p>24,</text:p>
          </table:table-cell>
          <table:table-cell table:formula="of:=CONCATENATE(TEXT(((14.7/[.N14])-1)/0.0078125;&quot;##0.#&quot;);&quot;,&quot;)" office:value-type="string" office:string-value="30," calcext:value-type="string">
            <text:p>30,</text:p>
          </table:table-cell>
          <table:table-cell table:formula="of:=CONCATENATE(TEXT(((14.7/[.O14])-1)/0.0078125;&quot;##0.#&quot;);&quot;,&quot;)" office:value-type="string" office:string-value="34," calcext:value-type="string">
            <text:p>34,</text:p>
          </table:table-cell>
          <table:table-cell table:formula="of:=CONCATENATE(TEXT(((14.7/[.P14])-1)/0.0078125;&quot;##0.#&quot;);&quot;,&quot;)" office:value-type="string" office:string-value="36," calcext:value-type="string">
            <text:p>36,</text:p>
          </table:table-cell>
          <table:table-cell table:formula="of:=CONCATENATE(TEXT(((14.7/[.Q14])-1)/0.0078125;&quot;##0.#&quot;);&quot;,&quot;)" office:value-type="string" office:string-value="40," calcext:value-type="string">
            <text:p>40,</text:p>
          </table:table-cell>
          <table:table-cell table:formula="of:=CONCATENATE(TEXT(((14.7/[.R14])-1)/0.0078125;&quot;##0.#&quot;);&quot;,&quot;)" office:value-type="string" office:string-value="44," calcext:value-type="string">
            <text:p>44,</text:p>
          </table:table-cell>
          <table:table-cell table:formula="of:=CONCATENATE(TEXT(((14.7/[.S14])-1)/0.0078125;&quot;##0.#&quot;);&quot;,&quot;)" office:value-type="string" office:string-value="48," calcext:value-type="string">
            <text:p>48,</text:p>
          </table:table-cell>
          <table:table-cell table:formula="of:=CONCATENATE(TEXT(((14.7/[.T14])-1)/0.0078125;&quot;##0.#&quot;);&quot;,&quot;)" office:value-type="string" office:string-value="56," calcext:value-type="string">
            <text:p>56,</text:p>
          </table:table-cell>
          <table:table-cell table:formula="of:=CONCATENATE(TEXT(((14.7/[.U14])-1)/0.0078125;&quot;##0.#&quot;);&quot;,&quot;)" office:value-type="string" office:string-value="59," calcext:value-type="string">
            <text:p>59,</text:p>
          </table:table-cell>
          <table:table-cell table:formula="of:=CONCATENATE(TEXT(((14.7/[.V14])-1)/0.0078125;&quot;##0.#&quot;);&quot;,&quot;)" office:value-type="string" office:string-value="59," calcext:value-type="string">
            <text:p>59,</text:p>
          </table:table-cell>
          <table:table-cell table:formula="of:=CONCATENATE(TEXT(((14.7/[.W14])-1)/0.0078125;&quot;##0.#&quot;);&quot;,&quot;)" office:value-type="string" office:string-value="59," calcext:value-type="string">
            <text:p>59,</text:p>
          </table:table-cell>
          <table:table-cell table:formula="of:=CONCATENATE(TEXT(((14.7/[.X14])-1)/0.0078125;&quot;##0.#&quot;);&quot;,&quot;)" office:value-type="string" office:string-value="59," calcext:value-type="string">
            <text:p>59,</text:p>
          </table:table-cell>
          <table:table-cell table:formula="of:=CONCATENATE(TEXT(((14.7/[.Y14])-1)/0.0078125;&quot;##0.#&quot;);&quot;,&quot;)" office:value-type="string" office:string-value="59," calcext:value-type="string">
            <text:p>59,</text:p>
          </table:table-cell>
          <table:table-cell table:formula="of:=CONCATENATE(TEXT(((14.7/[.Z14])-1)/0.0078125;&quot;##0.#&quot;);&quot;,&quot;)" office:value-type="string" office:string-value="59," calcext:value-type="string">
            <text:p>59,</text:p>
          </table:table-cell>
          <table:table-cell table:formula="of:=CONCATENATE(TEXT(((14.7/[.AA14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4]+14.7))-1)/0.0078125;&quot;##0.#&quot;);&quot;,&quot;)" office:value-type="string" office:string-value="29," calcext:value-type="string">
            <text:p>29,</text:p>
          </table:table-cell>
          <table:table-cell table:formula="of:=CONCATENATE(TEXT(((14.7/([.C14]+14.7))-1)/0.0078125;&quot;##0.#&quot;);&quot;,&quot;)" office:value-type="string" office:string-value="21," calcext:value-type="string">
            <text:p>21,</text:p>
          </table:table-cell>
          <table:table-cell table:formula="of:=CONCATENATE(TEXT(((14.7/([.D14]+14.7))-1)/0.0078125;&quot;##0.#&quot;);&quot;,&quot;)" office:value-type="string" office:string-value="13," calcext:value-type="string">
            <text:p>13,</text:p>
          </table:table-cell>
          <table:table-cell table:formula="of:=CONCATENATE(TEXT(((14.7/([.E14]+14.7))-1)/0.0078125;&quot;##0.#&quot;);&quot;,&quot;)" office:value-type="string" office:string-value="6," calcext:value-type="string">
            <text:p>6,</text:p>
          </table:table-cell>
          <table:table-cell table:formula="of:=CONCATENATE(TEXT(((14.7/([.F14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5])-1)/0.0078125;&quot;##0.#&quot;);&quot;,&quot;)" office:value-type="string" office:string-value="8," calcext:value-type="string">
            <text:p>8,</text:p>
          </table:table-cell>
          <table:table-cell table:formula="of:=CONCATENATE(TEXT(((14.7/[.I15])-1)/0.0078125;&quot;##0.#&quot;);&quot;,&quot;)" office:value-type="string" office:string-value="10," calcext:value-type="string">
            <text:p>10,</text:p>
          </table:table-cell>
          <table:table-cell table:formula="of:=CONCATENATE(TEXT(((14.7/[.J15])-1)/0.0078125;&quot;##0.#&quot;);&quot;,&quot;)" office:value-type="string" office:string-value="17," calcext:value-type="string">
            <text:p>17,</text:p>
          </table:table-cell>
          <table:table-cell table:formula="of:=CONCATENATE(TEXT(((14.7/[.K15])-1)/0.0078125;&quot;##0.#&quot;);&quot;,&quot;)" office:value-type="string" office:string-value="21," calcext:value-type="string">
            <text:p>21,</text:p>
          </table:table-cell>
          <table:table-cell table:formula="of:=CONCATENATE(TEXT(((14.7/[.L15])-1)/0.0078125;&quot;##0.#&quot;);&quot;,&quot;)" office:value-type="string" office:string-value="25," calcext:value-type="string">
            <text:p>25,</text:p>
          </table:table-cell>
          <table:table-cell table:formula="of:=CONCATENATE(TEXT(((14.7/[.M15])-1)/0.0078125;&quot;##0.#&quot;);&quot;,&quot;)" office:value-type="string" office:string-value="33," calcext:value-type="string">
            <text:p>33,</text:p>
          </table:table-cell>
          <table:table-cell table:formula="of:=CONCATENATE(TEXT(((14.7/[.N15])-1)/0.0078125;&quot;##0.#&quot;);&quot;,&quot;)" office:value-type="string" office:string-value="37," calcext:value-type="string">
            <text:p>37,</text:p>
          </table:table-cell>
          <table:table-cell table:formula="of:=CONCATENATE(TEXT(((14.7/[.O15])-1)/0.0078125;&quot;##0.#&quot;);&quot;,&quot;)" office:value-type="string" office:string-value="40," calcext:value-type="string">
            <text:p>40,</text:p>
          </table:table-cell>
          <table:table-cell table:formula="of:=CONCATENATE(TEXT(((14.7/[.P15])-1)/0.0078125;&quot;##0.#&quot;);&quot;,&quot;)" office:value-type="string" office:string-value="43," calcext:value-type="string">
            <text:p>43,</text:p>
          </table:table-cell>
          <table:table-cell table:formula="of:=CONCATENATE(TEXT(((14.7/[.Q15])-1)/0.0078125;&quot;##0.#&quot;);&quot;,&quot;)" office:value-type="string" office:string-value="45," calcext:value-type="string">
            <text:p>45,</text:p>
          </table:table-cell>
          <table:table-cell table:formula="of:=CONCATENATE(TEXT(((14.7/[.R15])-1)/0.0078125;&quot;##0.#&quot;);&quot;,&quot;)" office:value-type="string" office:string-value="47," calcext:value-type="string">
            <text:p>47,</text:p>
          </table:table-cell>
          <table:table-cell table:formula="of:=CONCATENATE(TEXT(((14.7/[.S15])-1)/0.0078125;&quot;##0.#&quot;);&quot;,&quot;)" office:value-type="string" office:string-value="49," calcext:value-type="string">
            <text:p>49,</text:p>
          </table:table-cell>
          <table:table-cell table:formula="of:=CONCATENATE(TEXT(((14.7/[.T15])-1)/0.0078125;&quot;##0.#&quot;);&quot;,&quot;)" office:value-type="string" office:string-value="57," calcext:value-type="string">
            <text:p>57,</text:p>
          </table:table-cell>
          <table:table-cell table:formula="of:=CONCATENATE(TEXT(((14.7/[.U15])-1)/0.0078125;&quot;##0.#&quot;);&quot;,&quot;)" office:value-type="string" office:string-value="59," calcext:value-type="string">
            <text:p>59,</text:p>
          </table:table-cell>
          <table:table-cell table:formula="of:=CONCATENATE(TEXT(((14.7/[.V15])-1)/0.0078125;&quot;##0.#&quot;);&quot;,&quot;)" office:value-type="string" office:string-value="59," calcext:value-type="string">
            <text:p>59,</text:p>
          </table:table-cell>
          <table:table-cell table:formula="of:=CONCATENATE(TEXT(((14.7/[.W15])-1)/0.0078125;&quot;##0.#&quot;);&quot;,&quot;)" office:value-type="string" office:string-value="59," calcext:value-type="string">
            <text:p>59,</text:p>
          </table:table-cell>
          <table:table-cell table:formula="of:=CONCATENATE(TEXT(((14.7/[.X15])-1)/0.0078125;&quot;##0.#&quot;);&quot;,&quot;)" office:value-type="string" office:string-value="59," calcext:value-type="string">
            <text:p>59,</text:p>
          </table:table-cell>
          <table:table-cell table:formula="of:=CONCATENATE(TEXT(((14.7/[.Y15])-1)/0.0078125;&quot;##0.#&quot;);&quot;,&quot;)" office:value-type="string" office:string-value="59," calcext:value-type="string">
            <text:p>59,</text:p>
          </table:table-cell>
          <table:table-cell table:formula="of:=CONCATENATE(TEXT(((14.7/[.Z15])-1)/0.0078125;&quot;##0.#&quot;);&quot;,&quot;)" office:value-type="string" office:string-value="59," calcext:value-type="string">
            <text:p>59,</text:p>
          </table:table-cell>
          <table:table-cell table:formula="of:=CONCATENATE(TEXT(((14.7/[.AA15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5]+14.7))-1)/0.0078125;&quot;##0.#&quot;);&quot;,&quot;)" office:value-type="string" office:string-value="33," calcext:value-type="string">
            <text:p>33,</text:p>
          </table:table-cell>
          <table:table-cell table:formula="of:=CONCATENATE(TEXT(((14.7/([.C15]+14.7))-1)/0.0078125;&quot;##0.#&quot;);&quot;,&quot;)" office:value-type="string" office:string-value="23," calcext:value-type="string">
            <text:p>23,</text:p>
          </table:table-cell>
          <table:table-cell table:formula="of:=CONCATENATE(TEXT(((14.7/([.D15]+14.7))-1)/0.0078125;&quot;##0.#&quot;);&quot;,&quot;)" office:value-type="string" office:string-value="15," calcext:value-type="string">
            <text:p>15,</text:p>
          </table:table-cell>
          <table:table-cell table:formula="of:=CONCATENATE(TEXT(((14.7/([.E15]+14.7))-1)/0.0078125;&quot;##0.#&quot;);&quot;,&quot;)" office:value-type="string" office:string-value="7," calcext:value-type="string">
            <text:p>7,</text:p>
          </table:table-cell>
          <table:table-cell table:formula="of:=CONCATENATE(TEXT(((14.7/([.F15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6])-1)/0.0078125;&quot;##0.#&quot;);&quot;,&quot;)" office:value-type="string" office:string-value="8," calcext:value-type="string">
            <text:p>8,</text:p>
          </table:table-cell>
          <table:table-cell table:formula="of:=CONCATENATE(TEXT(((14.7/[.I16])-1)/0.0078125;&quot;##0.#&quot;);&quot;,&quot;)" office:value-type="string" office:string-value="12," calcext:value-type="string">
            <text:p>12,</text:p>
          </table:table-cell>
          <table:table-cell table:formula="of:=CONCATENATE(TEXT(((14.7/[.J16])-1)/0.0078125;&quot;##0.#&quot;);&quot;,&quot;)" office:value-type="string" office:string-value="19," calcext:value-type="string">
            <text:p>19,</text:p>
          </table:table-cell>
          <table:table-cell table:formula="of:=CONCATENATE(TEXT(((14.7/[.K16])-1)/0.0078125;&quot;##0.#&quot;);&quot;,&quot;)" office:value-type="string" office:string-value="24," calcext:value-type="string">
            <text:p>24,</text:p>
          </table:table-cell>
          <table:table-cell table:formula="of:=CONCATENATE(TEXT(((14.7/[.L16])-1)/0.0078125;&quot;##0.#&quot;);&quot;,&quot;)" office:value-type="string" office:string-value="31," calcext:value-type="string">
            <text:p>31,</text:p>
          </table:table-cell>
          <table:table-cell table:formula="of:=CONCATENATE(TEXT(((14.7/[.M16])-1)/0.0078125;&quot;##0.#&quot;);&quot;,&quot;)" office:value-type="string" office:string-value="40," calcext:value-type="string">
            <text:p>40,</text:p>
          </table:table-cell>
          <table:table-cell table:formula="of:=CONCATENATE(TEXT(((14.7/[.N16])-1)/0.0078125;&quot;##0.#&quot;);&quot;,&quot;)" office:value-type="string" office:string-value="42," calcext:value-type="string">
            <text:p>42,</text:p>
          </table:table-cell>
          <table:table-cell table:formula="of:=CONCATENATE(TEXT(((14.7/[.O16])-1)/0.0078125;&quot;##0.#&quot;);&quot;,&quot;)" office:value-type="string" office:string-value="45," calcext:value-type="string">
            <text:p>45,</text:p>
          </table:table-cell>
          <table:table-cell table:formula="of:=CONCATENATE(TEXT(((14.7/[.P16])-1)/0.0078125;&quot;##0.#&quot;);&quot;,&quot;)" office:value-type="string" office:string-value="46," calcext:value-type="string">
            <text:p>46,</text:p>
          </table:table-cell>
          <table:table-cell table:formula="of:=CONCATENATE(TEXT(((14.7/[.Q16])-1)/0.0078125;&quot;##0.#&quot;);&quot;,&quot;)" office:value-type="string" office:string-value="49," calcext:value-type="string">
            <text:p>49,</text:p>
          </table:table-cell>
          <table:table-cell table:formula="of:=CONCATENATE(TEXT(((14.7/[.R16])-1)/0.0078125;&quot;##0.#&quot;);&quot;,&quot;)" office:value-type="string" office:string-value="52," calcext:value-type="string">
            <text:p>52,</text:p>
          </table:table-cell>
          <table:table-cell table:formula="of:=CONCATENATE(TEXT(((14.7/[.S16])-1)/0.0078125;&quot;##0.#&quot;);&quot;,&quot;)" office:value-type="string" office:string-value="56," calcext:value-type="string">
            <text:p>56,</text:p>
          </table:table-cell>
          <table:table-cell table:formula="of:=CONCATENATE(TEXT(((14.7/[.T16])-1)/0.0078125;&quot;##0.#&quot;);&quot;,&quot;)" office:value-type="string" office:string-value="58," calcext:value-type="string">
            <text:p>58,</text:p>
          </table:table-cell>
          <table:table-cell table:formula="of:=CONCATENATE(TEXT(((14.7/[.U16])-1)/0.0078125;&quot;##0.#&quot;);&quot;,&quot;)" office:value-type="string" office:string-value="58," calcext:value-type="string">
            <text:p>58,</text:p>
          </table:table-cell>
          <table:table-cell table:formula="of:=CONCATENATE(TEXT(((14.7/[.V16])-1)/0.0078125;&quot;##0.#&quot;);&quot;,&quot;)" office:value-type="string" office:string-value="58," calcext:value-type="string">
            <text:p>58,</text:p>
          </table:table-cell>
          <table:table-cell table:formula="of:=CONCATENATE(TEXT(((14.7/[.W16])-1)/0.0078125;&quot;##0.#&quot;);&quot;,&quot;)" office:value-type="string" office:string-value="58," calcext:value-type="string">
            <text:p>58,</text:p>
          </table:table-cell>
          <table:table-cell table:formula="of:=CONCATENATE(TEXT(((14.7/[.X16])-1)/0.0078125;&quot;##0.#&quot;);&quot;,&quot;)" office:value-type="string" office:string-value="58," calcext:value-type="string">
            <text:p>58,</text:p>
          </table:table-cell>
          <table:table-cell table:formula="of:=CONCATENATE(TEXT(((14.7/[.Y16])-1)/0.0078125;&quot;##0.#&quot;);&quot;,&quot;)" office:value-type="string" office:string-value="58," calcext:value-type="string">
            <text:p>58,</text:p>
          </table:table-cell>
          <table:table-cell table:formula="of:=CONCATENATE(TEXT(((14.7/[.Z16])-1)/0.0078125;&quot;##0.#&quot;);&quot;,&quot;)" office:value-type="string" office:string-value="58," calcext:value-type="string">
            <text:p>58,</text:p>
          </table:table-cell>
          <table:table-cell table:formula="of:=CONCATENATE(TEXT(((14.7/[.AA16])-1)/0.0078125;&quot;##0.#&quot;);&quot;,&quot;)" office:value-type="string" office:string-value="58," calcext:value-type="string">
            <text:p>58,</text:p>
          </table:table-cell>
        </table:table-row>
        <table:table-row table:style-name="ro1">
          <table:table-cell table:number-columns-repeated="7"/>
          <table:table-cell table:formula="of:=CONCATENATE(TEXT(((14.7/[.H17])-1)/0.0078125;&quot;##0.#&quot;);&quot;,&quot;)" office:value-type="string" office:string-value="8," calcext:value-type="string">
            <text:p>8,</text:p>
          </table:table-cell>
          <table:table-cell table:formula="of:=CONCATENATE(TEXT(((14.7/[.I17])-1)/0.0078125;&quot;##0.#&quot;);&quot;,&quot;)" office:value-type="string" office:string-value="17," calcext:value-type="string">
            <text:p>17,</text:p>
          </table:table-cell>
          <table:table-cell table:formula="of:=CONCATENATE(TEXT(((14.7/[.J17])-1)/0.0078125;&quot;##0.#&quot;);&quot;,&quot;)" office:value-type="string" office:string-value="25," calcext:value-type="string">
            <text:p>25,</text:p>
          </table:table-cell>
          <table:table-cell table:formula="of:=CONCATENATE(TEXT(((14.7/[.K17])-1)/0.0078125;&quot;##0.#&quot;);&quot;,&quot;)" office:value-type="string" office:string-value="30," calcext:value-type="string">
            <text:p>30,</text:p>
          </table:table-cell>
          <table:table-cell table:formula="of:=CONCATENATE(TEXT(((14.7/[.L17])-1)/0.0078125;&quot;##0.#&quot;);&quot;,&quot;)" office:value-type="string" office:string-value="37," calcext:value-type="string">
            <text:p>37,</text:p>
          </table:table-cell>
          <table:table-cell table:formula="of:=CONCATENATE(TEXT(((14.7/[.M17])-1)/0.0078125;&quot;##0.#&quot;);&quot;,&quot;)" office:value-type="string" office:string-value="43," calcext:value-type="string">
            <text:p>43,</text:p>
          </table:table-cell>
          <table:table-cell table:formula="of:=CONCATENATE(TEXT(((14.7/[.N17])-1)/0.0078125;&quot;##0.#&quot;);&quot;,&quot;)" office:value-type="string" office:string-value="47," calcext:value-type="string">
            <text:p>47,</text:p>
          </table:table-cell>
          <table:table-cell table:formula="of:=CONCATENATE(TEXT(((14.7/[.O17])-1)/0.0078125;&quot;##0.#&quot;);&quot;,&quot;)" office:value-type="string" office:string-value="49," calcext:value-type="string">
            <text:p>49,</text:p>
          </table:table-cell>
          <table:table-cell table:formula="of:=CONCATENATE(TEXT(((14.7/[.P17])-1)/0.0078125;&quot;##0.#&quot;);&quot;,&quot;)" office:value-type="string" office:string-value="51," calcext:value-type="string">
            <text:p>51,</text:p>
          </table:table-cell>
          <table:table-cell table:formula="of:=CONCATENATE(TEXT(((14.7/[.Q17])-1)/0.0078125;&quot;##0.#&quot;);&quot;,&quot;)" office:value-type="string" office:string-value="54," calcext:value-type="string">
            <text:p>54,</text:p>
          </table:table-cell>
          <table:table-cell table:formula="of:=CONCATENATE(TEXT(((14.7/[.R17])-1)/0.0078125;&quot;##0.#&quot;);&quot;,&quot;)" office:value-type="string" office:string-value="55," calcext:value-type="string">
            <text:p>55,</text:p>
          </table:table-cell>
          <table:table-cell table:formula="of:=CONCATENATE(TEXT(((14.7/[.S17])-1)/0.0078125;&quot;##0.#&quot;);&quot;,&quot;)" office:value-type="string" office:string-value="55," calcext:value-type="string">
            <text:p>55,</text:p>
          </table:table-cell>
          <table:table-cell table:formula="of:=CONCATENATE(TEXT(((14.7/[.T17])-1)/0.0078125;&quot;##0.#&quot;);&quot;,&quot;)" office:value-type="string" office:string-value="55," calcext:value-type="string">
            <text:p>55,</text:p>
          </table:table-cell>
          <table:table-cell table:formula="of:=CONCATENATE(TEXT(((14.7/[.U17])-1)/0.0078125;&quot;##0.#&quot;);&quot;,&quot;)" office:value-type="string" office:string-value="55," calcext:value-type="string">
            <text:p>55,</text:p>
          </table:table-cell>
          <table:table-cell table:formula="of:=CONCATENATE(TEXT(((14.7/[.V17])-1)/0.0078125;&quot;##0.#&quot;);&quot;,&quot;)" office:value-type="string" office:string-value="55," calcext:value-type="string">
            <text:p>55,</text:p>
          </table:table-cell>
          <table:table-cell table:formula="of:=CONCATENATE(TEXT(((14.7/[.W17])-1)/0.0078125;&quot;##0.#&quot;);&quot;,&quot;)" office:value-type="string" office:string-value="55," calcext:value-type="string">
            <text:p>55,</text:p>
          </table:table-cell>
          <table:table-cell table:formula="of:=CONCATENATE(TEXT(((14.7/[.X17])-1)/0.0078125;&quot;##0.#&quot;);&quot;,&quot;)" office:value-type="string" office:string-value="55," calcext:value-type="string">
            <text:p>55,</text:p>
          </table:table-cell>
          <table:table-cell table:formula="of:=CONCATENATE(TEXT(((14.7/[.Y17])-1)/0.0078125;&quot;##0.#&quot;);&quot;,&quot;)" office:value-type="string" office:string-value="55," calcext:value-type="string">
            <text:p>55,</text:p>
          </table:table-cell>
          <table:table-cell table:formula="of:=CONCATENATE(TEXT(((14.7/[.Z17])-1)/0.0078125;&quot;##0.#&quot;);&quot;,&quot;)" office:value-type="string" office:string-value="55," calcext:value-type="string">
            <text:p>55,</text:p>
          </table:table-cell>
          <table:table-cell table:formula="of:=CONCATENATE(TEXT(((14.7/[.AA17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8])-1)/0.0078125;&quot;##0.#&quot;);&quot;,&quot;)" office:value-type="string" office:string-value="8," calcext:value-type="string">
            <text:p>8,</text:p>
          </table:table-cell>
          <table:table-cell table:formula="of:=CONCATENATE(TEXT(((14.7/[.I18])-1)/0.0078125;&quot;##0.#&quot;);&quot;,&quot;)" office:value-type="string" office:string-value="22," calcext:value-type="string">
            <text:p>22,</text:p>
          </table:table-cell>
          <table:table-cell table:formula="of:=CONCATENATE(TEXT(((14.7/[.J18])-1)/0.0078125;&quot;##0.#&quot;);&quot;,&quot;)" office:value-type="string" office:string-value="31," calcext:value-type="string">
            <text:p>31,</text:p>
          </table:table-cell>
          <table:table-cell table:formula="of:=CONCATENATE(TEXT(((14.7/[.K18])-1)/0.0078125;&quot;##0.#&quot;);&quot;,&quot;)" office:value-type="string" office:string-value="35," calcext:value-type="string">
            <text:p>35,</text:p>
          </table:table-cell>
          <table:table-cell table:formula="of:=CONCATENATE(TEXT(((14.7/[.L18])-1)/0.0078125;&quot;##0.#&quot;);&quot;,&quot;)" office:value-type="string" office:string-value="38," calcext:value-type="string">
            <text:p>38,</text:p>
          </table:table-cell>
          <table:table-cell table:formula="of:=CONCATENATE(TEXT(((14.7/[.M18])-1)/0.0078125;&quot;##0.#&quot;);&quot;,&quot;)" office:value-type="string" office:string-value="45," calcext:value-type="string">
            <text:p>45,</text:p>
          </table:table-cell>
          <table:table-cell table:formula="of:=CONCATENATE(TEXT(((14.7/[.N18])-1)/0.0078125;&quot;##0.#&quot;);&quot;,&quot;)" office:value-type="string" office:string-value="49," calcext:value-type="string">
            <text:p>49,</text:p>
          </table:table-cell>
          <table:table-cell table:formula="of:=CONCATENATE(TEXT(((14.7/[.O18])-1)/0.0078125;&quot;##0.#&quot;);&quot;,&quot;)" office:value-type="string" office:string-value="54," calcext:value-type="string">
            <text:p>54,</text:p>
          </table:table-cell>
          <table:table-cell table:formula="of:=CONCATENATE(TEXT(((14.7/[.P18])-1)/0.0078125;&quot;##0.#&quot;);&quot;,&quot;)" office:value-type="string" office:string-value="55," calcext:value-type="string">
            <text:p>55,</text:p>
          </table:table-cell>
          <table:table-cell table:formula="of:=CONCATENATE(TEXT(((14.7/[.Q18])-1)/0.0078125;&quot;##0.#&quot;);&quot;,&quot;)" office:value-type="string" office:string-value="55," calcext:value-type="string">
            <text:p>55,</text:p>
          </table:table-cell>
          <table:table-cell table:formula="of:=CONCATENATE(TEXT(((14.7/[.R18])-1)/0.0078125;&quot;##0.#&quot;);&quot;,&quot;)" office:value-type="string" office:string-value="55," calcext:value-type="string">
            <text:p>55,</text:p>
          </table:table-cell>
          <table:table-cell table:formula="of:=CONCATENATE(TEXT(((14.7/[.S18])-1)/0.0078125;&quot;##0.#&quot;);&quot;,&quot;)" office:value-type="string" office:string-value="55," calcext:value-type="string">
            <text:p>55,</text:p>
          </table:table-cell>
          <table:table-cell table:formula="of:=CONCATENATE(TEXT(((14.7/[.T18])-1)/0.0078125;&quot;##0.#&quot;);&quot;,&quot;)" office:value-type="string" office:string-value="55," calcext:value-type="string">
            <text:p>55,</text:p>
          </table:table-cell>
          <table:table-cell table:formula="of:=CONCATENATE(TEXT(((14.7/[.U18])-1)/0.0078125;&quot;##0.#&quot;);&quot;,&quot;)" office:value-type="string" office:string-value="55," calcext:value-type="string">
            <text:p>55,</text:p>
          </table:table-cell>
          <table:table-cell table:formula="of:=CONCATENATE(TEXT(((14.7/[.V18])-1)/0.0078125;&quot;##0.#&quot;);&quot;,&quot;)" office:value-type="string" office:string-value="55," calcext:value-type="string">
            <text:p>55,</text:p>
          </table:table-cell>
          <table:table-cell table:formula="of:=CONCATENATE(TEXT(((14.7/[.W18])-1)/0.0078125;&quot;##0.#&quot;);&quot;,&quot;)" office:value-type="string" office:string-value="55," calcext:value-type="string">
            <text:p>55,</text:p>
          </table:table-cell>
          <table:table-cell table:formula="of:=CONCATENATE(TEXT(((14.7/[.X18])-1)/0.0078125;&quot;##0.#&quot;);&quot;,&quot;)" office:value-type="string" office:string-value="55," calcext:value-type="string">
            <text:p>55,</text:p>
          </table:table-cell>
          <table:table-cell table:formula="of:=CONCATENATE(TEXT(((14.7/[.Y18])-1)/0.0078125;&quot;##0.#&quot;);&quot;,&quot;)" office:value-type="string" office:string-value="55," calcext:value-type="string">
            <text:p>55,</text:p>
          </table:table-cell>
          <table:table-cell table:formula="of:=CONCATENATE(TEXT(((14.7/[.Z18])-1)/0.0078125;&quot;##0.#&quot;);&quot;,&quot;)" office:value-type="string" office:string-value="55," calcext:value-type="string">
            <text:p>55,</text:p>
          </table:table-cell>
          <table:table-cell table:formula="of:=CONCATENATE(TEXT(((14.7/[.AA18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9])-1)/0.0078125;&quot;##0.#&quot;);&quot;,&quot;)" office:value-type="string" office:string-value="9," calcext:value-type="string">
            <text:p>9,</text:p>
          </table:table-cell>
          <table:table-cell table:formula="of:=CONCATENATE(TEXT(((14.7/[.I19])-1)/0.0078125;&quot;##0.#&quot;);&quot;,&quot;)" office:value-type="string" office:string-value="28," calcext:value-type="string">
            <text:p>28,</text:p>
          </table:table-cell>
          <table:table-cell table:formula="of:=CONCATENATE(TEXT(((14.7/[.J19])-1)/0.0078125;&quot;##0.#&quot;);&quot;,&quot;)" office:value-type="string" office:string-value="37," calcext:value-type="string">
            <text:p>37,</text:p>
          </table:table-cell>
          <table:table-cell table:formula="of:=CONCATENATE(TEXT(((14.7/[.K19])-1)/0.0078125;&quot;##0.#&quot;);&quot;,&quot;)" office:value-type="string" office:string-value="39," calcext:value-type="string">
            <text:p>39,</text:p>
          </table:table-cell>
          <table:table-cell table:formula="of:=CONCATENATE(TEXT(((14.7/[.L19])-1)/0.0078125;&quot;##0.#&quot;);&quot;,&quot;)" office:value-type="string" office:string-value="41," calcext:value-type="string">
            <text:p>41,</text:p>
          </table:table-cell>
          <table:table-cell table:formula="of:=CONCATENATE(TEXT(((14.7/[.M19])-1)/0.0078125;&quot;##0.#&quot;);&quot;,&quot;)" office:value-type="string" office:string-value="46," calcext:value-type="string">
            <text:p>46,</text:p>
          </table:table-cell>
          <table:table-cell table:formula="of:=CONCATENATE(TEXT(((14.7/[.N19])-1)/0.0078125;&quot;##0.#&quot;);&quot;,&quot;)" office:value-type="string" office:string-value="51," calcext:value-type="string">
            <text:p>51,</text:p>
          </table:table-cell>
          <table:table-cell table:formula="of:=CONCATENATE(TEXT(((14.7/[.O19])-1)/0.0078125;&quot;##0.#&quot;);&quot;,&quot;)" office:value-type="string" office:string-value="54," calcext:value-type="string">
            <text:p>54,</text:p>
          </table:table-cell>
          <table:table-cell table:formula="of:=CONCATENATE(TEXT(((14.7/[.P19])-1)/0.0078125;&quot;##0.#&quot;);&quot;,&quot;)" office:value-type="string" office:string-value="55," calcext:value-type="string">
            <text:p>55,</text:p>
          </table:table-cell>
          <table:table-cell table:formula="of:=CONCATENATE(TEXT(((14.7/[.Q19])-1)/0.0078125;&quot;##0.#&quot;);&quot;,&quot;)" office:value-type="string" office:string-value="55," calcext:value-type="string">
            <text:p>55,</text:p>
          </table:table-cell>
          <table:table-cell table:formula="of:=CONCATENATE(TEXT(((14.7/[.R19])-1)/0.0078125;&quot;##0.#&quot;);&quot;,&quot;)" office:value-type="string" office:string-value="55," calcext:value-type="string">
            <text:p>55,</text:p>
          </table:table-cell>
          <table:table-cell table:formula="of:=CONCATENATE(TEXT(((14.7/[.S19])-1)/0.0078125;&quot;##0.#&quot;);&quot;,&quot;)" office:value-type="string" office:string-value="55," calcext:value-type="string">
            <text:p>55,</text:p>
          </table:table-cell>
          <table:table-cell table:formula="of:=CONCATENATE(TEXT(((14.7/[.T19])-1)/0.0078125;&quot;##0.#&quot;);&quot;,&quot;)" office:value-type="string" office:string-value="55," calcext:value-type="string">
            <text:p>55,</text:p>
          </table:table-cell>
          <table:table-cell table:formula="of:=CONCATENATE(TEXT(((14.7/[.U19])-1)/0.0078125;&quot;##0.#&quot;);&quot;,&quot;)" office:value-type="string" office:string-value="55," calcext:value-type="string">
            <text:p>55,</text:p>
          </table:table-cell>
          <table:table-cell table:formula="of:=CONCATENATE(TEXT(((14.7/[.V19])-1)/0.0078125;&quot;##0.#&quot;);&quot;,&quot;)" office:value-type="string" office:string-value="55," calcext:value-type="string">
            <text:p>55,</text:p>
          </table:table-cell>
          <table:table-cell table:formula="of:=CONCATENATE(TEXT(((14.7/[.W19])-1)/0.0078125;&quot;##0.#&quot;);&quot;,&quot;)" office:value-type="string" office:string-value="55," calcext:value-type="string">
            <text:p>55,</text:p>
          </table:table-cell>
          <table:table-cell table:formula="of:=CONCATENATE(TEXT(((14.7/[.X19])-1)/0.0078125;&quot;##0.#&quot;);&quot;,&quot;)" office:value-type="string" office:string-value="55," calcext:value-type="string">
            <text:p>55,</text:p>
          </table:table-cell>
          <table:table-cell table:formula="of:=CONCATENATE(TEXT(((14.7/[.Y19])-1)/0.0078125;&quot;##0.#&quot;);&quot;,&quot;)" office:value-type="string" office:string-value="55," calcext:value-type="string">
            <text:p>55,</text:p>
          </table:table-cell>
          <table:table-cell table:formula="of:=CONCATENATE(TEXT(((14.7/[.Z19])-1)/0.0078125;&quot;##0.#&quot;);&quot;,&quot;)" office:value-type="string" office:string-value="55," calcext:value-type="string">
            <text:p>55,</text:p>
          </table:table-cell>
          <table:table-cell table:formula="of:=CONCATENATE(TEXT(((14.7/[.AA19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0])-1)/0.0078125;&quot;##0.#&quot;);&quot;,&quot;)" office:value-type="string" office:string-value="9," calcext:value-type="string">
            <text:p>9,</text:p>
          </table:table-cell>
          <table:table-cell table:formula="of:=CONCATENATE(TEXT(((14.7/[.I20])-1)/0.0078125;&quot;##0.#&quot;);&quot;,&quot;)" office:value-type="string" office:string-value="28," calcext:value-type="string">
            <text:p>28,</text:p>
          </table:table-cell>
          <table:table-cell table:formula="of:=CONCATENATE(TEXT(((14.7/[.J20])-1)/0.0078125;&quot;##0.#&quot;);&quot;,&quot;)" office:value-type="string" office:string-value="37," calcext:value-type="string">
            <text:p>37,</text:p>
          </table:table-cell>
          <table:table-cell table:formula="of:=CONCATENATE(TEXT(((14.7/[.K20])-1)/0.0078125;&quot;##0.#&quot;);&quot;,&quot;)" office:value-type="string" office:string-value="39," calcext:value-type="string">
            <text:p>39,</text:p>
          </table:table-cell>
          <table:table-cell table:formula="of:=CONCATENATE(TEXT(((14.7/[.L20])-1)/0.0078125;&quot;##0.#&quot;);&quot;,&quot;)" office:value-type="string" office:string-value="41," calcext:value-type="string">
            <text:p>41,</text:p>
          </table:table-cell>
          <table:table-cell table:formula="of:=CONCATENATE(TEXT(((14.7/[.M20])-1)/0.0078125;&quot;##0.#&quot;);&quot;,&quot;)" office:value-type="string" office:string-value="46," calcext:value-type="string">
            <text:p>46,</text:p>
          </table:table-cell>
          <table:table-cell table:formula="of:=CONCATENATE(TEXT(((14.7/[.N20])-1)/0.0078125;&quot;##0.#&quot;);&quot;,&quot;)" office:value-type="string" office:string-value="51," calcext:value-type="string">
            <text:p>51,</text:p>
          </table:table-cell>
          <table:table-cell table:formula="of:=CONCATENATE(TEXT(((14.7/[.O20])-1)/0.0078125;&quot;##0.#&quot;);&quot;,&quot;)" office:value-type="string" office:string-value="54," calcext:value-type="string">
            <text:p>54,</text:p>
          </table:table-cell>
          <table:table-cell table:formula="of:=CONCATENATE(TEXT(((14.7/[.P20])-1)/0.0078125;&quot;##0.#&quot;);&quot;,&quot;)" office:value-type="string" office:string-value="55," calcext:value-type="string">
            <text:p>55,</text:p>
          </table:table-cell>
          <table:table-cell table:formula="of:=CONCATENATE(TEXT(((14.7/[.Q20])-1)/0.0078125;&quot;##0.#&quot;);&quot;,&quot;)" office:value-type="string" office:string-value="55," calcext:value-type="string">
            <text:p>55,</text:p>
          </table:table-cell>
          <table:table-cell table:formula="of:=CONCATENATE(TEXT(((14.7/[.R20])-1)/0.0078125;&quot;##0.#&quot;);&quot;,&quot;)" office:value-type="string" office:string-value="55," calcext:value-type="string">
            <text:p>55,</text:p>
          </table:table-cell>
          <table:table-cell table:formula="of:=CONCATENATE(TEXT(((14.7/[.S20])-1)/0.0078125;&quot;##0.#&quot;);&quot;,&quot;)" office:value-type="string" office:string-value="55," calcext:value-type="string">
            <text:p>55,</text:p>
          </table:table-cell>
          <table:table-cell table:formula="of:=CONCATENATE(TEXT(((14.7/[.T20])-1)/0.0078125;&quot;##0.#&quot;);&quot;,&quot;)" office:value-type="string" office:string-value="55," calcext:value-type="string">
            <text:p>55,</text:p>
          </table:table-cell>
          <table:table-cell table:formula="of:=CONCATENATE(TEXT(((14.7/[.U20])-1)/0.0078125;&quot;##0.#&quot;);&quot;,&quot;)" office:value-type="string" office:string-value="55," calcext:value-type="string">
            <text:p>55,</text:p>
          </table:table-cell>
          <table:table-cell table:formula="of:=CONCATENATE(TEXT(((14.7/[.V20])-1)/0.0078125;&quot;##0.#&quot;);&quot;,&quot;)" office:value-type="string" office:string-value="55," calcext:value-type="string">
            <text:p>55,</text:p>
          </table:table-cell>
          <table:table-cell table:formula="of:=CONCATENATE(TEXT(((14.7/[.W20])-1)/0.0078125;&quot;##0.#&quot;);&quot;,&quot;)" office:value-type="string" office:string-value="55," calcext:value-type="string">
            <text:p>55,</text:p>
          </table:table-cell>
          <table:table-cell table:formula="of:=CONCATENATE(TEXT(((14.7/[.X20])-1)/0.0078125;&quot;##0.#&quot;);&quot;,&quot;)" office:value-type="string" office:string-value="55," calcext:value-type="string">
            <text:p>55,</text:p>
          </table:table-cell>
          <table:table-cell table:formula="of:=CONCATENATE(TEXT(((14.7/[.Y20])-1)/0.0078125;&quot;##0.#&quot;);&quot;,&quot;)" office:value-type="string" office:string-value="55," calcext:value-type="string">
            <text:p>55,</text:p>
          </table:table-cell>
          <table:table-cell table:formula="of:=CONCATENATE(TEXT(((14.7/[.Z20])-1)/0.0078125;&quot;##0.#&quot;);&quot;,&quot;)" office:value-type="string" office:string-value="55," calcext:value-type="string">
            <text:p>55,</text:p>
          </table:table-cell>
          <table:table-cell table:formula="of:=CONCATENATE(TEXT(((14.7/[.AA20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1])-1)/0.0078125;&quot;##0.#&quot;);&quot;,&quot;)" office:value-type="string" office:string-value="9," calcext:value-type="string">
            <text:p>9,</text:p>
          </table:table-cell>
          <table:table-cell table:formula="of:=CONCATENATE(TEXT(((14.7/[.I21])-1)/0.0078125;&quot;##0.#&quot;);&quot;,&quot;)" office:value-type="string" office:string-value="28," calcext:value-type="string">
            <text:p>28,</text:p>
          </table:table-cell>
          <table:table-cell table:formula="of:=CONCATENATE(TEXT(((14.7/[.J21])-1)/0.0078125;&quot;##0.#&quot;);&quot;,&quot;)" office:value-type="string" office:string-value="37," calcext:value-type="string">
            <text:p>37,</text:p>
          </table:table-cell>
          <table:table-cell table:formula="of:=CONCATENATE(TEXT(((14.7/[.K21])-1)/0.0078125;&quot;##0.#&quot;);&quot;,&quot;)" office:value-type="string" office:string-value="39," calcext:value-type="string">
            <text:p>39,</text:p>
          </table:table-cell>
          <table:table-cell table:formula="of:=CONCATENATE(TEXT(((14.7/[.L21])-1)/0.0078125;&quot;##0.#&quot;);&quot;,&quot;)" office:value-type="string" office:string-value="41," calcext:value-type="string">
            <text:p>41,</text:p>
          </table:table-cell>
          <table:table-cell table:formula="of:=CONCATENATE(TEXT(((14.7/[.M21])-1)/0.0078125;&quot;##0.#&quot;);&quot;,&quot;)" office:value-type="string" office:string-value="46," calcext:value-type="string">
            <text:p>46,</text:p>
          </table:table-cell>
          <table:table-cell table:formula="of:=CONCATENATE(TEXT(((14.7/[.N21])-1)/0.0078125;&quot;##0.#&quot;);&quot;,&quot;)" office:value-type="string" office:string-value="51," calcext:value-type="string">
            <text:p>51,</text:p>
          </table:table-cell>
          <table:table-cell table:formula="of:=CONCATENATE(TEXT(((14.7/[.O21])-1)/0.0078125;&quot;##0.#&quot;);&quot;,&quot;)" office:value-type="string" office:string-value="54," calcext:value-type="string">
            <text:p>54,</text:p>
          </table:table-cell>
          <table:table-cell table:formula="of:=CONCATENATE(TEXT(((14.7/[.P21])-1)/0.0078125;&quot;##0.#&quot;);&quot;,&quot;)" office:value-type="string" office:string-value="55," calcext:value-type="string">
            <text:p>55,</text:p>
          </table:table-cell>
          <table:table-cell table:formula="of:=CONCATENATE(TEXT(((14.7/[.Q21])-1)/0.0078125;&quot;##0.#&quot;);&quot;,&quot;)" office:value-type="string" office:string-value="55," calcext:value-type="string">
            <text:p>55,</text:p>
          </table:table-cell>
          <table:table-cell table:formula="of:=CONCATENATE(TEXT(((14.7/[.R21])-1)/0.0078125;&quot;##0.#&quot;);&quot;,&quot;)" office:value-type="string" office:string-value="55," calcext:value-type="string">
            <text:p>55,</text:p>
          </table:table-cell>
          <table:table-cell table:formula="of:=CONCATENATE(TEXT(((14.7/[.S21])-1)/0.0078125;&quot;##0.#&quot;);&quot;,&quot;)" office:value-type="string" office:string-value="55," calcext:value-type="string">
            <text:p>55,</text:p>
          </table:table-cell>
          <table:table-cell table:formula="of:=CONCATENATE(TEXT(((14.7/[.T21])-1)/0.0078125;&quot;##0.#&quot;);&quot;,&quot;)" office:value-type="string" office:string-value="55," calcext:value-type="string">
            <text:p>55,</text:p>
          </table:table-cell>
          <table:table-cell table:formula="of:=CONCATENATE(TEXT(((14.7/[.U21])-1)/0.0078125;&quot;##0.#&quot;);&quot;,&quot;)" office:value-type="string" office:string-value="55," calcext:value-type="string">
            <text:p>55,</text:p>
          </table:table-cell>
          <table:table-cell table:formula="of:=CONCATENATE(TEXT(((14.7/[.V21])-1)/0.0078125;&quot;##0.#&quot;);&quot;,&quot;)" office:value-type="string" office:string-value="55," calcext:value-type="string">
            <text:p>55,</text:p>
          </table:table-cell>
          <table:table-cell table:formula="of:=CONCATENATE(TEXT(((14.7/[.W21])-1)/0.0078125;&quot;##0.#&quot;);&quot;,&quot;)" office:value-type="string" office:string-value="55," calcext:value-type="string">
            <text:p>55,</text:p>
          </table:table-cell>
          <table:table-cell table:formula="of:=CONCATENATE(TEXT(((14.7/[.X21])-1)/0.0078125;&quot;##0.#&quot;);&quot;,&quot;)" office:value-type="string" office:string-value="55," calcext:value-type="string">
            <text:p>55,</text:p>
          </table:table-cell>
          <table:table-cell table:formula="of:=CONCATENATE(TEXT(((14.7/[.Y21])-1)/0.0078125;&quot;##0.#&quot;);&quot;,&quot;)" office:value-type="string" office:string-value="55," calcext:value-type="string">
            <text:p>55,</text:p>
          </table:table-cell>
          <table:table-cell table:formula="of:=CONCATENATE(TEXT(((14.7/[.Z21])-1)/0.0078125;&quot;##0.#&quot;);&quot;,&quot;)" office:value-type="string" office:string-value="55," calcext:value-type="string">
            <text:p>55,</text:p>
          </table:table-cell>
          <table:table-cell table:formula="of:=CONCATENATE(TEXT(((14.7/[.AA21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2])-1)/0.0078125;&quot;##0.#&quot;);&quot;,&quot;)" office:value-type="string" office:string-value="9," calcext:value-type="string">
            <text:p>9,</text:p>
          </table:table-cell>
          <table:table-cell table:formula="of:=CONCATENATE(TEXT(((14.7/[.I22])-1)/0.0078125;&quot;##0.#&quot;);&quot;,&quot;)" office:value-type="string" office:string-value="28," calcext:value-type="string">
            <text:p>28,</text:p>
          </table:table-cell>
          <table:table-cell table:formula="of:=CONCATENATE(TEXT(((14.7/[.J22])-1)/0.0078125;&quot;##0.#&quot;);&quot;,&quot;)" office:value-type="string" office:string-value="37," calcext:value-type="string">
            <text:p>37,</text:p>
          </table:table-cell>
          <table:table-cell table:formula="of:=CONCATENATE(TEXT(((14.7/[.K22])-1)/0.0078125;&quot;##0.#&quot;);&quot;,&quot;)" office:value-type="string" office:string-value="39," calcext:value-type="string">
            <text:p>39,</text:p>
          </table:table-cell>
          <table:table-cell table:formula="of:=CONCATENATE(TEXT(((14.7/[.L22])-1)/0.0078125;&quot;##0.#&quot;);&quot;,&quot;)" office:value-type="string" office:string-value="41," calcext:value-type="string">
            <text:p>41,</text:p>
          </table:table-cell>
          <table:table-cell table:formula="of:=CONCATENATE(TEXT(((14.7/[.M22])-1)/0.0078125;&quot;##0.#&quot;);&quot;,&quot;)" office:value-type="string" office:string-value="46," calcext:value-type="string">
            <text:p>46,</text:p>
          </table:table-cell>
          <table:table-cell table:formula="of:=CONCATENATE(TEXT(((14.7/[.N22])-1)/0.0078125;&quot;##0.#&quot;);&quot;,&quot;)" office:value-type="string" office:string-value="51," calcext:value-type="string">
            <text:p>51,</text:p>
          </table:table-cell>
          <table:table-cell table:formula="of:=CONCATENATE(TEXT(((14.7/[.O22])-1)/0.0078125;&quot;##0.#&quot;);&quot;,&quot;)" office:value-type="string" office:string-value="54," calcext:value-type="string">
            <text:p>54,</text:p>
          </table:table-cell>
          <table:table-cell table:formula="of:=CONCATENATE(TEXT(((14.7/[.P22])-1)/0.0078125;&quot;##0.#&quot;);&quot;,&quot;)" office:value-type="string" office:string-value="55," calcext:value-type="string">
            <text:p>55,</text:p>
          </table:table-cell>
          <table:table-cell table:formula="of:=CONCATENATE(TEXT(((14.7/[.Q22])-1)/0.0078125;&quot;##0.#&quot;);&quot;,&quot;)" office:value-type="string" office:string-value="55," calcext:value-type="string">
            <text:p>55,</text:p>
          </table:table-cell>
          <table:table-cell table:formula="of:=CONCATENATE(TEXT(((14.7/[.R22])-1)/0.0078125;&quot;##0.#&quot;);&quot;,&quot;)" office:value-type="string" office:string-value="55," calcext:value-type="string">
            <text:p>55,</text:p>
          </table:table-cell>
          <table:table-cell table:formula="of:=CONCATENATE(TEXT(((14.7/[.S22])-1)/0.0078125;&quot;##0.#&quot;);&quot;,&quot;)" office:value-type="string" office:string-value="55," calcext:value-type="string">
            <text:p>55,</text:p>
          </table:table-cell>
          <table:table-cell table:formula="of:=CONCATENATE(TEXT(((14.7/[.T22])-1)/0.0078125;&quot;##0.#&quot;);&quot;,&quot;)" office:value-type="string" office:string-value="55," calcext:value-type="string">
            <text:p>55,</text:p>
          </table:table-cell>
          <table:table-cell table:formula="of:=CONCATENATE(TEXT(((14.7/[.U22])-1)/0.0078125;&quot;##0.#&quot;);&quot;,&quot;)" office:value-type="string" office:string-value="55," calcext:value-type="string">
            <text:p>55,</text:p>
          </table:table-cell>
          <table:table-cell table:formula="of:=CONCATENATE(TEXT(((14.7/[.V22])-1)/0.0078125;&quot;##0.#&quot;);&quot;,&quot;)" office:value-type="string" office:string-value="55," calcext:value-type="string">
            <text:p>55,</text:p>
          </table:table-cell>
          <table:table-cell table:formula="of:=CONCATENATE(TEXT(((14.7/[.W22])-1)/0.0078125;&quot;##0.#&quot;);&quot;,&quot;)" office:value-type="string" office:string-value="55," calcext:value-type="string">
            <text:p>55,</text:p>
          </table:table-cell>
          <table:table-cell table:formula="of:=CONCATENATE(TEXT(((14.7/[.X22])-1)/0.0078125;&quot;##0.#&quot;);&quot;,&quot;)" office:value-type="string" office:string-value="55," calcext:value-type="string">
            <text:p>55,</text:p>
          </table:table-cell>
          <table:table-cell table:formula="of:=CONCATENATE(TEXT(((14.7/[.Y22])-1)/0.0078125;&quot;##0.#&quot;);&quot;,&quot;)" office:value-type="string" office:string-value="55," calcext:value-type="string">
            <text:p>55,</text:p>
          </table:table-cell>
          <table:table-cell table:formula="of:=CONCATENATE(TEXT(((14.7/[.Z22])-1)/0.0078125;&quot;##0.#&quot;);&quot;,&quot;)" office:value-type="string" office:string-value="55," calcext:value-type="string">
            <text:p>55,</text:p>
          </table:table-cell>
          <table:table-cell table:formula="of:=CONCATENATE(TEXT(((14.7/[.AA22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3])-1)/0.0078125;&quot;##0.#&quot;);&quot;,&quot;)" office:value-type="string" office:string-value="9," calcext:value-type="string">
            <text:p>9,</text:p>
          </table:table-cell>
          <table:table-cell table:formula="of:=CONCATENATE(TEXT(((14.7/[.I23])-1)/0.0078125;&quot;##0.#&quot;);&quot;,&quot;)" office:value-type="string" office:string-value="28," calcext:value-type="string">
            <text:p>28,</text:p>
          </table:table-cell>
          <table:table-cell table:formula="of:=CONCATENATE(TEXT(((14.7/[.J23])-1)/0.0078125;&quot;##0.#&quot;);&quot;,&quot;)" office:value-type="string" office:string-value="37," calcext:value-type="string">
            <text:p>37,</text:p>
          </table:table-cell>
          <table:table-cell table:formula="of:=CONCATENATE(TEXT(((14.7/[.K23])-1)/0.0078125;&quot;##0.#&quot;);&quot;,&quot;)" office:value-type="string" office:string-value="39," calcext:value-type="string">
            <text:p>39,</text:p>
          </table:table-cell>
          <table:table-cell table:formula="of:=CONCATENATE(TEXT(((14.7/[.L23])-1)/0.0078125;&quot;##0.#&quot;);&quot;,&quot;)" office:value-type="string" office:string-value="41," calcext:value-type="string">
            <text:p>41,</text:p>
          </table:table-cell>
          <table:table-cell table:formula="of:=CONCATENATE(TEXT(((14.7/[.M23])-1)/0.0078125;&quot;##0.#&quot;);&quot;,&quot;)" office:value-type="string" office:string-value="46," calcext:value-type="string">
            <text:p>46,</text:p>
          </table:table-cell>
          <table:table-cell table:formula="of:=CONCATENATE(TEXT(((14.7/[.N23])-1)/0.0078125;&quot;##0.#&quot;);&quot;,&quot;)" office:value-type="string" office:string-value="51," calcext:value-type="string">
            <text:p>51,</text:p>
          </table:table-cell>
          <table:table-cell table:formula="of:=CONCATENATE(TEXT(((14.7/[.O23])-1)/0.0078125;&quot;##0.#&quot;);&quot;,&quot;)" office:value-type="string" office:string-value="54," calcext:value-type="string">
            <text:p>54,</text:p>
          </table:table-cell>
          <table:table-cell table:formula="of:=CONCATENATE(TEXT(((14.7/[.P23])-1)/0.0078125;&quot;##0.#&quot;);&quot;,&quot;)" office:value-type="string" office:string-value="54," calcext:value-type="string">
            <text:p>54,</text:p>
          </table:table-cell>
          <table:table-cell table:formula="of:=CONCATENATE(TEXT(((14.7/[.Q23])-1)/0.0078125;&quot;##0.#&quot;);&quot;,&quot;)" office:value-type="string" office:string-value="54," calcext:value-type="string">
            <text:p>54,</text:p>
          </table:table-cell>
          <table:table-cell table:formula="of:=CONCATENATE(TEXT(((14.7/[.R23])-1)/0.0078125;&quot;##0.#&quot;);&quot;,&quot;)" office:value-type="string" office:string-value="55," calcext:value-type="string">
            <text:p>55,</text:p>
          </table:table-cell>
          <table:table-cell table:formula="of:=CONCATENATE(TEXT(((14.7/[.S23])-1)/0.0078125;&quot;##0.#&quot;);&quot;,&quot;)" office:value-type="string" office:string-value="55," calcext:value-type="string">
            <text:p>55,</text:p>
          </table:table-cell>
          <table:table-cell table:formula="of:=CONCATENATE(TEXT(((14.7/[.T23])-1)/0.0078125;&quot;##0.#&quot;);&quot;,&quot;)" office:value-type="string" office:string-value="55," calcext:value-type="string">
            <text:p>55,</text:p>
          </table:table-cell>
          <table:table-cell table:formula="of:=CONCATENATE(TEXT(((14.7/[.U23])-1)/0.0078125;&quot;##0.#&quot;);&quot;,&quot;)" office:value-type="string" office:string-value="55," calcext:value-type="string">
            <text:p>55,</text:p>
          </table:table-cell>
          <table:table-cell table:formula="of:=CONCATENATE(TEXT(((14.7/[.V23])-1)/0.0078125;&quot;##0.#&quot;);&quot;,&quot;)" office:value-type="string" office:string-value="55," calcext:value-type="string">
            <text:p>55,</text:p>
          </table:table-cell>
          <table:table-cell table:formula="of:=CONCATENATE(TEXT(((14.7/[.W23])-1)/0.0078125;&quot;##0.#&quot;);&quot;,&quot;)" office:value-type="string" office:string-value="55," calcext:value-type="string">
            <text:p>55,</text:p>
          </table:table-cell>
          <table:table-cell table:formula="of:=CONCATENATE(TEXT(((14.7/[.X23])-1)/0.0078125;&quot;##0.#&quot;);&quot;,&quot;)" office:value-type="string" office:string-value="55," calcext:value-type="string">
            <text:p>55,</text:p>
          </table:table-cell>
          <table:table-cell table:formula="of:=CONCATENATE(TEXT(((14.7/[.Y23])-1)/0.0078125;&quot;##0.#&quot;);&quot;,&quot;)" office:value-type="string" office:string-value="55," calcext:value-type="string">
            <text:p>55,</text:p>
          </table:table-cell>
          <table:table-cell table:formula="of:=CONCATENATE(TEXT(((14.7/[.Z23])-1)/0.0078125;&quot;##0.#&quot;);&quot;,&quot;)" office:value-type="string" office:string-value="55," calcext:value-type="string">
            <text:p>55,</text:p>
          </table:table-cell>
          <table:table-cell table:formula="of:=CONCATENATE(TEXT(((14.7/[.AA23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4])-1)/0.0078125;&quot;##0.#&quot;);&quot;,&quot;)" office:value-type="string" office:string-value="9," calcext:value-type="string">
            <text:p>9,</text:p>
          </table:table-cell>
          <table:table-cell table:formula="of:=CONCATENATE(TEXT(((14.7/[.I24])-1)/0.0078125;&quot;##0.#&quot;);&quot;,&quot;)" office:value-type="string" office:string-value="28," calcext:value-type="string">
            <text:p>28,</text:p>
          </table:table-cell>
          <table:table-cell table:formula="of:=CONCATENATE(TEXT(((14.7/[.J24])-1)/0.0078125;&quot;##0.#&quot;);&quot;,&quot;)" office:value-type="string" office:string-value="37," calcext:value-type="string">
            <text:p>37,</text:p>
          </table:table-cell>
          <table:table-cell table:formula="of:=CONCATENATE(TEXT(((14.7/[.K24])-1)/0.0078125;&quot;##0.#&quot;);&quot;,&quot;)" office:value-type="string" office:string-value="39," calcext:value-type="string">
            <text:p>39,</text:p>
          </table:table-cell>
          <table:table-cell table:formula="of:=CONCATENATE(TEXT(((14.7/[.L24])-1)/0.0078125;&quot;##0.#&quot;);&quot;,&quot;)" office:value-type="string" office:string-value="41," calcext:value-type="string">
            <text:p>41,</text:p>
          </table:table-cell>
          <table:table-cell table:formula="of:=CONCATENATE(TEXT(((14.7/[.M24])-1)/0.0078125;&quot;##0.#&quot;);&quot;,&quot;)" office:value-type="string" office:string-value="46," calcext:value-type="string">
            <text:p>46,</text:p>
          </table:table-cell>
          <table:table-cell table:formula="of:=CONCATENATE(TEXT(((14.7/[.N24])-1)/0.0078125;&quot;##0.#&quot;);&quot;,&quot;)" office:value-type="string" office:string-value="51," calcext:value-type="string">
            <text:p>51,</text:p>
          </table:table-cell>
          <table:table-cell table:formula="of:=CONCATENATE(TEXT(((14.7/[.O24])-1)/0.0078125;&quot;##0.#&quot;);&quot;,&quot;)" office:value-type="string" office:string-value="54," calcext:value-type="string">
            <text:p>54,</text:p>
          </table:table-cell>
          <table:table-cell table:formula="of:=CONCATENATE(TEXT(((14.7/[.P24])-1)/0.0078125;&quot;##0.#&quot;);&quot;,&quot;)" office:value-type="string" office:string-value="54," calcext:value-type="string">
            <text:p>54,</text:p>
          </table:table-cell>
          <table:table-cell table:formula="of:=CONCATENATE(TEXT(((14.7/[.Q24])-1)/0.0078125;&quot;##0.#&quot;);&quot;,&quot;)" office:value-type="string" office:string-value="54," calcext:value-type="string">
            <text:p>54,</text:p>
          </table:table-cell>
          <table:table-cell table:formula="of:=CONCATENATE(TEXT(((14.7/[.R24])-1)/0.0078125;&quot;##0.#&quot;);&quot;,&quot;)" office:value-type="string" office:string-value="55," calcext:value-type="string">
            <text:p>55,</text:p>
          </table:table-cell>
          <table:table-cell table:formula="of:=CONCATENATE(TEXT(((14.7/[.S24])-1)/0.0078125;&quot;##0.#&quot;);&quot;,&quot;)" office:value-type="string" office:string-value="55," calcext:value-type="string">
            <text:p>55,</text:p>
          </table:table-cell>
          <table:table-cell table:formula="of:=CONCATENATE(TEXT(((14.7/[.T24])-1)/0.0078125;&quot;##0.#&quot;);&quot;,&quot;)" office:value-type="string" office:string-value="55," calcext:value-type="string">
            <text:p>55,</text:p>
          </table:table-cell>
          <table:table-cell table:formula="of:=CONCATENATE(TEXT(((14.7/[.U24])-1)/0.0078125;&quot;##0.#&quot;);&quot;,&quot;)" office:value-type="string" office:string-value="55," calcext:value-type="string">
            <text:p>55,</text:p>
          </table:table-cell>
          <table:table-cell table:formula="of:=CONCATENATE(TEXT(((14.7/[.V24])-1)/0.0078125;&quot;##0.#&quot;);&quot;,&quot;)" office:value-type="string" office:string-value="55," calcext:value-type="string">
            <text:p>55,</text:p>
          </table:table-cell>
          <table:table-cell table:formula="of:=CONCATENATE(TEXT(((14.7/[.W24])-1)/0.0078125;&quot;##0.#&quot;);&quot;,&quot;)" office:value-type="string" office:string-value="55," calcext:value-type="string">
            <text:p>55,</text:p>
          </table:table-cell>
          <table:table-cell table:formula="of:=CONCATENATE(TEXT(((14.7/[.X24])-1)/0.0078125;&quot;##0.#&quot;);&quot;,&quot;)" office:value-type="string" office:string-value="55," calcext:value-type="string">
            <text:p>55,</text:p>
          </table:table-cell>
          <table:table-cell table:formula="of:=CONCATENATE(TEXT(((14.7/[.Y24])-1)/0.0078125;&quot;##0.#&quot;);&quot;,&quot;)" office:value-type="string" office:string-value="55," calcext:value-type="string">
            <text:p>55,</text:p>
          </table:table-cell>
          <table:table-cell table:formula="of:=CONCATENATE(TEXT(((14.7/[.Z24])-1)/0.0078125;&quot;##0.#&quot;);&quot;,&quot;)" office:value-type="string" office:string-value="55," calcext:value-type="string">
            <text:p>55,</text:p>
          </table:table-cell>
          <table:table-cell table:formula="of:=CONCATENATE(TEXT(((14.7/[.AA24])-1)/0.0078125;&quot;##0.#&quot;);&quot;,&quot;)" office:value-type="string" office:string-value="55," calcext:value-type="string">
            <text:p>55,</text:p>
          </table:table-cell>
        </table:table-row>
      </table:table>
      <table:table table:name="Base Timing" table:style-name="ta1">
        <table:table-column table:style-name="co1" table:number-columns-repeated="80" table:default-cell-style-name="Default"/>
        <table:table-row table:style-name="ro1">
          <table:table-cell table:number-columns-repeated="80"/>
        </table:table-row>
        <table:table-row table:style-name="ro1">
          <table:table-cell/>
          <table:table-cell office:value-type="string" calcext:value-type="string">
            <text:p>LC Timing Retard</text:p>
          </table:table-cell>
          <table:table-cell table:number-columns-repeated="6"/>
          <table:table-cell office:value-type="string" calcext:value-type="string">
            <text:p>Base Timing (TOTAL)</text:p>
          </table:table-cell>
          <table:table-cell office:value-type="string" calcext:value-type="string">
            <text:p>WRX</text:p>
          </table:table-cell>
          <table:table-cell table:number-columns-repeated="70"/>
        </table:table-row>
        <table:table-row table:style-name="ro1">
          <table:table-cell table:number-columns-repeated="29"/>
          <table:table-cell office:value-type="string" calcext:value-type="string">
            <text:p>OEM TABLES 2006WR</text:p>
          </table:table-cell>
          <table:table-cell table:number-columns-repeated="15"/>
          <table:table-cell office:value-type="string" calcext:value-type="string">
            <text:p>STI2006USDM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float" office:value="0.200000002980232" calcext:value-type="float">
            <text:p>0.200000003</text:p>
          </table:table-cell>
          <table:table-cell office:value-type="float" office:value="0.400000005960465" calcext:value-type="float">
            <text:p>0.400000006</text:p>
          </table:table-cell>
          <table:table-cell office:value-type="float" office:value="0.600000023841858" calcext:value-type="float">
            <text:p>0.6000000238</text:p>
          </table:table-cell>
          <table:table-cell office:value-type="float" office:value="0.800000011920929" calcext:value-type="float">
            <text:p>0.8000000119</text:p>
          </table:table-cell>
          <table:table-cell office:value-type="float" office:value="1" calcext:value-type="float">
            <text:p>1</text:p>
          </table:table-cell>
          <table:table-cell office:value-type="float" office:value="1.20000004768372" calcext:value-type="float">
            <text:p>1.2000000477</text:p>
          </table:table-cell>
          <table:table-cell office:value-type="float" office:value="1.39999997615814" calcext:value-type="float">
            <text:p>1.3999999762</text:p>
          </table:table-cell>
          <table:table-cell office:value-type="float" office:value="1.60000002384186" calcext:value-type="float">
            <text:p>1.6000000238</text:p>
          </table:table-cell>
          <table:table-cell office:value-type="float" office:value="1.79999995231628" calcext:value-type="float">
            <text:p>1.7999999523</text:p>
          </table:table-cell>
          <table:table-cell office:value-type="float" office:value="2" calcext:value-type="float">
            <text:p>2</text:p>
          </table:table-cell>
          <table:table-cell office:value-type="float" office:value="2.20000004768372" calcext:value-type="float">
            <text:p>2.2000000477</text:p>
          </table:table-cell>
          <table:table-cell office:value-type="float" office:value="2.40000009536743" calcext:value-type="float">
            <text:p>2.4000000954</text:p>
          </table:table-cell>
          <table:table-cell office:value-type="float" office:value="2.59999990463257" calcext:value-type="float">
            <text:p>2.5999999046</text:p>
          </table:table-cell>
          <table:table-cell office:value-type="float" office:value="2.79999995231628" calcext:value-type="float">
            <text:p>2.7999999523</text:p>
          </table:table-cell>
          <table:table-cell office:value-type="float" office:value="3" calcext:value-type="float">
            <text:p>3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3.40000009536743" calcext:value-type="float">
            <text:p>3.4000000954</text:p>
          </table:table-cell>
          <table:table-cell office:value-type="float" office:value="3.59999990463257" calcext:value-type="float">
            <text:p>3.5999999046</text:p>
          </table:table-cell>
          <table:table-cell office:value-type="float" office:value="3.79999995231628" calcext:value-type="float">
            <text:p>3.79999995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VANCE</text:p>
          </table:table-cell>
          <table:table-cell table:number-columns-repeated="15"/>
          <table:table-cell office:value-type="string" calcext:value-type="string">
            <text:p>ADV</text:p>
          </table:table-cell>
          <table:table-cell office:value-type="float" office:value="0.25" calcext:value-type="float">
            <text:p>0.25</text:p>
          </table:table-cell>
          <table:table-cell office:value-type="float" office:value="0.399999976158142" calcext:value-type="float">
            <text:p>0.3999999762</text:p>
          </table:table-cell>
          <table:table-cell office:value-type="float" office:value="0.549999952316284" calcext:value-type="float">
            <text:p>0.549999952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49999964237213" calcext:value-type="float">
            <text:p>0.8499999642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4999992847443" calcext:value-type="float">
            <text:p>1.4499999285</text:p>
          </table:table-cell>
          <table:table-cell office:value-type="float" office:value="1.59999990463257" calcext:value-type="float">
            <text:p>1.5999999046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2.89999985694885" calcext:value-type="float">
            <text:p>2.8999998569</text:p>
          </table:table-cell>
          <table:table-cell/>
          <table:table-cell office:value-type="string" calcext:value-type="string">
            <text:p>06STI CANDYS B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 office:value-type="float" office:value="2800" calcext:value-type="float">
            <text:p>2800</text:p>
          </table:table-cell>
          <table:table-cell office:value-type="float" office:value="16.9140625" calcext:value-type="float">
            <text:p>16.9140625</text:p>
          </table:table-cell>
          <table:table-cell table:number-columns-repeated="2" office:value-type="float" office:value="22.5390625" calcext:value-type="float">
            <text:p>22.53906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6.9921875" calcext:value-type="float">
            <text:p>-6.9921875</text:p>
          </table:table-cell>
          <table:table-cell table:number-columns-repeated="3" office:value-type="float" office:value="-10.859375" calcext:value-type="float">
            <text:p>-10.859375</text:p>
          </table:table-cell>
          <table:table-cell table:number-columns-repeated="2" office:value-type="float" office:value="-11.2109375" calcext:value-type="float">
            <text:p>-11.2109375</text:p>
          </table:table-cell>
          <table:table-cell office:value-type="float" office:value="-11.5625" calcext:value-type="float">
            <text:p>-11.5625</text:p>
          </table:table-cell>
          <table:table-cell table:number-columns-repeated="2" office:value-type="float" office:value="-11.9140625" calcext:value-type="float">
            <text:p>-11.9140625</text:p>
          </table:table-cell>
          <table:table-cell office:value-type="float" office:value="-12.265625" calcext:value-type="float">
            <text:p>-12.265625</text:p>
          </table:table-cell>
          <table:table-cell table:number-columns-repeated="2" office:value-type="float" office:value="-12.6171875" calcext:value-type="float">
            <text:p>-12.617187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5703125" calcext:value-type="float">
            <text:p>4.5703125</text:p>
          </table:table-cell>
          <table:table-cell table:number-columns-repeated="2" office:value-type="float" office:value="5.625" calcext:value-type="float">
            <text:p>5.625</text:p>
          </table:table-cell>
          <table:table-cell office:value-type="float" office:value="4.5703125" calcext:value-type="float">
            <text:p>4.5703125</text:p>
          </table:table-cell>
          <table:table-cell table:number-columns-repeated="7" office:value-type="float" office:value="4.921875" calcext:value-type="float">
            <text:p>4.92187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 table:number-columns-repeated="8"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50000011920929" calcext:value-type="float">
            <text:p>0.5500000119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50000023841858" calcext:value-type="float">
            <text:p>0.8500000238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1.60000002384186" calcext:value-type="float">
            <text:p>1.6000000238</text:p>
          </table:table-cell>
          <table:table-cell office:value-type="float" office:value="1.75" calcext:value-type="float">
            <text:p>1.75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2.57999992370606" calcext:value-type="float">
            <text:p>2.5799999237</text:p>
          </table:table-cell>
          <table:table-cell office:value-type="float" office:value="2.89000010490417" calcext:value-type="float">
            <text:p>2.8900001049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3.40000009536743" calcext:value-type="float">
            <text:p>3.4000000954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 office:value-type="float" office:value="3200" calcext:value-type="float">
            <text:p>3200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3.125" calcext:value-type="float">
            <text:p>-3.125</text:p>
          </table:table-cell>
          <table:table-cell table:number-columns-repeated="2" office:value-type="float" office:value="-5.9375" calcext:value-type="float">
            <text:p>-5.9375</text:p>
          </table:table-cell>
          <table:table-cell office:value-type="float" office:value="-6.640625" calcext:value-type="float">
            <text:p>-6.640625</text:p>
          </table:table-cell>
          <table:table-cell office:value-type="float" office:value="-7.34375" calcext:value-type="float">
            <text:p>-7.343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1.5625" calcext:value-type="float">
            <text:p>-11.5625</text:p>
          </table:table-cell>
          <table:table-cell office:value-type="float" office:value="-12.265625" calcext:value-type="float">
            <text:p>-12.26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office:value-type="float" office:value="8.4375" calcext:value-type="float">
            <text:p>8.4375</text:p>
          </table:table-cell>
          <table:table-cell office:value-type="float" office:value="5.9765625" calcext:value-type="float">
            <text:p>5.9765625</text:p>
          </table:table-cell>
          <table:table-cell table:number-columns-repeated="8" office:value-type="float" office:value="4.921875" calcext:value-type="float">
            <text:p>4.921875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.9765625" calcext:value-type="float">
            <text:p>5.976562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2.109375" calcext:value-type="float">
            <text:p>2.109375</text:p>
          </table:table-cell>
          <table:table-cell table:number-columns-repeated="2" office:value-type="float" office:value="1.0546875" calcext:value-type="float">
            <text:p>1.0546875</text:p>
          </table:table-cell>
          <table:table-cell table:number-columns-repeated="4" office:value-type="float" office:value="2.109375" calcext:value-type="float">
            <text:p>2.109375</text:p>
          </table:table-cell>
          <table:table-cell office:value-type="float" office:value="1.0546875" calcext:value-type="float">
            <text:p>1.05468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6796875" calcext:value-type="float">
            <text:p>6.679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 table:number-columns-repeated="4" office:value-type="float" office:value="3.1640625" calcext:value-type="float">
            <text:p>3.16406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 office:value-type="float" office:value="3600" calcext:value-type="float">
            <text:p>3600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47.8515625" calcext:value-type="float">
            <text:p>47.851562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4.8828125" calcext:value-type="float">
            <text:p>-4.8828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6.9921875" calcext:value-type="float">
            <text:p>-6.99218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1.9140625" calcext:value-type="float">
            <text:p>-11.9140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.3828125" calcext:value-type="float">
            <text:p>7.3828125</text:p>
          </table:table-cell>
          <table:table-cell table:number-columns-repeated="3" office:value-type="float" office:value="7.03125" calcext:value-type="float">
            <text:p>7.031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7.03125" calcext:value-type="float">
            <text:p>7.03125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5.9765625" calcext:value-type="float">
            <text:p>5.9765625</text:p>
          </table:table-cell>
          <table:table-cell table:number-columns-repeated="4" office:value-type="float" office:value="3.8671875" calcext:value-type="float">
            <text:p>3.8671875</text:p>
          </table:table-cell>
          <table:table-cell table:number-columns-repeated="3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6.328125" calcext:value-type="float">
            <text:p>6.328125</text:p>
          </table:table-cell>
          <table:table-cell office:value-type="float" office:value="6.6796875" calcext:value-type="float">
            <text:p>6.6796875</text:p>
          </table:table-cell>
          <table:table-cell office:value-type="float" office:value="6.328125" calcext:value-type="float">
            <text:p>6.328125</text:p>
          </table:table-cell>
          <table:table-cell table:number-columns-repeated="4" office:value-type="float" office:value="3.8671875" calcext:value-type="float">
            <text:p>3.86718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7421875" calcext:value-type="float">
            <text:p>0.7421875</text:p>
          </table:table-cell>
          <table:table-cell table:number-columns-repeated="2"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4000" calcext:value-type="float">
            <text:p>4000</text:p>
          </table:table-cell>
          <table:table-cell office:value-type="float" office:value="45.0390625" calcext:value-type="float">
            <text:p>45.03906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9.9609375" calcext:value-type="float">
            <text:p>49.960937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8.125" calcext:value-type="float">
            <text:p>8.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2.7734375" calcext:value-type="float">
            <text:p>-2.7734375</text:p>
          </table:table-cell>
          <table:table-cell office:value-type="float" office:value="-4.53125" calcext:value-type="float">
            <text:p>-4.53125</text:p>
          </table:table-cell>
          <table:table-cell office:value-type="float" office:value="-6.2890625" calcext:value-type="float">
            <text:p>-6.2890625</text:p>
          </table:table-cell>
          <table:table-cell office:value-type="float" office:value="-8.046875" calcext:value-type="float">
            <text:p>-8.0468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1.2109375" calcext:value-type="float">
            <text:p>-11.210937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3828125" calcext:value-type="float">
            <text:p>7.38281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3828125" calcext:value-type="float">
            <text:p>7.382812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328125" calcext:value-type="float">
            <text:p>6.328125</text:p>
          </table:table-cell>
          <table:table-cell table:number-columns-repeated="3" office:value-type="float" office:value="5.9765625" calcext:value-type="float">
            <text:p>5.976562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1640625" calcext:value-type="float">
            <text:p>3.16406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9.140625" calcext:value-type="float">
            <text:p>9.1406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9.140625" calcext:value-type="float">
            <text:p>9.140625</text:p>
          </table:table-cell>
          <table:table-cell table:number-columns-repeated="2" office:value-type="float" office:value="5.9765625" calcext:value-type="float">
            <text:p>5.9765625</text:p>
          </table:table-cell>
          <table:table-cell table:number-columns-repeated="3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875" calcext:value-type="float">
            <text:p>4.21875</text:p>
          </table:table-cell>
          <table:table-cell table:number-columns-repeated="2" office:value-type="float" office:value="6.6796875" calcext:value-type="float">
            <text:p>6.67968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328125" calcext:value-type="float">
            <text:p>6.328125</text:p>
          </table:table-cell>
          <table:table-cell office:value-type="float" office:value="5.625" calcext:value-type="float">
            <text:p>5.625</text:p>
          </table:table-cell>
          <table:table-cell office:value-type="float" office:value="5.2734375" calcext:value-type="float">
            <text:p>5.2734375</text:p>
          </table:table-cell>
          <table:table-cell table:number-columns-repeated="5" office:value-type="float" office:value="4.921875" calcext:value-type="float">
            <text:p>4.921875</text:p>
          </table:table-cell>
          <table:table-cell table:number-columns-repeated="2"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office:value-type="float" office:value="1.09375" calcext:value-type="float">
            <text:p>1.09375</text:p>
          </table:table-cell>
          <table:table-cell table:number-columns-repeated="2" office:value-type="float" office:value="0.7421875" calcext:value-type="float">
            <text:p>0.742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4400" calcext:value-type="float">
            <text:p>4400</text:p>
          </table:table-cell>
          <table:table-cell office:value-type="float" office:value="45.0390625" calcext:value-type="float">
            <text:p>45.0390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5.5859375" calcext:value-type="float">
            <text:p>-5.5859375</text:p>
          </table:table-cell>
          <table:table-cell office:value-type="float" office:value="-7.34375" calcext:value-type="float">
            <text:p>-7.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1.2109375" calcext:value-type="float">
            <text:p>-11.210937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5703125" calcext:value-type="float">
            <text:p>4.5703125</text:p>
          </table:table-cell>
          <table:table-cell table:number-columns-repeated="2" office:value-type="float" office:value="3.8671875" calcext:value-type="float">
            <text:p>3.8671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3828125" calcext:value-type="float">
            <text:p>7.3828125</text:p>
          </table:table-cell>
          <table:table-cell table:number-columns-repeated="2" office:value-type="float" office:value="5.9765625" calcext:value-type="float">
            <text:p>5.9765625</text:p>
          </table:table-cell>
          <table:table-cell office:value-type="float" office:value="5.625" calcext:value-type="float">
            <text:p>5.625</text:p>
          </table:table-cell>
          <table:table-cell table:number-columns-repeated="3" office:value-type="float" office:value="4.921875" calcext:value-type="float">
            <text:p>4.921875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table:number-columns-repeated="4" office:value-type="float" office:value="4.921875" calcext:value-type="float">
            <text:p>4.921875</text:p>
          </table:table-cell>
          <table:table-cell table:number-columns-repeated="2" office:value-type="float" office:value="5.9765625" calcext:value-type="float">
            <text:p>5.9765625</text:p>
          </table:table-cell>
          <table:table-cell table:number-columns-repeated="2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6.328125" calcext:value-type="float">
            <text:p>6.328125</text:p>
          </table:table-cell>
          <table:table-cell table:number-columns-repeated="2" office:value-type="float" office:value="7.734375" calcext:value-type="float">
            <text:p>7.73437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5.625" calcext:value-type="float">
            <text:p>5.625</text:p>
          </table:table-cell>
          <table:table-cell table:number-columns-repeated="4" office:value-type="float" office:value="4.921875" calcext:value-type="float">
            <text:p>4.921875</text:p>
          </table:table-cell>
          <table:table-cell table:number-columns-repeated="2"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office:value-type="float" office:value="1.796875" calcext:value-type="float">
            <text:p>1.7968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4800" calcext:value-type="float">
            <text:p>4800</text:p>
          </table:table-cell>
          <table:table-cell office:value-type="float" office:value="45.0390625" calcext:value-type="float">
            <text:p>45.0390625</text:p>
          </table:table-cell>
          <table:table-cell office:value-type="float" office:value="51.015625" calcext:value-type="float">
            <text:p>51.015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8.125" calcext:value-type="float">
            <text:p>8.1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921875" calcext:value-type="float">
            <text:p>4.921875</text:p>
          </table:table-cell>
          <table:table-cell table:number-columns-repeated="2"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03125" calcext:value-type="float">
            <text:p>7.03125</text:p>
          </table:table-cell>
          <table:table-cell table:number-columns-repeated="3" office:value-type="float" office:value="6.328125" calcext:value-type="float">
            <text:p>6.32812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5.625" calcext:value-type="float">
            <text:p>5.625</text:p>
          </table:table-cell>
          <table:table-cell office:value-type="float" office:value="4.921875" calcext:value-type="float">
            <text:p>4.921875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table:number-columns-repeated="2"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03125" calcext:value-type="float">
            <text:p>7.03125</text:p>
          </table:table-cell>
          <table:table-cell table:number-columns-repeated="3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3.515625" calcext:value-type="float">
            <text:p>3.5156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734375" calcext:value-type="float">
            <text:p>7.734375</text:p>
          </table:table-cell>
          <table:table-cell table:number-columns-repeated="4" office:value-type="float" office:value="8.4375" calcext:value-type="float">
            <text:p>8.437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office:value-type="float" office:value="2.1484375" calcext:value-type="float">
            <text:p>2.1484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5200" calcext:value-type="float">
            <text:p>5200</text:p>
          </table:table-cell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2.7734375" calcext:value-type="float">
            <text:p>-2.77343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8.046875" calcext:value-type="float">
            <text:p>-8.0468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328125" calcext:value-type="float">
            <text:p>6.32812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328125" calcext:value-type="float">
            <text:p>6.328125</text:p>
          </table:table-cell>
          <table:table-cell table:number-columns-repeated="3" office:value-type="float" office:value="5.9765625" calcext:value-type="float">
            <text:p>5.9765625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7.03125" calcext:value-type="float">
            <text:p>7.03125</text:p>
          </table:table-cell>
          <table:table-cell table:number-columns-repeated="4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2.8125" calcext:value-type="float">
            <text:p>2.8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625" calcext:value-type="float">
            <text:p>5.625</text:p>
          </table:table-cell>
          <table:table-cell table:number-columns-repeated="4" office:value-type="float" office:value="8.4375" calcext:value-type="float">
            <text:p>8.437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6.6796875" calcext:value-type="float">
            <text:p>6.6796875</text:p>
          </table:table-cell>
        </table:table-row>
        <table:table-row table:style-name="ro1">
          <table:table-cell table:number-columns-repeated="2"/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5600" calcext:value-type="float">
            <text:p>5600</text:p>
          </table:table-cell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4.1796875" calcext:value-type="float">
            <text:p>-4.1796875</text:p>
          </table:table-cell>
          <table:table-cell office:value-type="float" office:value="-6.9921875" calcext:value-type="float">
            <text:p>-6.9921875</text:p>
          </table:table-cell>
          <table:table-cell office:value-type="float" office:value="-10.15625" calcext:value-type="float">
            <text:p>-10.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1.40625" calcext:value-type="float">
            <text:p>1.40625</text:p>
          </table:table-cell>
          <table:table-cell table:number-columns-repeated="3" office:value-type="float" office:value="6.328125" calcext:value-type="float">
            <text:p>6.328125</text:p>
          </table:table-cell>
          <table:table-cell table:number-columns-repeated="4" office:value-type="float" office:value="5.625" calcext:value-type="float">
            <text:p>5.625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table:number-columns-repeated="3" office:value-type="float" office:value="8.0859375" calcext:value-type="float">
            <text:p>8.0859375</text:p>
          </table:table-cell>
          <table:table-cell table:number-columns-repeated="3" office:value-type="float" office:value="4.921875" calcext:value-type="float">
            <text:p>4.921875</text:p>
          </table:table-cell>
          <table:table-cell office:value-type="float" office:value="3.8671875" calcext:value-type="float">
            <text:p>3.8671875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4.921875" calcext:value-type="float">
            <text:p>4.921875</text:p>
          </table:table-cell>
          <table:table-cell table:number-columns-repeated="4" office:value-type="float" office:value="8.4375" calcext:value-type="float">
            <text:p>8.437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7.3828125" calcext:value-type="float">
            <text:p>7.3828125</text:p>
          </table:table-cell>
        </table:table-row>
        <table:table-row table:style-name="ro1">
          <table:table-cell table:number-columns-repeated="2"/>
          <table:table-cell office:value-type="float" office:value="3.203125" calcext:value-type="float">
            <text:p>3.203125</text:p>
          </table:table-cell>
          <table:table-cell office:value-type="float" office:value="2.5" calcext:value-type="float">
            <text:p>2.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6000" calcext:value-type="float">
            <text:p>6000</text:p>
          </table:table-cell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6.640625" calcext:value-type="float">
            <text:p>-6.640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625" calcext:value-type="float">
            <text:p>5.625</text:p>
          </table:table-cell>
          <table:table-cell table:number-columns-repeated="2" office:value-type="float" office:value="5.9765625" calcext:value-type="float">
            <text:p>5.9765625</text:p>
          </table:table-cell>
          <table:table-cell table:number-columns-repeated="4" office:value-type="float" office:value="5.625" calcext:value-type="float">
            <text:p>5.625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11.953125" calcext:value-type="float">
            <text:p>11.953125</text:p>
          </table:table-cell>
          <table:table-cell office:value-type="float" office:value="13.0078125" calcext:value-type="float">
            <text:p>13.0078125</text:p>
          </table:table-cell>
          <table:table-cell office:value-type="float" office:value="11.953125" calcext:value-type="float">
            <text:p>11.953125</text:p>
          </table:table-cell>
          <table:table-cell office:value-type="float" office:value="9.84375" calcext:value-type="float">
            <text:p>9.84375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4.921875" calcext:value-type="float">
            <text:p>4.921875</text:p>
          </table:table-cell>
          <table:table-cell table:number-columns-repeated="4" office:value-type="float" office:value="8.4375" calcext:value-type="float">
            <text:p>8.437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table:number-columns-repeated="2"/>
          <table:table-cell office:value-type="float" office:value="3.90625" calcext:value-type="float">
            <text:p>3.9062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6400" calcext:value-type="float">
            <text:p>6400</text:p>
          </table:table-cell>
          <table:table-cell office:value-type="float" office:value="43.984375" calcext:value-type="float">
            <text:p>43.984375</text:p>
          </table:table-cell>
          <table:table-cell table:number-columns-repeated="2" office:value-type="float" office:value="47.8515625" calcext:value-type="float">
            <text:p>47.8515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3.125" calcext:value-type="float">
            <text:p>-3.125</text:p>
          </table:table-cell>
          <table:table-cell office:value-type="float" office:value="-6.2890625" calcext:value-type="float">
            <text:p>-6.2890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3.8671875" calcext:value-type="float">
            <text:p>3.8671875</text:p>
          </table:table-cell>
          <table:table-cell table:number-columns-repeated="7" office:value-type="float" office:value="5.625" calcext:value-type="float">
            <text:p>5.625</text:p>
          </table:table-cell>
          <table:table-cell/>
          <table:table-cell office:value-type="float" office:value="4400" calcext:value-type="float">
            <text:p>4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9765625" calcext:value-type="float">
            <text:p>5.9765625</text:p>
          </table:table-cell>
          <table:table-cell table:number-columns-repeated="3" office:value-type="float" office:value="4.921875" calcext:value-type="float">
            <text:p>4.921875</text:p>
          </table:table-cell>
          <table:table-cell office:value-type="float" office:value="8.0859375" calcext:value-type="float">
            <text:p>8.0859375</text:p>
          </table:table-cell>
          <table:table-cell table:number-columns-repeated="2" office:value-type="float" office:value="11.953125" calcext:value-type="float">
            <text:p>11.953125</text:p>
          </table:table-cell>
          <table:table-cell office:value-type="float" office:value="10.8984375" calcext:value-type="float">
            <text:p>10.8984375</text:p>
          </table:table-cell>
          <table:table-cell office:value-type="float" office:value="9.140625" calcext:value-type="float">
            <text:p>9.140625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40625" calcext:value-type="float">
            <text:p>1.4062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5.625" calcext:value-type="float">
            <text:p>5.625</text:p>
          </table:table-cell>
          <table:table-cell office:value-type="float" office:value="6.6796875" calcext:value-type="float">
            <text:p>6.6796875</text:p>
          </table:table-cell>
          <table:table-cell office:value-type="float" office:value="7.734375" calcext:value-type="float">
            <text:p>7.7343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2"/>
          <table:table-cell office:value-type="float" office:value="4.2578125" calcext:value-type="float">
            <text:p>4.25781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6800" calcext:value-type="float">
            <text:p>68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table:number-columns-repeated="8" office:value-type="float" office:value="3.8671875" calcext:value-type="float">
            <text:p>3.8671875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table:number-columns-repeated="3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11.953125" calcext:value-type="float">
            <text:p>11.95312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11.953125" calcext:value-type="float">
            <text:p>11.953125</text:p>
          </table:table-cell>
          <table:table-cell office:value-type="float" office:value="9.84375" calcext:value-type="float">
            <text:p>9.84375</text:p>
          </table:table-cell>
          <table:table-cell/>
          <table:table-cell office:value-type="float" office:value="4400" calcext:value-type="float">
            <text:p>4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40625" calcext:value-type="float">
            <text:p>1.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5.2734375" calcext:value-type="float">
            <text:p>5.2734375</text:p>
          </table:table-cell>
          <table:table-cell office:value-type="float" office:value="5.625" calcext:value-type="float">
            <text:p>5.62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2"/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5" calcext:value-type="float">
            <text:p>2.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7000" calcext:value-type="float">
            <text:p>7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table:number-columns-repeated="8" office:value-type="float" office:value="3.8671875" calcext:value-type="float">
            <text:p>3.8671875</text:p>
          </table:table-cell>
          <table:table-cell/>
          <table:table-cell office:value-type="float" office:value="5200" calcext:value-type="float">
            <text:p>5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table:number-columns-repeated="2" office:value-type="float" office:value="2.109375" calcext:value-type="float">
            <text:p>2.109375</text:p>
          </table:table-cell>
          <table:table-cell table:number-columns-repeated="2" office:value-type="float" office:value="3.1640625" calcext:value-type="float">
            <text:p>3.1640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10.8984375" calcext:value-type="float">
            <text:p>10.898437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11.953125" calcext:value-type="float">
            <text:p>11.953125</text:p>
          </table:table-cell>
          <table:table-cell office:value-type="float" office:value="9.84375" calcext:value-type="float">
            <text:p>9.84375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table:number-columns-repeated="2" office:value-type="float" office:value="2.109375" calcext:value-type="float">
            <text:p>2.10937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5.625" calcext:value-type="float">
            <text:p>5.62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7"/>
          <table:table-cell office:value-type="float" office:value="7200" calcext:value-type="float">
            <text:p>7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4.5703125" calcext:value-type="float">
            <text:p>4.5703125</text:p>
          </table:table-cell>
          <table:table-cell table:number-columns-repeated="7" office:value-type="float" office:value="3.8671875" calcext:value-type="float">
            <text:p>3.8671875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table:number-columns-repeated="2" office:value-type="float" office:value="2.109375" calcext:value-type="float">
            <text:p>2.109375</text:p>
          </table:table-cell>
          <table:table-cell table:number-columns-repeated="2" office:value-type="float" office:value="3.1640625" calcext:value-type="float">
            <text:p>3.1640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03125" calcext:value-type="float">
            <text:p>7.03125</text:p>
          </table:table-cell>
          <table:table-cell table:number-columns-repeated="2" office:value-type="float" office:value="9.84375" calcext:value-type="float">
            <text:p>9.84375</text:p>
          </table:table-cell>
          <table:table-cell office:value-type="float" office:value="10.8984375" calcext:value-type="float">
            <text:p>10.8984375</text:p>
          </table:table-cell>
          <table:table-cell office:value-type="float" office:value="9.140625" calcext:value-type="float">
            <text:p>9.140625</text:p>
          </table:table-cell>
          <table:table-cell/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dient</text:p>
          </table:table-cell>
          <table:table-cell office:value-type="float" office:value="0.3515625" calcext:value-type="float">
            <text:p>0.3515625</text:p>
          </table:table-cell>
          <table:table-cell table:number-columns-repeated="3"/>
          <table:table-cell office:value-type="float" office:value="7400" calcext:value-type="float">
            <text:p>7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5859375" calcext:value-type="float">
            <text:p>-5.5859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5.9765625" calcext:value-type="float">
            <text:p>5.9765625</text:p>
          </table:table-cell>
          <table:table-cell table:number-columns-repeated="3" office:value-type="float" office:value="3.515625" calcext:value-type="float">
            <text:p>3.515625</text:p>
          </table:table-cell>
          <table:table-cell office:value-type="float" office:value="3.1640625" calcext:value-type="float">
            <text:p>3.1640625</text:p>
          </table:table-cell>
          <table:table-cell table:number-columns-repeated="4" office:value-type="float" office:value="3.515625" calcext:value-type="float">
            <text:p>3.515625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09375" calcext:value-type="float">
            <text:p>2.109375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4.921875" calcext:value-type="float">
            <text:p>4.921875</text:p>
          </table:table-cell>
          <table:table-cell table:number-columns-repeated="2" office:value-type="float" office:value="9.84375" calcext:value-type="float">
            <text:p>9.84375</text:p>
          </table:table-cell>
          <table:table-cell office:value-type="float" office:value="10.8984375" calcext:value-type="float">
            <text:p>10.8984375</text:p>
          </table:table-cell>
          <table:table-cell office:value-type="float" office:value="9.140625" calcext:value-type="float">
            <text:p>9.140625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3.1640625" calcext:value-type="float">
            <text:p>3.1640625</text:p>
          </table:table-cell>
          <table:table-cell table:number-columns-repeated="2" office:value-type="float" office:value="3.515625" calcext:value-type="float">
            <text:p>3.515625</text:p>
          </table:table-cell>
          <table:table-cell office:value-type="float" office:value="3.8671875" calcext:value-type="float">
            <text:p>3.8671875</text:p>
          </table:table-cell>
          <table:table-cell table:number-columns-repeated="4" office:value-type="float" office:value="3.515625" calcext:value-type="float">
            <text:p>3.515625</text:p>
          </table:table-cell>
          <table:table-cell/>
          <table:table-cell office:value-type="float" office:value="6400" calcext:value-type="float">
            <text:p>64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.0546875" calcext:value-type="float">
            <text:p>1.05468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9.140625" calcext:value-type="float">
            <text:p>9.140625</text:p>
          </table:table-cell>
          <table:table-cell office:value-type="float" office:value="7.03125" calcext:value-type="float">
            <text:p>7.03125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578125" calcext:value-type="float">
            <text:p>1.7578125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800" calcext:value-type="float">
            <text:p>78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3.1640625" calcext:value-type="float">
            <text:p>3.1640625</text:p>
          </table:table-cell>
          <table:table-cell table:number-columns-repeated="2" office:value-type="float" office:value="3.515625" calcext:value-type="float">
            <text:p>3.515625</text:p>
          </table:table-cell>
          <table:table-cell office:value-type="float" office:value="3.8671875" calcext:value-type="float">
            <text:p>3.8671875</text:p>
          </table:table-cell>
          <table:table-cell table:number-columns-repeated="4" office:value-type="float" office:value="3.515625" calcext:value-type="float">
            <text:p>3.515625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5.9765625" calcext:value-type="float">
            <text:p>5.9765625</text:p>
          </table:table-cell>
          <table:table-cell/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table:formula="of:=[.D20]*8" office:value-type="float" office:value="8" calcext:value-type="float">
            <text:p>8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3.1640625" calcext:value-type="float">
            <text:p>3.1640625</text:p>
          </table:table-cell>
          <table:table-cell table:number-columns-repeated="2" office:value-type="float" office:value="3.515625" calcext:value-type="float">
            <text:p>3.515625</text:p>
          </table:table-cell>
          <table:table-cell office:value-type="float" office:value="3.8671875" calcext:value-type="float">
            <text:p>3.8671875</text:p>
          </table:table-cell>
          <table:table-cell table:number-columns-repeated="4" office:value-type="float" office:value="3.515625" calcext:value-type="float">
            <text:p>3.515625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5.9765625" calcext:value-type="float">
            <text:p>5.9765625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gn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3.1640625" calcext:value-type="float">
            <text:p>3.1640625</text:p>
          </table:table-cell>
          <table:table-cell table:number-columns-repeated="2" office:value-type="float" office:value="3.515625" calcext:value-type="float">
            <text:p>3.515625</text:p>
          </table:table-cell>
          <table:table-cell office:value-type="float" office:value="3.8671875" calcext:value-type="float">
            <text:p>3.8671875</text:p>
          </table:table-cell>
          <table:table-cell table:number-columns-repeated="4" office:value-type="float" office:value="3.515625" calcext:value-type="float">
            <text:p>3.515625</text:p>
          </table:table-cell>
          <table:table-cell/>
          <table:table-cell office:value-type="float" office:value="7600" calcext:value-type="float">
            <text:p>76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.0546875" calcext:value-type="float">
            <text:p>1.0546875</text:p>
          </table:table-cell>
          <table:table-cell office:value-type="float" office:value="3.1640625" calcext:value-type="float">
            <text:p>3.1640625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5.9765625" calcext:value-type="float">
            <text:p>5.9765625</text:p>
          </table:table-cell>
          <table:table-cell office:value-type="float" office:value="8.0859375" calcext:value-type="float">
            <text:p>8.0859375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5.9765625" calcext:value-type="float">
            <text:p>5.9765625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 Space</text:p>
          </table:table-cell>
          <table:table-cell table:formula="of:=2^[.D21]" office:value-type="float" office:value="256" calcext:value-type="float">
            <text:p>256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 table:number-columns-repeated="35"/>
          <table:table-cell office:value-type="float" office:value="7600" calcext:value-type="float">
            <text:p>7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3.8671875" calcext:value-type="float">
            <text:p>3.8671875</text:p>
          </table:table-cell>
          <table:table-cell office:value-type="float" office:value="7.3828125" calcext:value-type="float">
            <text:p>7.3828125</text:p>
          </table:table-cell>
          <table:table-cell table:number-columns-repeated="5" office:value-type="float" office:value="9.4921875" calcext:value-type="float">
            <text:p>9.4921875</text:p>
          </table:table-cell>
          <table:table-cell office:value-type="float" office:value="7.3828125" calcext:value-type="float">
            <text:p>7.3828125</text:p>
          </table:table-cell>
        </table:table-row>
        <table:table-row table:style-name="ro1">
          <table:table-cell table:number-columns-repeated="7"/>
          <table:table-cell office:value-type="float" office:value="8600" calcext:value-type="float">
            <text:p>8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CONCATENATE(TEXT(([.C5]-[.$D$19])/[.$D$18];&quot;##0.#&quot;);&quot;,&quot;)" office:value-type="string" office:string-value="57," calcext:value-type="string">
            <text:p>57,</text:p>
          </table:table-cell>
          <table:table-cell table:formula="of:=CONCATENATE(TEXT(([.D5]-[.$D$19])/[.$D$18];&quot;##0.#&quot;);&quot;,&quot;)" office:value-type="string" office:string-value="57," calcext:value-type="string">
            <text:p>57,</text:p>
          </table:table-cell>
          <table:table-cell table:formula="of:=CONCATENATE(TEXT(([.E5]-[.$D$19])/[.$D$18];&quot;##0.#&quot;);&quot;,&quot;)" office:value-type="string" office:string-value="57," calcext:value-type="string">
            <text:p>57,</text:p>
          </table:table-cell>
          <table:table-cell table:formula="of:=CONCATENATE(TEXT(([.F5]-[.$D$19])/[.$D$18];&quot;##0.#&quot;);&quot;,&quot;)" office:value-type="string" office:string-value="57," calcext:value-type="string">
            <text:p>57,</text:p>
          </table:table-cell>
          <table:table-cell table:formula="of:=CONCATENATE(TEXT(([.G5]-[.$D$19])/[.$D$18];&quot;##0.#&quot;);&quot;,&quot;)" office:value-type="string" office:string-value="57," calcext:value-type="string">
            <text:p>57,</text:p>
          </table:table-cell>
          <table:table-cell table:number-columns-repeated="38"/>
          <table:table-cell office:value-type="string" calcext:value-type="string">
            <text:p>BASE</text:p>
          </table:table-cell>
          <table:table-cell table:number-columns-repeated="34"/>
        </table:table-row>
        <table:table-row table:style-name="ro1">
          <table:table-cell table:number-columns-repeated="2"/>
          <table:table-cell table:formula="of:=CONCATENATE(TEXT(([.C6]-[.$D$19])/[.$D$18];&quot;##0.#&quot;);&quot;,&quot;)" office:value-type="string" office:string-value="57," calcext:value-type="string">
            <text:p>57,</text:p>
          </table:table-cell>
          <table:table-cell table:formula="of:=CONCATENATE(TEXT(([.D6]-[.$D$19])/[.$D$18];&quot;##0.#&quot;);&quot;,&quot;)" office:value-type="string" office:string-value="57," calcext:value-type="string">
            <text:p>57,</text:p>
          </table:table-cell>
          <table:table-cell table:formula="of:=CONCATENATE(TEXT(([.E6]-[.$D$19])/[.$D$18];&quot;##0.#&quot;);&quot;,&quot;)" office:value-type="string" office:string-value="57," calcext:value-type="string">
            <text:p>57,</text:p>
          </table:table-cell>
          <table:table-cell table:formula="of:=CONCATENATE(TEXT(([.F6]-[.$D$19])/[.$D$18];&quot;##0.#&quot;);&quot;,&quot;)" office:value-type="string" office:string-value="57," calcext:value-type="string">
            <text:p>57,</text:p>
          </table:table-cell>
          <table:table-cell table:formula="of:=CONCATENATE(TEXT(([.G6]-[.$D$19])/[.$D$18];&quot;##0.#&quot;);&quot;,&quot;)" office:value-type="string" office:string-value="57," calcext:value-type="string">
            <text:p>57,</text:p>
          </table:table-cell>
          <table:table-cell table:number-columns-repeated="22"/>
          <table:table-cell office:value-type="string" calcext:value-type="string">
            <text:p>BASE</text:p>
          </table:table-cell>
          <table:table-cell table:number-columns-repeated="16"/>
          <table:table-cell office:value-type="float" office:value="0.25" calcext:value-type="float">
            <text:p>0.25</text:p>
          </table:table-cell>
          <table:table-cell office:value-type="float" office:value="0.399999976158142" calcext:value-type="float">
            <text:p>0.3999999762</text:p>
          </table:table-cell>
          <table:table-cell office:value-type="float" office:value="0.549999952316284" calcext:value-type="float">
            <text:p>0.549999952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49999964237213" calcext:value-type="float">
            <text:p>0.8499999642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4999992847443" calcext:value-type="float">
            <text:p>1.4499999285</text:p>
          </table:table-cell>
          <table:table-cell office:value-type="float" office:value="1.59999990463257" calcext:value-type="float">
            <text:p>1.5999999046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CONCATENATE(TEXT(([.C7]-[.$D$19])/[.$D$18];&quot;##0.#&quot;);&quot;,&quot;)" office:value-type="string" office:string-value="57," calcext:value-type="string">
            <text:p>57,</text:p>
          </table:table-cell>
          <table:table-cell table:formula="of:=CONCATENATE(TEXT(([.D7]-[.$D$19])/[.$D$18];&quot;##0.#&quot;);&quot;,&quot;)" office:value-type="string" office:string-value="57," calcext:value-type="string">
            <text:p>57,</text:p>
          </table:table-cell>
          <table:table-cell table:formula="of:=CONCATENATE(TEXT(([.E7]-[.$D$19])/[.$D$18];&quot;##0.#&quot;);&quot;,&quot;)" office:value-type="string" office:string-value="57," calcext:value-type="string">
            <text:p>57,</text:p>
          </table:table-cell>
          <table:table-cell table:formula="of:=CONCATENATE(TEXT(([.F7]-[.$D$19])/[.$D$18];&quot;##0.#&quot;);&quot;,&quot;)" office:value-type="string" office:string-value="57," calcext:value-type="string">
            <text:p>57,</text:p>
          </table:table-cell>
          <table:table-cell table:formula="of:=CONCATENATE(TEXT(([.G7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5]-[.$D$19])/[.$D$18];&quot;##0.#&quot;);&quot;,&quot;)" office:value-type="string" office:string-value="105," calcext:value-type="string">
            <text:p>105,</text:p>
          </table:table-cell>
          <table:table-cell table:formula="of:=CONCATENATE(TEXT(([.J5]-[.$D$19])/[.$D$18];&quot;##0.#&quot;);&quot;,&quot;)" office:value-type="string" office:string-value="121," calcext:value-type="string">
            <text:p>121,</text:p>
          </table:table-cell>
          <table:table-cell table:formula="of:=CONCATENATE(TEXT(([.K5]-[.$D$19])/[.$D$18];&quot;##0.#&quot;);&quot;,&quot;)" office:value-type="string" office:string-value="121," calcext:value-type="string">
            <text:p>121,</text:p>
          </table:table-cell>
          <table:table-cell table:formula="of:=CONCATENATE(TEXT(([.L5]-[.$D$19])/[.$D$18];&quot;##0.#&quot;);&quot;,&quot;)" office:value-type="string" office:string-value="117," calcext:value-type="string">
            <text:p>117,</text:p>
          </table:table-cell>
          <table:table-cell table:formula="of:=CONCATENATE(TEXT(([.M5]-[.$D$19])/[.$D$18];&quot;##0.#&quot;);&quot;,&quot;)" office:value-type="string" office:string-value="91," calcext:value-type="string">
            <text:p>91,</text:p>
          </table:table-cell>
          <table:table-cell table:formula="of:=CONCATENATE(TEXT(([.N5]-[.$D$19])/[.$D$18];&quot;##0.#&quot;);&quot;,&quot;)" office:value-type="string" office:string-value="71," calcext:value-type="string">
            <text:p>71,</text:p>
          </table:table-cell>
          <table:table-cell table:formula="of:=CONCATENATE(TEXT(([.O5]-[.$D$19])/[.$D$18];&quot;##0.#&quot;);&quot;,&quot;)" office:value-type="string" office:string-value="53," calcext:value-type="string">
            <text:p>53,</text:p>
          </table:table-cell>
          <table:table-cell table:formula="of:=CONCATENATE(TEXT(([.P5]-[.$D$19])/[.$D$18];&quot;##0.#&quot;);&quot;,&quot;)" office:value-type="string" office:string-value="37," calcext:value-type="string">
            <text:p>37,</text:p>
          </table:table-cell>
          <table:table-cell table:formula="of:=CONCATENATE(TEXT(([.Q5]-[.$D$19])/[.$D$18];&quot;##0.#&quot;);&quot;,&quot;)" office:value-type="string" office:string-value="26," calcext:value-type="string">
            <text:p>26,</text:p>
          </table:table-cell>
          <table:table-cell table:formula="of:=CONCATENATE(TEXT(([.R5]-[.$D$19])/[.$D$18];&quot;##0.#&quot;);&quot;,&quot;)" office:value-type="string" office:string-value="26," calcext:value-type="string">
            <text:p>26,</text:p>
          </table:table-cell>
          <table:table-cell table:formula="of:=CONCATENATE(TEXT(([.S5]-[.$D$19])/[.$D$18];&quot;##0.#&quot;);&quot;,&quot;)" office:value-type="string" office:string-value="26," calcext:value-type="string">
            <text:p>26,</text:p>
          </table:table-cell>
          <table:table-cell table:formula="of:=CONCATENATE(TEXT(([.T5]-[.$D$19])/[.$D$18];&quot;##0.#&quot;);&quot;,&quot;)" office:value-type="string" office:string-value="25," calcext:value-type="string">
            <text:p>25,</text:p>
          </table:table-cell>
          <table:table-cell table:formula="of:=CONCATENATE(TEXT(([.U5]-[.$D$19])/[.$D$18];&quot;##0.#&quot;);&quot;,&quot;)" office:value-type="string" office:string-value="25," calcext:value-type="string">
            <text:p>25,</text:p>
          </table:table-cell>
          <table:table-cell table:formula="of:=CONCATENATE(TEXT(([.V5]-[.$D$19])/[.$D$18];&quot;##0.#&quot;);&quot;,&quot;)" office:value-type="string" office:string-value="24," calcext:value-type="string">
            <text:p>24,</text:p>
          </table:table-cell>
          <table:table-cell table:formula="of:=CONCATENATE(TEXT(([.W5]-[.$D$19])/[.$D$18];&quot;##0.#&quot;);&quot;,&quot;)" office:value-type="string" office:string-value="23," calcext:value-type="string">
            <text:p>23,</text:p>
          </table:table-cell>
          <table:table-cell table:formula="of:=CONCATENATE(TEXT(([.X5]-[.$D$19])/[.$D$18];&quot;##0.#&quot;);&quot;,&quot;)" office:value-type="string" office:string-value="23," calcext:value-type="string">
            <text:p>23,</text:p>
          </table:table-cell>
          <table:table-cell table:formula="of:=CONCATENATE(TEXT(([.Y5]-[.$D$19])/[.$D$18];&quot;##0.#&quot;);&quot;,&quot;)" office:value-type="string" office:string-value="22," calcext:value-type="string">
            <text:p>22,</text:p>
          </table:table-cell>
          <table:table-cell table:formula="of:=CONCATENATE(TEXT(([.Z5]-[.$D$19])/[.$D$18];&quot;##0.#&quot;);&quot;,&quot;)" office:value-type="string" office:string-value="21," calcext:value-type="string">
            <text:p>21,</text:p>
          </table:table-cell>
          <table:table-cell table:formula="of:=CONCATENATE(TEXT(([.AA5]-[.$D$19])/[.$D$18];&quot;##0.#&quot;);&quot;,&quot;)" office:value-type="string" office:string-value="21," calcext:value-type="string">
            <text:p>21,</text:p>
          </table:table-cell>
          <table:table-cell table:formula="of:=CONCATENATE(TEXT(([.AB5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16.9140625" calcext:value-type="float">
            <text:p>16.9140625</text:p>
          </table:table-cell>
          <table:table-cell table:number-columns-repeated="2" office:value-type="float" office:value="22.5390625" calcext:value-type="float">
            <text:p>22.53906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6.9921875" calcext:value-type="float">
            <text:p>-6.9921875</text:p>
          </table:table-cell>
          <table:table-cell table:number-columns-repeated="7" office:value-type="float" office:value="-10.859375" calcext:value-type="float">
            <text:p>-10.8593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8.125" calcext:value-type="float">
            <text:p>8.1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2.8515625" calcext:value-type="float">
            <text:p>2.8515625</text:p>
          </table:table-cell>
          <table:table-cell table:number-columns-repeated="7" office:value-type="float" office:value="2.1484375" calcext:value-type="float">
            <text:p>2.14843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50000011920929" calcext:value-type="float">
            <text:p>0.5500000119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50000023841858" calcext:value-type="float">
            <text:p>0.8500000238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1.60000002384186" calcext:value-type="float">
            <text:p>1.6000000238</text:p>
          </table:table-cell>
          <table:table-cell office:value-type="float" office:value="1.75" calcext:value-type="float">
            <text:p>1.75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2.57999992370606" calcext:value-type="float">
            <text:p>2.5799999237</text:p>
          </table:table-cell>
          <table:table-cell office:value-type="float" office:value="2.89000010490417" calcext:value-type="float">
            <text:p>2.8900001049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3.40000009536743" calcext:value-type="float">
            <text:p>3.4000000954</text:p>
          </table:table-cell>
        </table:table-row>
        <table:table-row table:style-name="ro1">
          <table:table-cell table:number-columns-repeated="2"/>
          <table:table-cell table:formula="of:=CONCATENATE(TEXT(([.C8]-[.$D$19])/[.$D$18];&quot;##0.#&quot;);&quot;,&quot;)" office:value-type="string" office:string-value="59," calcext:value-type="string">
            <text:p>59,</text:p>
          </table:table-cell>
          <table:table-cell table:formula="of:=CONCATENATE(TEXT(([.D8]-[.$D$19])/[.$D$18];&quot;##0.#&quot;);&quot;,&quot;)" office:value-type="string" office:string-value="59," calcext:value-type="string">
            <text:p>59,</text:p>
          </table:table-cell>
          <table:table-cell table:formula="of:=CONCATENATE(TEXT(([.E8]-[.$D$19])/[.$D$18];&quot;##0.#&quot;);&quot;,&quot;)" office:value-type="string" office:string-value="58," calcext:value-type="string">
            <text:p>58,</text:p>
          </table:table-cell>
          <table:table-cell table:formula="of:=CONCATENATE(TEXT(([.F8]-[.$D$19])/[.$D$18];&quot;##0.#&quot;);&quot;,&quot;)" office:value-type="string" office:string-value="58," calcext:value-type="string">
            <text:p>58,</text:p>
          </table:table-cell>
          <table:table-cell table:formula="of:=CONCATENATE(TEXT(([.G8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6]-[.$D$19])/[.$D$18];&quot;##0.#&quot;);&quot;,&quot;)" office:value-type="string" office:string-value="134," calcext:value-type="string">
            <text:p>134,</text:p>
          </table:table-cell>
          <table:table-cell table:formula="of:=CONCATENATE(TEXT(([.J6]-[.$D$19])/[.$D$18];&quot;##0.#&quot;);&quot;,&quot;)" office:value-type="string" office:string-value="168," calcext:value-type="string">
            <text:p>168,</text:p>
          </table:table-cell>
          <table:table-cell table:formula="of:=CONCATENATE(TEXT(([.K6]-[.$D$19])/[.$D$18];&quot;##0.#&quot;);&quot;,&quot;)" office:value-type="string" office:string-value="148," calcext:value-type="string">
            <text:p>148,</text:p>
          </table:table-cell>
          <table:table-cell table:formula="of:=CONCATENATE(TEXT(([.L6]-[.$D$19])/[.$D$18];&quot;##0.#&quot;);&quot;,&quot;)" office:value-type="string" office:string-value="137," calcext:value-type="string">
            <text:p>137,</text:p>
          </table:table-cell>
          <table:table-cell table:formula="of:=CONCATENATE(TEXT(([.M6]-[.$D$19])/[.$D$18];&quot;##0.#&quot;);&quot;,&quot;)" office:value-type="string" office:string-value="115," calcext:value-type="string">
            <text:p>115,</text:p>
          </table:table-cell>
          <table:table-cell table:formula="of:=CONCATENATE(TEXT(([.N6]-[.$D$19])/[.$D$18];&quot;##0.#&quot;);&quot;,&quot;)" office:value-type="string" office:string-value="90," calcext:value-type="string">
            <text:p>90,</text:p>
          </table:table-cell>
          <table:table-cell table:formula="of:=CONCATENATE(TEXT(([.O6]-[.$D$19])/[.$D$18];&quot;##0.#&quot;);&quot;,&quot;)" office:value-type="string" office:string-value="73," calcext:value-type="string">
            <text:p>73,</text:p>
          </table:table-cell>
          <table:table-cell table:formula="of:=CONCATENATE(TEXT(([.P6]-[.$D$19])/[.$D$18];&quot;##0.#&quot;);&quot;,&quot;)" office:value-type="string" office:string-value="61," calcext:value-type="string">
            <text:p>61,</text:p>
          </table:table-cell>
          <table:table-cell table:formula="of:=CONCATENATE(TEXT(([.Q6]-[.$D$19])/[.$D$18];&quot;##0.#&quot;);&quot;,&quot;)" office:value-type="string" office:string-value="48," calcext:value-type="string">
            <text:p>48,</text:p>
          </table:table-cell>
          <table:table-cell table:formula="of:=CONCATENATE(TEXT(([.R6]-[.$D$19])/[.$D$18];&quot;##0.#&quot;);&quot;,&quot;)" office:value-type="string" office:string-value="40," calcext:value-type="string">
            <text:p>40,</text:p>
          </table:table-cell>
          <table:table-cell table:formula="of:=CONCATENATE(TEXT(([.S6]-[.$D$19])/[.$D$18];&quot;##0.#&quot;);&quot;,&quot;)" office:value-type="string" office:string-value="40," calcext:value-type="string">
            <text:p>40,</text:p>
          </table:table-cell>
          <table:table-cell table:formula="of:=CONCATENATE(TEXT(([.T6]-[.$D$19])/[.$D$18];&quot;##0.#&quot;);&quot;,&quot;)" office:value-type="string" office:string-value="38," calcext:value-type="string">
            <text:p>38,</text:p>
          </table:table-cell>
          <table:table-cell table:formula="of:=CONCATENATE(TEXT(([.U6]-[.$D$19])/[.$D$18];&quot;##0.#&quot;);&quot;,&quot;)" office:value-type="string" office:string-value="36," calcext:value-type="string">
            <text:p>36,</text:p>
          </table:table-cell>
          <table:table-cell table:formula="of:=CONCATENATE(TEXT(([.V6]-[.$D$19])/[.$D$18];&quot;##0.#&quot;);&quot;,&quot;)" office:value-type="string" office:string-value="33," calcext:value-type="string">
            <text:p>33,</text:p>
          </table:table-cell>
          <table:table-cell table:formula="of:=CONCATENATE(TEXT(([.W6]-[.$D$19])/[.$D$18];&quot;##0.#&quot;);&quot;,&quot;)" office:value-type="string" office:string-value="31," calcext:value-type="string">
            <text:p>31,</text:p>
          </table:table-cell>
          <table:table-cell table:formula="of:=CONCATENATE(TEXT(([.X6]-[.$D$19])/[.$D$18];&quot;##0.#&quot;);&quot;,&quot;)" office:value-type="string" office:string-value="29," calcext:value-type="string">
            <text:p>29,</text:p>
          </table:table-cell>
          <table:table-cell table:formula="of:=CONCATENATE(TEXT(([.Y6]-[.$D$19])/[.$D$18];&quot;##0.#&quot;);&quot;,&quot;)" office:value-type="string" office:string-value="27," calcext:value-type="string">
            <text:p>27,</text:p>
          </table:table-cell>
          <table:table-cell table:formula="of:=CONCATENATE(TEXT(([.Z6]-[.$D$19])/[.$D$18];&quot;##0.#&quot;);&quot;,&quot;)" office:value-type="string" office:string-value="24," calcext:value-type="string">
            <text:p>24,</text:p>
          </table:table-cell>
          <table:table-cell table:formula="of:=CONCATENATE(TEXT(([.AA6]-[.$D$19])/[.$D$18];&quot;##0.#&quot;);&quot;,&quot;)" office:value-type="string" office:string-value="22," calcext:value-type="string">
            <text:p>22,</text:p>
          </table:table-cell>
          <table:table-cell table:formula="of:=CONCATENATE(TEXT(([.AB6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27.109375" calcext:value-type="float">
            <text:p>27.1093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3.125" calcext:value-type="float">
            <text:p>-3.125</text:p>
          </table:table-cell>
          <table:table-cell table:number-columns-repeated="6" office:value-type="float" office:value="-5.9375" calcext:value-type="float">
            <text:p>-5.9375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21.8359375" calcext:value-type="float">
            <text:p>21.8359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7.0703125" calcext:value-type="float">
            <text:p>7.0703125</text:p>
          </table:table-cell>
          <table:table-cell table:number-columns-repeated="3" office:value-type="float" office:value="6.015625" calcext:value-type="float">
            <text:p>6.015625</text:p>
          </table:table-cell>
          <table:table-cell table:number-columns-repeated="4" office:value-type="float" office:value="4.9609375" calcext:value-type="float">
            <text:p>4.960937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4.2578125" calcext:value-type="float">
            <text:p>4.2578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CONCATENATE(TEXT(([.C9]-[.$D$19])/[.$D$18];&quot;##0.#&quot;);&quot;,&quot;)" office:value-type="string" office:string-value="60," calcext:value-type="string">
            <text:p>60,</text:p>
          </table:table-cell>
          <table:table-cell table:formula="of:=CONCATENATE(TEXT(([.D9]-[.$D$19])/[.$D$18];&quot;##0.#&quot;);&quot;,&quot;)" office:value-type="string" office:string-value="59," calcext:value-type="string">
            <text:p>59,</text:p>
          </table:table-cell>
          <table:table-cell table:formula="of:=CONCATENATE(TEXT(([.E9]-[.$D$19])/[.$D$18];&quot;##0.#&quot;);&quot;,&quot;)" office:value-type="string" office:string-value="59," calcext:value-type="string">
            <text:p>59,</text:p>
          </table:table-cell>
          <table:table-cell table:formula="of:=CONCATENATE(TEXT(([.F9]-[.$D$19])/[.$D$18];&quot;##0.#&quot;);&quot;,&quot;)" office:value-type="string" office:string-value="58," calcext:value-type="string">
            <text:p>58,</text:p>
          </table:table-cell>
          <table:table-cell table:formula="of:=CONCATENATE(TEXT(([.G9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7]-[.$D$19])/[.$D$18];&quot;##0.#&quot;);&quot;,&quot;)" office:value-type="string" office:string-value="162," calcext:value-type="string">
            <text:p>162,</text:p>
          </table:table-cell>
          <table:table-cell table:formula="of:=CONCATENATE(TEXT(([.J7]-[.$D$19])/[.$D$18];&quot;##0.#&quot;);&quot;,&quot;)" office:value-type="string" office:string-value="193," calcext:value-type="string">
            <text:p>193,</text:p>
          </table:table-cell>
          <table:table-cell table:formula="of:=CONCATENATE(TEXT(([.K7]-[.$D$19])/[.$D$18];&quot;##0.#&quot;);&quot;,&quot;)" office:value-type="string" office:string-value="171," calcext:value-type="string">
            <text:p>171,</text:p>
          </table:table-cell>
          <table:table-cell table:formula="of:=CONCATENATE(TEXT(([.L7]-[.$D$19])/[.$D$18];&quot;##0.#&quot;);&quot;,&quot;)" office:value-type="string" office:string-value="159," calcext:value-type="string">
            <text:p>159,</text:p>
          </table:table-cell>
          <table:table-cell table:formula="of:=CONCATENATE(TEXT(([.M7]-[.$D$19])/[.$D$18];&quot;##0.#&quot;);&quot;,&quot;)" office:value-type="string" office:string-value="122," calcext:value-type="string">
            <text:p>122,</text:p>
          </table:table-cell>
          <table:table-cell table:formula="of:=CONCATENATE(TEXT(([.N7]-[.$D$19])/[.$D$18];&quot;##0.#&quot;);&quot;,&quot;)" office:value-type="string" office:string-value="104," calcext:value-type="string">
            <text:p>104,</text:p>
          </table:table-cell>
          <table:table-cell table:formula="of:=CONCATENATE(TEXT(([.O7]-[.$D$19])/[.$D$18];&quot;##0.#&quot;);&quot;,&quot;)" office:value-type="string" office:string-value="88," calcext:value-type="string">
            <text:p>88,</text:p>
          </table:table-cell>
          <table:table-cell table:formula="of:=CONCATENATE(TEXT(([.P7]-[.$D$19])/[.$D$18];&quot;##0.#&quot;);&quot;,&quot;)" office:value-type="string" office:string-value="77," calcext:value-type="string">
            <text:p>77,</text:p>
          </table:table-cell>
          <table:table-cell table:formula="of:=CONCATENATE(TEXT(([.Q7]-[.$D$19])/[.$D$18];&quot;##0.#&quot;);&quot;,&quot;)" office:value-type="string" office:string-value="63," calcext:value-type="string">
            <text:p>63,</text:p>
          </table:table-cell>
          <table:table-cell table:formula="of:=CONCATENATE(TEXT(([.R7]-[.$D$19])/[.$D$18];&quot;##0.#&quot;);&quot;,&quot;)" office:value-type="string" office:string-value="55," calcext:value-type="string">
            <text:p>55,</text:p>
          </table:table-cell>
          <table:table-cell table:formula="of:=CONCATENATE(TEXT(([.S7]-[.$D$19])/[.$D$18];&quot;##0.#&quot;);&quot;,&quot;)" office:value-type="string" office:string-value="50," calcext:value-type="string">
            <text:p>50,</text:p>
          </table:table-cell>
          <table:table-cell table:formula="of:=CONCATENATE(TEXT(([.T7]-[.$D$19])/[.$D$18];&quot;##0.#&quot;);&quot;,&quot;)" office:value-type="string" office:string-value="47," calcext:value-type="string">
            <text:p>47,</text:p>
          </table:table-cell>
          <table:table-cell table:formula="of:=CONCATENATE(TEXT(([.U7]-[.$D$19])/[.$D$18];&quot;##0.#&quot;);&quot;,&quot;)" office:value-type="string" office:string-value="43," calcext:value-type="string">
            <text:p>43,</text:p>
          </table:table-cell>
          <table:table-cell table:formula="of:=CONCATENATE(TEXT(([.V7]-[.$D$19])/[.$D$18];&quot;##0.#&quot;);&quot;,&quot;)" office:value-type="string" office:string-value="40," calcext:value-type="string">
            <text:p>40,</text:p>
          </table:table-cell>
          <table:table-cell table:formula="of:=CONCATENATE(TEXT(([.W7]-[.$D$19])/[.$D$18];&quot;##0.#&quot;);&quot;,&quot;)" office:value-type="string" office:string-value="37," calcext:value-type="string">
            <text:p>37,</text:p>
          </table:table-cell>
          <table:table-cell table:formula="of:=CONCATENATE(TEXT(([.X7]-[.$D$19])/[.$D$18];&quot;##0.#&quot;);&quot;,&quot;)" office:value-type="string" office:string-value="33," calcext:value-type="string">
            <text:p>33,</text:p>
          </table:table-cell>
          <table:table-cell table:formula="of:=CONCATENATE(TEXT(([.Y7]-[.$D$19])/[.$D$18];&quot;##0.#&quot;);&quot;,&quot;)" office:value-type="string" office:string-value="30," calcext:value-type="string">
            <text:p>30,</text:p>
          </table:table-cell>
          <table:table-cell table:formula="of:=CONCATENATE(TEXT(([.Z7]-[.$D$19])/[.$D$18];&quot;##0.#&quot;);&quot;,&quot;)" office:value-type="string" office:string-value="27," calcext:value-type="string">
            <text:p>27,</text:p>
          </table:table-cell>
          <table:table-cell table:formula="of:=CONCATENATE(TEXT(([.AA7]-[.$D$19])/[.$D$18];&quot;##0.#&quot;);&quot;,&quot;)" office:value-type="string" office:string-value="23," calcext:value-type="string">
            <text:p>23,</text:p>
          </table:table-cell>
          <table:table-cell table:formula="of:=CONCATENATE(TEXT(([.AB7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36.953125" calcext:value-type="float">
            <text:p>36.953125</text:p>
          </table:table-cell>
          <table:table-cell office:value-type="float" office:value="47.8515625" calcext:value-type="float">
            <text:p>47.851562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2.421875" calcext:value-type="float">
            <text:p>-2.421875</text:p>
          </table:table-cell>
          <table:table-cell table:number-columns-repeated="4" office:value-type="float" office:value="-4.8828125" calcext:value-type="float">
            <text:p>-4.88281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7.109375" calcext:value-type="float">
            <text:p>27.109375</text:p>
          </table:table-cell>
          <table:table-cell table:number-columns-repeated="2" office:value-type="float" office:value="29.921875" calcext:value-type="float">
            <text:p>29.92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6.015625" calcext:value-type="float">
            <text:p>6.015625</text:p>
          </table:table-cell>
          <table:table-cell table:number-columns-repeated="2" office:value-type="float" office:value="4.9609375" calcext:value-type="float">
            <text:p>4.9609375</text:p>
          </table:table-cell>
          <table:table-cell table:number-columns-repeated="3" office:value-type="float" office:value="3.90625" calcext:value-type="float">
            <text:p>3.9062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6.3671875" calcext:value-type="float">
            <text:p>6.367187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CONCATENATE(TEXT(([.C10]-[.$D$19])/[.$D$18];&quot;##0.#&quot;);&quot;,&quot;)" office:value-type="string" office:string-value="62," calcext:value-type="string">
            <text:p>62,</text:p>
          </table:table-cell>
          <table:table-cell table:formula="of:=CONCATENATE(TEXT(([.D10]-[.$D$19])/[.$D$18];&quot;##0.#&quot;);&quot;,&quot;)" office:value-type="string" office:string-value="61," calcext:value-type="string">
            <text:p>61,</text:p>
          </table:table-cell>
          <table:table-cell table:formula="of:=CONCATENATE(TEXT(([.E10]-[.$D$19])/[.$D$18];&quot;##0.#&quot;);&quot;,&quot;)" office:value-type="string" office:string-value="60," calcext:value-type="string">
            <text:p>60,</text:p>
          </table:table-cell>
          <table:table-cell table:formula="of:=CONCATENATE(TEXT(([.F10]-[.$D$19])/[.$D$18];&quot;##0.#&quot;);&quot;,&quot;)" office:value-type="string" office:string-value="58," calcext:value-type="string">
            <text:p>58,</text:p>
          </table:table-cell>
          <table:table-cell table:formula="of:=CONCATENATE(TEXT(([.G10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8]-[.$D$19])/[.$D$18];&quot;##0.#&quot;);&quot;,&quot;)" office:value-type="string" office:string-value="185," calcext:value-type="string">
            <text:p>185,</text:p>
          </table:table-cell>
          <table:table-cell table:formula="of:=CONCATENATE(TEXT(([.J8]-[.$D$19])/[.$D$18];&quot;##0.#&quot;);&quot;,&quot;)" office:value-type="string" office:string-value="213," calcext:value-type="string">
            <text:p>213,</text:p>
          </table:table-cell>
          <table:table-cell table:formula="of:=CONCATENATE(TEXT(([.K8]-[.$D$19])/[.$D$18];&quot;##0.#&quot;);&quot;,&quot;)" office:value-type="string" office:string-value="199," calcext:value-type="string">
            <text:p>199,</text:p>
          </table:table-cell>
          <table:table-cell table:formula="of:=CONCATENATE(TEXT(([.L8]-[.$D$19])/[.$D$18];&quot;##0.#&quot;);&quot;,&quot;)" office:value-type="string" office:string-value="169," calcext:value-type="string">
            <text:p>169,</text:p>
          </table:table-cell>
          <table:table-cell table:formula="of:=CONCATENATE(TEXT(([.M8]-[.$D$19])/[.$D$18];&quot;##0.#&quot;);&quot;,&quot;)" office:value-type="string" office:string-value="141," calcext:value-type="string">
            <text:p>141,</text:p>
          </table:table-cell>
          <table:table-cell table:formula="of:=CONCATENATE(TEXT(([.N8]-[.$D$19])/[.$D$18];&quot;##0.#&quot;);&quot;,&quot;)" office:value-type="string" office:string-value="132," calcext:value-type="string">
            <text:p>132,</text:p>
          </table:table-cell>
          <table:table-cell table:formula="of:=CONCATENATE(TEXT(([.O8]-[.$D$19])/[.$D$18];&quot;##0.#&quot;);&quot;,&quot;)" office:value-type="string" office:string-value="118," calcext:value-type="string">
            <text:p>118,</text:p>
          </table:table-cell>
          <table:table-cell table:formula="of:=CONCATENATE(TEXT(([.P8]-[.$D$19])/[.$D$18];&quot;##0.#&quot;);&quot;,&quot;)" office:value-type="string" office:string-value="101," calcext:value-type="string">
            <text:p>101,</text:p>
          </table:table-cell>
          <table:table-cell table:formula="of:=CONCATENATE(TEXT(([.Q8]-[.$D$19])/[.$D$18];&quot;##0.#&quot;);&quot;,&quot;)" office:value-type="string" office:string-value="80," calcext:value-type="string">
            <text:p>80,</text:p>
          </table:table-cell>
          <table:table-cell table:formula="of:=CONCATENATE(TEXT(([.R8]-[.$D$19])/[.$D$18];&quot;##0.#&quot;);&quot;,&quot;)" office:value-type="string" office:string-value="70," calcext:value-type="string">
            <text:p>70,</text:p>
          </table:table-cell>
          <table:table-cell table:formula="of:=CONCATENATE(TEXT(([.S8]-[.$D$19])/[.$D$18];&quot;##0.#&quot;);&quot;,&quot;)" office:value-type="string" office:string-value="63," calcext:value-type="string">
            <text:p>63,</text:p>
          </table:table-cell>
          <table:table-cell table:formula="of:=CONCATENATE(TEXT(([.T8]-[.$D$19])/[.$D$18];&quot;##0.#&quot;);&quot;,&quot;)" office:value-type="string" office:string-value="58," calcext:value-type="string">
            <text:p>58,</text:p>
          </table:table-cell>
          <table:table-cell table:formula="of:=CONCATENATE(TEXT(([.U8]-[.$D$19])/[.$D$18];&quot;##0.#&quot;);&quot;,&quot;)" office:value-type="string" office:string-value="53," calcext:value-type="string">
            <text:p>53,</text:p>
          </table:table-cell>
          <table:table-cell table:formula="of:=CONCATENATE(TEXT(([.V8]-[.$D$19])/[.$D$18];&quot;##0.#&quot;);&quot;,&quot;)" office:value-type="string" office:string-value="49," calcext:value-type="string">
            <text:p>49,</text:p>
          </table:table-cell>
          <table:table-cell table:formula="of:=CONCATENATE(TEXT(([.W8]-[.$D$19])/[.$D$18];&quot;##0.#&quot;);&quot;,&quot;)" office:value-type="string" office:string-value="44," calcext:value-type="string">
            <text:p>44,</text:p>
          </table:table-cell>
          <table:table-cell table:formula="of:=CONCATENATE(TEXT(([.X8]-[.$D$19])/[.$D$18];&quot;##0.#&quot;);&quot;,&quot;)" office:value-type="string" office:string-value="39," calcext:value-type="string">
            <text:p>39,</text:p>
          </table:table-cell>
          <table:table-cell table:formula="of:=CONCATENATE(TEXT(([.Y8]-[.$D$19])/[.$D$18];&quot;##0.#&quot;);&quot;,&quot;)" office:value-type="string" office:string-value="34," calcext:value-type="string">
            <text:p>34,</text:p>
          </table:table-cell>
          <table:table-cell table:formula="of:=CONCATENATE(TEXT(([.Z8]-[.$D$19])/[.$D$18];&quot;##0.#&quot;);&quot;,&quot;)" office:value-type="string" office:string-value="30," calcext:value-type="string">
            <text:p>30,</text:p>
          </table:table-cell>
          <table:table-cell table:formula="of:=CONCATENATE(TEXT(([.AA8]-[.$D$19])/[.$D$18];&quot;##0.#&quot;);&quot;,&quot;)" office:value-type="string" office:string-value="25," calcext:value-type="string">
            <text:p>25,</text:p>
          </table:table-cell>
          <table:table-cell table:formula="of:=CONCATENATE(TEXT(([.AB8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9.9609375" calcext:value-type="float">
            <text:p>49.960937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8.125" calcext:value-type="float">
            <text:p>8.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6640625" calcext:value-type="float">
            <text:p>-0.6640625</text:p>
          </table:table-cell>
          <table:table-cell table:number-columns-repeated="3" office:value-type="float" office:value="-2.0703125" calcext:value-type="float">
            <text:p>-2.07031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0.1171875" calcext:value-type="float">
            <text:p>40.117187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6.015625" calcext:value-type="float">
            <text:p>6.015625</text:p>
          </table:table-cell>
          <table:table-cell table:number-columns-repeated="4" office:value-type="float" office:value="4.9609375" calcext:value-type="float">
            <text:p>4.9609375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27.109375" calcext:value-type="float">
            <text:p>27.109375</text:p>
          </table:table-cell>
          <table:table-cell table:number-columns-repeated="2" office:value-type="float" office:value="30.9765625" calcext:value-type="float">
            <text:p>30.9765625</text:p>
          </table:table-cell>
          <table:table-cell office:value-type="float" office:value="27.8125" calcext:value-type="float">
            <text:p>27.812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table:formula="of:=CONCATENATE(TEXT(([.C11]-[.$D$19])/[.$D$18];&quot;##0.#&quot;);&quot;,&quot;)" office:value-type="string" office:string-value="63," calcext:value-type="string">
            <text:p>63,</text:p>
          </table:table-cell>
          <table:table-cell table:formula="of:=CONCATENATE(TEXT(([.D11]-[.$D$19])/[.$D$18];&quot;##0.#&quot;);&quot;,&quot;)" office:value-type="string" office:string-value="62," calcext:value-type="string">
            <text:p>62,</text:p>
          </table:table-cell>
          <table:table-cell table:formula="of:=CONCATENATE(TEXT(([.E11]-[.$D$19])/[.$D$18];&quot;##0.#&quot;);&quot;,&quot;)" office:value-type="string" office:string-value="60," calcext:value-type="string">
            <text:p>60,</text:p>
          </table:table-cell>
          <table:table-cell table:formula="of:=CONCATENATE(TEXT(([.F11]-[.$D$19])/[.$D$18];&quot;##0.#&quot;);&quot;,&quot;)" office:value-type="string" office:string-value="59," calcext:value-type="string">
            <text:p>59,</text:p>
          </table:table-cell>
          <table:table-cell table:formula="of:=CONCATENATE(TEXT(([.G11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9]-[.$D$19])/[.$D$18];&quot;##0.#&quot;);&quot;,&quot;)" office:value-type="string" office:string-value="185," calcext:value-type="string">
            <text:p>185,</text:p>
          </table:table-cell>
          <table:table-cell table:formula="of:=CONCATENATE(TEXT(([.J9]-[.$D$19])/[.$D$18];&quot;##0.#&quot;);&quot;,&quot;)" office:value-type="string" office:string-value="208," calcext:value-type="string">
            <text:p>208,</text:p>
          </table:table-cell>
          <table:table-cell table:formula="of:=CONCATENATE(TEXT(([.K9]-[.$D$19])/[.$D$18];&quot;##0.#&quot;);&quot;,&quot;)" office:value-type="string" office:string-value="213," calcext:value-type="string">
            <text:p>213,</text:p>
          </table:table-cell>
          <table:table-cell table:formula="of:=CONCATENATE(TEXT(([.L9]-[.$D$19])/[.$D$18];&quot;##0.#&quot;);&quot;,&quot;)" office:value-type="string" office:string-value="182," calcext:value-type="string">
            <text:p>182,</text:p>
          </table:table-cell>
          <table:table-cell table:formula="of:=CONCATENATE(TEXT(([.M9]-[.$D$19])/[.$D$18];&quot;##0.#&quot;);&quot;,&quot;)" office:value-type="string" office:string-value="165," calcext:value-type="string">
            <text:p>165,</text:p>
          </table:table-cell>
          <table:table-cell table:formula="of:=CONCATENATE(TEXT(([.N9]-[.$D$19])/[.$D$18];&quot;##0.#&quot;);&quot;,&quot;)" office:value-type="string" office:string-value="151," calcext:value-type="string">
            <text:p>151,</text:p>
          </table:table-cell>
          <table:table-cell table:formula="of:=CONCATENATE(TEXT(([.O9]-[.$D$19])/[.$D$18];&quot;##0.#&quot;);&quot;,&quot;)" office:value-type="string" office:string-value="129," calcext:value-type="string">
            <text:p>129,</text:p>
          </table:table-cell>
          <table:table-cell table:formula="of:=CONCATENATE(TEXT(([.P9]-[.$D$19])/[.$D$18];&quot;##0.#&quot;);&quot;,&quot;)" office:value-type="string" office:string-value="114," calcext:value-type="string">
            <text:p>114,</text:p>
          </table:table-cell>
          <table:table-cell table:formula="of:=CONCATENATE(TEXT(([.Q9]-[.$D$19])/[.$D$18];&quot;##0.#&quot;);&quot;,&quot;)" office:value-type="string" office:string-value="90," calcext:value-type="string">
            <text:p>90,</text:p>
          </table:table-cell>
          <table:table-cell table:formula="of:=CONCATENATE(TEXT(([.R9]-[.$D$19])/[.$D$18];&quot;##0.#&quot;);&quot;,&quot;)" office:value-type="string" office:string-value="80," calcext:value-type="string">
            <text:p>80,</text:p>
          </table:table-cell>
          <table:table-cell table:formula="of:=CONCATENATE(TEXT(([.S9]-[.$D$19])/[.$D$18];&quot;##0.#&quot;);&quot;,&quot;)" office:value-type="string" office:string-value="68," calcext:value-type="string">
            <text:p>68,</text:p>
          </table:table-cell>
          <table:table-cell table:formula="of:=CONCATENATE(TEXT(([.T9]-[.$D$19])/[.$D$18];&quot;##0.#&quot;);&quot;,&quot;)" office:value-type="string" office:string-value="63," calcext:value-type="string">
            <text:p>63,</text:p>
          </table:table-cell>
          <table:table-cell table:formula="of:=CONCATENATE(TEXT(([.U9]-[.$D$19])/[.$D$18];&quot;##0.#&quot;);&quot;,&quot;)" office:value-type="string" office:string-value="57," calcext:value-type="string">
            <text:p>57,</text:p>
          </table:table-cell>
          <table:table-cell table:formula="of:=CONCATENATE(TEXT(([.V9]-[.$D$19])/[.$D$18];&quot;##0.#&quot;);&quot;,&quot;)" office:value-type="string" office:string-value="52," calcext:value-type="string">
            <text:p>52,</text:p>
          </table:table-cell>
          <table:table-cell table:formula="of:=CONCATENATE(TEXT(([.W9]-[.$D$19])/[.$D$18];&quot;##0.#&quot;);&quot;,&quot;)" office:value-type="string" office:string-value="47," calcext:value-type="string">
            <text:p>47,</text:p>
          </table:table-cell>
          <table:table-cell table:formula="of:=CONCATENATE(TEXT(([.X9]-[.$D$19])/[.$D$18];&quot;##0.#&quot;);&quot;,&quot;)" office:value-type="string" office:string-value="41," calcext:value-type="string">
            <text:p>41,</text:p>
          </table:table-cell>
          <table:table-cell table:formula="of:=CONCATENATE(TEXT(([.Y9]-[.$D$19])/[.$D$18];&quot;##0.#&quot;);&quot;,&quot;)" office:value-type="string" office:string-value="36," calcext:value-type="string">
            <text:p>36,</text:p>
          </table:table-cell>
          <table:table-cell table:formula="of:=CONCATENATE(TEXT(([.Z9]-[.$D$19])/[.$D$18];&quot;##0.#&quot;);&quot;,&quot;)" office:value-type="string" office:string-value="31," calcext:value-type="string">
            <text:p>31,</text:p>
          </table:table-cell>
          <table:table-cell table:formula="of:=CONCATENATE(TEXT(([.AA9]-[.$D$19])/[.$D$18];&quot;##0.#&quot;);&quot;,&quot;)" office:value-type="string" office:string-value="25," calcext:value-type="string">
            <text:p>25,</text:p>
          </table:table-cell>
          <table:table-cell table:formula="of:=CONCATENATE(TEXT(([.AB9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1.4453125" calcext:value-type="float">
            <text:p>1.4453125</text:p>
          </table:table-cell>
          <table:table-cell table:number-columns-repeated="3" office:value-type="float" office:value="0.0390625" calcext:value-type="float">
            <text:p>0.039062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42.9296875" calcext:value-type="float">
            <text:p>42.9296875</text:p>
          </table:table-cell>
          <table:table-cell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7.0703125" calcext:value-type="float">
            <text:p>7.0703125</text:p>
          </table:table-cell>
          <table:table-cell table:number-columns-repeated="3" office:value-type="float" office:value="6.015625" calcext:value-type="float">
            <text:p>6.01562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38.359375" calcext:value-type="float">
            <text:p>38.359375</text:p>
          </table:table-cell>
          <table:table-cell office:value-type="float" office:value="39.765625" calcext:value-type="float">
            <text:p>39.76562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27.8125" calcext:value-type="float">
            <text:p>27.8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table:formula="of:=CONCATENATE(TEXT(([.C12]-[.$D$19])/[.$D$18];&quot;##0.#&quot;);&quot;,&quot;)" office:value-type="string" office:string-value="65," calcext:value-type="string">
            <text:p>65,</text:p>
          </table:table-cell>
          <table:table-cell table:formula="of:=CONCATENATE(TEXT(([.D12]-[.$D$19])/[.$D$18];&quot;##0.#&quot;);&quot;,&quot;)" office:value-type="string" office:string-value="63," calcext:value-type="string">
            <text:p>63,</text:p>
          </table:table-cell>
          <table:table-cell table:formula="of:=CONCATENATE(TEXT(([.E12]-[.$D$19])/[.$D$18];&quot;##0.#&quot;);&quot;,&quot;)" office:value-type="string" office:string-value="61," calcext:value-type="string">
            <text:p>61,</text:p>
          </table:table-cell>
          <table:table-cell table:formula="of:=CONCATENATE(TEXT(([.F12]-[.$D$19])/[.$D$18];&quot;##0.#&quot;);&quot;,&quot;)" office:value-type="string" office:string-value="59," calcext:value-type="string">
            <text:p>59,</text:p>
          </table:table-cell>
          <table:table-cell table:formula="of:=CONCATENATE(TEXT(([.G12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0]-[.$D$19])/[.$D$18];&quot;##0.#&quot;);&quot;,&quot;)" office:value-type="string" office:string-value="185," calcext:value-type="string">
            <text:p>185,</text:p>
          </table:table-cell>
          <table:table-cell table:formula="of:=CONCATENATE(TEXT(([.J10]-[.$D$19])/[.$D$18];&quot;##0.#&quot;);&quot;,&quot;)" office:value-type="string" office:string-value="202," calcext:value-type="string">
            <text:p>202,</text:p>
          </table:table-cell>
          <table:table-cell table:formula="of:=CONCATENATE(TEXT(([.K10]-[.$D$19])/[.$D$18];&quot;##0.#&quot;);&quot;,&quot;)" office:value-type="string" office:string-value="208," calcext:value-type="string">
            <text:p>208,</text:p>
          </table:table-cell>
          <table:table-cell table:formula="of:=CONCATENATE(TEXT(([.L10]-[.$D$19])/[.$D$18];&quot;##0.#&quot;);&quot;,&quot;)" office:value-type="string" office:string-value="182," calcext:value-type="string">
            <text:p>182,</text:p>
          </table:table-cell>
          <table:table-cell table:formula="of:=CONCATENATE(TEXT(([.M10]-[.$D$19])/[.$D$18];&quot;##0.#&quot;);&quot;,&quot;)" office:value-type="string" office:string-value="165," calcext:value-type="string">
            <text:p>165,</text:p>
          </table:table-cell>
          <table:table-cell table:formula="of:=CONCATENATE(TEXT(([.N10]-[.$D$19])/[.$D$18];&quot;##0.#&quot;);&quot;,&quot;)" office:value-type="string" office:string-value="152," calcext:value-type="string">
            <text:p>152,</text:p>
          </table:table-cell>
          <table:table-cell table:formula="of:=CONCATENATE(TEXT(([.O10]-[.$D$19])/[.$D$18];&quot;##0.#&quot;);&quot;,&quot;)" office:value-type="string" office:string-value="135," calcext:value-type="string">
            <text:p>135,</text:p>
          </table:table-cell>
          <table:table-cell table:formula="of:=CONCATENATE(TEXT(([.P10]-[.$D$19])/[.$D$18];&quot;##0.#&quot;);&quot;,&quot;)" office:value-type="string" office:string-value="118," calcext:value-type="string">
            <text:p>118,</text:p>
          </table:table-cell>
          <table:table-cell table:formula="of:=CONCATENATE(TEXT(([.Q10]-[.$D$19])/[.$D$18];&quot;##0.#&quot;);&quot;,&quot;)" office:value-type="string" office:string-value="97," calcext:value-type="string">
            <text:p>97,</text:p>
          </table:table-cell>
          <table:table-cell table:formula="of:=CONCATENATE(TEXT(([.R10]-[.$D$19])/[.$D$18];&quot;##0.#&quot;);&quot;,&quot;)" office:value-type="string" office:string-value="87," calcext:value-type="string">
            <text:p>87,</text:p>
          </table:table-cell>
          <table:table-cell table:formula="of:=CONCATENATE(TEXT(([.S10]-[.$D$19])/[.$D$18];&quot;##0.#&quot;);&quot;,&quot;)" office:value-type="string" office:string-value="80," calcext:value-type="string">
            <text:p>80,</text:p>
          </table:table-cell>
          <table:table-cell table:formula="of:=CONCATENATE(TEXT(([.T10]-[.$D$19])/[.$D$18];&quot;##0.#&quot;);&quot;,&quot;)" office:value-type="string" office:string-value="73," calcext:value-type="string">
            <text:p>73,</text:p>
          </table:table-cell>
          <table:table-cell table:formula="of:=CONCATENATE(TEXT(([.U10]-[.$D$19])/[.$D$18];&quot;##0.#&quot;);&quot;,&quot;)" office:value-type="string" office:string-value="67," calcext:value-type="string">
            <text:p>67,</text:p>
          </table:table-cell>
          <table:table-cell table:formula="of:=CONCATENATE(TEXT(([.V10]-[.$D$19])/[.$D$18];&quot;##0.#&quot;);&quot;,&quot;)" office:value-type="string" office:string-value="60," calcext:value-type="string">
            <text:p>60,</text:p>
          </table:table-cell>
          <table:table-cell table:formula="of:=CONCATENATE(TEXT(([.W10]-[.$D$19])/[.$D$18];&quot;##0.#&quot;);&quot;,&quot;)" office:value-type="string" office:string-value="53," calcext:value-type="string">
            <text:p>53,</text:p>
          </table:table-cell>
          <table:table-cell table:formula="of:=CONCATENATE(TEXT(([.X10]-[.$D$19])/[.$D$18];&quot;##0.#&quot;);&quot;,&quot;)" office:value-type="string" office:string-value="47," calcext:value-type="string">
            <text:p>47,</text:p>
          </table:table-cell>
          <table:table-cell table:formula="of:=CONCATENATE(TEXT(([.Y10]-[.$D$19])/[.$D$18];&quot;##0.#&quot;);&quot;,&quot;)" office:value-type="string" office:string-value="40," calcext:value-type="string">
            <text:p>40,</text:p>
          </table:table-cell>
          <table:table-cell table:formula="of:=CONCATENATE(TEXT(([.Z10]-[.$D$19])/[.$D$18];&quot;##0.#&quot;);&quot;,&quot;)" office:value-type="string" office:string-value="33," calcext:value-type="string">
            <text:p>33,</text:p>
          </table:table-cell>
          <table:table-cell table:formula="of:=CONCATENATE(TEXT(([.AA10]-[.$D$19])/[.$D$18];&quot;##0.#&quot;);&quot;,&quot;)" office:value-type="string" office:string-value="27," calcext:value-type="string">
            <text:p>27,</text:p>
          </table:table-cell>
          <table:table-cell table:formula="of:=CONCATENATE(TEXT(([.AB10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1.015625" calcext:value-type="float">
            <text:p>51.015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8.125" calcext:value-type="float">
            <text:p>8.1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2.5" calcext:value-type="float">
            <text:p>2.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7.0703125" calcext:value-type="float">
            <text:p>7.0703125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35.8984375" calcext:value-type="float">
            <text:p>35.89843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39.765625" calcext:value-type="float">
            <text:p>39.765625</text:p>
          </table:table-cell>
          <table:table-cell office:value-type="float" office:value="33.7890625" calcext:value-type="float">
            <text:p>33.789062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3.75" calcext:value-type="float">
            <text:p>13.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3.8671875" calcext:value-type="float">
            <text:p>3.8671875</text:p>
          </table:table-cell>
        </table:table-row>
        <table:table-row table:style-name="ro1">
          <table:table-cell table:number-columns-repeated="2"/>
          <table:table-cell table:formula="of:=CONCATENATE(TEXT(([.C13]-[.$D$19])/[.$D$18];&quot;##0.#&quot;);&quot;,&quot;)" office:value-type="string" office:string-value="66," calcext:value-type="string">
            <text:p>66,</text:p>
          </table:table-cell>
          <table:table-cell table:formula="of:=CONCATENATE(TEXT(([.D13]-[.$D$19])/[.$D$18];&quot;##0.#&quot;);&quot;,&quot;)" office:value-type="string" office:string-value="64," calcext:value-type="string">
            <text:p>64,</text:p>
          </table:table-cell>
          <table:table-cell table:formula="of:=CONCATENATE(TEXT(([.E13]-[.$D$19])/[.$D$18];&quot;##0.#&quot;);&quot;,&quot;)" office:value-type="string" office:string-value="62," calcext:value-type="string">
            <text:p>62,</text:p>
          </table:table-cell>
          <table:table-cell table:formula="of:=CONCATENATE(TEXT(([.F13]-[.$D$19])/[.$D$18];&quot;##0.#&quot;);&quot;,&quot;)" office:value-type="string" office:string-value="59," calcext:value-type="string">
            <text:p>59,</text:p>
          </table:table-cell>
          <table:table-cell table:formula="of:=CONCATENATE(TEXT(([.G13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1]-[.$D$19])/[.$D$18];&quot;##0.#&quot;);&quot;,&quot;)" office:value-type="string" office:string-value="185," calcext:value-type="string">
            <text:p>185,</text:p>
          </table:table-cell>
          <table:table-cell table:formula="of:=CONCATENATE(TEXT(([.J11]-[.$D$19])/[.$D$18];&quot;##0.#&quot;);&quot;,&quot;)" office:value-type="string" office:string-value="196," calcext:value-type="string">
            <text:p>196,</text:p>
          </table:table-cell>
          <table:table-cell table:formula="of:=CONCATENATE(TEXT(([.K11]-[.$D$19])/[.$D$18];&quot;##0.#&quot;);&quot;,&quot;)" office:value-type="string" office:string-value="196," calcext:value-type="string">
            <text:p>196,</text:p>
          </table:table-cell>
          <table:table-cell table:formula="of:=CONCATENATE(TEXT(([.L11]-[.$D$19])/[.$D$18];&quot;##0.#&quot;);&quot;,&quot;)" office:value-type="string" office:string-value="182," calcext:value-type="string">
            <text:p>182,</text:p>
          </table:table-cell>
          <table:table-cell table:formula="of:=CONCATENATE(TEXT(([.M11]-[.$D$19])/[.$D$18];&quot;##0.#&quot;);&quot;,&quot;)" office:value-type="string" office:string-value="165," calcext:value-type="string">
            <text:p>165,</text:p>
          </table:table-cell>
          <table:table-cell table:formula="of:=CONCATENATE(TEXT(([.N11]-[.$D$19])/[.$D$18];&quot;##0.#&quot;);&quot;,&quot;)" office:value-type="string" office:string-value="159," calcext:value-type="string">
            <text:p>159,</text:p>
          </table:table-cell>
          <table:table-cell table:formula="of:=CONCATENATE(TEXT(([.O11]-[.$D$19])/[.$D$18];&quot;##0.#&quot;);&quot;,&quot;)" office:value-type="string" office:string-value="139," calcext:value-type="string">
            <text:p>139,</text:p>
          </table:table-cell>
          <table:table-cell table:formula="of:=CONCATENATE(TEXT(([.P11]-[.$D$19])/[.$D$18];&quot;##0.#&quot;);&quot;,&quot;)" office:value-type="string" office:string-value="122," calcext:value-type="string">
            <text:p>122,</text:p>
          </table:table-cell>
          <table:table-cell table:formula="of:=CONCATENATE(TEXT(([.Q11]-[.$D$19])/[.$D$18];&quot;##0.#&quot;);&quot;,&quot;)" office:value-type="string" office:string-value="102," calcext:value-type="string">
            <text:p>102,</text:p>
          </table:table-cell>
          <table:table-cell table:formula="of:=CONCATENATE(TEXT(([.R11]-[.$D$19])/[.$D$18];&quot;##0.#&quot;);&quot;,&quot;)" office:value-type="string" office:string-value="94," calcext:value-type="string">
            <text:p>94,</text:p>
          </table:table-cell>
          <table:table-cell table:formula="of:=CONCATENATE(TEXT(([.S11]-[.$D$19])/[.$D$18];&quot;##0.#&quot;);&quot;,&quot;)" office:value-type="string" office:string-value="85," calcext:value-type="string">
            <text:p>85,</text:p>
          </table:table-cell>
          <table:table-cell table:formula="of:=CONCATENATE(TEXT(([.T11]-[.$D$19])/[.$D$18];&quot;##0.#&quot;);&quot;,&quot;)" office:value-type="string" office:string-value="78," calcext:value-type="string">
            <text:p>78,</text:p>
          </table:table-cell>
          <table:table-cell table:formula="of:=CONCATENATE(TEXT(([.U11]-[.$D$19])/[.$D$18];&quot;##0.#&quot;);&quot;,&quot;)" office:value-type="string" office:string-value="71," calcext:value-type="string">
            <text:p>71,</text:p>
          </table:table-cell>
          <table:table-cell table:formula="of:=CONCATENATE(TEXT(([.V11]-[.$D$19])/[.$D$18];&quot;##0.#&quot;);&quot;,&quot;)" office:value-type="string" office:string-value="63," calcext:value-type="string">
            <text:p>63,</text:p>
          </table:table-cell>
          <table:table-cell table:formula="of:=CONCATENATE(TEXT(([.W11]-[.$D$19])/[.$D$18];&quot;##0.#&quot;);&quot;,&quot;)" office:value-type="string" office:string-value="56," calcext:value-type="string">
            <text:p>56,</text:p>
          </table:table-cell>
          <table:table-cell table:formula="of:=CONCATENATE(TEXT(([.X11]-[.$D$19])/[.$D$18];&quot;##0.#&quot;);&quot;,&quot;)" office:value-type="string" office:string-value="49," calcext:value-type="string">
            <text:p>49,</text:p>
          </table:table-cell>
          <table:table-cell table:formula="of:=CONCATENATE(TEXT(([.Y11]-[.$D$19])/[.$D$18];&quot;##0.#&quot;);&quot;,&quot;)" office:value-type="string" office:string-value="42," calcext:value-type="string">
            <text:p>42,</text:p>
          </table:table-cell>
          <table:table-cell table:formula="of:=CONCATENATE(TEXT(([.Z11]-[.$D$19])/[.$D$18];&quot;##0.#&quot;);&quot;,&quot;)" office:value-type="string" office:string-value="34," calcext:value-type="string">
            <text:p>34,</text:p>
          </table:table-cell>
          <table:table-cell table:formula="of:=CONCATENATE(TEXT(([.AA11]-[.$D$19])/[.$D$18];&quot;##0.#&quot;);&quot;,&quot;)" office:value-type="string" office:string-value="27," calcext:value-type="string">
            <text:p>27,</text:p>
          </table:table-cell>
          <table:table-cell table:formula="of:=CONCATENATE(TEXT(([.AB11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8.125" calcext:value-type="float">
            <text:p>8.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8828125" calcext:value-type="float">
            <text:p>9.8828125</text:p>
          </table:table-cell>
          <table:table-cell table:number-columns-repeated="2" office:value-type="float" office:value="8.125" calcext:value-type="float">
            <text:p>8.125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38.0078125" calcext:value-type="float">
            <text:p>38.007812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1.6796875" calcext:value-type="float">
            <text:p>31.679687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3.75" calcext:value-type="float">
            <text:p>13.7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6.6796875" calcext:value-type="float">
            <text:p>6.6796875</text:p>
          </table:table-cell>
        </table:table-row>
        <table:table-row table:style-name="ro1">
          <table:table-cell table:number-columns-repeated="2"/>
          <table:table-cell table:formula="of:=CONCATENATE(TEXT(([.C14]-[.$D$19])/[.$D$18];&quot;##0.#&quot;);&quot;,&quot;)" office:value-type="string" office:string-value="68," calcext:value-type="string">
            <text:p>68,</text:p>
          </table:table-cell>
          <table:table-cell table:formula="of:=CONCATENATE(TEXT(([.D14]-[.$D$19])/[.$D$18];&quot;##0.#&quot;);&quot;,&quot;)" office:value-type="string" office:string-value="65," calcext:value-type="string">
            <text:p>65,</text:p>
          </table:table-cell>
          <table:table-cell table:formula="of:=CONCATENATE(TEXT(([.E14]-[.$D$19])/[.$D$18];&quot;##0.#&quot;);&quot;,&quot;)" office:value-type="string" office:string-value="63," calcext:value-type="string">
            <text:p>63,</text:p>
          </table:table-cell>
          <table:table-cell table:formula="of:=CONCATENATE(TEXT(([.F14]-[.$D$19])/[.$D$18];&quot;##0.#&quot;);&quot;,&quot;)" office:value-type="string" office:string-value="60," calcext:value-type="string">
            <text:p>60,</text:p>
          </table:table-cell>
          <table:table-cell table:formula="of:=CONCATENATE(TEXT(([.G14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2]-[.$D$19])/[.$D$18];&quot;##0.#&quot;);&quot;,&quot;)" office:value-type="string" office:string-value="185," calcext:value-type="string">
            <text:p>185,</text:p>
          </table:table-cell>
          <table:table-cell table:formula="of:=CONCATENATE(TEXT(([.J12]-[.$D$19])/[.$D$18];&quot;##0.#&quot;);&quot;,&quot;)" office:value-type="string" office:string-value="196," calcext:value-type="string">
            <text:p>196,</text:p>
          </table:table-cell>
          <table:table-cell table:formula="of:=CONCATENATE(TEXT(([.K12]-[.$D$19])/[.$D$18];&quot;##0.#&quot;);&quot;,&quot;)" office:value-type="string" office:string-value="196," calcext:value-type="string">
            <text:p>196,</text:p>
          </table:table-cell>
          <table:table-cell table:formula="of:=CONCATENATE(TEXT(([.L12]-[.$D$19])/[.$D$18];&quot;##0.#&quot;);&quot;,&quot;)" office:value-type="string" office:string-value="182," calcext:value-type="string">
            <text:p>182,</text:p>
          </table:table-cell>
          <table:table-cell table:formula="of:=CONCATENATE(TEXT(([.M12]-[.$D$19])/[.$D$18];&quot;##0.#&quot;);&quot;,&quot;)" office:value-type="string" office:string-value="171," calcext:value-type="string">
            <text:p>171,</text:p>
          </table:table-cell>
          <table:table-cell table:formula="of:=CONCATENATE(TEXT(([.N12]-[.$D$19])/[.$D$18];&quot;##0.#&quot;);&quot;,&quot;)" office:value-type="string" office:string-value="159," calcext:value-type="string">
            <text:p>159,</text:p>
          </table:table-cell>
          <table:table-cell table:formula="of:=CONCATENATE(TEXT(([.O12]-[.$D$19])/[.$D$18];&quot;##0.#&quot;);&quot;,&quot;)" office:value-type="string" office:string-value="145," calcext:value-type="string">
            <text:p>145,</text:p>
          </table:table-cell>
          <table:table-cell table:formula="of:=CONCATENATE(TEXT(([.P12]-[.$D$19])/[.$D$18];&quot;##0.#&quot;);&quot;,&quot;)" office:value-type="string" office:string-value="132," calcext:value-type="string">
            <text:p>132,</text:p>
          </table:table-cell>
          <table:table-cell table:formula="of:=CONCATENATE(TEXT(([.Q12]-[.$D$19])/[.$D$18];&quot;##0.#&quot;);&quot;,&quot;)" office:value-type="string" office:string-value="111," calcext:value-type="string">
            <text:p>111,</text:p>
          </table:table-cell>
          <table:table-cell table:formula="of:=CONCATENATE(TEXT(([.R12]-[.$D$19])/[.$D$18];&quot;##0.#&quot;);&quot;,&quot;)" office:value-type="string" office:string-value="102," calcext:value-type="string">
            <text:p>102,</text:p>
          </table:table-cell>
          <table:table-cell table:formula="of:=CONCATENATE(TEXT(([.S12]-[.$D$19])/[.$D$18];&quot;##0.#&quot;);&quot;,&quot;)" office:value-type="string" office:string-value="95," calcext:value-type="string">
            <text:p>95,</text:p>
          </table:table-cell>
          <table:table-cell table:formula="of:=CONCATENATE(TEXT(([.T12]-[.$D$19])/[.$D$18];&quot;##0.#&quot;);&quot;,&quot;)" office:value-type="string" office:string-value="87," calcext:value-type="string">
            <text:p>87,</text:p>
          </table:table-cell>
          <table:table-cell table:formula="of:=CONCATENATE(TEXT(([.U12]-[.$D$19])/[.$D$18];&quot;##0.#&quot;);&quot;,&quot;)" office:value-type="string" office:string-value="78," calcext:value-type="string">
            <text:p>78,</text:p>
          </table:table-cell>
          <table:table-cell table:formula="of:=CONCATENATE(TEXT(([.V12]-[.$D$19])/[.$D$18];&quot;##0.#&quot;);&quot;,&quot;)" office:value-type="string" office:string-value="70," calcext:value-type="string">
            <text:p>70,</text:p>
          </table:table-cell>
          <table:table-cell table:formula="of:=CONCATENATE(TEXT(([.W12]-[.$D$19])/[.$D$18];&quot;##0.#&quot;);&quot;,&quot;)" office:value-type="string" office:string-value="62," calcext:value-type="string">
            <text:p>62,</text:p>
          </table:table-cell>
          <table:table-cell table:formula="of:=CONCATENATE(TEXT(([.X12]-[.$D$19])/[.$D$18];&quot;##0.#&quot;);&quot;,&quot;)" office:value-type="string" office:string-value="53," calcext:value-type="string">
            <text:p>53,</text:p>
          </table:table-cell>
          <table:table-cell table:formula="of:=CONCATENATE(TEXT(([.Y12]-[.$D$19])/[.$D$18];&quot;##0.#&quot;);&quot;,&quot;)" office:value-type="string" office:string-value="45," calcext:value-type="string">
            <text:p>45,</text:p>
          </table:table-cell>
          <table:table-cell table:formula="of:=CONCATENATE(TEXT(([.Z12]-[.$D$19])/[.$D$18];&quot;##0.#&quot;);&quot;,&quot;)" office:value-type="string" office:string-value="37," calcext:value-type="string">
            <text:p>37,</text:p>
          </table:table-cell>
          <table:table-cell table:formula="of:=CONCATENATE(TEXT(([.AA12]-[.$D$19])/[.$D$18];&quot;##0.#&quot;);&quot;,&quot;)" office:value-type="string" office:string-value="28," calcext:value-type="string">
            <text:p>28,</text:p>
          </table:table-cell>
          <table:table-cell table:formula="of:=CONCATENATE(TEXT(([.AB12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5.6640625" calcext:value-type="float">
            <text:p>5.664062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1.9921875" calcext:value-type="float">
            <text:p>11.9921875</text:p>
          </table:table-cell>
          <table:table-cell table:number-columns-repeated="2" office:value-type="float" office:value="8.125" calcext:value-type="float">
            <text:p>8.125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7.3828125" calcext:value-type="float">
            <text:p>7.3828125</text:p>
          </table:table-cell>
        </table:table-row>
        <table:table-row table:style-name="ro1">
          <table:table-cell table:number-columns-repeated="2"/>
          <table:table-cell table:formula="of:=CONCATENATE(TEXT(([.C15]-[.$D$19])/[.$D$18];&quot;##0.#&quot;);&quot;,&quot;)" office:value-type="string" office:string-value="69," calcext:value-type="string">
            <text:p>69,</text:p>
          </table:table-cell>
          <table:table-cell table:formula="of:=CONCATENATE(TEXT(([.D15]-[.$D$19])/[.$D$18];&quot;##0.#&quot;);&quot;,&quot;)" office:value-type="string" office:string-value="66," calcext:value-type="string">
            <text:p>66,</text:p>
          </table:table-cell>
          <table:table-cell table:formula="of:=CONCATENATE(TEXT(([.E15]-[.$D$19])/[.$D$18];&quot;##0.#&quot;);&quot;,&quot;)" office:value-type="string" office:string-value="63," calcext:value-type="string">
            <text:p>63,</text:p>
          </table:table-cell>
          <table:table-cell table:formula="of:=CONCATENATE(TEXT(([.F15]-[.$D$19])/[.$D$18];&quot;##0.#&quot;);&quot;,&quot;)" office:value-type="string" office:string-value="60," calcext:value-type="string">
            <text:p>60,</text:p>
          </table:table-cell>
          <table:table-cell table:formula="of:=CONCATENATE(TEXT(([.G15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3]-[.$D$19])/[.$D$18];&quot;##0.#&quot;);&quot;,&quot;)" office:value-type="string" office:string-value="185," calcext:value-type="string">
            <text:p>185,</text:p>
          </table:table-cell>
          <table:table-cell table:formula="of:=CONCATENATE(TEXT(([.J13]-[.$D$19])/[.$D$18];&quot;##0.#&quot;);&quot;,&quot;)" office:value-type="string" office:string-value="196," calcext:value-type="string">
            <text:p>196,</text:p>
          </table:table-cell>
          <table:table-cell table:formula="of:=CONCATENATE(TEXT(([.K13]-[.$D$19])/[.$D$18];&quot;##0.#&quot;);&quot;,&quot;)" office:value-type="string" office:string-value="196," calcext:value-type="string">
            <text:p>196,</text:p>
          </table:table-cell>
          <table:table-cell table:formula="of:=CONCATENATE(TEXT(([.L13]-[.$D$19])/[.$D$18];&quot;##0.#&quot;);&quot;,&quot;)" office:value-type="string" office:string-value="182," calcext:value-type="string">
            <text:p>182,</text:p>
          </table:table-cell>
          <table:table-cell table:formula="of:=CONCATENATE(TEXT(([.M13]-[.$D$19])/[.$D$18];&quot;##0.#&quot;);&quot;,&quot;)" office:value-type="string" office:string-value="171," calcext:value-type="string">
            <text:p>171,</text:p>
          </table:table-cell>
          <table:table-cell table:formula="of:=CONCATENATE(TEXT(([.N13]-[.$D$19])/[.$D$18];&quot;##0.#&quot;);&quot;,&quot;)" office:value-type="string" office:string-value="151," calcext:value-type="string">
            <text:p>151,</text:p>
          </table:table-cell>
          <table:table-cell table:formula="of:=CONCATENATE(TEXT(([.O13]-[.$D$19])/[.$D$18];&quot;##0.#&quot;);&quot;,&quot;)" office:value-type="string" office:string-value="137," calcext:value-type="string">
            <text:p>137,</text:p>
          </table:table-cell>
          <table:table-cell table:formula="of:=CONCATENATE(TEXT(([.P13]-[.$D$19])/[.$D$18];&quot;##0.#&quot;);&quot;,&quot;)" office:value-type="string" office:string-value="125," calcext:value-type="string">
            <text:p>125,</text:p>
          </table:table-cell>
          <table:table-cell table:formula="of:=CONCATENATE(TEXT(([.Q13]-[.$D$19])/[.$D$18];&quot;##0.#&quot;);&quot;,&quot;)" office:value-type="string" office:string-value="115," calcext:value-type="string">
            <text:p>115,</text:p>
          </table:table-cell>
          <table:table-cell table:formula="of:=CONCATENATE(TEXT(([.R13]-[.$D$19])/[.$D$18];&quot;##0.#&quot;);&quot;,&quot;)" office:value-type="string" office:string-value="107," calcext:value-type="string">
            <text:p>107,</text:p>
          </table:table-cell>
          <table:table-cell table:formula="of:=CONCATENATE(TEXT(([.S13]-[.$D$19])/[.$D$18];&quot;##0.#&quot;);&quot;,&quot;)" office:value-type="string" office:string-value="101," calcext:value-type="string">
            <text:p>101,</text:p>
          </table:table-cell>
          <table:table-cell table:formula="of:=CONCATENATE(TEXT(([.T13]-[.$D$19])/[.$D$18];&quot;##0.#&quot;);&quot;,&quot;)" office:value-type="string" office:string-value="92," calcext:value-type="string">
            <text:p>92,</text:p>
          </table:table-cell>
          <table:table-cell table:formula="of:=CONCATENATE(TEXT(([.U13]-[.$D$19])/[.$D$18];&quot;##0.#&quot;);&quot;,&quot;)" office:value-type="string" office:string-value="83," calcext:value-type="string">
            <text:p>83,</text:p>
          </table:table-cell>
          <table:table-cell table:formula="of:=CONCATENATE(TEXT(([.V13]-[.$D$19])/[.$D$18];&quot;##0.#&quot;);&quot;,&quot;)" office:value-type="string" office:string-value="74," calcext:value-type="string">
            <text:p>74,</text:p>
          </table:table-cell>
          <table:table-cell table:formula="of:=CONCATENATE(TEXT(([.W13]-[.$D$19])/[.$D$18];&quot;##0.#&quot;);&quot;,&quot;)" office:value-type="string" office:string-value="65," calcext:value-type="string">
            <text:p>65,</text:p>
          </table:table-cell>
          <table:table-cell table:formula="of:=CONCATENATE(TEXT(([.X13]-[.$D$19])/[.$D$18];&quot;##0.#&quot;);&quot;,&quot;)" office:value-type="string" office:string-value="56," calcext:value-type="string">
            <text:p>56,</text:p>
          </table:table-cell>
          <table:table-cell table:formula="of:=CONCATENATE(TEXT(([.Y13]-[.$D$19])/[.$D$18];&quot;##0.#&quot;);&quot;,&quot;)" office:value-type="string" office:string-value="47," calcext:value-type="string">
            <text:p>47,</text:p>
          </table:table-cell>
          <table:table-cell table:formula="of:=CONCATENATE(TEXT(([.Z13]-[.$D$19])/[.$D$18];&quot;##0.#&quot;);&quot;,&quot;)" office:value-type="string" office:string-value="38," calcext:value-type="string">
            <text:p>38,</text:p>
          </table:table-cell>
          <table:table-cell table:formula="of:=CONCATENATE(TEXT(([.AA13]-[.$D$19])/[.$D$18];&quot;##0.#&quot;);&quot;,&quot;)" office:value-type="string" office:string-value="29," calcext:value-type="string">
            <text:p>29,</text:p>
          </table:table-cell>
          <table:table-cell table:formula="of:=CONCATENATE(TEXT(([.AB13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8.125" calcext:value-type="float">
            <text:p>8.125</text:p>
          </table:table-cell>
          <table:table-cell office:value-type="float" office:value="6.015625" calcext:value-type="float">
            <text:p>6.01562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3.046875" calcext:value-type="float">
            <text:p>13.046875</text:p>
          </table:table-cell>
          <table:table-cell table:number-columns-repeated="2" office:value-type="float" office:value="10.9375" calcext:value-type="float">
            <text:p>10.937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0.8203125" calcext:value-type="float">
            <text:p>40.8203125</text:p>
          </table:table-cell>
          <table:table-cell office:value-type="float" office:value="37.3046875" calcext:value-type="float">
            <text:p>37.3046875</text:p>
          </table:table-cell>
          <table:table-cell office:value-type="float" office:value="32.3828125" calcext:value-type="float">
            <text:p>32.38281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3.75" calcext:value-type="float">
            <text:p>13.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4.2578125" calcext:value-type="float">
            <text:p>4.25781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table:number-columns-repeated="2"/>
          <table:table-cell table:formula="of:=CONCATENATE(TEXT(([.C16]-[.$D$19])/[.$D$18];&quot;##0.#&quot;);&quot;,&quot;)" office:value-type="string" office:string-value="71," calcext:value-type="string">
            <text:p>71,</text:p>
          </table:table-cell>
          <table:table-cell table:formula="of:=CONCATENATE(TEXT(([.D16]-[.$D$19])/[.$D$18];&quot;##0.#&quot;);&quot;,&quot;)" office:value-type="string" office:string-value="68," calcext:value-type="string">
            <text:p>68,</text:p>
          </table:table-cell>
          <table:table-cell table:formula="of:=CONCATENATE(TEXT(([.E16]-[.$D$19])/[.$D$18];&quot;##0.#&quot;);&quot;,&quot;)" office:value-type="string" office:string-value="64," calcext:value-type="string">
            <text:p>64,</text:p>
          </table:table-cell>
          <table:table-cell table:formula="of:=CONCATENATE(TEXT(([.F16]-[.$D$19])/[.$D$18];&quot;##0.#&quot;);&quot;,&quot;)" office:value-type="string" office:string-value="61," calcext:value-type="string">
            <text:p>61,</text:p>
          </table:table-cell>
          <table:table-cell table:formula="of:=CONCATENATE(TEXT(([.G16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4]-[.$D$19])/[.$D$18];&quot;##0.#&quot;);&quot;,&quot;)" office:value-type="string" office:string-value="182," calcext:value-type="string">
            <text:p>182,</text:p>
          </table:table-cell>
          <table:table-cell table:formula="of:=CONCATENATE(TEXT(([.J14]-[.$D$19])/[.$D$18];&quot;##0.#&quot;);&quot;,&quot;)" office:value-type="string" office:string-value="193," calcext:value-type="string">
            <text:p>193,</text:p>
          </table:table-cell>
          <table:table-cell table:formula="of:=CONCATENATE(TEXT(([.K14]-[.$D$19])/[.$D$18];&quot;##0.#&quot;);&quot;,&quot;)" office:value-type="string" office:string-value="193," calcext:value-type="string">
            <text:p>193,</text:p>
          </table:table-cell>
          <table:table-cell table:formula="of:=CONCATENATE(TEXT(([.L14]-[.$D$19])/[.$D$18];&quot;##0.#&quot;);&quot;,&quot;)" office:value-type="string" office:string-value="182," calcext:value-type="string">
            <text:p>182,</text:p>
          </table:table-cell>
          <table:table-cell table:formula="of:=CONCATENATE(TEXT(([.M14]-[.$D$19])/[.$D$18];&quot;##0.#&quot;);&quot;,&quot;)" office:value-type="string" office:string-value="171," calcext:value-type="string">
            <text:p>171,</text:p>
          </table:table-cell>
          <table:table-cell table:formula="of:=CONCATENATE(TEXT(([.N14]-[.$D$19])/[.$D$18];&quot;##0.#&quot;);&quot;,&quot;)" office:value-type="string" office:string-value="151," calcext:value-type="string">
            <text:p>151,</text:p>
          </table:table-cell>
          <table:table-cell table:formula="of:=CONCATENATE(TEXT(([.O14]-[.$D$19])/[.$D$18];&quot;##0.#&quot;);&quot;,&quot;)" office:value-type="string" office:string-value="137," calcext:value-type="string">
            <text:p>137,</text:p>
          </table:table-cell>
          <table:table-cell table:formula="of:=CONCATENATE(TEXT(([.P14]-[.$D$19])/[.$D$18];&quot;##0.#&quot;);&quot;,&quot;)" office:value-type="string" office:string-value="125," calcext:value-type="string">
            <text:p>125,</text:p>
          </table:table-cell>
          <table:table-cell table:formula="of:=CONCATENATE(TEXT(([.Q14]-[.$D$19])/[.$D$18];&quot;##0.#&quot;);&quot;,&quot;)" office:value-type="string" office:string-value="115," calcext:value-type="string">
            <text:p>115,</text:p>
          </table:table-cell>
          <table:table-cell table:formula="of:=CONCATENATE(TEXT(([.R14]-[.$D$19])/[.$D$18];&quot;##0.#&quot;);&quot;,&quot;)" office:value-type="string" office:string-value="110," calcext:value-type="string">
            <text:p>110,</text:p>
          </table:table-cell>
          <table:table-cell table:formula="of:=CONCATENATE(TEXT(([.S14]-[.$D$19])/[.$D$18];&quot;##0.#&quot;);&quot;,&quot;)" office:value-type="string" office:string-value="104," calcext:value-type="string">
            <text:p>104,</text:p>
          </table:table-cell>
          <table:table-cell table:formula="of:=CONCATENATE(TEXT(([.T14]-[.$D$19])/[.$D$18];&quot;##0.#&quot;);&quot;,&quot;)" office:value-type="string" office:string-value="95," calcext:value-type="string">
            <text:p>95,</text:p>
          </table:table-cell>
          <table:table-cell table:formula="of:=CONCATENATE(TEXT(([.U14]-[.$D$19])/[.$D$18];&quot;##0.#&quot;);&quot;,&quot;)" office:value-type="string" office:string-value="85," calcext:value-type="string">
            <text:p>85,</text:p>
          </table:table-cell>
          <table:table-cell table:formula="of:=CONCATENATE(TEXT(([.V14]-[.$D$19])/[.$D$18];&quot;##0.#&quot;);&quot;,&quot;)" office:value-type="string" office:string-value="76," calcext:value-type="string">
            <text:p>76,</text:p>
          </table:table-cell>
          <table:table-cell table:formula="of:=CONCATENATE(TEXT(([.W14]-[.$D$19])/[.$D$18];&quot;##0.#&quot;);&quot;,&quot;)" office:value-type="string" office:string-value="67," calcext:value-type="string">
            <text:p>67,</text:p>
          </table:table-cell>
          <table:table-cell table:formula="of:=CONCATENATE(TEXT(([.X14]-[.$D$19])/[.$D$18];&quot;##0.#&quot;);&quot;,&quot;)" office:value-type="string" office:string-value="57," calcext:value-type="string">
            <text:p>57,</text:p>
          </table:table-cell>
          <table:table-cell table:formula="of:=CONCATENATE(TEXT(([.Y14]-[.$D$19])/[.$D$18];&quot;##0.#&quot;);&quot;,&quot;)" office:value-type="string" office:string-value="48," calcext:value-type="string">
            <text:p>48,</text:p>
          </table:table-cell>
          <table:table-cell table:formula="of:=CONCATENATE(TEXT(([.Z14]-[.$D$19])/[.$D$18];&quot;##0.#&quot;);&quot;,&quot;)" office:value-type="string" office:string-value="39," calcext:value-type="string">
            <text:p>39,</text:p>
          </table:table-cell>
          <table:table-cell table:formula="of:=CONCATENATE(TEXT(([.AA14]-[.$D$19])/[.$D$18];&quot;##0.#&quot;);&quot;,&quot;)" office:value-type="string" office:string-value="29," calcext:value-type="string">
            <text:p>29,</text:p>
          </table:table-cell>
          <table:table-cell table:formula="of:=CONCATENATE(TEXT(([.AB14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3.984375" calcext:value-type="float">
            <text:p>43.984375</text:p>
          </table:table-cell>
          <table:table-cell table:number-columns-repeated="2" office:value-type="float" office:value="47.8515625" calcext:value-type="float">
            <text:p>47.8515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125" calcext:value-type="float">
            <text:p>8.125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5" calcext:value-type="float">
            <text:p>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4.1015625" calcext:value-type="float">
            <text:p>14.1015625</text:p>
          </table:table-cell>
          <table:table-cell table:number-columns-repeated="2" office:value-type="float" office:value="11.9921875" calcext:value-type="float">
            <text:p>11.99218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1.171875" calcext:value-type="float">
            <text:p>41.1718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4.4921875" calcext:value-type="float">
            <text:p>34.4921875</text:p>
          </table:table-cell>
          <table:table-cell office:value-type="float" office:value="29.21875" calcext:value-type="float">
            <text:p>29.218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4.8046875" calcext:value-type="float">
            <text:p>14.80468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8"/>
          <table:table-cell table:formula="of:=CONCATENATE(TEXT(([.I15]-[.$D$19])/[.$D$18];&quot;##0.#&quot;);&quot;,&quot;)" office:value-type="string" office:string-value="171," calcext:value-type="string">
            <text:p>171,</text:p>
          </table:table-cell>
          <table:table-cell table:formula="of:=CONCATENATE(TEXT(([.J15]-[.$D$19])/[.$D$18];&quot;##0.#&quot;);&quot;,&quot;)" office:value-type="string" office:string-value="182," calcext:value-type="string">
            <text:p>182,</text:p>
          </table:table-cell>
          <table:table-cell table:formula="of:=CONCATENATE(TEXT(([.K15]-[.$D$19])/[.$D$18];&quot;##0.#&quot;);&quot;,&quot;)" office:value-type="string" office:string-value="182," calcext:value-type="string">
            <text:p>182,</text:p>
          </table:table-cell>
          <table:table-cell table:formula="of:=CONCATENATE(TEXT(([.L15]-[.$D$19])/[.$D$18];&quot;##0.#&quot;);&quot;,&quot;)" office:value-type="string" office:string-value="182," calcext:value-type="string">
            <text:p>182,</text:p>
          </table:table-cell>
          <table:table-cell table:formula="of:=CONCATENATE(TEXT(([.M15]-[.$D$19])/[.$D$18];&quot;##0.#&quot;);&quot;,&quot;)" office:value-type="string" office:string-value="171," calcext:value-type="string">
            <text:p>171,</text:p>
          </table:table-cell>
          <table:table-cell table:formula="of:=CONCATENATE(TEXT(([.N15]-[.$D$19])/[.$D$18];&quot;##0.#&quot;);&quot;,&quot;)" office:value-type="string" office:string-value="151," calcext:value-type="string">
            <text:p>151,</text:p>
          </table:table-cell>
          <table:table-cell table:formula="of:=CONCATENATE(TEXT(([.O15]-[.$D$19])/[.$D$18];&quot;##0.#&quot;);&quot;,&quot;)" office:value-type="string" office:string-value="137," calcext:value-type="string">
            <text:p>137,</text:p>
          </table:table-cell>
          <table:table-cell table:formula="of:=CONCATENATE(TEXT(([.P15]-[.$D$19])/[.$D$18];&quot;##0.#&quot;);&quot;,&quot;)" office:value-type="string" office:string-value="125," calcext:value-type="string">
            <text:p>125,</text:p>
          </table:table-cell>
          <table:table-cell table:formula="of:=CONCATENATE(TEXT(([.Q15]-[.$D$19])/[.$D$18];&quot;##0.#&quot;);&quot;,&quot;)" office:value-type="string" office:string-value="119," calcext:value-type="string">
            <text:p>119,</text:p>
          </table:table-cell>
          <table:table-cell table:formula="of:=CONCATENATE(TEXT(([.R15]-[.$D$19])/[.$D$18];&quot;##0.#&quot;);&quot;,&quot;)" office:value-type="string" office:string-value="114," calcext:value-type="string">
            <text:p>114,</text:p>
          </table:table-cell>
          <table:table-cell table:formula="of:=CONCATENATE(TEXT(([.S15]-[.$D$19])/[.$D$18];&quot;##0.#&quot;);&quot;,&quot;)" office:value-type="string" office:string-value="110," calcext:value-type="string">
            <text:p>110,</text:p>
          </table:table-cell>
          <table:table-cell table:formula="of:=CONCATENATE(TEXT(([.T15]-[.$D$19])/[.$D$18];&quot;##0.#&quot;);&quot;,&quot;)" office:value-type="string" office:string-value="100," calcext:value-type="string">
            <text:p>100,</text:p>
          </table:table-cell>
          <table:table-cell table:formula="of:=CONCATENATE(TEXT(([.U15]-[.$D$19])/[.$D$18];&quot;##0.#&quot;);&quot;,&quot;)" office:value-type="string" office:string-value="90," calcext:value-type="string">
            <text:p>90,</text:p>
          </table:table-cell>
          <table:table-cell table:formula="of:=CONCATENATE(TEXT(([.V15]-[.$D$19])/[.$D$18];&quot;##0.#&quot;);&quot;,&quot;)" office:value-type="string" office:string-value="80," calcext:value-type="string">
            <text:p>80,</text:p>
          </table:table-cell>
          <table:table-cell table:formula="of:=CONCATENATE(TEXT(([.W15]-[.$D$19])/[.$D$18];&quot;##0.#&quot;);&quot;,&quot;)" office:value-type="string" office:string-value="70," calcext:value-type="string">
            <text:p>70,</text:p>
          </table:table-cell>
          <table:table-cell table:formula="of:=CONCATENATE(TEXT(([.X15]-[.$D$19])/[.$D$18];&quot;##0.#&quot;);&quot;,&quot;)" office:value-type="string" office:string-value="60," calcext:value-type="string">
            <text:p>60,</text:p>
          </table:table-cell>
          <table:table-cell table:formula="of:=CONCATENATE(TEXT(([.Y15]-[.$D$19])/[.$D$18];&quot;##0.#&quot;);&quot;,&quot;)" office:value-type="string" office:string-value="50," calcext:value-type="string">
            <text:p>50,</text:p>
          </table:table-cell>
          <table:table-cell table:formula="of:=CONCATENATE(TEXT(([.Z15]-[.$D$19])/[.$D$18];&quot;##0.#&quot;);&quot;,&quot;)" office:value-type="string" office:string-value="40," calcext:value-type="string">
            <text:p>40,</text:p>
          </table:table-cell>
          <table:table-cell table:formula="of:=CONCATENATE(TEXT(([.AA15]-[.$D$19])/[.$D$18];&quot;##0.#&quot;);&quot;,&quot;)" office:value-type="string" office:string-value="30," calcext:value-type="string">
            <text:p>30,</text:p>
          </table:table-cell>
          <table:table-cell table:formula="of:=CONCATENATE(TEXT(([.AB15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1.9921875" calcext:value-type="float">
            <text:p>11.992187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046875" calcext:value-type="float">
            <text:p>13.046875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8.7109375" calcext:value-type="float">
            <text:p>38.710937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0.625" calcext:value-type="float">
            <text:p>30.62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6.3671875" calcext:value-type="float">
            <text:p>6.367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8"/>
          <table:table-cell table:formula="of:=CONCATENATE(TEXT(([.I16]-[.$D$19])/[.$D$18];&quot;##0.#&quot;);&quot;,&quot;)" office:value-type="string" office:string-value="171," calcext:value-type="string">
            <text:p>171,</text:p>
          </table:table-cell>
          <table:table-cell table:formula="of:=CONCATENATE(TEXT(([.J16]-[.$D$19])/[.$D$18];&quot;##0.#&quot;);&quot;,&quot;)" office:value-type="string" office:string-value="182," calcext:value-type="string">
            <text:p>182,</text:p>
          </table:table-cell>
          <table:table-cell table:formula="of:=CONCATENATE(TEXT(([.K16]-[.$D$19])/[.$D$18];&quot;##0.#&quot;);&quot;,&quot;)" office:value-type="string" office:string-value="182," calcext:value-type="string">
            <text:p>182,</text:p>
          </table:table-cell>
          <table:table-cell table:formula="of:=CONCATENATE(TEXT(([.L16]-[.$D$19])/[.$D$18];&quot;##0.#&quot;);&quot;,&quot;)" office:value-type="string" office:string-value="182," calcext:value-type="string">
            <text:p>182,</text:p>
          </table:table-cell>
          <table:table-cell table:formula="of:=CONCATENATE(TEXT(([.M16]-[.$D$19])/[.$D$18];&quot;##0.#&quot;);&quot;,&quot;)" office:value-type="string" office:string-value="171," calcext:value-type="string">
            <text:p>171,</text:p>
          </table:table-cell>
          <table:table-cell table:formula="of:=CONCATENATE(TEXT(([.N16]-[.$D$19])/[.$D$18];&quot;##0.#&quot;);&quot;,&quot;)" office:value-type="string" office:string-value="151," calcext:value-type="string">
            <text:p>151,</text:p>
          </table:table-cell>
          <table:table-cell table:formula="of:=CONCATENATE(TEXT(([.O16]-[.$D$19])/[.$D$18];&quot;##0.#&quot;);&quot;,&quot;)" office:value-type="string" office:string-value="137," calcext:value-type="string">
            <text:p>137,</text:p>
          </table:table-cell>
          <table:table-cell table:formula="of:=CONCATENATE(TEXT(([.P16]-[.$D$19])/[.$D$18];&quot;##0.#&quot;);&quot;,&quot;)" office:value-type="string" office:string-value="125," calcext:value-type="string">
            <text:p>125,</text:p>
          </table:table-cell>
          <table:table-cell table:formula="of:=CONCATENATE(TEXT(([.Q16]-[.$D$19])/[.$D$18];&quot;##0.#&quot;);&quot;,&quot;)" office:value-type="string" office:string-value="122," calcext:value-type="string">
            <text:p>122,</text:p>
          </table:table-cell>
          <table:table-cell table:formula="of:=CONCATENATE(TEXT(([.R16]-[.$D$19])/[.$D$18];&quot;##0.#&quot;);&quot;,&quot;)" office:value-type="string" office:string-value="119," calcext:value-type="string">
            <text:p>119,</text:p>
          </table:table-cell>
          <table:table-cell table:formula="of:=CONCATENATE(TEXT(([.S16]-[.$D$19])/[.$D$18];&quot;##0.#&quot;);&quot;,&quot;)" office:value-type="string" office:string-value="112," calcext:value-type="string">
            <text:p>112,</text:p>
          </table:table-cell>
          <table:table-cell table:formula="of:=CONCATENATE(TEXT(([.T16]-[.$D$19])/[.$D$18];&quot;##0.#&quot;);&quot;,&quot;)" office:value-type="string" office:string-value="102," calcext:value-type="string">
            <text:p>102,</text:p>
          </table:table-cell>
          <table:table-cell table:formula="of:=CONCATENATE(TEXT(([.U16]-[.$D$19])/[.$D$18];&quot;##0.#&quot;);&quot;,&quot;)" office:value-type="string" office:string-value="92," calcext:value-type="string">
            <text:p>92,</text:p>
          </table:table-cell>
          <table:table-cell table:formula="of:=CONCATENATE(TEXT(([.V16]-[.$D$19])/[.$D$18];&quot;##0.#&quot;);&quot;,&quot;)" office:value-type="string" office:string-value="81," calcext:value-type="string">
            <text:p>81,</text:p>
          </table:table-cell>
          <table:table-cell table:formula="of:=CONCATENATE(TEXT(([.W16]-[.$D$19])/[.$D$18];&quot;##0.#&quot;);&quot;,&quot;)" office:value-type="string" office:string-value="71," calcext:value-type="string">
            <text:p>71,</text:p>
          </table:table-cell>
          <table:table-cell table:formula="of:=CONCATENATE(TEXT(([.X16]-[.$D$19])/[.$D$18];&quot;##0.#&quot;);&quot;,&quot;)" office:value-type="string" office:string-value="61," calcext:value-type="string">
            <text:p>61,</text:p>
          </table:table-cell>
          <table:table-cell table:formula="of:=CONCATENATE(TEXT(([.Y16]-[.$D$19])/[.$D$18];&quot;##0.#&quot;);&quot;,&quot;)" office:value-type="string" office:string-value="51," calcext:value-type="string">
            <text:p>51,</text:p>
          </table:table-cell>
          <table:table-cell table:formula="of:=CONCATENATE(TEXT(([.Z16]-[.$D$19])/[.$D$18];&quot;##0.#&quot;);&quot;,&quot;)" office:value-type="string" office:string-value="40," calcext:value-type="string">
            <text:p>40,</text:p>
          </table:table-cell>
          <table:table-cell table:formula="of:=CONCATENATE(TEXT(([.AA16]-[.$D$19])/[.$D$18];&quot;##0.#&quot;);&quot;,&quot;)" office:value-type="string" office:string-value="30," calcext:value-type="string">
            <text:p>30,</text:p>
          </table:table-cell>
          <table:table-cell table:formula="of:=CONCATENATE(TEXT(([.AB16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1.9921875" calcext:value-type="float">
            <text:p>11.9921875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4.1015625" calcext:value-type="float">
            <text:p>14.101562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1.6796875" calcext:value-type="float">
            <text:p>31.6796875</text:p>
          </table:table-cell>
          <table:table-cell office:value-type="float" office:value="24.296875" calcext:value-type="float">
            <text:p>24.29687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8"/>
          <table:table-cell table:formula="of:=CONCATENATE(TEXT(([.I17]-[.$D$19])/[.$D$18];&quot;##0.#&quot;);&quot;,&quot;)" office:value-type="string" office:string-value="171," calcext:value-type="string">
            <text:p>171,</text:p>
          </table:table-cell>
          <table:table-cell table:formula="of:=CONCATENATE(TEXT(([.J17]-[.$D$19])/[.$D$18];&quot;##0.#&quot;);&quot;,&quot;)" office:value-type="string" office:string-value="182," calcext:value-type="string">
            <text:p>182,</text:p>
          </table:table-cell>
          <table:table-cell table:formula="of:=CONCATENATE(TEXT(([.K17]-[.$D$19])/[.$D$18];&quot;##0.#&quot;);&quot;,&quot;)" office:value-type="string" office:string-value="182," calcext:value-type="string">
            <text:p>182,</text:p>
          </table:table-cell>
          <table:table-cell table:formula="of:=CONCATENATE(TEXT(([.L17]-[.$D$19])/[.$D$18];&quot;##0.#&quot;);&quot;,&quot;)" office:value-type="string" office:string-value="182," calcext:value-type="string">
            <text:p>182,</text:p>
          </table:table-cell>
          <table:table-cell table:formula="of:=CONCATENATE(TEXT(([.M17]-[.$D$19])/[.$D$18];&quot;##0.#&quot;);&quot;,&quot;)" office:value-type="string" office:string-value="171," calcext:value-type="string">
            <text:p>171,</text:p>
          </table:table-cell>
          <table:table-cell table:formula="of:=CONCATENATE(TEXT(([.N17]-[.$D$19])/[.$D$18];&quot;##0.#&quot;);&quot;,&quot;)" office:value-type="string" office:string-value="151," calcext:value-type="string">
            <text:p>151,</text:p>
          </table:table-cell>
          <table:table-cell table:formula="of:=CONCATENATE(TEXT(([.O17]-[.$D$19])/[.$D$18];&quot;##0.#&quot;);&quot;,&quot;)" office:value-type="string" office:string-value="137," calcext:value-type="string">
            <text:p>137,</text:p>
          </table:table-cell>
          <table:table-cell table:formula="of:=CONCATENATE(TEXT(([.P17]-[.$D$19])/[.$D$18];&quot;##0.#&quot;);&quot;,&quot;)" office:value-type="string" office:string-value="127," calcext:value-type="string">
            <text:p>127,</text:p>
          </table:table-cell>
          <table:table-cell table:formula="of:=CONCATENATE(TEXT(([.Q17]-[.$D$19])/[.$D$18];&quot;##0.#&quot;);&quot;,&quot;)" office:value-type="string" office:string-value="124," calcext:value-type="string">
            <text:p>124,</text:p>
          </table:table-cell>
          <table:table-cell table:formula="of:=CONCATENATE(TEXT(([.R17]-[.$D$19])/[.$D$18];&quot;##0.#&quot;);&quot;,&quot;)" office:value-type="string" office:string-value="121," calcext:value-type="string">
            <text:p>121,</text:p>
          </table:table-cell>
          <table:table-cell table:formula="of:=CONCATENATE(TEXT(([.S17]-[.$D$19])/[.$D$18];&quot;##0.#&quot;);&quot;,&quot;)" office:value-type="string" office:string-value="112," calcext:value-type="string">
            <text:p>112,</text:p>
          </table:table-cell>
          <table:table-cell table:formula="of:=CONCATENATE(TEXT(([.T17]-[.$D$19])/[.$D$18];&quot;##0.#&quot;);&quot;,&quot;)" office:value-type="string" office:string-value="102," calcext:value-type="string">
            <text:p>102,</text:p>
          </table:table-cell>
          <table:table-cell table:formula="of:=CONCATENATE(TEXT(([.U17]-[.$D$19])/[.$D$18];&quot;##0.#&quot;);&quot;,&quot;)" office:value-type="string" office:string-value="92," calcext:value-type="string">
            <text:p>92,</text:p>
          </table:table-cell>
          <table:table-cell table:formula="of:=CONCATENATE(TEXT(([.V17]-[.$D$19])/[.$D$18];&quot;##0.#&quot;);&quot;,&quot;)" office:value-type="string" office:string-value="81," calcext:value-type="string">
            <text:p>81,</text:p>
          </table:table-cell>
          <table:table-cell table:formula="of:=CONCATENATE(TEXT(([.W17]-[.$D$19])/[.$D$18];&quot;##0.#&quot;);&quot;,&quot;)" office:value-type="string" office:string-value="71," calcext:value-type="string">
            <text:p>71,</text:p>
          </table:table-cell>
          <table:table-cell table:formula="of:=CONCATENATE(TEXT(([.X17]-[.$D$19])/[.$D$18];&quot;##0.#&quot;);&quot;,&quot;)" office:value-type="string" office:string-value="61," calcext:value-type="string">
            <text:p>61,</text:p>
          </table:table-cell>
          <table:table-cell table:formula="of:=CONCATENATE(TEXT(([.Y17]-[.$D$19])/[.$D$18];&quot;##0.#&quot;);&quot;,&quot;)" office:value-type="string" office:string-value="51," calcext:value-type="string">
            <text:p>51,</text:p>
          </table:table-cell>
          <table:table-cell table:formula="of:=CONCATENATE(TEXT(([.Z17]-[.$D$19])/[.$D$18];&quot;##0.#&quot;);&quot;,&quot;)" office:value-type="string" office:string-value="40," calcext:value-type="string">
            <text:p>40,</text:p>
          </table:table-cell>
          <table:table-cell table:formula="of:=CONCATENATE(TEXT(([.AA17]-[.$D$19])/[.$D$18];&quot;##0.#&quot;);&quot;,&quot;)" office:value-type="string" office:string-value="30," calcext:value-type="string">
            <text:p>30,</text:p>
          </table:table-cell>
          <table:table-cell table:formula="of:=CONCATENATE(TEXT(([.AB17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046875" calcext:value-type="float">
            <text:p>13.046875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15625" calcext:value-type="float">
            <text:p>15.15625</text:p>
          </table:table-cell>
          <table:table-cell table:number-columns-repeated="2"/>
          <table:table-cell office:value-type="float" office:value="5200" calcext:value-type="float">
            <text:p>5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5" calcext:value-type="float">
            <text:p>2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table:number-columns-repeated="8"/>
          <table:table-cell table:formula="of:=CONCATENATE(TEXT(([.I18]-[.$D$19])/[.$D$18];&quot;##0.#&quot;);&quot;,&quot;)" office:value-type="string" office:string-value="171," calcext:value-type="string">
            <text:p>171,</text:p>
          </table:table-cell>
          <table:table-cell table:formula="of:=CONCATENATE(TEXT(([.J18]-[.$D$19])/[.$D$18];&quot;##0.#&quot;);&quot;,&quot;)" office:value-type="string" office:string-value="182," calcext:value-type="string">
            <text:p>182,</text:p>
          </table:table-cell>
          <table:table-cell table:formula="of:=CONCATENATE(TEXT(([.K18]-[.$D$19])/[.$D$18];&quot;##0.#&quot;);&quot;,&quot;)" office:value-type="string" office:string-value="182," calcext:value-type="string">
            <text:p>182,</text:p>
          </table:table-cell>
          <table:table-cell table:formula="of:=CONCATENATE(TEXT(([.L18]-[.$D$19])/[.$D$18];&quot;##0.#&quot;);&quot;,&quot;)" office:value-type="string" office:string-value="182," calcext:value-type="string">
            <text:p>182,</text:p>
          </table:table-cell>
          <table:table-cell table:formula="of:=CONCATENATE(TEXT(([.M18]-[.$D$19])/[.$D$18];&quot;##0.#&quot;);&quot;,&quot;)" office:value-type="string" office:string-value="171," calcext:value-type="string">
            <text:p>171,</text:p>
          </table:table-cell>
          <table:table-cell table:formula="of:=CONCATENATE(TEXT(([.N18]-[.$D$19])/[.$D$18];&quot;##0.#&quot;);&quot;,&quot;)" office:value-type="string" office:string-value="151," calcext:value-type="string">
            <text:p>151,</text:p>
          </table:table-cell>
          <table:table-cell table:formula="of:=CONCATENATE(TEXT(([.O18]-[.$D$19])/[.$D$18];&quot;##0.#&quot;);&quot;,&quot;)" office:value-type="string" office:string-value="137," calcext:value-type="string">
            <text:p>137,</text:p>
          </table:table-cell>
          <table:table-cell table:formula="of:=CONCATENATE(TEXT(([.P18]-[.$D$19])/[.$D$18];&quot;##0.#&quot;);&quot;,&quot;)" office:value-type="string" office:string-value="129," calcext:value-type="string">
            <text:p>129,</text:p>
          </table:table-cell>
          <table:table-cell table:formula="of:=CONCATENATE(TEXT(([.Q18]-[.$D$19])/[.$D$18];&quot;##0.#&quot;);&quot;,&quot;)" office:value-type="string" office:string-value="125," calcext:value-type="string">
            <text:p>125,</text:p>
          </table:table-cell>
          <table:table-cell table:formula="of:=CONCATENATE(TEXT(([.R18]-[.$D$19])/[.$D$18];&quot;##0.#&quot;);&quot;,&quot;)" office:value-type="string" office:string-value="122," calcext:value-type="string">
            <text:p>122,</text:p>
          </table:table-cell>
          <table:table-cell table:formula="of:=CONCATENATE(TEXT(([.S18]-[.$D$19])/[.$D$18];&quot;##0.#&quot;);&quot;,&quot;)" office:value-type="string" office:string-value="115," calcext:value-type="string">
            <text:p>115,</text:p>
          </table:table-cell>
          <table:table-cell table:formula="of:=CONCATENATE(TEXT(([.T18]-[.$D$19])/[.$D$18];&quot;##0.#&quot;);&quot;,&quot;)" office:value-type="string" office:string-value="104," calcext:value-type="string">
            <text:p>104,</text:p>
          </table:table-cell>
          <table:table-cell table:formula="of:=CONCATENATE(TEXT(([.U18]-[.$D$19])/[.$D$18];&quot;##0.#&quot;);&quot;,&quot;)" office:value-type="string" office:string-value="94," calcext:value-type="string">
            <text:p>94,</text:p>
          </table:table-cell>
          <table:table-cell table:formula="of:=CONCATENATE(TEXT(([.V18]-[.$D$19])/[.$D$18];&quot;##0.#&quot;);&quot;,&quot;)" office:value-type="string" office:string-value="83," calcext:value-type="string">
            <text:p>83,</text:p>
          </table:table-cell>
          <table:table-cell table:formula="of:=CONCATENATE(TEXT(([.W18]-[.$D$19])/[.$D$18];&quot;##0.#&quot;);&quot;,&quot;)" office:value-type="string" office:string-value="73," calcext:value-type="string">
            <text:p>73,</text:p>
          </table:table-cell>
          <table:table-cell table:formula="of:=CONCATENATE(TEXT(([.X18]-[.$D$19])/[.$D$18];&quot;##0.#&quot;);&quot;,&quot;)" office:value-type="string" office:string-value="62," calcext:value-type="string">
            <text:p>62,</text:p>
          </table:table-cell>
          <table:table-cell table:formula="of:=CONCATENATE(TEXT(([.Y18]-[.$D$19])/[.$D$18];&quot;##0.#&quot;);&quot;,&quot;)" office:value-type="string" office:string-value="52," calcext:value-type="string">
            <text:p>52,</text:p>
          </table:table-cell>
          <table:table-cell table:formula="of:=CONCATENATE(TEXT(([.Z18]-[.$D$19])/[.$D$18];&quot;##0.#&quot;);&quot;,&quot;)" office:value-type="string" office:string-value="41," calcext:value-type="string">
            <text:p>41,</text:p>
          </table:table-cell>
          <table:table-cell table:formula="of:=CONCATENATE(TEXT(([.AA18]-[.$D$19])/[.$D$18];&quot;##0.#&quot;);&quot;,&quot;)" office:value-type="string" office:string-value="31," calcext:value-type="string">
            <text:p>31,</text:p>
          </table:table-cell>
          <table:table-cell table:formula="of:=CONCATENATE(TEXT(([.AB18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5" calcext:value-type="float">
            <text:p>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5.859375" calcext:value-type="float">
            <text:p>15.859375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19.7265625" calcext:value-type="float">
            <text:p>19.726562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8"/>
          <table:table-cell table:formula="of:=CONCATENATE(TEXT(([.I19]-[.$D$19])/[.$D$18];&quot;##0.#&quot;);&quot;,&quot;)" office:value-type="string" office:string-value="171," calcext:value-type="string">
            <text:p>171,</text:p>
          </table:table-cell>
          <table:table-cell table:formula="of:=CONCATENATE(TEXT(([.J19]-[.$D$19])/[.$D$18];&quot;##0.#&quot;);&quot;,&quot;)" office:value-type="string" office:string-value="182," calcext:value-type="string">
            <text:p>182,</text:p>
          </table:table-cell>
          <table:table-cell table:formula="of:=CONCATENATE(TEXT(([.K19]-[.$D$19])/[.$D$18];&quot;##0.#&quot;);&quot;,&quot;)" office:value-type="string" office:string-value="182," calcext:value-type="string">
            <text:p>182,</text:p>
          </table:table-cell>
          <table:table-cell table:formula="of:=CONCATENATE(TEXT(([.L19]-[.$D$19])/[.$D$18];&quot;##0.#&quot;);&quot;,&quot;)" office:value-type="string" office:string-value="182," calcext:value-type="string">
            <text:p>182,</text:p>
          </table:table-cell>
          <table:table-cell table:formula="of:=CONCATENATE(TEXT(([.M19]-[.$D$19])/[.$D$18];&quot;##0.#&quot;);&quot;,&quot;)" office:value-type="string" office:string-value="171," calcext:value-type="string">
            <text:p>171,</text:p>
          </table:table-cell>
          <table:table-cell table:formula="of:=CONCATENATE(TEXT(([.N19]-[.$D$19])/[.$D$18];&quot;##0.#&quot;);&quot;,&quot;)" office:value-type="string" office:string-value="152," calcext:value-type="string">
            <text:p>152,</text:p>
          </table:table-cell>
          <table:table-cell table:formula="of:=CONCATENATE(TEXT(([.O19]-[.$D$19])/[.$D$18];&quot;##0.#&quot;);&quot;,&quot;)" office:value-type="string" office:string-value="142," calcext:value-type="string">
            <text:p>142,</text:p>
          </table:table-cell>
          <table:table-cell table:formula="of:=CONCATENATE(TEXT(([.P19]-[.$D$19])/[.$D$18];&quot;##0.#&quot;);&quot;,&quot;)" office:value-type="string" office:string-value="135," calcext:value-type="string">
            <text:p>135,</text:p>
          </table:table-cell>
          <table:table-cell table:formula="of:=CONCATENATE(TEXT(([.Q19]-[.$D$19])/[.$D$18];&quot;##0.#&quot;);&quot;,&quot;)" office:value-type="string" office:string-value="129," calcext:value-type="string">
            <text:p>129,</text:p>
          </table:table-cell>
          <table:table-cell table:formula="of:=CONCATENATE(TEXT(([.R19]-[.$D$19])/[.$D$18];&quot;##0.#&quot;);&quot;,&quot;)" office:value-type="string" office:string-value="125," calcext:value-type="string">
            <text:p>125,</text:p>
          </table:table-cell>
          <table:table-cell table:formula="of:=CONCATENATE(TEXT(([.S19]-[.$D$19])/[.$D$18];&quot;##0.#&quot;);&quot;,&quot;)" office:value-type="string" office:string-value="117," calcext:value-type="string">
            <text:p>117,</text:p>
          </table:table-cell>
          <table:table-cell table:formula="of:=CONCATENATE(TEXT(([.T19]-[.$D$19])/[.$D$18];&quot;##0.#&quot;);&quot;,&quot;)" office:value-type="string" office:string-value="106," calcext:value-type="string">
            <text:p>106,</text:p>
          </table:table-cell>
          <table:table-cell table:formula="of:=CONCATENATE(TEXT(([.U19]-[.$D$19])/[.$D$18];&quot;##0.#&quot;);&quot;,&quot;)" office:value-type="string" office:string-value="95," calcext:value-type="string">
            <text:p>95,</text:p>
          </table:table-cell>
          <table:table-cell table:formula="of:=CONCATENATE(TEXT(([.V19]-[.$D$19])/[.$D$18];&quot;##0.#&quot;);&quot;,&quot;)" office:value-type="string" office:string-value="85," calcext:value-type="string">
            <text:p>85,</text:p>
          </table:table-cell>
          <table:table-cell table:formula="of:=CONCATENATE(TEXT(([.W19]-[.$D$19])/[.$D$18];&quot;##0.#&quot;);&quot;,&quot;)" office:value-type="string" office:string-value="74," calcext:value-type="string">
            <text:p>74,</text:p>
          </table:table-cell>
          <table:table-cell table:formula="of:=CONCATENATE(TEXT(([.X19]-[.$D$19])/[.$D$18];&quot;##0.#&quot;);&quot;,&quot;)" office:value-type="string" office:string-value="63," calcext:value-type="string">
            <text:p>63,</text:p>
          </table:table-cell>
          <table:table-cell table:formula="of:=CONCATENATE(TEXT(([.Y19]-[.$D$19])/[.$D$18];&quot;##0.#&quot;);&quot;,&quot;)" office:value-type="string" office:string-value="52," calcext:value-type="string">
            <text:p>52,</text:p>
          </table:table-cell>
          <table:table-cell table:formula="of:=CONCATENATE(TEXT(([.Z19]-[.$D$19])/[.$D$18];&quot;##0.#&quot;);&quot;,&quot;)" office:value-type="string" office:string-value="42," calcext:value-type="string">
            <text:p>42,</text:p>
          </table:table-cell>
          <table:table-cell table:formula="of:=CONCATENATE(TEXT(([.AA19]-[.$D$19])/[.$D$18];&quot;##0.#&quot;);&quot;,&quot;)" office:value-type="string" office:string-value="31," calcext:value-type="string">
            <text:p>31,</text:p>
          </table:table-cell>
          <table:table-cell table:formula="of:=CONCATENATE(TEXT(([.AB19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table:number-columns-repeated="2" office:value-type="float" office:value="40.1171875" calcext:value-type="float">
            <text:p>40.1171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1.8359375" calcext:value-type="float">
            <text:p>21.8359375</text:p>
          </table:table-cell>
          <table:table-cell table:number-columns-repeated="2" office:value-type="float" office:value="17.96875" calcext:value-type="float">
            <text:p>17.96875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20.78125" calcext:value-type="float">
            <text:p>20.781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8"/>
          <table:table-cell table:formula="of:=CONCATENATE(TEXT(([.I20]-[.$D$19])/[.$D$18];&quot;##0.#&quot;);&quot;,&quot;)" office:value-type="string" office:string-value="171," calcext:value-type="string">
            <text:p>171,</text:p>
          </table:table-cell>
          <table:table-cell table:formula="of:=CONCATENATE(TEXT(([.J20]-[.$D$19])/[.$D$18];&quot;##0.#&quot;);&quot;,&quot;)" office:value-type="string" office:string-value="182," calcext:value-type="string">
            <text:p>182,</text:p>
          </table:table-cell>
          <table:table-cell table:formula="of:=CONCATENATE(TEXT(([.K20]-[.$D$19])/[.$D$18];&quot;##0.#&quot;);&quot;,&quot;)" office:value-type="string" office:string-value="182," calcext:value-type="string">
            <text:p>182,</text:p>
          </table:table-cell>
          <table:table-cell table:formula="of:=CONCATENATE(TEXT(([.L20]-[.$D$19])/[.$D$18];&quot;##0.#&quot;);&quot;,&quot;)" office:value-type="string" office:string-value="182," calcext:value-type="string">
            <text:p>182,</text:p>
          </table:table-cell>
          <table:table-cell table:formula="of:=CONCATENATE(TEXT(([.M20]-[.$D$19])/[.$D$18];&quot;##0.#&quot;);&quot;,&quot;)" office:value-type="string" office:string-value="171," calcext:value-type="string">
            <text:p>171,</text:p>
          </table:table-cell>
          <table:table-cell table:formula="of:=CONCATENATE(TEXT(([.N20]-[.$D$19])/[.$D$18];&quot;##0.#&quot;);&quot;,&quot;)" office:value-type="string" office:string-value="152," calcext:value-type="string">
            <text:p>152,</text:p>
          </table:table-cell>
          <table:table-cell table:formula="of:=CONCATENATE(TEXT(([.O20]-[.$D$19])/[.$D$18];&quot;##0.#&quot;);&quot;,&quot;)" office:value-type="string" office:string-value="142," calcext:value-type="string">
            <text:p>142,</text:p>
          </table:table-cell>
          <table:table-cell table:formula="of:=CONCATENATE(TEXT(([.P20]-[.$D$19])/[.$D$18];&quot;##0.#&quot;);&quot;,&quot;)" office:value-type="string" office:string-value="135," calcext:value-type="string">
            <text:p>135,</text:p>
          </table:table-cell>
          <table:table-cell table:formula="of:=CONCATENATE(TEXT(([.Q20]-[.$D$19])/[.$D$18];&quot;##0.#&quot;);&quot;,&quot;)" office:value-type="string" office:string-value="129," calcext:value-type="string">
            <text:p>129,</text:p>
          </table:table-cell>
          <table:table-cell table:formula="of:=CONCATENATE(TEXT(([.R20]-[.$D$19])/[.$D$18];&quot;##0.#&quot;);&quot;,&quot;)" office:value-type="string" office:string-value="125," calcext:value-type="string">
            <text:p>125,</text:p>
          </table:table-cell>
          <table:table-cell table:formula="of:=CONCATENATE(TEXT(([.S20]-[.$D$19])/[.$D$18];&quot;##0.#&quot;);&quot;,&quot;)" office:value-type="string" office:string-value="117," calcext:value-type="string">
            <text:p>117,</text:p>
          </table:table-cell>
          <table:table-cell table:formula="of:=CONCATENATE(TEXT(([.T20]-[.$D$19])/[.$D$18];&quot;##0.#&quot;);&quot;,&quot;)" office:value-type="string" office:string-value="106," calcext:value-type="string">
            <text:p>106,</text:p>
          </table:table-cell>
          <table:table-cell table:formula="of:=CONCATENATE(TEXT(([.U20]-[.$D$19])/[.$D$18];&quot;##0.#&quot;);&quot;,&quot;)" office:value-type="string" office:string-value="95," calcext:value-type="string">
            <text:p>95,</text:p>
          </table:table-cell>
          <table:table-cell table:formula="of:=CONCATENATE(TEXT(([.V20]-[.$D$19])/[.$D$18];&quot;##0.#&quot;);&quot;,&quot;)" office:value-type="string" office:string-value="85," calcext:value-type="string">
            <text:p>85,</text:p>
          </table:table-cell>
          <table:table-cell table:formula="of:=CONCATENATE(TEXT(([.W20]-[.$D$19])/[.$D$18];&quot;##0.#&quot;);&quot;,&quot;)" office:value-type="string" office:string-value="74," calcext:value-type="string">
            <text:p>74,</text:p>
          </table:table-cell>
          <table:table-cell table:formula="of:=CONCATENATE(TEXT(([.X20]-[.$D$19])/[.$D$18];&quot;##0.#&quot;);&quot;,&quot;)" office:value-type="string" office:string-value="63," calcext:value-type="string">
            <text:p>63,</text:p>
          </table:table-cell>
          <table:table-cell table:formula="of:=CONCATENATE(TEXT(([.Y20]-[.$D$19])/[.$D$18];&quot;##0.#&quot;);&quot;,&quot;)" office:value-type="string" office:string-value="52," calcext:value-type="string">
            <text:p>52,</text:p>
          </table:table-cell>
          <table:table-cell table:formula="of:=CONCATENATE(TEXT(([.Z20]-[.$D$19])/[.$D$18];&quot;##0.#&quot;);&quot;,&quot;)" office:value-type="string" office:string-value="42," calcext:value-type="string">
            <text:p>42,</text:p>
          </table:table-cell>
          <table:table-cell table:formula="of:=CONCATENATE(TEXT(([.AA20]-[.$D$19])/[.$D$18];&quot;##0.#&quot;);&quot;,&quot;)" office:value-type="string" office:string-value="31," calcext:value-type="string">
            <text:p>31,</text:p>
          </table:table-cell>
          <table:table-cell table:formula="of:=CONCATENATE(TEXT(([.AB20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table:number-columns-repeated="3"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8"/>
          <table:table-cell table:formula="of:=CONCATENATE(TEXT(([.I21]-[.$D$19])/[.$D$18];&quot;##0.#&quot;);&quot;,&quot;)" office:value-type="string" office:string-value="171," calcext:value-type="string">
            <text:p>171,</text:p>
          </table:table-cell>
          <table:table-cell table:formula="of:=CONCATENATE(TEXT(([.J21]-[.$D$19])/[.$D$18];&quot;##0.#&quot;);&quot;,&quot;)" office:value-type="string" office:string-value="182," calcext:value-type="string">
            <text:p>182,</text:p>
          </table:table-cell>
          <table:table-cell table:formula="of:=CONCATENATE(TEXT(([.K21]-[.$D$19])/[.$D$18];&quot;##0.#&quot;);&quot;,&quot;)" office:value-type="string" office:string-value="182," calcext:value-type="string">
            <text:p>182,</text:p>
          </table:table-cell>
          <table:table-cell table:formula="of:=CONCATENATE(TEXT(([.L21]-[.$D$19])/[.$D$18];&quot;##0.#&quot;);&quot;,&quot;)" office:value-type="string" office:string-value="182," calcext:value-type="string">
            <text:p>182,</text:p>
          </table:table-cell>
          <table:table-cell table:formula="of:=CONCATENATE(TEXT(([.M21]-[.$D$19])/[.$D$18];&quot;##0.#&quot;);&quot;,&quot;)" office:value-type="string" office:string-value="171," calcext:value-type="string">
            <text:p>171,</text:p>
          </table:table-cell>
          <table:table-cell table:formula="of:=CONCATENATE(TEXT(([.N21]-[.$D$19])/[.$D$18];&quot;##0.#&quot;);&quot;,&quot;)" office:value-type="string" office:string-value="152," calcext:value-type="string">
            <text:p>152,</text:p>
          </table:table-cell>
          <table:table-cell table:formula="of:=CONCATENATE(TEXT(([.O21]-[.$D$19])/[.$D$18];&quot;##0.#&quot;);&quot;,&quot;)" office:value-type="string" office:string-value="142," calcext:value-type="string">
            <text:p>142,</text:p>
          </table:table-cell>
          <table:table-cell table:formula="of:=CONCATENATE(TEXT(([.P21]-[.$D$19])/[.$D$18];&quot;##0.#&quot;);&quot;,&quot;)" office:value-type="string" office:string-value="135," calcext:value-type="string">
            <text:p>135,</text:p>
          </table:table-cell>
          <table:table-cell table:formula="of:=CONCATENATE(TEXT(([.Q21]-[.$D$19])/[.$D$18];&quot;##0.#&quot;);&quot;,&quot;)" office:value-type="string" office:string-value="129," calcext:value-type="string">
            <text:p>129,</text:p>
          </table:table-cell>
          <table:table-cell table:formula="of:=CONCATENATE(TEXT(([.R21]-[.$D$19])/[.$D$18];&quot;##0.#&quot;);&quot;,&quot;)" office:value-type="string" office:string-value="125," calcext:value-type="string">
            <text:p>125,</text:p>
          </table:table-cell>
          <table:table-cell table:formula="of:=CONCATENATE(TEXT(([.S21]-[.$D$19])/[.$D$18];&quot;##0.#&quot;);&quot;,&quot;)" office:value-type="string" office:string-value="117," calcext:value-type="string">
            <text:p>117,</text:p>
          </table:table-cell>
          <table:table-cell table:formula="of:=CONCATENATE(TEXT(([.T21]-[.$D$19])/[.$D$18];&quot;##0.#&quot;);&quot;,&quot;)" office:value-type="string" office:string-value="106," calcext:value-type="string">
            <text:p>106,</text:p>
          </table:table-cell>
          <table:table-cell table:formula="of:=CONCATENATE(TEXT(([.U21]-[.$D$19])/[.$D$18];&quot;##0.#&quot;);&quot;,&quot;)" office:value-type="string" office:string-value="95," calcext:value-type="string">
            <text:p>95,</text:p>
          </table:table-cell>
          <table:table-cell table:formula="of:=CONCATENATE(TEXT(([.V21]-[.$D$19])/[.$D$18];&quot;##0.#&quot;);&quot;,&quot;)" office:value-type="string" office:string-value="85," calcext:value-type="string">
            <text:p>85,</text:p>
          </table:table-cell>
          <table:table-cell table:formula="of:=CONCATENATE(TEXT(([.W21]-[.$D$19])/[.$D$18];&quot;##0.#&quot;);&quot;,&quot;)" office:value-type="string" office:string-value="74," calcext:value-type="string">
            <text:p>74,</text:p>
          </table:table-cell>
          <table:table-cell table:formula="of:=CONCATENATE(TEXT(([.X21]-[.$D$19])/[.$D$18];&quot;##0.#&quot;);&quot;,&quot;)" office:value-type="string" office:string-value="63," calcext:value-type="string">
            <text:p>63,</text:p>
          </table:table-cell>
          <table:table-cell table:formula="of:=CONCATENATE(TEXT(([.Y21]-[.$D$19])/[.$D$18];&quot;##0.#&quot;);&quot;,&quot;)" office:value-type="string" office:string-value="52," calcext:value-type="string">
            <text:p>52,</text:p>
          </table:table-cell>
          <table:table-cell table:formula="of:=CONCATENATE(TEXT(([.Z21]-[.$D$19])/[.$D$18];&quot;##0.#&quot;);&quot;,&quot;)" office:value-type="string" office:string-value="42," calcext:value-type="string">
            <text:p>42,</text:p>
          </table:table-cell>
          <table:table-cell table:formula="of:=CONCATENATE(TEXT(([.AA21]-[.$D$19])/[.$D$18];&quot;##0.#&quot;);&quot;,&quot;)" office:value-type="string" office:string-value="31," calcext:value-type="string">
            <text:p>31,</text:p>
          </table:table-cell>
          <table:table-cell table:formula="of:=CONCATENATE(TEXT(([.AB21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table:number-columns-repeated="3"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table:number-columns-repeated="2"/>
          <table:table-cell office:value-type="float" office:value="6800" calcext:value-type="float">
            <text:p>6800</text:p>
          </table:table-cell>
          <table:table-cell office:value-type="float" office:value="38.7109375" calcext:value-type="float">
            <text:p>38.71093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6328125" calcext:value-type="float">
            <text:p>43.632812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4.8046875" calcext:value-type="float">
            <text:p>14.8046875</text:p>
          </table:table-cell>
          <table:table-cell office:value-type="float" office:value="13.75" calcext:value-type="float">
            <text:p>13.7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8.0859375" calcext:value-type="float">
            <text:p>8.0859375</text:p>
          </table:table-cell>
        </table:table-row>
        <table:table-row table:style-name="ro1">
          <table:table-cell table:number-columns-repeated="8"/>
          <table:table-cell table:formula="of:=CONCATENATE(TEXT(([.I22]-[.$D$19])/[.$D$18];&quot;##0.#&quot;);&quot;,&quot;)" office:value-type="string" office:string-value="171," calcext:value-type="string">
            <text:p>171,</text:p>
          </table:table-cell>
          <table:table-cell table:formula="of:=CONCATENATE(TEXT(([.J22]-[.$D$19])/[.$D$18];&quot;##0.#&quot;);&quot;,&quot;)" office:value-type="string" office:string-value="182," calcext:value-type="string">
            <text:p>182,</text:p>
          </table:table-cell>
          <table:table-cell table:formula="of:=CONCATENATE(TEXT(([.K22]-[.$D$19])/[.$D$18];&quot;##0.#&quot;);&quot;,&quot;)" office:value-type="string" office:string-value="182," calcext:value-type="string">
            <text:p>182,</text:p>
          </table:table-cell>
          <table:table-cell table:formula="of:=CONCATENATE(TEXT(([.L22]-[.$D$19])/[.$D$18];&quot;##0.#&quot;);&quot;,&quot;)" office:value-type="string" office:string-value="182," calcext:value-type="string">
            <text:p>182,</text:p>
          </table:table-cell>
          <table:table-cell table:formula="of:=CONCATENATE(TEXT(([.M22]-[.$D$19])/[.$D$18];&quot;##0.#&quot;);&quot;,&quot;)" office:value-type="string" office:string-value="171," calcext:value-type="string">
            <text:p>171,</text:p>
          </table:table-cell>
          <table:table-cell table:formula="of:=CONCATENATE(TEXT(([.N22]-[.$D$19])/[.$D$18];&quot;##0.#&quot;);&quot;,&quot;)" office:value-type="string" office:string-value="152," calcext:value-type="string">
            <text:p>152,</text:p>
          </table:table-cell>
          <table:table-cell table:formula="of:=CONCATENATE(TEXT(([.O22]-[.$D$19])/[.$D$18];&quot;##0.#&quot;);&quot;,&quot;)" office:value-type="string" office:string-value="142," calcext:value-type="string">
            <text:p>142,</text:p>
          </table:table-cell>
          <table:table-cell table:formula="of:=CONCATENATE(TEXT(([.P22]-[.$D$19])/[.$D$18];&quot;##0.#&quot;);&quot;,&quot;)" office:value-type="string" office:string-value="135," calcext:value-type="string">
            <text:p>135,</text:p>
          </table:table-cell>
          <table:table-cell table:formula="of:=CONCATENATE(TEXT(([.Q22]-[.$D$19])/[.$D$18];&quot;##0.#&quot;);&quot;,&quot;)" office:value-type="string" office:string-value="129," calcext:value-type="string">
            <text:p>129,</text:p>
          </table:table-cell>
          <table:table-cell table:formula="of:=CONCATENATE(TEXT(([.R22]-[.$D$19])/[.$D$18];&quot;##0.#&quot;);&quot;,&quot;)" office:value-type="string" office:string-value="125," calcext:value-type="string">
            <text:p>125,</text:p>
          </table:table-cell>
          <table:table-cell table:formula="of:=CONCATENATE(TEXT(([.S22]-[.$D$19])/[.$D$18];&quot;##0.#&quot;);&quot;,&quot;)" office:value-type="string" office:string-value="117," calcext:value-type="string">
            <text:p>117,</text:p>
          </table:table-cell>
          <table:table-cell table:formula="of:=CONCATENATE(TEXT(([.T22]-[.$D$19])/[.$D$18];&quot;##0.#&quot;);&quot;,&quot;)" office:value-type="string" office:string-value="106," calcext:value-type="string">
            <text:p>106,</text:p>
          </table:table-cell>
          <table:table-cell table:formula="of:=CONCATENATE(TEXT(([.U22]-[.$D$19])/[.$D$18];&quot;##0.#&quot;);&quot;,&quot;)" office:value-type="string" office:string-value="95," calcext:value-type="string">
            <text:p>95,</text:p>
          </table:table-cell>
          <table:table-cell table:formula="of:=CONCATENATE(TEXT(([.V22]-[.$D$19])/[.$D$18];&quot;##0.#&quot;);&quot;,&quot;)" office:value-type="string" office:string-value="85," calcext:value-type="string">
            <text:p>85,</text:p>
          </table:table-cell>
          <table:table-cell table:formula="of:=CONCATENATE(TEXT(([.W22]-[.$D$19])/[.$D$18];&quot;##0.#&quot;);&quot;,&quot;)" office:value-type="string" office:string-value="74," calcext:value-type="string">
            <text:p>74,</text:p>
          </table:table-cell>
          <table:table-cell table:formula="of:=CONCATENATE(TEXT(([.X22]-[.$D$19])/[.$D$18];&quot;##0.#&quot;);&quot;,&quot;)" office:value-type="string" office:string-value="63," calcext:value-type="string">
            <text:p>63,</text:p>
          </table:table-cell>
          <table:table-cell table:formula="of:=CONCATENATE(TEXT(([.Y22]-[.$D$19])/[.$D$18];&quot;##0.#&quot;);&quot;,&quot;)" office:value-type="string" office:string-value="52," calcext:value-type="string">
            <text:p>52,</text:p>
          </table:table-cell>
          <table:table-cell table:formula="of:=CONCATENATE(TEXT(([.Z22]-[.$D$19])/[.$D$18];&quot;##0.#&quot;);&quot;,&quot;)" office:value-type="string" office:string-value="42," calcext:value-type="string">
            <text:p>42,</text:p>
          </table:table-cell>
          <table:table-cell table:formula="of:=CONCATENATE(TEXT(([.AA22]-[.$D$19])/[.$D$18];&quot;##0.#&quot;);&quot;,&quot;)" office:value-type="string" office:string-value="31," calcext:value-type="string">
            <text:p>31,</text:p>
          </table:table-cell>
          <table:table-cell table:formula="of:=CONCATENATE(TEXT(([.AB22]-[.$D$19])/[.$D$18];&quot;##0.#&quot;);&quot;,&quot;)" office:value-type="string" office:string-value="20," calcext:value-type="string">
            <text:p>20,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6.09375" calcext:value-type="float">
            <text:p>46.09375</text:p>
          </table:table-cell>
          <table:table-cell office:value-type="float" office:value="43.984375" calcext:value-type="float">
            <text:p>43.984375</text:p>
          </table:table-cell>
          <table:table-cell table:number-columns-repeated="3"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28125" calcext:value-type="float">
            <text:p>43.28125</text:p>
          </table:table-cell>
          <table:table-cell office:value-type="float" office:value="41.171875" calcext:value-type="float">
            <text:p>41.171875</text:p>
          </table:table-cell>
          <table:table-cell office:value-type="float" office:value="38.359375" calcext:value-type="float">
            <text:p>38.359375</text:p>
          </table:table-cell>
          <table:table-cell office:value-type="float" office:value="34.4921875" calcext:value-type="float">
            <text:p>34.4921875</text:p>
          </table:table-cell>
          <table:table-cell office:value-type="float" office:value="31.6796875" calcext:value-type="float">
            <text:p>31.67968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table:number-columns-repeated="8"/>
          <table:table-cell table:formula="of:=CONCATENATE(TEXT(([.I23]-[.$D$19])/[.$D$18];&quot;##0.#&quot;);&quot;,&quot;)" office:value-type="string" office:string-value="171," calcext:value-type="string">
            <text:p>171,</text:p>
          </table:table-cell>
          <table:table-cell table:formula="of:=CONCATENATE(TEXT(([.J23]-[.$D$19])/[.$D$18];&quot;##0.#&quot;);&quot;,&quot;)" office:value-type="string" office:string-value="182," calcext:value-type="string">
            <text:p>182,</text:p>
          </table:table-cell>
          <table:table-cell table:formula="of:=CONCATENATE(TEXT(([.K23]-[.$D$19])/[.$D$18];&quot;##0.#&quot;);&quot;,&quot;)" office:value-type="string" office:string-value="182," calcext:value-type="string">
            <text:p>182,</text:p>
          </table:table-cell>
          <table:table-cell table:formula="of:=CONCATENATE(TEXT(([.L23]-[.$D$19])/[.$D$18];&quot;##0.#&quot;);&quot;,&quot;)" office:value-type="string" office:string-value="182," calcext:value-type="string">
            <text:p>182,</text:p>
          </table:table-cell>
          <table:table-cell table:formula="of:=CONCATENATE(TEXT(([.M23]-[.$D$19])/[.$D$18];&quot;##0.#&quot;);&quot;,&quot;)" office:value-type="string" office:string-value="171," calcext:value-type="string">
            <text:p>171,</text:p>
          </table:table-cell>
          <table:table-cell table:formula="of:=CONCATENATE(TEXT(([.N23]-[.$D$19])/[.$D$18];&quot;##0.#&quot;);&quot;,&quot;)" office:value-type="string" office:string-value="152," calcext:value-type="string">
            <text:p>152,</text:p>
          </table:table-cell>
          <table:table-cell table:formula="of:=CONCATENATE(TEXT(([.O23]-[.$D$19])/[.$D$18];&quot;##0.#&quot;);&quot;,&quot;)" office:value-type="string" office:string-value="142," calcext:value-type="string">
            <text:p>142,</text:p>
          </table:table-cell>
          <table:table-cell table:formula="of:=CONCATENATE(TEXT(([.P23]-[.$D$19])/[.$D$18];&quot;##0.#&quot;);&quot;,&quot;)" office:value-type="string" office:string-value="135," calcext:value-type="string">
            <text:p>135,</text:p>
          </table:table-cell>
          <table:table-cell table:formula="of:=CONCATENATE(TEXT(([.Q23]-[.$D$19])/[.$D$18];&quot;##0.#&quot;);&quot;,&quot;)" office:value-type="string" office:string-value="129," calcext:value-type="string">
            <text:p>129,</text:p>
          </table:table-cell>
          <table:table-cell table:formula="of:=CONCATENATE(TEXT(([.R23]-[.$D$19])/[.$D$18];&quot;##0.#&quot;);&quot;,&quot;)" office:value-type="string" office:string-value="125," calcext:value-type="string">
            <text:p>125,</text:p>
          </table:table-cell>
          <table:table-cell table:formula="of:=CONCATENATE(TEXT(([.S23]-[.$D$19])/[.$D$18];&quot;##0.#&quot;);&quot;,&quot;)" office:value-type="string" office:string-value="117," calcext:value-type="string">
            <text:p>117,</text:p>
          </table:table-cell>
          <table:table-cell table:formula="of:=CONCATENATE(TEXT(([.T23]-[.$D$19])/[.$D$18];&quot;##0.#&quot;);&quot;,&quot;)" office:value-type="string" office:string-value="106," calcext:value-type="string">
            <text:p>106,</text:p>
          </table:table-cell>
          <table:table-cell table:formula="of:=CONCATENATE(TEXT(([.U23]-[.$D$19])/[.$D$18];&quot;##0.#&quot;);&quot;,&quot;)" office:value-type="string" office:string-value="95," calcext:value-type="string">
            <text:p>95,</text:p>
          </table:table-cell>
          <table:table-cell table:formula="of:=CONCATENATE(TEXT(([.V23]-[.$D$19])/[.$D$18];&quot;##0.#&quot;);&quot;,&quot;)" office:value-type="string" office:string-value="85," calcext:value-type="string">
            <text:p>85,</text:p>
          </table:table-cell>
          <table:table-cell table:formula="of:=CONCATENATE(TEXT(([.W23]-[.$D$19])/[.$D$18];&quot;##0.#&quot;);&quot;,&quot;)" office:value-type="string" office:string-value="74," calcext:value-type="string">
            <text:p>74,</text:p>
          </table:table-cell>
          <table:table-cell table:formula="of:=CONCATENATE(TEXT(([.X23]-[.$D$19])/[.$D$18];&quot;##0.#&quot;);&quot;,&quot;)" office:value-type="string" office:string-value="63," calcext:value-type="string">
            <text:p>63,</text:p>
          </table:table-cell>
          <table:table-cell table:formula="of:=CONCATENATE(TEXT(([.Y23]-[.$D$19])/[.$D$18];&quot;##0.#&quot;);&quot;,&quot;)" office:value-type="string" office:string-value="52," calcext:value-type="string">
            <text:p>52,</text:p>
          </table:table-cell>
          <table:table-cell table:formula="of:=CONCATENATE(TEXT(([.Z23]-[.$D$19])/[.$D$18];&quot;##0.#&quot;);&quot;,&quot;)" office:value-type="string" office:string-value="42," calcext:value-type="string">
            <text:p>42,</text:p>
          </table:table-cell>
          <table:table-cell table:formula="of:=CONCATENATE(TEXT(([.AA23]-[.$D$19])/[.$D$18];&quot;##0.#&quot;);&quot;,&quot;)" office:value-type="string" office:string-value="31," calcext:value-type="string">
            <text:p>31,</text:p>
          </table:table-cell>
          <table:table-cell table:formula="of:=CONCATENATE(TEXT(([.AB23]-[.$D$19])/[.$D$18];&quot;##0.#&quot;);&quot;,&quot;)" office:value-type="string" office:string-value="20," calcext:value-type="string">
            <text:p>20,</text:p>
          </table:table-cell>
          <table:table-cell table:number-columns-repeated="35"/>
          <table:table-cell office:value-type="float" office:value="7600" calcext:value-type="float">
            <text:p>7600</text:p>
          </table:table-cell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578125" calcext:value-type="float">
            <text:p>42.57812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3.7890625" calcext:value-type="float">
            <text:p>33.7890625</text:p>
          </table:table-cell>
          <table:table-cell office:value-type="float" office:value="31.328125" calcext:value-type="float">
            <text:p>31.32812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7.3828125" calcext:value-type="float">
            <text:p>7.3828125</text:p>
          </table:table-cell>
        </table:table-row>
        <table:table-row table:style-name="ro1">
          <table:table-cell table:number-columns-repeated="8"/>
          <table:table-cell table:formula="of:=CONCATENATE(TEXT(([.I24]-[.$D$19])/[.$D$18];&quot;##0.#&quot;);&quot;,&quot;)" office:value-type="string" office:string-value="171," calcext:value-type="string">
            <text:p>171,</text:p>
          </table:table-cell>
          <table:table-cell table:formula="of:=CONCATENATE(TEXT(([.J24]-[.$D$19])/[.$D$18];&quot;##0.#&quot;);&quot;,&quot;)" office:value-type="string" office:string-value="182," calcext:value-type="string">
            <text:p>182,</text:p>
          </table:table-cell>
          <table:table-cell table:formula="of:=CONCATENATE(TEXT(([.K24]-[.$D$19])/[.$D$18];&quot;##0.#&quot;);&quot;,&quot;)" office:value-type="string" office:string-value="182," calcext:value-type="string">
            <text:p>182,</text:p>
          </table:table-cell>
          <table:table-cell table:formula="of:=CONCATENATE(TEXT(([.L24]-[.$D$19])/[.$D$18];&quot;##0.#&quot;);&quot;,&quot;)" office:value-type="string" office:string-value="182," calcext:value-type="string">
            <text:p>182,</text:p>
          </table:table-cell>
          <table:table-cell table:formula="of:=CONCATENATE(TEXT(([.M24]-[.$D$19])/[.$D$18];&quot;##0.#&quot;);&quot;,&quot;)" office:value-type="string" office:string-value="171," calcext:value-type="string">
            <text:p>171,</text:p>
          </table:table-cell>
          <table:table-cell table:formula="of:=CONCATENATE(TEXT(([.N24]-[.$D$19])/[.$D$18];&quot;##0.#&quot;);&quot;,&quot;)" office:value-type="string" office:string-value="152," calcext:value-type="string">
            <text:p>152,</text:p>
          </table:table-cell>
          <table:table-cell table:formula="of:=CONCATENATE(TEXT(([.O24]-[.$D$19])/[.$D$18];&quot;##0.#&quot;);&quot;,&quot;)" office:value-type="string" office:string-value="142," calcext:value-type="string">
            <text:p>142,</text:p>
          </table:table-cell>
          <table:table-cell table:formula="of:=CONCATENATE(TEXT(([.P24]-[.$D$19])/[.$D$18];&quot;##0.#&quot;);&quot;,&quot;)" office:value-type="string" office:string-value="135," calcext:value-type="string">
            <text:p>135,</text:p>
          </table:table-cell>
          <table:table-cell table:formula="of:=CONCATENATE(TEXT(([.Q24]-[.$D$19])/[.$D$18];&quot;##0.#&quot;);&quot;,&quot;)" office:value-type="string" office:string-value="129," calcext:value-type="string">
            <text:p>129,</text:p>
          </table:table-cell>
          <table:table-cell table:formula="of:=CONCATENATE(TEXT(([.R24]-[.$D$19])/[.$D$18];&quot;##0.#&quot;);&quot;,&quot;)" office:value-type="string" office:string-value="125," calcext:value-type="string">
            <text:p>125,</text:p>
          </table:table-cell>
          <table:table-cell table:formula="of:=CONCATENATE(TEXT(([.S24]-[.$D$19])/[.$D$18];&quot;##0.#&quot;);&quot;,&quot;)" office:value-type="string" office:string-value="117," calcext:value-type="string">
            <text:p>117,</text:p>
          </table:table-cell>
          <table:table-cell table:formula="of:=CONCATENATE(TEXT(([.T24]-[.$D$19])/[.$D$18];&quot;##0.#&quot;);&quot;,&quot;)" office:value-type="string" office:string-value="106," calcext:value-type="string">
            <text:p>106,</text:p>
          </table:table-cell>
          <table:table-cell table:formula="of:=CONCATENATE(TEXT(([.U24]-[.$D$19])/[.$D$18];&quot;##0.#&quot;);&quot;,&quot;)" office:value-type="string" office:string-value="95," calcext:value-type="string">
            <text:p>95,</text:p>
          </table:table-cell>
          <table:table-cell table:formula="of:=CONCATENATE(TEXT(([.V24]-[.$D$19])/[.$D$18];&quot;##0.#&quot;);&quot;,&quot;)" office:value-type="string" office:string-value="85," calcext:value-type="string">
            <text:p>85,</text:p>
          </table:table-cell>
          <table:table-cell table:formula="of:=CONCATENATE(TEXT(([.W24]-[.$D$19])/[.$D$18];&quot;##0.#&quot;);&quot;,&quot;)" office:value-type="string" office:string-value="74," calcext:value-type="string">
            <text:p>74,</text:p>
          </table:table-cell>
          <table:table-cell table:formula="of:=CONCATENATE(TEXT(([.X24]-[.$D$19])/[.$D$18];&quot;##0.#&quot;);&quot;,&quot;)" office:value-type="string" office:string-value="63," calcext:value-type="string">
            <text:p>63,</text:p>
          </table:table-cell>
          <table:table-cell table:formula="of:=CONCATENATE(TEXT(([.Y24]-[.$D$19])/[.$D$18];&quot;##0.#&quot;);&quot;,&quot;)" office:value-type="string" office:string-value="52," calcext:value-type="string">
            <text:p>52,</text:p>
          </table:table-cell>
          <table:table-cell table:formula="of:=CONCATENATE(TEXT(([.Z24]-[.$D$19])/[.$D$18];&quot;##0.#&quot;);&quot;,&quot;)" office:value-type="string" office:string-value="42," calcext:value-type="string">
            <text:p>42,</text:p>
          </table:table-cell>
          <table:table-cell table:formula="of:=CONCATENATE(TEXT(([.AA24]-[.$D$19])/[.$D$18];&quot;##0.#&quot;);&quot;,&quot;)" office:value-type="string" office:string-value="31," calcext:value-type="string">
            <text:p>31,</text:p>
          </table:table-cell>
          <table:table-cell table:formula="of:=CONCATENATE(TEXT(([.AB24]-[.$D$19])/[.$D$18];&quot;##0.#&quot;);&quot;,&quot;)" office:value-type="string" office:string-value="20," calcext:value-type="string">
            <text:p>20,</text:p>
          </table:table-cell>
          <table:table-cell table:number-columns-repeated="52"/>
        </table:table-row>
        <table:table-row table:style-name="ro1">
          <table:table-cell table:number-columns-repeated="29"/>
          <table:table-cell office:value-type="string" calcext:value-type="string">
            <text:p>TOTAL</text:p>
          </table:table-cell>
          <table:table-cell table:number-columns-repeated="15"/>
          <table:table-cell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table:number-columns-repeated="29"/>
          <table:table-cell office:value-type="float" office:value="0.149999991059303" calcext:value-type="float">
            <text:p>0.1499999911</text:p>
          </table:table-cell>
          <table:table-cell office:value-type="float" office:value="0.299999982118607" calcext:value-type="float">
            <text:p>0.2999999821</text:p>
          </table:table-cell>
          <table:table-cell office:value-type="float" office:value="0.5" calcext:value-type="float">
            <text:p>0.5</text:p>
          </table:table-cell>
          <table:table-cell office:value-type="float" office:value="0.649999976158142" calcext:value-type="float">
            <text:p>0.6499999762</text:p>
          </table:table-cell>
          <table:table-cell office:value-type="float" office:value="0.799999952316284" calcext:value-type="float">
            <text:p>0.7999999523</text:p>
          </table:table-cell>
          <table:table-cell office:value-type="float" office:value="0.949999988079071" calcext:value-type="float">
            <text:p>0.9499999881</text:p>
          </table:table-cell>
          <table:table-cell office:value-type="float" office:value="1.09999990463257" calcext:value-type="float">
            <text:p>1.0999999046</text:p>
          </table:table-cell>
          <table:table-cell office:value-type="float" office:value="1.25" calcext:value-type="float">
            <text:p>1.25</text:p>
          </table:table-cell>
          <table:table-cell office:value-type="float" office:value="1.39999997615814" calcext:value-type="float">
            <text:p>1.3999999762</text:p>
          </table:table-cell>
          <table:table-cell office:value-type="float" office:value="1.54999995231628" calcext:value-type="float">
            <text:p>1.5499999523</text:p>
          </table:table-cell>
          <table:table-cell office:value-type="float" office:value="1.69999992847443" calcext:value-type="float">
            <text:p>1.6999999285</text:p>
          </table:table-cell>
          <table:table-cell office:value-type="float" office:value="1.89999997615814" calcext:value-type="float">
            <text:p>1.8999999762</text:p>
          </table:table-cell>
          <table:table-cell office:value-type="float" office:value="2.09999990463257" calcext:value-type="float">
            <text:p>2.0999999046</text:p>
          </table:table-cell>
          <table:table-cell office:value-type="float" office:value="2.29999995231628" calcext:value-type="float">
            <text:p>2.299999952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399999976158142" calcext:value-type="float">
            <text:p>0.3999999762</text:p>
          </table:table-cell>
          <table:table-cell office:value-type="float" office:value="0.549999952316284" calcext:value-type="float">
            <text:p>0.549999952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49999964237213" calcext:value-type="float">
            <text:p>0.8499999642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4999992847443" calcext:value-type="float">
            <text:p>1.4499999285</text:p>
          </table:table-cell>
          <table:table-cell office:value-type="float" office:value="1.59999990463257" calcext:value-type="float">
            <text:p>1.5999999046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15"/>
        </table:table-row>
        <table:table-row table:style-name="ro1">
          <table:table-cell table:number-columns-repeated="28"/>
          <table:table-cell office:value-type="float" office:value="800" calcext:value-type="float">
            <text:p>800</text:p>
          </table:table-cell>
          <table:table-cell table:formula="of:=[.AD27] + [.AD5]" office:value-type="float" office:value="16.9140625" calcext:value-type="float">
            <text:p>16.9140625</text:p>
          </table:table-cell>
          <table:table-cell table:formula="of:=[.AE27] + [.AE5]" office:value-type="float" office:value="22.5390625" calcext:value-type="float">
            <text:p>22.5390625</text:p>
          </table:table-cell>
          <table:table-cell table:formula="of:=[.AF27] + [.AF5]" office:value-type="float" office:value="22.5390625" calcext:value-type="float">
            <text:p>22.5390625</text:p>
          </table:table-cell>
          <table:table-cell table:formula="of:=[.AG27] + [.AG5]" office:value-type="float" office:value="21.1328125" calcext:value-type="float">
            <text:p>21.1328125</text:p>
          </table:table-cell>
          <table:table-cell table:formula="of:=[.AH27] + [.AH5]" office:value-type="float" office:value="16.5625" calcext:value-type="float">
            <text:p>16.5625</text:p>
          </table:table-cell>
          <table:table-cell table:formula="of:=[.AI27] + [.AI5]" office:value-type="float" office:value="10.5859375" calcext:value-type="float">
            <text:p>10.5859375</text:p>
          </table:table-cell>
          <table:table-cell table:formula="of:=[.AJ27] + [.AJ5]" office:value-type="float" office:value="4.2578125" calcext:value-type="float">
            <text:p>4.2578125</text:p>
          </table:table-cell>
          <table:table-cell table:formula="of:=[.AK27] + [.AK5]" office:value-type="float" office:value="-2.421875" calcext:value-type="float">
            <text:p>-2.421875</text:p>
          </table:table-cell>
          <table:table-cell table:formula="of:=[.AL27] + [.AL5]" office:value-type="float" office:value="-5.9375" calcext:value-type="float">
            <text:p>-5.9375</text:p>
          </table:table-cell>
          <table:table-cell table:formula="of:=[.AM27] + [.AM5]" office:value-type="float" office:value="-5.9375" calcext:value-type="float">
            <text:p>-5.9375</text:p>
          </table:table-cell>
          <table:table-cell table:formula="of:=[.AN27] + [.AN5]" office:value-type="float" office:value="-5.9375" calcext:value-type="float">
            <text:p>-5.9375</text:p>
          </table:table-cell>
          <table:table-cell table:formula="of:=[.AO27] + [.AO5]" office:value-type="float" office:value="-5.9375" calcext:value-type="float">
            <text:p>-5.9375</text:p>
          </table:table-cell>
          <table:table-cell table:formula="of:=[.AP27] + [.AP5]" office:value-type="float" office:value="-5.9375" calcext:value-type="float">
            <text:p>-5.9375</text:p>
          </table:table-cell>
          <table:table-cell table:formula="of:=[.AQ27] + [.AQ5]" office:value-type="float" office:value="-5.9375" calcext:value-type="float">
            <text:p>-5.9375</text:p>
          </table:table-cell>
          <table:table-cell table:formula="of:=[.AR27] + [.AR5]" office:value-type="float" office:value="-5.9375" calcext:value-type="float">
            <text:p>-5.9375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AU27]+[.AU5]" office:value-type="float" office:value="16.9140625" calcext:value-type="float">
            <text:p>16.9140625</text:p>
          </table:table-cell>
          <table:table-cell table:formula="of:=[.AV27]+[.AV5]" office:value-type="float" office:value="21.8359375" calcext:value-type="float">
            <text:p>21.8359375</text:p>
          </table:table-cell>
          <table:table-cell table:formula="of:=[.AW27]+[.AW5]" office:value-type="float" office:value="27.109375" calcext:value-type="float">
            <text:p>27.109375</text:p>
          </table:table-cell>
          <table:table-cell table:formula="of:=[.AX27]+[.AX5]" office:value-type="float" office:value="25" calcext:value-type="float">
            <text:p>25</text:p>
          </table:table-cell>
          <table:table-cell table:formula="of:=[.AY27]+[.AY5]" office:value-type="float" office:value="19.0234375" calcext:value-type="float">
            <text:p>19.0234375</text:p>
          </table:table-cell>
          <table:table-cell table:formula="of:=[.AZ27]+[.AZ5]" office:value-type="float" office:value="13.046875" calcext:value-type="float">
            <text:p>13.046875</text:p>
          </table:table-cell>
          <table:table-cell table:formula="of:=[.BA27]+[.BA5]" office:value-type="float" office:value="8.828125" calcext:value-type="float">
            <text:p>8.828125</text:p>
          </table:table-cell>
          <table:table-cell table:formula="of:=[.BB27]+[.BB5]" office:value-type="float" office:value="6.015625" calcext:value-type="float">
            <text:p>6.015625</text:p>
          </table:table-cell>
          <table:table-cell table:formula="of:=[.BC27]+[.BC5]" office:value-type="float" office:value="5.3125" calcext:value-type="float">
            <text:p>5.3125</text:p>
          </table:table-cell>
          <table:table-cell table:formula="of:=[.BD27]+[.BD5]" office:value-type="float" office:value="5.3125" calcext:value-type="float">
            <text:p>5.3125</text:p>
          </table:table-cell>
          <table:table-cell table:formula="of:=[.BE27]+[.BE5]" office:value-type="float" office:value="5.3125" calcext:value-type="float">
            <text:p>5.3125</text:p>
          </table:table-cell>
          <table:table-cell table:formula="of:=[.BF27]+[.BF5]" office:value-type="float" office:value="5.3125" calcext:value-type="float">
            <text:p>5.3125</text:p>
          </table:table-cell>
          <table:table-cell table:formula="of:=[.BG27]+[.BG5]" office:value-type="float" office:value="5.3125" calcext:value-type="float">
            <text:p>5.3125</text:p>
          </table:table-cell>
          <table:table-cell table:formula="of:=[.BH27]+[.BH5]" office:value-type="float" office:value="5.3125" calcext:value-type="float">
            <text:p>5.3125</text:p>
          </table:table-cell>
          <table:table-cell table:formula="of:=[.BI27]+[.BI5]" office:value-type="float" office:value="5.3125" calcext:value-type="float">
            <text:p>5.312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50000011920929" calcext:value-type="float">
            <text:p>0.5500000119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50000023841858" calcext:value-type="float">
            <text:p>0.8500000238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9999995231628" calcext:value-type="float">
            <text:p>1.2999999523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1.60000002384186" calcext:value-type="float">
            <text:p>1.6000000238</text:p>
          </table:table-cell>
          <table:table-cell office:value-type="float" office:value="1.75" calcext:value-type="float">
            <text:p>1.75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2.57999992370606" calcext:value-type="float">
            <text:p>2.5799999237</text:p>
          </table:table-cell>
          <table:table-cell office:value-type="float" office:value="2.89000010490417" calcext:value-type="float">
            <text:p>2.8900001049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3.40000009536743" calcext:value-type="float">
            <text:p>3.40000009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ASE TIMING TOTAL CANDYS</text:p>
          </table:table-cell>
          <table:table-cell table:number-columns-repeated="19"/>
          <table:table-cell office:value-type="float" office:value="1200" calcext:value-type="float">
            <text:p>1200</text:p>
          </table:table-cell>
          <table:table-cell table:formula="of:=[.AD28] + [.AD6]" office:value-type="float" office:value="27.109375" calcext:value-type="float">
            <text:p>27.109375</text:p>
          </table:table-cell>
          <table:table-cell table:formula="of:=[.AE28] + [.AE6]" office:value-type="float" office:value="39.0625" calcext:value-type="float">
            <text:p>39.0625</text:p>
          </table:table-cell>
          <table:table-cell table:formula="of:=[.AF28] + [.AF6]" office:value-type="float" office:value="32.03125" calcext:value-type="float">
            <text:p>32.03125</text:p>
          </table:table-cell>
          <table:table-cell table:formula="of:=[.AG28] + [.AG6]" office:value-type="float" office:value="28.1640625" calcext:value-type="float">
            <text:p>28.1640625</text:p>
          </table:table-cell>
          <table:table-cell table:formula="of:=[.AH28] + [.AH6]" office:value-type="float" office:value="26.0546875" calcext:value-type="float">
            <text:p>26.0546875</text:p>
          </table:table-cell>
          <table:table-cell table:formula="of:=[.AI28] + [.AI6]" office:value-type="float" office:value="20.078125" calcext:value-type="float">
            <text:p>20.078125</text:p>
          </table:table-cell>
          <table:table-cell table:formula="of:=[.AJ28] + [.AJ6]" office:value-type="float" office:value="11.640625" calcext:value-type="float">
            <text:p>11.640625</text:p>
          </table:table-cell>
          <table:table-cell table:formula="of:=[.AK28] + [.AK6]" office:value-type="float" office:value="6.3671875" calcext:value-type="float">
            <text:p>6.3671875</text:p>
          </table:table-cell>
          <table:table-cell table:formula="of:=[.AL28] + [.AL6]" office:value-type="float" office:value="1.796875" calcext:value-type="float">
            <text:p>1.796875</text:p>
          </table:table-cell>
          <table:table-cell table:formula="of:=[.AM28] + [.AM6]" office:value-type="float" office:value="-1.015625" calcext:value-type="float">
            <text:p>-1.015625</text:p>
          </table:table-cell>
          <table:table-cell table:formula="of:=[.AN28] + [.AN6]" office:value-type="float" office:value="-1.015625" calcext:value-type="float">
            <text:p>-1.015625</text:p>
          </table:table-cell>
          <table:table-cell table:formula="of:=[.AO28] + [.AO6]" office:value-type="float" office:value="-1.015625" calcext:value-type="float">
            <text:p>-1.015625</text:p>
          </table:table-cell>
          <table:table-cell table:formula="of:=[.AP28] + [.AP6]" office:value-type="float" office:value="-1.015625" calcext:value-type="float">
            <text:p>-1.015625</text:p>
          </table:table-cell>
          <table:table-cell table:formula="of:=[.AQ28] + [.AQ6]" office:value-type="float" office:value="-1.015625" calcext:value-type="float">
            <text:p>-1.015625</text:p>
          </table:table-cell>
          <table:table-cell table:formula="of:=[.AR28] + [.AR6]" office:value-type="float" office:value="-1.015625" calcext:value-type="float">
            <text:p>-1.01562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AU28]+[.AU6]" office:value-type="float" office:value="21.8359375" calcext:value-type="float">
            <text:p>21.8359375</text:p>
          </table:table-cell>
          <table:table-cell table:formula="of:=[.AV28]+[.AV6]" office:value-type="float" office:value="21.8359375" calcext:value-type="float">
            <text:p>21.8359375</text:p>
          </table:table-cell>
          <table:table-cell table:formula="of:=[.AW28]+[.AW6]" office:value-type="float" office:value="29.921875" calcext:value-type="float">
            <text:p>29.921875</text:p>
          </table:table-cell>
          <table:table-cell table:formula="of:=[.AX28]+[.AX6]" office:value-type="float" office:value="32.03125" calcext:value-type="float">
            <text:p>32.03125</text:p>
          </table:table-cell>
          <table:table-cell table:formula="of:=[.AY28]+[.AY6]" office:value-type="float" office:value="27.109375" calcext:value-type="float">
            <text:p>27.109375</text:p>
          </table:table-cell>
          <table:table-cell table:formula="of:=[.AZ28]+[.AZ6]" office:value-type="float" office:value="22.1875" calcext:value-type="float">
            <text:p>22.1875</text:p>
          </table:table-cell>
          <table:table-cell table:formula="of:=[.BA28]+[.BA6]" office:value-type="float" office:value="14.8046875" calcext:value-type="float">
            <text:p>14.8046875</text:p>
          </table:table-cell>
          <table:table-cell table:formula="of:=[.BB28]+[.BB6]" office:value-type="float" office:value="10.9375" calcext:value-type="float">
            <text:p>10.9375</text:p>
          </table:table-cell>
          <table:table-cell table:formula="of:=[.BC28]+[.BC6]" office:value-type="float" office:value="8.125" calcext:value-type="float">
            <text:p>8.125</text:p>
          </table:table-cell>
          <table:table-cell table:formula="of:=[.BD28]+[.BD6]" office:value-type="float" office:value="7.0703125" calcext:value-type="float">
            <text:p>7.0703125</text:p>
          </table:table-cell>
          <table:table-cell table:formula="of:=[.BE28]+[.BE6]" office:value-type="float" office:value="7.0703125" calcext:value-type="float">
            <text:p>7.0703125</text:p>
          </table:table-cell>
          <table:table-cell table:formula="of:=[.BF28]+[.BF6]" office:value-type="float" office:value="7.0703125" calcext:value-type="float">
            <text:p>7.0703125</text:p>
          </table:table-cell>
          <table:table-cell table:formula="of:=[.BG28]+[.BG6]" office:value-type="float" office:value="7.0703125" calcext:value-type="float">
            <text:p>7.0703125</text:p>
          </table:table-cell>
          <table:table-cell table:formula="of:=[.BH28]+[.BH6]" office:value-type="float" office:value="7.0703125" calcext:value-type="float">
            <text:p>7.0703125</text:p>
          </table:table-cell>
          <table:table-cell table:formula="of:=[.BI28]+[.BI6]" office:value-type="float" office:value="7.0703125" calcext:value-type="float">
            <text:p>7.070312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BM28]+[.BM6]" office:value-type="float" office:value="16.9140625" calcext:value-type="float">
            <text:p>16.9140625</text:p>
          </table:table-cell>
          <table:table-cell table:formula="of:=[.BN28]+[.BN6]" office:value-type="float" office:value="29.5703125" calcext:value-type="float">
            <text:p>29.5703125</text:p>
          </table:table-cell>
          <table:table-cell table:formula="of:=[.BO28]+[.BO6]" office:value-type="float" office:value="33.0859375" calcext:value-type="float">
            <text:p>33.0859375</text:p>
          </table:table-cell>
          <table:table-cell table:formula="of:=[.BP28]+[.BP6]" office:value-type="float" office:value="22.1875" calcext:value-type="float">
            <text:p>22.1875</text:p>
          </table:table-cell>
          <table:table-cell table:formula="of:=[.BQ28]+[.BQ6]" office:value-type="float" office:value="16.2109375" calcext:value-type="float">
            <text:p>16.2109375</text:p>
          </table:table-cell>
          <table:table-cell table:formula="of:=[.BR28]+[.BR6]" office:value-type="float" office:value="11.9921875" calcext:value-type="float">
            <text:p>11.9921875</text:p>
          </table:table-cell>
          <table:table-cell table:formula="of:=[.BS28]+[.BS6]" office:value-type="float" office:value="11.640625" calcext:value-type="float">
            <text:p>11.640625</text:p>
          </table:table-cell>
          <table:table-cell table:formula="of:=[.BT28]+[.BT6]" office:value-type="float" office:value="10.5859375" calcext:value-type="float">
            <text:p>10.5859375</text:p>
          </table:table-cell>
          <table:table-cell table:formula="of:=[.BU28]+[.BU6]" office:value-type="float" office:value="9.8828125" calcext:value-type="float">
            <text:p>9.8828125</text:p>
          </table:table-cell>
          <table:table-cell table:formula="of:=[.BV28]+[.BV6]" office:value-type="float" office:value="5.6640625" calcext:value-type="float">
            <text:p>5.6640625</text:p>
          </table:table-cell>
          <table:table-cell table:formula="of:=[.BW28]+[.BW6]" office:value-type="float" office:value="4.2578125" calcext:value-type="float">
            <text:p>4.2578125</text:p>
          </table:table-cell>
          <table:table-cell table:formula="of:=[.BX28]+[.BX6]" office:value-type="float" office:value="2.1484375" calcext:value-type="float">
            <text:p>2.1484375</text:p>
          </table:table-cell>
          <table:table-cell table:formula="of:=[.BY28]+[.BY6]" office:value-type="float" office:value="0.7421875" calcext:value-type="float">
            <text:p>0.7421875</text:p>
          </table:table-cell>
          <table:table-cell table:formula="of:=[.BZ28]+[.BZ6]" office:value-type="float" office:value="-0.6640625" calcext:value-type="float">
            <text:p>-0.6640625</text:p>
          </table:table-cell>
          <table:table-cell table:formula="of:=[.CA28]+[.CA6]" office:value-type="float" office:value="-2.421875" calcext:value-type="float">
            <text:p>-2.421875</text:p>
          </table:table-cell>
          <table:table-cell table:formula="of:=[.CB28]-[.CB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6.9140625" calcext:value-type="float">
            <text:p>16.914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4.2578125" calcext:value-type="float">
            <text:p>4.2578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828125" calcext:value-type="float">
            <text:p>-3.828125</text:p>
          </table:table-cell>
          <table:table-cell office:value-type="float" office:value="-4.8828125" calcext:value-type="float">
            <text:p>-4.8828125</text:p>
          </table:table-cell>
          <table:table-cell office:value-type="float" office:value="-5.5859375" calcext:value-type="float">
            <text:p>-5.5859375</text:p>
          </table:table-cell>
          <table:table-cell office:value-type="float" office:value="-6.2890625" calcext:value-type="float">
            <text:p>-6.2890625</text:p>
          </table:table-cell>
          <table:table-cell office:value-type="float" office:value="1600" calcext:value-type="float">
            <text:p>1600</text:p>
          </table:table-cell>
          <table:table-cell table:formula="of:=[.AD29] + [.AD7]" office:value-type="float" office:value="36.953125" calcext:value-type="float">
            <text:p>36.953125</text:p>
          </table:table-cell>
          <table:table-cell table:formula="of:=[.AE29] + [.AE7]" office:value-type="float" office:value="47.8515625" calcext:value-type="float">
            <text:p>47.8515625</text:p>
          </table:table-cell>
          <table:table-cell table:formula="of:=[.AF29] + [.AF7]" office:value-type="float" office:value="40.1171875" calcext:value-type="float">
            <text:p>40.1171875</text:p>
          </table:table-cell>
          <table:table-cell table:formula="of:=[.AG29] + [.AG7]" office:value-type="float" office:value="35.8984375" calcext:value-type="float">
            <text:p>35.8984375</text:p>
          </table:table-cell>
          <table:table-cell table:formula="of:=[.AH29] + [.AH7]" office:value-type="float" office:value="30.2734375" calcext:value-type="float">
            <text:p>30.2734375</text:p>
          </table:table-cell>
          <table:table-cell table:formula="of:=[.AI29] + [.AI7]" office:value-type="float" office:value="23.59375" calcext:value-type="float">
            <text:p>23.59375</text:p>
          </table:table-cell>
          <table:table-cell table:formula="of:=[.AJ29] + [.AJ7]" office:value-type="float" office:value="17.96875" calcext:value-type="float">
            <text:p>17.96875</text:p>
          </table:table-cell>
          <table:table-cell table:formula="of:=[.AK29] + [.AK7]" office:value-type="float" office:value="14.1015625" calcext:value-type="float">
            <text:p>14.1015625</text:p>
          </table:table-cell>
          <table:table-cell table:formula="of:=[.AL29] + [.AL7]" office:value-type="float" office:value="10.234375" calcext:value-type="float">
            <text:p>10.234375</text:p>
          </table:table-cell>
          <table:table-cell table:formula="of:=[.AM29] + [.AM7]" office:value-type="float" office:value="6.71875" calcext:value-type="float">
            <text:p>6.71875</text:p>
          </table:table-cell>
          <table:table-cell table:formula="of:=[.AN29] + [.AN7]" office:value-type="float" office:value="4.609375" calcext:value-type="float">
            <text:p>4.609375</text:p>
          </table:table-cell>
          <table:table-cell table:formula="of:=[.AO29] + [.AO7]" office:value-type="float" office:value="2.1484375" calcext:value-type="float">
            <text:p>2.1484375</text:p>
          </table:table-cell>
          <table:table-cell table:formula="of:=[.AP29] + [.AP7]" office:value-type="float" office:value="2.1484375" calcext:value-type="float">
            <text:p>2.1484375</text:p>
          </table:table-cell>
          <table:table-cell table:formula="of:=[.AQ29] + [.AQ7]" office:value-type="float" office:value="2.1484375" calcext:value-type="float">
            <text:p>2.1484375</text:p>
          </table:table-cell>
          <table:table-cell table:formula="of:=[.AR29] + [.AR7]" office:value-type="float" office:value="2.1484375" calcext:value-type="float">
            <text:p>2.148437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[.AU29]+[.AU7]" office:value-type="float" office:value="27.109375" calcext:value-type="float">
            <text:p>27.109375</text:p>
          </table:table-cell>
          <table:table-cell table:formula="of:=[.AV29]+[.AV7]" office:value-type="float" office:value="29.921875" calcext:value-type="float">
            <text:p>29.921875</text:p>
          </table:table-cell>
          <table:table-cell table:formula="of:=[.AW29]+[.AW7]" office:value-type="float" office:value="29.921875" calcext:value-type="float">
            <text:p>29.921875</text:p>
          </table:table-cell>
          <table:table-cell table:formula="of:=[.AX29]+[.AX7]" office:value-type="float" office:value="35.8984375" calcext:value-type="float">
            <text:p>35.8984375</text:p>
          </table:table-cell>
          <table:table-cell table:formula="of:=[.AY29]+[.AY7]" office:value-type="float" office:value="32.03125" calcext:value-type="float">
            <text:p>32.03125</text:p>
          </table:table-cell>
          <table:table-cell table:formula="of:=[.AZ29]+[.AZ7]" office:value-type="float" office:value="25" calcext:value-type="float">
            <text:p>25</text:p>
          </table:table-cell>
          <table:table-cell table:formula="of:=[.BA29]+[.BA7]" office:value-type="float" office:value="19.0234375" calcext:value-type="float">
            <text:p>19.0234375</text:p>
          </table:table-cell>
          <table:table-cell table:formula="of:=[.BB29]+[.BB7]" office:value-type="float" office:value="14.8046875" calcext:value-type="float">
            <text:p>14.8046875</text:p>
          </table:table-cell>
          <table:table-cell table:formula="of:=[.BC29]+[.BC7]" office:value-type="float" office:value="10.9375" calcext:value-type="float">
            <text:p>10.9375</text:p>
          </table:table-cell>
          <table:table-cell table:formula="of:=[.BD29]+[.BD7]" office:value-type="float" office:value="9.8828125" calcext:value-type="float">
            <text:p>9.8828125</text:p>
          </table:table-cell>
          <table:table-cell table:formula="of:=[.BE29]+[.BE7]" office:value-type="float" office:value="8.828125" calcext:value-type="float">
            <text:p>8.828125</text:p>
          </table:table-cell>
          <table:table-cell table:formula="of:=[.BF29]+[.BF7]" office:value-type="float" office:value="8.828125" calcext:value-type="float">
            <text:p>8.828125</text:p>
          </table:table-cell>
          <table:table-cell table:formula="of:=[.BG29]+[.BG7]" office:value-type="float" office:value="8.828125" calcext:value-type="float">
            <text:p>8.828125</text:p>
          </table:table-cell>
          <table:table-cell table:formula="of:=[.BH29]+[.BH7]" office:value-type="float" office:value="8.828125" calcext:value-type="float">
            <text:p>8.828125</text:p>
          </table:table-cell>
          <table:table-cell table:formula="of:=[.BI29]+[.BI7]" office:value-type="float" office:value="8.828125" calcext:value-type="float">
            <text:p>8.82812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BM29]+[.BM7]" office:value-type="float" office:value="21.8359375" calcext:value-type="float">
            <text:p>21.8359375</text:p>
          </table:table-cell>
          <table:table-cell table:formula="of:=[.BN29]+[.BN7]" office:value-type="float" office:value="28.515625" calcext:value-type="float">
            <text:p>28.515625</text:p>
          </table:table-cell>
          <table:table-cell table:formula="of:=[.BO29]+[.BO7]" office:value-type="float" office:value="35.8984375" calcext:value-type="float">
            <text:p>35.8984375</text:p>
          </table:table-cell>
          <table:table-cell table:formula="of:=[.BP29]+[.BP7]" office:value-type="float" office:value="30.625" calcext:value-type="float">
            <text:p>30.625</text:p>
          </table:table-cell>
          <table:table-cell table:formula="of:=[.BQ29]+[.BQ7]" office:value-type="float" office:value="22.890625" calcext:value-type="float">
            <text:p>22.890625</text:p>
          </table:table-cell>
          <table:table-cell table:formula="of:=[.BR29]+[.BR7]" office:value-type="float" office:value="15.859375" calcext:value-type="float">
            <text:p>15.859375</text:p>
          </table:table-cell>
          <table:table-cell table:formula="of:=[.BS29]+[.BS7]" office:value-type="float" office:value="13.046875" calcext:value-type="float">
            <text:p>13.046875</text:p>
          </table:table-cell>
          <table:table-cell table:formula="of:=[.BT29]+[.BT7]" office:value-type="float" office:value="11.640625" calcext:value-type="float">
            <text:p>11.640625</text:p>
          </table:table-cell>
          <table:table-cell table:formula="of:=[.BU29]+[.BU7]" office:value-type="float" office:value="11.2890625" calcext:value-type="float">
            <text:p>11.2890625</text:p>
          </table:table-cell>
          <table:table-cell table:formula="of:=[.BV29]+[.BV7]" office:value-type="float" office:value="6.3671875" calcext:value-type="float">
            <text:p>6.3671875</text:p>
          </table:table-cell>
          <table:table-cell table:formula="of:=[.BW29]+[.BW7]" office:value-type="float" office:value="4.609375" calcext:value-type="float">
            <text:p>4.609375</text:p>
          </table:table-cell>
          <table:table-cell table:formula="of:=[.BX29]+[.BX7]" office:value-type="float" office:value="2.8515625" calcext:value-type="float">
            <text:p>2.8515625</text:p>
          </table:table-cell>
          <table:table-cell table:formula="of:=[.BY29]+[.BY7]" office:value-type="float" office:value="1.4453125" calcext:value-type="float">
            <text:p>1.4453125</text:p>
          </table:table-cell>
          <table:table-cell table:formula="of:=[.BZ29]+[.BZ7]" office:value-type="float" office:value="0.0390625" calcext:value-type="float">
            <text:p>0.0390625</text:p>
          </table:table-cell>
          <table:table-cell table:formula="of:=[.CA29]+[.CA7]" office:value-type="float" office:value="-2.0703125" calcext:value-type="float">
            <text:p>-2.0703125</text:p>
          </table:table-cell>
          <table:table-cell table:formula="of:=[.CB29]-[.CB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1.8359375" calcext:value-type="float">
            <text:p>21.8359375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0.625" calcext:value-type="float">
            <text:p>30.6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6.3671875" calcext:value-type="float">
            <text:p>6.367187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-2.7734375" calcext:value-type="float">
            <text:p>-2.77343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4.53125" calcext:value-type="float">
            <text:p>-4.5312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2000" calcext:value-type="float">
            <text:p>2000</text:p>
          </table:table-cell>
          <table:table-cell table:formula="of:=[.AD30] + [.AD8]" office:value-type="float" office:value="45.0390625" calcext:value-type="float">
            <text:p>45.0390625</text:p>
          </table:table-cell>
          <table:table-cell table:formula="of:=[.AE30] + [.AE8]" office:value-type="float" office:value="54.8828125" calcext:value-type="float">
            <text:p>54.8828125</text:p>
          </table:table-cell>
          <table:table-cell table:formula="of:=[.AF30] + [.AF8]" office:value-type="float" office:value="49.9609375" calcext:value-type="float">
            <text:p>49.9609375</text:p>
          </table:table-cell>
          <table:table-cell table:formula="of:=[.AG30] + [.AG8]" office:value-type="float" office:value="44.3359375" calcext:value-type="float">
            <text:p>44.3359375</text:p>
          </table:table-cell>
          <table:table-cell table:formula="of:=[.AH30] + [.AH8]" office:value-type="float" office:value="36.953125" calcext:value-type="float">
            <text:p>36.953125</text:p>
          </table:table-cell>
          <table:table-cell table:formula="of:=[.AI30] + [.AI8]" office:value-type="float" office:value="31.328125" calcext:value-type="float">
            <text:p>31.328125</text:p>
          </table:table-cell>
          <table:table-cell table:formula="of:=[.AJ30] + [.AJ8]" office:value-type="float" office:value="26.0546875" calcext:value-type="float">
            <text:p>26.0546875</text:p>
          </table:table-cell>
          <table:table-cell table:formula="of:=[.AK30] + [.AK8]" office:value-type="float" office:value="19.375" calcext:value-type="float">
            <text:p>19.375</text:p>
          </table:table-cell>
          <table:table-cell table:formula="of:=[.AL30] + [.AL8]" office:value-type="float" office:value="16.2109375" calcext:value-type="float">
            <text:p>16.2109375</text:p>
          </table:table-cell>
          <table:table-cell table:formula="of:=[.AM30] + [.AM8]" office:value-type="float" office:value="11.9921875" calcext:value-type="float">
            <text:p>11.9921875</text:p>
          </table:table-cell>
          <table:table-cell table:formula="of:=[.AN30] + [.AN8]" office:value-type="float" office:value="9.1796875" calcext:value-type="float">
            <text:p>9.1796875</text:p>
          </table:table-cell>
          <table:table-cell table:formula="of:=[.AO30] + [.AO8]" office:value-type="float" office:value="5.6640625" calcext:value-type="float">
            <text:p>5.6640625</text:p>
          </table:table-cell>
          <table:table-cell table:formula="of:=[.AP30] + [.AP8]" office:value-type="float" office:value="3.90625" calcext:value-type="float">
            <text:p>3.90625</text:p>
          </table:table-cell>
          <table:table-cell table:formula="of:=[.AQ30] + [.AQ8]" office:value-type="float" office:value="3.90625" calcext:value-type="float">
            <text:p>3.90625</text:p>
          </table:table-cell>
          <table:table-cell table:formula="of:=[.AR30] + [.AR8]" office:value-type="float" office:value="3.90625" calcext:value-type="float">
            <text:p>3.906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AU30]+[.AU8]" office:value-type="float" office:value="33.0859375" calcext:value-type="float">
            <text:p>33.0859375</text:p>
          </table:table-cell>
          <table:table-cell table:formula="of:=[.AV30]+[.AV8]" office:value-type="float" office:value="38.0078125" calcext:value-type="float">
            <text:p>38.0078125</text:p>
          </table:table-cell>
          <table:table-cell table:formula="of:=[.AW30]+[.AW8]" office:value-type="float" office:value="40.1171875" calcext:value-type="float">
            <text:p>40.1171875</text:p>
          </table:table-cell>
          <table:table-cell table:formula="of:=[.AX30]+[.AX8]" office:value-type="float" office:value="40.1171875" calcext:value-type="float">
            <text:p>40.1171875</text:p>
          </table:table-cell>
          <table:table-cell table:formula="of:=[.AY30]+[.AY8]" office:value-type="float" office:value="37.3046875" calcext:value-type="float">
            <text:p>37.3046875</text:p>
          </table:table-cell>
          <table:table-cell table:formula="of:=[.AZ30]+[.AZ8]" office:value-type="float" office:value="33.0859375" calcext:value-type="float">
            <text:p>33.0859375</text:p>
          </table:table-cell>
          <table:table-cell table:formula="of:=[.BA30]+[.BA8]" office:value-type="float" office:value="27.8125" calcext:value-type="float">
            <text:p>27.8125</text:p>
          </table:table-cell>
          <table:table-cell table:formula="of:=[.BB30]+[.BB8]" office:value-type="float" office:value="25" calcext:value-type="float">
            <text:p>25</text:p>
          </table:table-cell>
          <table:table-cell table:formula="of:=[.BC30]+[.BC8]" office:value-type="float" office:value="20.078125" calcext:value-type="float">
            <text:p>20.078125</text:p>
          </table:table-cell>
          <table:table-cell table:formula="of:=[.BD30]+[.BD8]" office:value-type="float" office:value="16.2109375" calcext:value-type="float">
            <text:p>16.2109375</text:p>
          </table:table-cell>
          <table:table-cell table:formula="of:=[.BE30]+[.BE8]" office:value-type="float" office:value="11.9921875" calcext:value-type="float">
            <text:p>11.9921875</text:p>
          </table:table-cell>
          <table:table-cell table:formula="of:=[.BF30]+[.BF8]" office:value-type="float" office:value="10.9375" calcext:value-type="float">
            <text:p>10.9375</text:p>
          </table:table-cell>
          <table:table-cell table:formula="of:=[.BG30]+[.BG8]" office:value-type="float" office:value="9.8828125" calcext:value-type="float">
            <text:p>9.8828125</text:p>
          </table:table-cell>
          <table:table-cell table:formula="of:=[.BH30]+[.BH8]" office:value-type="float" office:value="9.8828125" calcext:value-type="float">
            <text:p>9.8828125</text:p>
          </table:table-cell>
          <table:table-cell table:formula="of:=[.BI30]+[.BI8]" office:value-type="float" office:value="9.8828125" calcext:value-type="float">
            <text:p>9.8828125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BM30]+[.BM8]" office:value-type="float" office:value="27.109375" calcext:value-type="float">
            <text:p>27.109375</text:p>
          </table:table-cell>
          <table:table-cell table:formula="of:=[.BN30]+[.BN8]" office:value-type="float" office:value="30.9765625" calcext:value-type="float">
            <text:p>30.9765625</text:p>
          </table:table-cell>
          <table:table-cell table:formula="of:=[.BO30]+[.BO8]" office:value-type="float" office:value="35.1953125" calcext:value-type="float">
            <text:p>35.1953125</text:p>
          </table:table-cell>
          <table:table-cell table:formula="of:=[.BP30]+[.BP8]" office:value-type="float" office:value="34.4921875" calcext:value-type="float">
            <text:p>34.4921875</text:p>
          </table:table-cell>
          <table:table-cell table:formula="of:=[.BQ30]+[.BQ8]" office:value-type="float" office:value="29.21875" calcext:value-type="float">
            <text:p>29.21875</text:p>
          </table:table-cell>
          <table:table-cell table:formula="of:=[.BR30]+[.BR8]" office:value-type="float" office:value="22.5390625" calcext:value-type="float">
            <text:p>22.5390625</text:p>
          </table:table-cell>
          <table:table-cell table:formula="of:=[.BS30]+[.BS8]" office:value-type="float" office:value="17.6171875" calcext:value-type="float">
            <text:p>17.6171875</text:p>
          </table:table-cell>
          <table:table-cell table:formula="of:=[.BT30]+[.BT8]" office:value-type="float" office:value="14.8046875" calcext:value-type="float">
            <text:p>14.8046875</text:p>
          </table:table-cell>
          <table:table-cell table:formula="of:=[.BU30]+[.BU8]" office:value-type="float" office:value="13.046875" calcext:value-type="float">
            <text:p>13.046875</text:p>
          </table:table-cell>
          <table:table-cell table:formula="of:=[.BV30]+[.BV8]" office:value-type="float" office:value="11.640625" calcext:value-type="float">
            <text:p>11.640625</text:p>
          </table:table-cell>
          <table:table-cell table:formula="of:=[.BW30]+[.BW8]" office:value-type="float" office:value="9.8828125" calcext:value-type="float">
            <text:p>9.8828125</text:p>
          </table:table-cell>
          <table:table-cell table:formula="of:=[.BX30]+[.BX8]" office:value-type="float" office:value="8.125" calcext:value-type="float">
            <text:p>8.125</text:p>
          </table:table-cell>
          <table:table-cell table:formula="of:=[.BY30]+[.BY8]" office:value-type="float" office:value="7.0703125" calcext:value-type="float">
            <text:p>7.0703125</text:p>
          </table:table-cell>
          <table:table-cell table:formula="of:=[.BZ30]+[.BZ8]" office:value-type="float" office:value="5.6640625" calcext:value-type="float">
            <text:p>5.6640625</text:p>
          </table:table-cell>
          <table:table-cell table:formula="of:=[.CA30]+[.CA8]" office:value-type="float" office:value="2.5" calcext:value-type="float">
            <text:p>2.5</text:p>
          </table:table-cell>
          <table:table-cell table:formula="of:=[.CB30]-[.CB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7.109375" calcext:value-type="float">
            <text:p>27.109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34.4921875" calcext:value-type="float">
            <text:p>34.4921875</text:p>
          </table:table-cell>
          <table:table-cell office:value-type="float" office:value="29.21875" calcext:value-type="float">
            <text:p>29.2187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4.8046875" calcext:value-type="float">
            <text:p>14.804687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2.5" calcext:value-type="float">
            <text:p>2.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2400" calcext:value-type="float">
            <text:p>2400</text:p>
          </table:table-cell>
          <table:table-cell table:formula="of:=[.AD31] + [.AD9]" office:value-type="float" office:value="45.0390625" calcext:value-type="float">
            <text:p>45.0390625</text:p>
          </table:table-cell>
          <table:table-cell table:formula="of:=[.AE31] + [.AE9]" office:value-type="float" office:value="53.125" calcext:value-type="float">
            <text:p>53.125</text:p>
          </table:table-cell>
          <table:table-cell table:formula="of:=[.AF31] + [.AF9]" office:value-type="float" office:value="54.8828125" calcext:value-type="float">
            <text:p>54.8828125</text:p>
          </table:table-cell>
          <table:table-cell table:formula="of:=[.AG31] + [.AG9]" office:value-type="float" office:value="47.1484375" calcext:value-type="float">
            <text:p>47.1484375</text:p>
          </table:table-cell>
          <table:table-cell table:formula="of:=[.AH31] + [.AH9]" office:value-type="float" office:value="42.578125" calcext:value-type="float">
            <text:p>42.578125</text:p>
          </table:table-cell>
          <table:table-cell table:formula="of:=[.AI31] + [.AI9]" office:value-type="float" office:value="36.953125" calcext:value-type="float">
            <text:p>36.953125</text:p>
          </table:table-cell>
          <table:table-cell table:formula="of:=[.AJ31] + [.AJ9]" office:value-type="float" office:value="29.21875" calcext:value-type="float">
            <text:p>29.21875</text:p>
          </table:table-cell>
          <table:table-cell table:formula="of:=[.AK31] + [.AK9]" office:value-type="float" office:value="25" calcext:value-type="float">
            <text:p>25</text:p>
          </table:table-cell>
          <table:table-cell table:formula="of:=[.AL31] + [.AL9]" office:value-type="float" office:value="19.0234375" calcext:value-type="float">
            <text:p>19.0234375</text:p>
          </table:table-cell>
          <table:table-cell table:formula="of:=[.AM31] + [.AM9]" office:value-type="float" office:value="14.1015625" calcext:value-type="float">
            <text:p>14.1015625</text:p>
          </table:table-cell>
          <table:table-cell table:formula="of:=[.AN31] + [.AN9]" office:value-type="float" office:value="9.8828125" calcext:value-type="float">
            <text:p>9.8828125</text:p>
          </table:table-cell>
          <table:table-cell table:formula="of:=[.AO31] + [.AO9]" office:value-type="float" office:value="7.0703125" calcext:value-type="float">
            <text:p>7.0703125</text:p>
          </table:table-cell>
          <table:table-cell table:formula="of:=[.AP31] + [.AP9]" office:value-type="float" office:value="4.9609375" calcext:value-type="float">
            <text:p>4.9609375</text:p>
          </table:table-cell>
          <table:table-cell table:formula="of:=[.AQ31] + [.AQ9]" office:value-type="float" office:value="4.9609375" calcext:value-type="float">
            <text:p>4.9609375</text:p>
          </table:table-cell>
          <table:table-cell table:formula="of:=[.AR31] + [.AR9]" office:value-type="float" office:value="4.9609375" calcext:value-type="float">
            <text:p>4.9609375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AU31]+[.AU9]" office:value-type="float" office:value="35.8984375" calcext:value-type="float">
            <text:p>35.8984375</text:p>
          </table:table-cell>
          <table:table-cell table:formula="of:=[.AV31]+[.AV9]" office:value-type="float" office:value="42.9296875" calcext:value-type="float">
            <text:p>42.9296875</text:p>
          </table:table-cell>
          <table:table-cell table:formula="of:=[.AW31]+[.AW9]" office:value-type="float" office:value="46.09375" calcext:value-type="float">
            <text:p>46.09375</text:p>
          </table:table-cell>
          <table:table-cell table:formula="of:=[.AX31]+[.AX9]" office:value-type="float" office:value="43.984375" calcext:value-type="float">
            <text:p>43.984375</text:p>
          </table:table-cell>
          <table:table-cell table:formula="of:=[.AY31]+[.AY9]" office:value-type="float" office:value="41.171875" calcext:value-type="float">
            <text:p>41.171875</text:p>
          </table:table-cell>
          <table:table-cell table:formula="of:=[.AZ31]+[.AZ9]" office:value-type="float" office:value="36.953125" calcext:value-type="float">
            <text:p>36.953125</text:p>
          </table:table-cell>
          <table:table-cell table:formula="of:=[.BA31]+[.BA9]" office:value-type="float" office:value="32.03125" calcext:value-type="float">
            <text:p>32.03125</text:p>
          </table:table-cell>
          <table:table-cell table:formula="of:=[.BB31]+[.BB9]" office:value-type="float" office:value="27.8125" calcext:value-type="float">
            <text:p>27.8125</text:p>
          </table:table-cell>
          <table:table-cell table:formula="of:=[.BC31]+[.BC9]" office:value-type="float" office:value="23.9453125" calcext:value-type="float">
            <text:p>23.9453125</text:p>
          </table:table-cell>
          <table:table-cell table:formula="of:=[.BD31]+[.BD9]" office:value-type="float" office:value="20.078125" calcext:value-type="float">
            <text:p>20.078125</text:p>
          </table:table-cell>
          <table:table-cell table:formula="of:=[.BE31]+[.BE9]" office:value-type="float" office:value="16.9140625" calcext:value-type="float">
            <text:p>16.9140625</text:p>
          </table:table-cell>
          <table:table-cell table:formula="of:=[.BF31]+[.BF9]" office:value-type="float" office:value="13.046875" calcext:value-type="float">
            <text:p>13.046875</text:p>
          </table:table-cell>
          <table:table-cell table:formula="of:=[.BG31]+[.BG9]" office:value-type="float" office:value="11.9921875" calcext:value-type="float">
            <text:p>11.9921875</text:p>
          </table:table-cell>
          <table:table-cell table:formula="of:=[.BH31]+[.BH9]" office:value-type="float" office:value="10.9375" calcext:value-type="float">
            <text:p>10.9375</text:p>
          </table:table-cell>
          <table:table-cell table:formula="of:=[.BI31]+[.BI9]" office:value-type="float" office:value="10.9375" calcext:value-type="float">
            <text:p>10.93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M31]+[.BM9]" office:value-type="float" office:value="33.0859375" calcext:value-type="float">
            <text:p>33.0859375</text:p>
          </table:table-cell>
          <table:table-cell table:formula="of:=[.BN31]+[.BN9]" office:value-type="float" office:value="38.359375" calcext:value-type="float">
            <text:p>38.359375</text:p>
          </table:table-cell>
          <table:table-cell table:formula="of:=[.BO31]+[.BO9]" office:value-type="float" office:value="42.9296875" calcext:value-type="float">
            <text:p>42.9296875</text:p>
          </table:table-cell>
          <table:table-cell table:formula="of:=[.BP31]+[.BP9]" office:value-type="float" office:value="38.359375" calcext:value-type="float">
            <text:p>38.359375</text:p>
          </table:table-cell>
          <table:table-cell table:formula="of:=[.BQ31]+[.BQ9]" office:value-type="float" office:value="34.140625" calcext:value-type="float">
            <text:p>34.140625</text:p>
          </table:table-cell>
          <table:table-cell table:formula="of:=[.BR31]+[.BR9]" office:value-type="float" office:value="28.1640625" calcext:value-type="float">
            <text:p>28.1640625</text:p>
          </table:table-cell>
          <table:table-cell table:formula="of:=[.BS31]+[.BS9]" office:value-type="float" office:value="22.1875" calcext:value-type="float">
            <text:p>22.1875</text:p>
          </table:table-cell>
          <table:table-cell table:formula="of:=[.BT31]+[.BT9]" office:value-type="float" office:value="19.375" calcext:value-type="float">
            <text:p>19.375</text:p>
          </table:table-cell>
          <table:table-cell table:formula="of:=[.BU31]+[.BU9]" office:value-type="float" office:value="15.5078125" calcext:value-type="float">
            <text:p>15.5078125</text:p>
          </table:table-cell>
          <table:table-cell table:formula="of:=[.BV31]+[.BV9]" office:value-type="float" office:value="13.046875" calcext:value-type="float">
            <text:p>13.046875</text:p>
          </table:table-cell>
          <table:table-cell table:formula="of:=[.BW31]+[.BW9]" office:value-type="float" office:value="9.53125" calcext:value-type="float">
            <text:p>9.53125</text:p>
          </table:table-cell>
          <table:table-cell table:formula="of:=[.BX31]+[.BX9]" office:value-type="float" office:value="8.125" calcext:value-type="float">
            <text:p>8.125</text:p>
          </table:table-cell>
          <table:table-cell table:formula="of:=[.BY31]+[.BY9]" office:value-type="float" office:value="7.0703125" calcext:value-type="float">
            <text:p>7.0703125</text:p>
          </table:table-cell>
          <table:table-cell table:formula="of:=[.BZ31]+[.BZ9]" office:value-type="float" office:value="6.015625" calcext:value-type="float">
            <text:p>6.015625</text:p>
          </table:table-cell>
          <table:table-cell table:formula="of:=[.CA31]+[.CA9]" office:value-type="float" office:value="3.5546875" calcext:value-type="float">
            <text:p>3.5546875</text:p>
          </table:table-cell>
          <table:table-cell table:formula="of:=[.CB31]-[.CB9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3.0859375" calcext:value-type="float">
            <text:p>33.0859375</text:p>
          </table:table-cell>
          <table:table-cell office:value-type="float" office:value="38.359375" calcext:value-type="float">
            <text:p>38.359375</text:p>
          </table:table-cell>
          <table:table-cell office:value-type="float" office:value="42.9296875" calcext:value-type="float">
            <text:p>42.9296875</text:p>
          </table:table-cell>
          <table:table-cell office:value-type="float" office:value="38.359375" calcext:value-type="float">
            <text:p>38.35937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2800" calcext:value-type="float">
            <text:p>2800</text:p>
          </table:table-cell>
          <table:table-cell table:formula="of:=[.AD32] + [.AD10]" office:value-type="float" office:value="45.0390625" calcext:value-type="float">
            <text:p>45.0390625</text:p>
          </table:table-cell>
          <table:table-cell table:formula="of:=[.AE32] + [.AE10]" office:value-type="float" office:value="51.015625" calcext:value-type="float">
            <text:p>51.015625</text:p>
          </table:table-cell>
          <table:table-cell table:formula="of:=[.AF32] + [.AF10]" office:value-type="float" office:value="53.125" calcext:value-type="float">
            <text:p>53.125</text:p>
          </table:table-cell>
          <table:table-cell table:formula="of:=[.AG32] + [.AG10]" office:value-type="float" office:value="47.1484375" calcext:value-type="float">
            <text:p>47.1484375</text:p>
          </table:table-cell>
          <table:table-cell table:formula="of:=[.AH32] + [.AH10]" office:value-type="float" office:value="42.9296875" calcext:value-type="float">
            <text:p>42.9296875</text:p>
          </table:table-cell>
          <table:table-cell table:formula="of:=[.AI32] + [.AI10]" office:value-type="float" office:value="38.0078125" calcext:value-type="float">
            <text:p>38.0078125</text:p>
          </table:table-cell>
          <table:table-cell table:formula="of:=[.AJ32] + [.AJ10]" office:value-type="float" office:value="32.03125" calcext:value-type="float">
            <text:p>32.03125</text:p>
          </table:table-cell>
          <table:table-cell table:formula="of:=[.AK32] + [.AK10]" office:value-type="float" office:value="25.3515625" calcext:value-type="float">
            <text:p>25.3515625</text:p>
          </table:table-cell>
          <table:table-cell table:formula="of:=[.AL32] + [.AL10]" office:value-type="float" office:value="21.1328125" calcext:value-type="float">
            <text:p>21.1328125</text:p>
          </table:table-cell>
          <table:table-cell table:formula="of:=[.AM32] + [.AM10]" office:value-type="float" office:value="16.9140625" calcext:value-type="float">
            <text:p>16.9140625</text:p>
          </table:table-cell>
          <table:table-cell table:formula="of:=[.AN32] + [.AN10]" office:value-type="float" office:value="14.453125" calcext:value-type="float">
            <text:p>14.453125</text:p>
          </table:table-cell>
          <table:table-cell table:formula="of:=[.AO32] + [.AO10]" office:value-type="float" office:value="11.2890625" calcext:value-type="float">
            <text:p>11.2890625</text:p>
          </table:table-cell>
          <table:table-cell table:formula="of:=[.AP32] + [.AP10]" office:value-type="float" office:value="8.4765625" calcext:value-type="float">
            <text:p>8.4765625</text:p>
          </table:table-cell>
          <table:table-cell table:formula="of:=[.AQ32] + [.AQ10]" office:value-type="float" office:value="6.71875" calcext:value-type="float">
            <text:p>6.71875</text:p>
          </table:table-cell>
          <table:table-cell table:formula="of:=[.AR32] + [.AR10]" office:value-type="float" office:value="4.9609375" calcext:value-type="float">
            <text:p>4.9609375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[.AU32]+[.AU10]" office:value-type="float" office:value="38.0078125" calcext:value-type="float">
            <text:p>38.0078125</text:p>
          </table:table-cell>
          <table:table-cell table:formula="of:=[.AV32]+[.AV10]" office:value-type="float" office:value="46.09375" calcext:value-type="float">
            <text:p>46.09375</text:p>
          </table:table-cell>
          <table:table-cell table:formula="of:=[.AW32]+[.AW10]" office:value-type="float" office:value="46.09375" calcext:value-type="float">
            <text:p>46.09375</text:p>
          </table:table-cell>
          <table:table-cell table:formula="of:=[.AX32]+[.AX10]" office:value-type="float" office:value="43.984375" calcext:value-type="float">
            <text:p>43.984375</text:p>
          </table:table-cell>
          <table:table-cell table:formula="of:=[.AY32]+[.AY10]" office:value-type="float" office:value="42.2265625" calcext:value-type="float">
            <text:p>42.2265625</text:p>
          </table:table-cell>
          <table:table-cell table:formula="of:=[.AZ32]+[.AZ10]" office:value-type="float" office:value="36.953125" calcext:value-type="float">
            <text:p>36.953125</text:p>
          </table:table-cell>
          <table:table-cell table:formula="of:=[.BA32]+[.BA10]" office:value-type="float" office:value="34.140625" calcext:value-type="float">
            <text:p>34.140625</text:p>
          </table:table-cell>
          <table:table-cell table:formula="of:=[.BB32]+[.BB10]" office:value-type="float" office:value="30.9765625" calcext:value-type="float">
            <text:p>30.9765625</text:p>
          </table:table-cell>
          <table:table-cell table:formula="of:=[.BC32]+[.BC10]" office:value-type="float" office:value="26.7578125" calcext:value-type="float">
            <text:p>26.7578125</text:p>
          </table:table-cell>
          <table:table-cell table:formula="of:=[.BD32]+[.BD10]" office:value-type="float" office:value="23.9453125" calcext:value-type="float">
            <text:p>23.9453125</text:p>
          </table:table-cell>
          <table:table-cell table:formula="of:=[.BE32]+[.BE10]" office:value-type="float" office:value="20.078125" calcext:value-type="float">
            <text:p>20.078125</text:p>
          </table:table-cell>
          <table:table-cell table:formula="of:=[.BF32]+[.BF10]" office:value-type="float" office:value="15.859375" calcext:value-type="float">
            <text:p>15.859375</text:p>
          </table:table-cell>
          <table:table-cell table:formula="of:=[.BG32]+[.BG10]" office:value-type="float" office:value="13.046875" calcext:value-type="float">
            <text:p>13.046875</text:p>
          </table:table-cell>
          <table:table-cell table:formula="of:=[.BH32]+[.BH10]" office:value-type="float" office:value="11.9921875" calcext:value-type="float">
            <text:p>11.9921875</text:p>
          </table:table-cell>
          <table:table-cell table:formula="of:=[.BI32]+[.BI10]" office:value-type="float" office:value="11.9921875" calcext:value-type="float">
            <text:p>11.9921875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formula="of:=[.BM32]+[.BM10]" office:value-type="float" office:value="35.8984375" calcext:value-type="float">
            <text:p>35.8984375</text:p>
          </table:table-cell>
          <table:table-cell table:formula="of:=[.BN32]+[.BN10]" office:value-type="float" office:value="42.9296875" calcext:value-type="float">
            <text:p>42.9296875</text:p>
          </table:table-cell>
          <table:table-cell table:formula="of:=[.BO32]+[.BO10]" office:value-type="float" office:value="45.390625" calcext:value-type="float">
            <text:p>45.390625</text:p>
          </table:table-cell>
          <table:table-cell table:formula="of:=[.BP32]+[.BP10]" office:value-type="float" office:value="43.28125" calcext:value-type="float">
            <text:p>43.28125</text:p>
          </table:table-cell>
          <table:table-cell table:formula="of:=[.BQ32]+[.BQ10]" office:value-type="float" office:value="38.7109375" calcext:value-type="float">
            <text:p>38.7109375</text:p>
          </table:table-cell>
          <table:table-cell table:formula="of:=[.BR32]+[.BR10]" office:value-type="float" office:value="33.4375" calcext:value-type="float">
            <text:p>33.4375</text:p>
          </table:table-cell>
          <table:table-cell table:formula="of:=[.BS32]+[.BS10]" office:value-type="float" office:value="27.109375" calcext:value-type="float">
            <text:p>27.109375</text:p>
          </table:table-cell>
          <table:table-cell table:formula="of:=[.BT32]+[.BT10]" office:value-type="float" office:value="22.1875" calcext:value-type="float">
            <text:p>22.1875</text:p>
          </table:table-cell>
          <table:table-cell table:formula="of:=[.BU32]+[.BU10]" office:value-type="float" office:value="20.078125" calcext:value-type="float">
            <text:p>20.078125</text:p>
          </table:table-cell>
          <table:table-cell table:formula="of:=[.BV32]+[.BV10]" office:value-type="float" office:value="17.6171875" calcext:value-type="float">
            <text:p>17.6171875</text:p>
          </table:table-cell>
          <table:table-cell table:formula="of:=[.BW32]+[.BW10]" office:value-type="float" office:value="15.5078125" calcext:value-type="float">
            <text:p>15.5078125</text:p>
          </table:table-cell>
          <table:table-cell table:formula="of:=[.BX32]+[.BX10]" office:value-type="float" office:value="13.046875" calcext:value-type="float">
            <text:p>13.046875</text:p>
          </table:table-cell>
          <table:table-cell table:formula="of:=[.BY32]+[.BY10]" office:value-type="float" office:value="12.6953125" calcext:value-type="float">
            <text:p>12.6953125</text:p>
          </table:table-cell>
          <table:table-cell table:formula="of:=[.BZ32]+[.BZ10]" office:value-type="float" office:value="11.640625" calcext:value-type="float">
            <text:p>11.640625</text:p>
          </table:table-cell>
          <table:table-cell table:formula="of:=[.CA32]+[.CA10]" office:value-type="float" office:value="10.234375" calcext:value-type="float">
            <text:p>10.234375</text:p>
          </table:table-cell>
          <table:table-cell table:formula="of:=[.CB32]-[.CB1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5.8984375" calcext:value-type="float">
            <text:p>35.8984375</text:p>
          </table:table-cell>
          <table:table-cell office:value-type="float" office:value="42.9296875" calcext:value-type="float">
            <text:p>42.9296875</text:p>
          </table:table-cell>
          <table:table-cell office:value-type="float" office:value="45.390625" calcext:value-type="float">
            <text:p>45.390625</text:p>
          </table:table-cell>
          <table:table-cell office:value-type="float" office:value="43.28125" calcext:value-type="float">
            <text:p>43.28125</text:p>
          </table:table-cell>
          <table:table-cell office:value-type="float" office:value="38.7109375" calcext:value-type="float">
            <text:p>38.71093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6.3671875" calcext:value-type="float">
            <text:p>6.3671875</text:p>
          </table:table-cell>
          <table:table-cell office:value-type="float" office:value="3200" calcext:value-type="float">
            <text:p>3200</text:p>
          </table:table-cell>
          <table:table-cell table:formula="of:=[.AD33] + [.AD11]" office:value-type="float" office:value="45.0390625" calcext:value-type="float">
            <text:p>45.0390625</text:p>
          </table:table-cell>
          <table:table-cell table:formula="of:=[.AE33] + [.AE11]" office:value-type="float" office:value="48.90625" calcext:value-type="float">
            <text:p>48.90625</text:p>
          </table:table-cell>
          <table:table-cell table:formula="of:=[.AF33] + [.AF11]" office:value-type="float" office:value="48.90625" calcext:value-type="float">
            <text:p>48.90625</text:p>
          </table:table-cell>
          <table:table-cell table:formula="of:=[.AG33] + [.AG11]" office:value-type="float" office:value="47.1484375" calcext:value-type="float">
            <text:p>47.1484375</text:p>
          </table:table-cell>
          <table:table-cell table:formula="of:=[.AH33] + [.AH11]" office:value-type="float" office:value="42.9296875" calcext:value-type="float">
            <text:p>42.9296875</text:p>
          </table:table-cell>
          <table:table-cell table:formula="of:=[.AI33] + [.AI11]" office:value-type="float" office:value="38.0078125" calcext:value-type="float">
            <text:p>38.0078125</text:p>
          </table:table-cell>
          <table:table-cell table:formula="of:=[.AJ33] + [.AJ11]" office:value-type="float" office:value="33.7890625" calcext:value-type="float">
            <text:p>33.7890625</text:p>
          </table:table-cell>
          <table:table-cell table:formula="of:=[.AK33] + [.AK11]" office:value-type="float" office:value="26.7578125" calcext:value-type="float">
            <text:p>26.7578125</text:p>
          </table:table-cell>
          <table:table-cell table:formula="of:=[.AL33] + [.AL11]" office:value-type="float" office:value="22.890625" calcext:value-type="float">
            <text:p>22.890625</text:p>
          </table:table-cell>
          <table:table-cell table:formula="of:=[.AM33] + [.AM11]" office:value-type="float" office:value="19.375" calcext:value-type="float">
            <text:p>19.375</text:p>
          </table:table-cell>
          <table:table-cell table:formula="of:=[.AN33] + [.AN11]" office:value-type="float" office:value="16.9140625" calcext:value-type="float">
            <text:p>16.9140625</text:p>
          </table:table-cell>
          <table:table-cell table:formula="of:=[.AO33] + [.AO11]" office:value-type="float" office:value="14.453125" calcext:value-type="float">
            <text:p>14.453125</text:p>
          </table:table-cell>
          <table:table-cell table:formula="of:=[.AP33] + [.AP11]" office:value-type="float" office:value="11.9921875" calcext:value-type="float">
            <text:p>11.9921875</text:p>
          </table:table-cell>
          <table:table-cell table:formula="of:=[.AQ33] + [.AQ11]" office:value-type="float" office:value="9.8828125" calcext:value-type="float">
            <text:p>9.8828125</text:p>
          </table:table-cell>
          <table:table-cell table:formula="of:=[.AR33] + [.AR11]" office:value-type="float" office:value="8.4765625" calcext:value-type="float">
            <text:p>8.4765625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[.AU33]+[.AU11]" office:value-type="float" office:value="40.1171875" calcext:value-type="float">
            <text:p>40.1171875</text:p>
          </table:table-cell>
          <table:table-cell table:formula="of:=[.AV33]+[.AV11]" office:value-type="float" office:value="46.09375" calcext:value-type="float">
            <text:p>46.09375</text:p>
          </table:table-cell>
          <table:table-cell table:formula="of:=[.AW33]+[.AW11]" office:value-type="float" office:value="46.09375" calcext:value-type="float">
            <text:p>46.09375</text:p>
          </table:table-cell>
          <table:table-cell table:formula="of:=[.AX33]+[.AX11]" office:value-type="float" office:value="43.984375" calcext:value-type="float">
            <text:p>43.984375</text:p>
          </table:table-cell>
          <table:table-cell table:formula="of:=[.AY33]+[.AY11]" office:value-type="float" office:value="42.2265625" calcext:value-type="float">
            <text:p>42.2265625</text:p>
          </table:table-cell>
          <table:table-cell table:formula="of:=[.AZ33]+[.AZ11]" office:value-type="float" office:value="39.0625" calcext:value-type="float">
            <text:p>39.0625</text:p>
          </table:table-cell>
          <table:table-cell table:formula="of:=[.BA33]+[.BA11]" office:value-type="float" office:value="36.953125" calcext:value-type="float">
            <text:p>36.953125</text:p>
          </table:table-cell>
          <table:table-cell table:formula="of:=[.BB33]+[.BB11]" office:value-type="float" office:value="33.0859375" calcext:value-type="float">
            <text:p>33.0859375</text:p>
          </table:table-cell>
          <table:table-cell table:formula="of:=[.BC33]+[.BC11]" office:value-type="float" office:value="30.9765625" calcext:value-type="float">
            <text:p>30.9765625</text:p>
          </table:table-cell>
          <table:table-cell table:formula="of:=[.BD33]+[.BD11]" office:value-type="float" office:value="27.109375" calcext:value-type="float">
            <text:p>27.109375</text:p>
          </table:table-cell>
          <table:table-cell table:formula="of:=[.BE33]+[.BE11]" office:value-type="float" office:value="23.9453125" calcext:value-type="float">
            <text:p>23.9453125</text:p>
          </table:table-cell>
          <table:table-cell table:formula="of:=[.BF33]+[.BF11]" office:value-type="float" office:value="17.96875" calcext:value-type="float">
            <text:p>17.96875</text:p>
          </table:table-cell>
          <table:table-cell table:formula="of:=[.BG33]+[.BG11]" office:value-type="float" office:value="14.8046875" calcext:value-type="float">
            <text:p>14.8046875</text:p>
          </table:table-cell>
          <table:table-cell table:formula="of:=[.BH33]+[.BH11]" office:value-type="float" office:value="13.046875" calcext:value-type="float">
            <text:p>13.046875</text:p>
          </table:table-cell>
          <table:table-cell table:formula="of:=[.BI33]+[.BI11]" office:value-type="float" office:value="13.046875" calcext:value-type="float">
            <text:p>13.046875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formula="of:=[.BM33]+[.BM11]" office:value-type="float" office:value="38.0078125" calcext:value-type="float">
            <text:p>38.0078125</text:p>
          </table:table-cell>
          <table:table-cell table:formula="of:=[.BN33]+[.BN11]" office:value-type="float" office:value="42.9296875" calcext:value-type="float">
            <text:p>42.9296875</text:p>
          </table:table-cell>
          <table:table-cell table:formula="of:=[.BO33]+[.BO11]" office:value-type="float" office:value="45.390625" calcext:value-type="float">
            <text:p>45.390625</text:p>
          </table:table-cell>
          <table:table-cell table:formula="of:=[.BP33]+[.BP11]" office:value-type="float" office:value="45.7421875" calcext:value-type="float">
            <text:p>45.7421875</text:p>
          </table:table-cell>
          <table:table-cell table:formula="of:=[.BQ33]+[.BQ11]" office:value-type="float" office:value="41.875" calcext:value-type="float">
            <text:p>41.875</text:p>
          </table:table-cell>
          <table:table-cell table:formula="of:=[.BR33]+[.BR11]" office:value-type="float" office:value="37.3046875" calcext:value-type="float">
            <text:p>37.3046875</text:p>
          </table:table-cell>
          <table:table-cell table:formula="of:=[.BS33]+[.BS11]" office:value-type="float" office:value="32.3828125" calcext:value-type="float">
            <text:p>32.3828125</text:p>
          </table:table-cell>
          <table:table-cell table:formula="of:=[.BT33]+[.BT11]" office:value-type="float" office:value="26.0546875" calcext:value-type="float">
            <text:p>26.0546875</text:p>
          </table:table-cell>
          <table:table-cell table:formula="of:=[.BU33]+[.BU11]" office:value-type="float" office:value="22.1875" calcext:value-type="float">
            <text:p>22.1875</text:p>
          </table:table-cell>
          <table:table-cell table:formula="of:=[.BV33]+[.BV11]" office:value-type="float" office:value="18.671875" calcext:value-type="float">
            <text:p>18.671875</text:p>
          </table:table-cell>
          <table:table-cell table:formula="of:=[.BW33]+[.BW11]" office:value-type="float" office:value="16.9140625" calcext:value-type="float">
            <text:p>16.9140625</text:p>
          </table:table-cell>
          <table:table-cell table:formula="of:=[.BX33]+[.BX11]" office:value-type="float" office:value="14.453125" calcext:value-type="float">
            <text:p>14.453125</text:p>
          </table:table-cell>
          <table:table-cell table:formula="of:=[.BY33]+[.BY11]" office:value-type="float" office:value="13.3984375" calcext:value-type="float">
            <text:p>13.3984375</text:p>
          </table:table-cell>
          <table:table-cell table:formula="of:=[.BZ33]+[.BZ11]" office:value-type="float" office:value="12.6953125" calcext:value-type="float">
            <text:p>12.6953125</text:p>
          </table:table-cell>
          <table:table-cell table:formula="of:=[.CA33]+[.CA11]" office:value-type="float" office:value="11.640625" calcext:value-type="float">
            <text:p>11.640625</text:p>
          </table:table-cell>
          <table:table-cell table:formula="of:=[.CB33]-[.CB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8.0078125" calcext:value-type="float">
            <text:p>38.0078125</text:p>
          </table:table-cell>
          <table:table-cell office:value-type="float" office:value="42.9296875" calcext:value-type="float">
            <text:p>42.9296875</text:p>
          </table:table-cell>
          <table:table-cell office:value-type="float" office:value="45.390625" calcext:value-type="float">
            <text:p>45.390625</text:p>
          </table:table-cell>
          <table:table-cell office:value-type="float" office:value="45.7421875" calcext:value-type="float">
            <text:p>45.74218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7.3046875" calcext:value-type="float">
            <text:p>37.3046875</text:p>
          </table:table-cell>
          <table:table-cell office:value-type="float" office:value="32.3828125" calcext:value-type="float">
            <text:p>32.3828125</text:p>
          </table:table-cell>
          <table:table-cell office:value-type="float" office:value="26.0546875" calcext:value-type="float">
            <text:p>26.05468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7.7734375" calcext:value-type="float">
            <text:p>7.7734375</text:p>
          </table:table-cell>
          <table:table-cell office:value-type="float" office:value="3600" calcext:value-type="float">
            <text:p>3600</text:p>
          </table:table-cell>
          <table:table-cell table:formula="of:=[.AD34] + [.AD12]" office:value-type="float" office:value="45.0390625" calcext:value-type="float">
            <text:p>45.0390625</text:p>
          </table:table-cell>
          <table:table-cell table:formula="of:=[.AE34] + [.AE12]" office:value-type="float" office:value="48.90625" calcext:value-type="float">
            <text:p>48.90625</text:p>
          </table:table-cell>
          <table:table-cell table:formula="of:=[.AF34] + [.AF12]" office:value-type="float" office:value="48.90625" calcext:value-type="float">
            <text:p>48.90625</text:p>
          </table:table-cell>
          <table:table-cell table:formula="of:=[.AG34] + [.AG12]" office:value-type="float" office:value="47.1484375" calcext:value-type="float">
            <text:p>47.1484375</text:p>
          </table:table-cell>
          <table:table-cell table:formula="of:=[.AH34] + [.AH12]" office:value-type="float" office:value="43.28125" calcext:value-type="float">
            <text:p>43.28125</text:p>
          </table:table-cell>
          <table:table-cell table:formula="of:=[.AI34] + [.AI12]" office:value-type="float" office:value="38.0078125" calcext:value-type="float">
            <text:p>38.0078125</text:p>
          </table:table-cell>
          <table:table-cell table:formula="of:=[.AJ34] + [.AJ12]" office:value-type="float" office:value="34.140625" calcext:value-type="float">
            <text:p>34.140625</text:p>
          </table:table-cell>
          <table:table-cell table:formula="of:=[.AK34] + [.AK12]" office:value-type="float" office:value="27.8125" calcext:value-type="float">
            <text:p>27.8125</text:p>
          </table:table-cell>
          <table:table-cell table:formula="of:=[.AL34] + [.AL12]" office:value-type="float" office:value="25.3515625" calcext:value-type="float">
            <text:p>25.3515625</text:p>
          </table:table-cell>
          <table:table-cell table:formula="of:=[.AM34] + [.AM12]" office:value-type="float" office:value="22.1875" calcext:value-type="float">
            <text:p>22.1875</text:p>
          </table:table-cell>
          <table:table-cell table:formula="of:=[.AN34] + [.AN12]" office:value-type="float" office:value="19.7265625" calcext:value-type="float">
            <text:p>19.7265625</text:p>
          </table:table-cell>
          <table:table-cell table:formula="of:=[.AO34] + [.AO12]" office:value-type="float" office:value="16.5625" calcext:value-type="float">
            <text:p>16.5625</text:p>
          </table:table-cell>
          <table:table-cell table:formula="of:=[.AP34] + [.AP12]" office:value-type="float" office:value="14.453125" calcext:value-type="float">
            <text:p>14.453125</text:p>
          </table:table-cell>
          <table:table-cell table:formula="of:=[.AQ34] + [.AQ12]" office:value-type="float" office:value="12.6953125" calcext:value-type="float">
            <text:p>12.6953125</text:p>
          </table:table-cell>
          <table:table-cell table:formula="of:=[.AR34] + [.AR12]" office:value-type="float" office:value="11.2890625" calcext:value-type="float">
            <text:p>11.2890625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[.AU34]+[.AU12]" office:value-type="float" office:value="40.1171875" calcext:value-type="float">
            <text:p>40.1171875</text:p>
          </table:table-cell>
          <table:table-cell table:formula="of:=[.AV34]+[.AV12]" office:value-type="float" office:value="46.09375" calcext:value-type="float">
            <text:p>46.09375</text:p>
          </table:table-cell>
          <table:table-cell table:formula="of:=[.AW34]+[.AW12]" office:value-type="float" office:value="46.09375" calcext:value-type="float">
            <text:p>46.09375</text:p>
          </table:table-cell>
          <table:table-cell table:formula="of:=[.AX34]+[.AX12]" office:value-type="float" office:value="43.984375" calcext:value-type="float">
            <text:p>43.984375</text:p>
          </table:table-cell>
          <table:table-cell table:formula="of:=[.AY34]+[.AY12]" office:value-type="float" office:value="42.2265625" calcext:value-type="float">
            <text:p>42.2265625</text:p>
          </table:table-cell>
          <table:table-cell table:formula="of:=[.AZ34]+[.AZ12]" office:value-type="float" office:value="40.1171875" calcext:value-type="float">
            <text:p>40.1171875</text:p>
          </table:table-cell>
          <table:table-cell table:formula="of:=[.BA34]+[.BA12]" office:value-type="float" office:value="38.7109375" calcext:value-type="float">
            <text:p>38.7109375</text:p>
          </table:table-cell>
          <table:table-cell table:formula="of:=[.BB34]+[.BB12]" office:value-type="float" office:value="35.8984375" calcext:value-type="float">
            <text:p>35.8984375</text:p>
          </table:table-cell>
          <table:table-cell table:formula="of:=[.BC34]+[.BC12]" office:value-type="float" office:value="32.03125" calcext:value-type="float">
            <text:p>32.03125</text:p>
          </table:table-cell>
          <table:table-cell table:formula="of:=[.BD34]+[.BD12]" office:value-type="float" office:value="29.921875" calcext:value-type="float">
            <text:p>29.921875</text:p>
          </table:table-cell>
          <table:table-cell table:formula="of:=[.BE34]+[.BE12]" office:value-type="float" office:value="27.109375" calcext:value-type="float">
            <text:p>27.109375</text:p>
          </table:table-cell>
          <table:table-cell table:formula="of:=[.BF34]+[.BF12]" office:value-type="float" office:value="22.1875" calcext:value-type="float">
            <text:p>22.1875</text:p>
          </table:table-cell>
          <table:table-cell table:formula="of:=[.BG34]+[.BG12]" office:value-type="float" office:value="16.9140625" calcext:value-type="float">
            <text:p>16.9140625</text:p>
          </table:table-cell>
          <table:table-cell table:formula="of:=[.BH34]+[.BH12]" office:value-type="float" office:value="13.046875" calcext:value-type="float">
            <text:p>13.046875</text:p>
          </table:table-cell>
          <table:table-cell table:formula="of:=[.BI34]+[.BI12]" office:value-type="float" office:value="13.046875" calcext:value-type="float">
            <text:p>13.046875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formula="of:=[.BM34]+[.BM12]" office:value-type="float" office:value="40.1171875" calcext:value-type="float">
            <text:p>40.1171875</text:p>
          </table:table-cell>
          <table:table-cell table:formula="of:=[.BN34]+[.BN12]" office:value-type="float" office:value="42.9296875" calcext:value-type="float">
            <text:p>42.9296875</text:p>
          </table:table-cell>
          <table:table-cell table:formula="of:=[.BO34]+[.BO12]" office:value-type="float" office:value="45.0390625" calcext:value-type="float">
            <text:p>45.0390625</text:p>
          </table:table-cell>
          <table:table-cell table:formula="of:=[.BP34]+[.BP12]" office:value-type="float" office:value="45.0390625" calcext:value-type="float">
            <text:p>45.0390625</text:p>
          </table:table-cell>
          <table:table-cell table:formula="of:=[.BQ34]+[.BQ12]" office:value-type="float" office:value="43.984375" calcext:value-type="float">
            <text:p>43.984375</text:p>
          </table:table-cell>
          <table:table-cell table:formula="of:=[.BR34]+[.BR12]" office:value-type="float" office:value="40.1171875" calcext:value-type="float">
            <text:p>40.1171875</text:p>
          </table:table-cell>
          <table:table-cell table:formula="of:=[.BS34]+[.BS12]" office:value-type="float" office:value="36.953125" calcext:value-type="float">
            <text:p>36.953125</text:p>
          </table:table-cell>
          <table:table-cell table:formula="of:=[.BT34]+[.BT12]" office:value-type="float" office:value="30.625" calcext:value-type="float">
            <text:p>30.625</text:p>
          </table:table-cell>
          <table:table-cell table:formula="of:=[.BU34]+[.BU12]" office:value-type="float" office:value="25" calcext:value-type="float">
            <text:p>25</text:p>
          </table:table-cell>
          <table:table-cell table:formula="of:=[.BV34]+[.BV12]" office:value-type="float" office:value="20.4296875" calcext:value-type="float">
            <text:p>20.4296875</text:p>
          </table:table-cell>
          <table:table-cell table:formula="of:=[.BW34]+[.BW12]" office:value-type="float" office:value="18.3203125" calcext:value-type="float">
            <text:p>18.3203125</text:p>
          </table:table-cell>
          <table:table-cell table:formula="of:=[.BX34]+[.BX12]" office:value-type="float" office:value="16.2109375" calcext:value-type="float">
            <text:p>16.2109375</text:p>
          </table:table-cell>
          <table:table-cell table:formula="of:=[.BY34]+[.BY12]" office:value-type="float" office:value="14.453125" calcext:value-type="float">
            <text:p>14.453125</text:p>
          </table:table-cell>
          <table:table-cell table:formula="of:=[.BZ34]+[.BZ12]" office:value-type="float" office:value="13.3984375" calcext:value-type="float">
            <text:p>13.3984375</text:p>
          </table:table-cell>
          <table:table-cell table:formula="of:=[.CA34]+[.CA12]" office:value-type="float" office:value="12.6953125" calcext:value-type="float">
            <text:p>12.6953125</text:p>
          </table:table-cell>
          <table:table-cell table:formula="of:=[.CB34]-[.CB12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office:value-type="float" office:value="42.9296875" calcext:value-type="float">
            <text:p>42.9296875</text:p>
          </table:table-cell>
          <table:table-cell table:number-columns-repeated="2" office:value-type="float" office:value="45.0390625" calcext:value-type="float">
            <text:p>45.03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6.953125" calcext:value-type="float">
            <text:p>36.953125</text:p>
          </table:table-cell>
          <table:table-cell office:value-type="float" office:value="30.625" calcext:value-type="float">
            <text:p>30.625</text:p>
          </table:table-cell>
          <table:table-cell office:value-type="float" office:value="25" calcext:value-type="float">
            <text:p>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3203125" calcext:value-type="float">
            <text:p>18.320312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4000" calcext:value-type="float">
            <text:p>4000</text:p>
          </table:table-cell>
          <table:table-cell table:formula="of:=[.AD35] + [.AD13]" office:value-type="float" office:value="45.0390625" calcext:value-type="float">
            <text:p>45.0390625</text:p>
          </table:table-cell>
          <table:table-cell table:formula="of:=[.AE35] + [.AE13]" office:value-type="float" office:value="48.90625" calcext:value-type="float">
            <text:p>48.90625</text:p>
          </table:table-cell>
          <table:table-cell table:formula="of:=[.AF35] + [.AF13]" office:value-type="float" office:value="48.90625" calcext:value-type="float">
            <text:p>48.90625</text:p>
          </table:table-cell>
          <table:table-cell table:formula="of:=[.AG35] + [.AG13]" office:value-type="float" office:value="47.1484375" calcext:value-type="float">
            <text:p>47.1484375</text:p>
          </table:table-cell>
          <table:table-cell table:formula="of:=[.AH35] + [.AH13]" office:value-type="float" office:value="41.171875" calcext:value-type="float">
            <text:p>41.171875</text:p>
          </table:table-cell>
          <table:table-cell table:formula="of:=[.AI35] + [.AI13]" office:value-type="float" office:value="38.0078125" calcext:value-type="float">
            <text:p>38.0078125</text:p>
          </table:table-cell>
          <table:table-cell table:formula="of:=[.AJ35] + [.AJ13]" office:value-type="float" office:value="34.140625" calcext:value-type="float">
            <text:p>34.140625</text:p>
          </table:table-cell>
          <table:table-cell table:formula="of:=[.AK35] + [.AK13]" office:value-type="float" office:value="27.8125" calcext:value-type="float">
            <text:p>27.8125</text:p>
          </table:table-cell>
          <table:table-cell table:formula="of:=[.AL35] + [.AL13]" office:value-type="float" office:value="26.0546875" calcext:value-type="float">
            <text:p>26.0546875</text:p>
          </table:table-cell>
          <table:table-cell table:formula="of:=[.AM35] + [.AM13]" office:value-type="float" office:value="23.59375" calcext:value-type="float">
            <text:p>23.59375</text:p>
          </table:table-cell>
          <table:table-cell table:formula="of:=[.AN35] + [.AN13]" office:value-type="float" office:value="21.484375" calcext:value-type="float">
            <text:p>21.484375</text:p>
          </table:table-cell>
          <table:table-cell table:formula="of:=[.AO35] + [.AO13]" office:value-type="float" office:value="18.671875" calcext:value-type="float">
            <text:p>18.671875</text:p>
          </table:table-cell>
          <table:table-cell table:formula="of:=[.AP35] + [.AP13]" office:value-type="float" office:value="16.2109375" calcext:value-type="float">
            <text:p>16.2109375</text:p>
          </table:table-cell>
          <table:table-cell table:formula="of:=[.AQ35] + [.AQ13]" office:value-type="float" office:value="13.75" calcext:value-type="float">
            <text:p>13.75</text:p>
          </table:table-cell>
          <table:table-cell table:formula="of:=[.AR35] + [.AR13]" office:value-type="float" office:value="11.640625" calcext:value-type="float">
            <text:p>11.640625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AU35]+[.AU13]" office:value-type="float" office:value="40.1171875" calcext:value-type="float">
            <text:p>40.1171875</text:p>
          </table:table-cell>
          <table:table-cell table:formula="of:=[.AV35]+[.AV13]" office:value-type="float" office:value="46.09375" calcext:value-type="float">
            <text:p>46.09375</text:p>
          </table:table-cell>
          <table:table-cell table:formula="of:=[.AW35]+[.AW13]" office:value-type="float" office:value="46.09375" calcext:value-type="float">
            <text:p>46.09375</text:p>
          </table:table-cell>
          <table:table-cell table:formula="of:=[.AX35]+[.AX13]" office:value-type="float" office:value="43.984375" calcext:value-type="float">
            <text:p>43.984375</text:p>
          </table:table-cell>
          <table:table-cell table:formula="of:=[.AY35]+[.AY13]" office:value-type="float" office:value="42.2265625" calcext:value-type="float">
            <text:p>42.2265625</text:p>
          </table:table-cell>
          <table:table-cell table:formula="of:=[.AZ35]+[.AZ13]" office:value-type="float" office:value="40.1171875" calcext:value-type="float">
            <text:p>40.1171875</text:p>
          </table:table-cell>
          <table:table-cell table:formula="of:=[.BA35]+[.BA13]" office:value-type="float" office:value="38.7109375" calcext:value-type="float">
            <text:p>38.7109375</text:p>
          </table:table-cell>
          <table:table-cell table:formula="of:=[.BB35]+[.BB13]" office:value-type="float" office:value="36.953125" calcext:value-type="float">
            <text:p>36.953125</text:p>
          </table:table-cell>
          <table:table-cell table:formula="of:=[.BC35]+[.BC13]" office:value-type="float" office:value="32.03125" calcext:value-type="float">
            <text:p>32.03125</text:p>
          </table:table-cell>
          <table:table-cell table:formula="of:=[.BD35]+[.BD13]" office:value-type="float" office:value="29.921875" calcext:value-type="float">
            <text:p>29.921875</text:p>
          </table:table-cell>
          <table:table-cell table:formula="of:=[.BE35]+[.BE13]" office:value-type="float" office:value="27.109375" calcext:value-type="float">
            <text:p>27.109375</text:p>
          </table:table-cell>
          <table:table-cell table:formula="of:=[.BF35]+[.BF13]" office:value-type="float" office:value="25" calcext:value-type="float">
            <text:p>25</text:p>
          </table:table-cell>
          <table:table-cell table:formula="of:=[.BG35]+[.BG13]" office:value-type="float" office:value="25" calcext:value-type="float">
            <text:p>25</text:p>
          </table:table-cell>
          <table:table-cell table:formula="of:=[.BH35]+[.BH13]" office:value-type="float" office:value="23.9453125" calcext:value-type="float">
            <text:p>23.9453125</text:p>
          </table:table-cell>
          <table:table-cell table:formula="of:=[.BI35]+[.BI13]" office:value-type="float" office:value="22.890625" calcext:value-type="float">
            <text:p>22.89062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[.BM35]+[.BM13]" office:value-type="float" office:value="40.1171875" calcext:value-type="float">
            <text:p>40.1171875</text:p>
          </table:table-cell>
          <table:table-cell table:formula="of:=[.BN35]+[.BN13]" office:value-type="float" office:value="42.9296875" calcext:value-type="float">
            <text:p>42.9296875</text:p>
          </table:table-cell>
          <table:table-cell table:formula="of:=[.BO35]+[.BO13]" office:value-type="float" office:value="45.0390625" calcext:value-type="float">
            <text:p>45.0390625</text:p>
          </table:table-cell>
          <table:table-cell table:formula="of:=[.BP35]+[.BP13]" office:value-type="float" office:value="45.0390625" calcext:value-type="float">
            <text:p>45.0390625</text:p>
          </table:table-cell>
          <table:table-cell table:formula="of:=[.BQ35]+[.BQ13]" office:value-type="float" office:value="44.6875" calcext:value-type="float">
            <text:p>44.6875</text:p>
          </table:table-cell>
          <table:table-cell table:formula="of:=[.BR35]+[.BR13]" office:value-type="float" office:value="42.2265625" calcext:value-type="float">
            <text:p>42.2265625</text:p>
          </table:table-cell>
          <table:table-cell table:formula="of:=[.BS35]+[.BS13]" office:value-type="float" office:value="40.8203125" calcext:value-type="float">
            <text:p>40.8203125</text:p>
          </table:table-cell>
          <table:table-cell table:formula="of:=[.BT35]+[.BT13]" office:value-type="float" office:value="34.84375" calcext:value-type="float">
            <text:p>34.84375</text:p>
          </table:table-cell>
          <table:table-cell table:formula="of:=[.BU35]+[.BU13]" office:value-type="float" office:value="28.515625" calcext:value-type="float">
            <text:p>28.515625</text:p>
          </table:table-cell>
          <table:table-cell table:formula="of:=[.BV35]+[.BV13]" office:value-type="float" office:value="22.1875" calcext:value-type="float">
            <text:p>22.1875</text:p>
          </table:table-cell>
          <table:table-cell table:formula="of:=[.BW35]+[.BW13]" office:value-type="float" office:value="18.671875" calcext:value-type="float">
            <text:p>18.671875</text:p>
          </table:table-cell>
          <table:table-cell table:formula="of:=[.BX35]+[.BX13]" office:value-type="float" office:value="16.5625" calcext:value-type="float">
            <text:p>16.5625</text:p>
          </table:table-cell>
          <table:table-cell table:formula="of:=[.BY35]+[.BY13]" office:value-type="float" office:value="15.15625" calcext:value-type="float">
            <text:p>15.15625</text:p>
          </table:table-cell>
          <table:table-cell table:formula="of:=[.BZ35]+[.BZ13]" office:value-type="float" office:value="13.75" calcext:value-type="float">
            <text:p>13.75</text:p>
          </table:table-cell>
          <table:table-cell table:formula="of:=[.CA35]+[.CA13]" office:value-type="float" office:value="12.6953125" calcext:value-type="float">
            <text:p>12.6953125</text:p>
          </table:table-cell>
          <table:table-cell table:formula="of:=[.CB35]-[.CB13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office:value-type="float" office:value="42.9296875" calcext:value-type="float">
            <text:p>42.9296875</text:p>
          </table:table-cell>
          <table:table-cell table:number-columns-repeated="2" office:value-type="float" office:value="45.0390625" calcext:value-type="float">
            <text:p>45.0390625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2.2265625" calcext:value-type="float">
            <text:p>42.2265625</text:p>
          </table:table-cell>
          <table:table-cell office:value-type="float" office:value="40.8203125" calcext:value-type="float">
            <text:p>40.82031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3.75" calcext:value-type="float">
            <text:p>13.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4400" calcext:value-type="float">
            <text:p>4400</text:p>
          </table:table-cell>
          <table:table-cell table:formula="of:=[.AD36] + [.AD14]" office:value-type="float" office:value="43.984375" calcext:value-type="float">
            <text:p>43.984375</text:p>
          </table:table-cell>
          <table:table-cell table:formula="of:=[.AE36] + [.AE14]" office:value-type="float" office:value="47.8515625" calcext:value-type="float">
            <text:p>47.8515625</text:p>
          </table:table-cell>
          <table:table-cell table:formula="of:=[.AF36] + [.AF14]" office:value-type="float" office:value="47.8515625" calcext:value-type="float">
            <text:p>47.8515625</text:p>
          </table:table-cell>
          <table:table-cell table:formula="of:=[.AG36] + [.AG14]" office:value-type="float" office:value="47.1484375" calcext:value-type="float">
            <text:p>47.1484375</text:p>
          </table:table-cell>
          <table:table-cell table:formula="of:=[.AH36] + [.AH14]" office:value-type="float" office:value="41.171875" calcext:value-type="float">
            <text:p>41.171875</text:p>
          </table:table-cell>
          <table:table-cell table:formula="of:=[.AI36] + [.AI14]" office:value-type="float" office:value="38.0078125" calcext:value-type="float">
            <text:p>38.0078125</text:p>
          </table:table-cell>
          <table:table-cell table:formula="of:=[.AJ36] + [.AJ14]" office:value-type="float" office:value="34.140625" calcext:value-type="float">
            <text:p>34.140625</text:p>
          </table:table-cell>
          <table:table-cell table:formula="of:=[.AK36] + [.AK14]" office:value-type="float" office:value="27.8125" calcext:value-type="float">
            <text:p>27.8125</text:p>
          </table:table-cell>
          <table:table-cell table:formula="of:=[.AL36] + [.AL14]" office:value-type="float" office:value="26.0546875" calcext:value-type="float">
            <text:p>26.0546875</text:p>
          </table:table-cell>
          <table:table-cell table:formula="of:=[.AM36] + [.AM14]" office:value-type="float" office:value="24.296875" calcext:value-type="float">
            <text:p>24.296875</text:p>
          </table:table-cell>
          <table:table-cell table:formula="of:=[.AN36] + [.AN14]" office:value-type="float" office:value="22.1875" calcext:value-type="float">
            <text:p>22.1875</text:p>
          </table:table-cell>
          <table:table-cell table:formula="of:=[.AO36] + [.AO14]" office:value-type="float" office:value="19.7265625" calcext:value-type="float">
            <text:p>19.7265625</text:p>
          </table:table-cell>
          <table:table-cell table:formula="of:=[.AP36] + [.AP14]" office:value-type="float" office:value="17.265625" calcext:value-type="float">
            <text:p>17.265625</text:p>
          </table:table-cell>
          <table:table-cell table:formula="of:=[.AQ36] + [.AQ14]" office:value-type="float" office:value="15.15625" calcext:value-type="float">
            <text:p>15.15625</text:p>
          </table:table-cell>
          <table:table-cell table:formula="of:=[.AR36] + [.AR14]" office:value-type="float" office:value="13.75" calcext:value-type="float">
            <text:p>13.75</text:p>
          </table:table-cell>
          <table:table-cell/>
          <table:table-cell office:value-type="float" office:value="4400" calcext:value-type="float">
            <text:p>4400</text:p>
          </table:table-cell>
          <table:table-cell table:formula="of:=[.AU36]+[.AU14]" office:value-type="float" office:value="40.1171875" calcext:value-type="float">
            <text:p>40.1171875</text:p>
          </table:table-cell>
          <table:table-cell table:formula="of:=[.AV36]+[.AV14]" office:value-type="float" office:value="46.09375" calcext:value-type="float">
            <text:p>46.09375</text:p>
          </table:table-cell>
          <table:table-cell table:formula="of:=[.AW36]+[.AW14]" office:value-type="float" office:value="46.09375" calcext:value-type="float">
            <text:p>46.09375</text:p>
          </table:table-cell>
          <table:table-cell table:formula="of:=[.AX36]+[.AX14]" office:value-type="float" office:value="43.984375" calcext:value-type="float">
            <text:p>43.984375</text:p>
          </table:table-cell>
          <table:table-cell table:formula="of:=[.AY36]+[.AY14]" office:value-type="float" office:value="42.2265625" calcext:value-type="float">
            <text:p>42.2265625</text:p>
          </table:table-cell>
          <table:table-cell table:formula="of:=[.AZ36]+[.AZ14]" office:value-type="float" office:value="40.1171875" calcext:value-type="float">
            <text:p>40.1171875</text:p>
          </table:table-cell>
          <table:table-cell table:formula="of:=[.BA36]+[.BA14]" office:value-type="float" office:value="38.7109375" calcext:value-type="float">
            <text:p>38.7109375</text:p>
          </table:table-cell>
          <table:table-cell table:formula="of:=[.BB36]+[.BB14]" office:value-type="float" office:value="36.953125" calcext:value-type="float">
            <text:p>36.953125</text:p>
          </table:table-cell>
          <table:table-cell table:formula="of:=[.BC36]+[.BC14]" office:value-type="float" office:value="32.03125" calcext:value-type="float">
            <text:p>32.03125</text:p>
          </table:table-cell>
          <table:table-cell table:formula="of:=[.BD36]+[.BD14]" office:value-type="float" office:value="29.921875" calcext:value-type="float">
            <text:p>29.921875</text:p>
          </table:table-cell>
          <table:table-cell table:formula="of:=[.BE36]+[.BE14]" office:value-type="float" office:value="26.7578125" calcext:value-type="float">
            <text:p>26.7578125</text:p>
          </table:table-cell>
          <table:table-cell table:formula="of:=[.BF36]+[.BF14]" office:value-type="float" office:value="26.0546875" calcext:value-type="float">
            <text:p>26.0546875</text:p>
          </table:table-cell>
          <table:table-cell table:formula="of:=[.BG36]+[.BG14]" office:value-type="float" office:value="26.0546875" calcext:value-type="float">
            <text:p>26.0546875</text:p>
          </table:table-cell>
          <table:table-cell table:formula="of:=[.BH36]+[.BH14]" office:value-type="float" office:value="23.9453125" calcext:value-type="float">
            <text:p>23.9453125</text:p>
          </table:table-cell>
          <table:table-cell table:formula="of:=[.BI36]+[.BI14]" office:value-type="float" office:value="22.890625" calcext:value-type="float">
            <text:p>22.89062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M36]+[.BM14]" office:value-type="float" office:value="40.1171875" calcext:value-type="float">
            <text:p>40.1171875</text:p>
          </table:table-cell>
          <table:table-cell table:formula="of:=[.BN36]+[.BN14]" office:value-type="float" office:value="42.9296875" calcext:value-type="float">
            <text:p>42.9296875</text:p>
          </table:table-cell>
          <table:table-cell table:formula="of:=[.BO36]+[.BO14]" office:value-type="float" office:value="44.3359375" calcext:value-type="float">
            <text:p>44.3359375</text:p>
          </table:table-cell>
          <table:table-cell table:formula="of:=[.BP36]+[.BP14]" office:value-type="float" office:value="44.3359375" calcext:value-type="float">
            <text:p>44.3359375</text:p>
          </table:table-cell>
          <table:table-cell table:formula="of:=[.BQ36]+[.BQ14]" office:value-type="float" office:value="44.3359375" calcext:value-type="float">
            <text:p>44.3359375</text:p>
          </table:table-cell>
          <table:table-cell table:formula="of:=[.BR36]+[.BR14]" office:value-type="float" office:value="42.578125" calcext:value-type="float">
            <text:p>42.578125</text:p>
          </table:table-cell>
          <table:table-cell table:formula="of:=[.BS36]+[.BS14]" office:value-type="float" office:value="40.1171875" calcext:value-type="float">
            <text:p>40.1171875</text:p>
          </table:table-cell>
          <table:table-cell table:formula="of:=[.BT36]+[.BT14]" office:value-type="float" office:value="35.8984375" calcext:value-type="float">
            <text:p>35.8984375</text:p>
          </table:table-cell>
          <table:table-cell table:formula="of:=[.BU36]+[.BU14]" office:value-type="float" office:value="29.921875" calcext:value-type="float">
            <text:p>29.921875</text:p>
          </table:table-cell>
          <table:table-cell table:formula="of:=[.BV36]+[.BV14]" office:value-type="float" office:value="22.1875" calcext:value-type="float">
            <text:p>22.1875</text:p>
          </table:table-cell>
          <table:table-cell table:formula="of:=[.BW36]+[.BW14]" office:value-type="float" office:value="19.0234375" calcext:value-type="float">
            <text:p>19.0234375</text:p>
          </table:table-cell>
          <table:table-cell table:formula="of:=[.BX36]+[.BX14]" office:value-type="float" office:value="16.9140625" calcext:value-type="float">
            <text:p>16.9140625</text:p>
          </table:table-cell>
          <table:table-cell table:formula="of:=[.BY36]+[.BY14]" office:value-type="float" office:value="15.5078125" calcext:value-type="float">
            <text:p>15.5078125</text:p>
          </table:table-cell>
          <table:table-cell table:formula="of:=[.BZ36]+[.BZ14]" office:value-type="float" office:value="14.1015625" calcext:value-type="float">
            <text:p>14.1015625</text:p>
          </table:table-cell>
          <table:table-cell table:formula="of:=[.CA36]+[.CA14]" office:value-type="float" office:value="12.6953125" calcext:value-type="float">
            <text:p>12.6953125</text:p>
          </table:table-cell>
          <table:table-cell table:formula="of:=[.CB36]-[.CB14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office:value-type="float" office:value="42.9296875" calcext:value-type="float">
            <text:p>42.9296875</text:p>
          </table:table-cell>
          <table:table-cell table:number-columns-repeated="3" office:value-type="float" office:value="44.3359375" calcext:value-type="float">
            <text:p>44.33593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1.2890625" calcext:value-type="float">
            <text:p>11.289062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4800" calcext:value-type="float">
            <text:p>4800</text:p>
          </table:table-cell>
          <table:table-cell table:formula="of:=[.AD37] + [.AD15]" office:value-type="float" office:value="40.1171875" calcext:value-type="float">
            <text:p>40.1171875</text:p>
          </table:table-cell>
          <table:table-cell table:formula="of:=[.AE37] + [.AE15]" office:value-type="float" office:value="43.984375" calcext:value-type="float">
            <text:p>43.984375</text:p>
          </table:table-cell>
          <table:table-cell table:formula="of:=[.AF37] + [.AF15]" office:value-type="float" office:value="43.984375" calcext:value-type="float">
            <text:p>43.984375</text:p>
          </table:table-cell>
          <table:table-cell table:formula="of:=[.AG37] + [.AG15]" office:value-type="float" office:value="43.984375" calcext:value-type="float">
            <text:p>43.984375</text:p>
          </table:table-cell>
          <table:table-cell table:formula="of:=[.AH37] + [.AH15]" office:value-type="float" office:value="41.171875" calcext:value-type="float">
            <text:p>41.171875</text:p>
          </table:table-cell>
          <table:table-cell table:formula="of:=[.AI37] + [.AI15]" office:value-type="float" office:value="38.0078125" calcext:value-type="float">
            <text:p>38.0078125</text:p>
          </table:table-cell>
          <table:table-cell table:formula="of:=[.AJ37] + [.AJ15]" office:value-type="float" office:value="34.140625" calcext:value-type="float">
            <text:p>34.140625</text:p>
          </table:table-cell>
          <table:table-cell table:formula="of:=[.AK37] + [.AK15]" office:value-type="float" office:value="27.8125" calcext:value-type="float">
            <text:p>27.8125</text:p>
          </table:table-cell>
          <table:table-cell table:formula="of:=[.AL37] + [.AL15]" office:value-type="float" office:value="25.703125" calcext:value-type="float">
            <text:p>25.703125</text:p>
          </table:table-cell>
          <table:table-cell table:formula="of:=[.AM37] + [.AM15]" office:value-type="float" office:value="23.9453125" calcext:value-type="float">
            <text:p>23.9453125</text:p>
          </table:table-cell>
          <table:table-cell table:formula="of:=[.AN37] + [.AN15]" office:value-type="float" office:value="22.5390625" calcext:value-type="float">
            <text:p>22.5390625</text:p>
          </table:table-cell>
          <table:table-cell table:formula="of:=[.AO37] + [.AO15]" office:value-type="float" office:value="19.7265625" calcext:value-type="float">
            <text:p>19.7265625</text:p>
          </table:table-cell>
          <table:table-cell table:formula="of:=[.AP37] + [.AP15]" office:value-type="float" office:value="19.0234375" calcext:value-type="float">
            <text:p>19.0234375</text:p>
          </table:table-cell>
          <table:table-cell table:formula="of:=[.AQ37] + [.AQ15]" office:value-type="float" office:value="17.265625" calcext:value-type="float">
            <text:p>17.265625</text:p>
          </table:table-cell>
          <table:table-cell table:formula="of:=[.AR37] + [.AR15]" office:value-type="float" office:value="15.859375" calcext:value-type="float">
            <text:p>15.859375</text:p>
          </table:table-cell>
          <table:table-cell/>
          <table:table-cell office:value-type="float" office:value="4800" calcext:value-type="float">
            <text:p>4800</text:p>
          </table:table-cell>
          <table:table-cell table:formula="of:=[.AU37]+[.AU15]" office:value-type="float" office:value="40.1171875" calcext:value-type="float">
            <text:p>40.1171875</text:p>
          </table:table-cell>
          <table:table-cell table:formula="of:=[.AV37]+[.AV15]" office:value-type="float" office:value="46.09375" calcext:value-type="float">
            <text:p>46.09375</text:p>
          </table:table-cell>
          <table:table-cell table:formula="of:=[.AW37]+[.AW15]" office:value-type="float" office:value="46.09375" calcext:value-type="float">
            <text:p>46.09375</text:p>
          </table:table-cell>
          <table:table-cell table:formula="of:=[.AX37]+[.AX15]" office:value-type="float" office:value="43.984375" calcext:value-type="float">
            <text:p>43.984375</text:p>
          </table:table-cell>
          <table:table-cell table:formula="of:=[.AY37]+[.AY15]" office:value-type="float" office:value="41.875" calcext:value-type="float">
            <text:p>41.875</text:p>
          </table:table-cell>
          <table:table-cell table:formula="of:=[.AZ37]+[.AZ15]" office:value-type="float" office:value="40.1171875" calcext:value-type="float">
            <text:p>40.1171875</text:p>
          </table:table-cell>
          <table:table-cell table:formula="of:=[.BA37]+[.BA15]" office:value-type="float" office:value="40.1171875" calcext:value-type="float">
            <text:p>40.1171875</text:p>
          </table:table-cell>
          <table:table-cell table:formula="of:=[.BB37]+[.BB15]" office:value-type="float" office:value="38.0078125" calcext:value-type="float">
            <text:p>38.0078125</text:p>
          </table:table-cell>
          <table:table-cell table:formula="of:=[.BC37]+[.BC15]" office:value-type="float" office:value="34.140625" calcext:value-type="float">
            <text:p>34.140625</text:p>
          </table:table-cell>
          <table:table-cell table:formula="of:=[.BD37]+[.BD15]" office:value-type="float" office:value="30.9765625" calcext:value-type="float">
            <text:p>30.9765625</text:p>
          </table:table-cell>
          <table:table-cell table:formula="of:=[.BE37]+[.BE15]" office:value-type="float" office:value="29.921875" calcext:value-type="float">
            <text:p>29.921875</text:p>
          </table:table-cell>
          <table:table-cell table:formula="of:=[.BF37]+[.BF15]" office:value-type="float" office:value="29.921875" calcext:value-type="float">
            <text:p>29.921875</text:p>
          </table:table-cell>
          <table:table-cell table:formula="of:=[.BG37]+[.BG15]" office:value-type="float" office:value="29.921875" calcext:value-type="float">
            <text:p>29.921875</text:p>
          </table:table-cell>
          <table:table-cell table:formula="of:=[.BH37]+[.BH15]" office:value-type="float" office:value="25.703125" calcext:value-type="float">
            <text:p>25.703125</text:p>
          </table:table-cell>
          <table:table-cell table:formula="of:=[.BI37]+[.BI15]" office:value-type="float" office:value="25" calcext:value-type="float">
            <text:p>25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table:formula="of:=[.BM37]+[.BM15]" office:value-type="float" office:value="40.1171875" calcext:value-type="float">
            <text:p>40.1171875</text:p>
          </table:table-cell>
          <table:table-cell table:formula="of:=[.BN37]+[.BN15]" office:value-type="float" office:value="42.9296875" calcext:value-type="float">
            <text:p>42.9296875</text:p>
          </table:table-cell>
          <table:table-cell table:formula="of:=[.BO37]+[.BO15]" office:value-type="float" office:value="44.3359375" calcext:value-type="float">
            <text:p>44.3359375</text:p>
          </table:table-cell>
          <table:table-cell table:formula="of:=[.BP37]+[.BP15]" office:value-type="float" office:value="44.3359375" calcext:value-type="float">
            <text:p>44.3359375</text:p>
          </table:table-cell>
          <table:table-cell table:formula="of:=[.BQ37]+[.BQ15]" office:value-type="float" office:value="43.984375" calcext:value-type="float">
            <text:p>43.984375</text:p>
          </table:table-cell>
          <table:table-cell table:formula="of:=[.BR37]+[.BR15]" office:value-type="float" office:value="41.875" calcext:value-type="float">
            <text:p>41.875</text:p>
          </table:table-cell>
          <table:table-cell table:formula="of:=[.BS37]+[.BS15]" office:value-type="float" office:value="39.4140625" calcext:value-type="float">
            <text:p>39.4140625</text:p>
          </table:table-cell>
          <table:table-cell table:formula="of:=[.BT37]+[.BT15]" office:value-type="float" office:value="35.8984375" calcext:value-type="float">
            <text:p>35.8984375</text:p>
          </table:table-cell>
          <table:table-cell table:formula="of:=[.BU37]+[.BU15]" office:value-type="float" office:value="29.21875" calcext:value-type="float">
            <text:p>29.21875</text:p>
          </table:table-cell>
          <table:table-cell table:formula="of:=[.BV37]+[.BV15]" office:value-type="float" office:value="23.59375" calcext:value-type="float">
            <text:p>23.59375</text:p>
          </table:table-cell>
          <table:table-cell table:formula="of:=[.BW37]+[.BW15]" office:value-type="float" office:value="19.375" calcext:value-type="float">
            <text:p>19.375</text:p>
          </table:table-cell>
          <table:table-cell table:formula="of:=[.BX37]+[.BX15]" office:value-type="float" office:value="17.265625" calcext:value-type="float">
            <text:p>17.265625</text:p>
          </table:table-cell>
          <table:table-cell table:formula="of:=[.BY37]+[.BY15]" office:value-type="float" office:value="15.859375" calcext:value-type="float">
            <text:p>15.859375</text:p>
          </table:table-cell>
          <table:table-cell table:formula="of:=[.BZ37]+[.BZ15]" office:value-type="float" office:value="14.453125" calcext:value-type="float">
            <text:p>14.453125</text:p>
          </table:table-cell>
          <table:table-cell table:formula="of:=[.CA37]+[.CA15]" office:value-type="float" office:value="13.046875" calcext:value-type="float">
            <text:p>13.046875</text:p>
          </table:table-cell>
          <table:table-cell table:formula="of:=[.CB37]-[.CB15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office:value-type="float" office:value="42.9296875" calcext:value-type="float">
            <text:p>42.9296875</text:p>
          </table:table-cell>
          <table:table-cell table:number-columns-repeated="2" office:value-type="float" office:value="44.3359375" calcext:value-type="float">
            <text:p>44.33593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9.21875" calcext:value-type="float">
            <text:p>29.2187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5200" calcext:value-type="float">
            <text:p>5200</text:p>
          </table:table-cell>
          <table:table-cell table:formula="of:=[.AD38] + [.AD16]" office:value-type="float" office:value="40.1171875" calcext:value-type="float">
            <text:p>40.1171875</text:p>
          </table:table-cell>
          <table:table-cell table:formula="of:=[.AE38] + [.AE16]" office:value-type="float" office:value="43.984375" calcext:value-type="float">
            <text:p>43.984375</text:p>
          </table:table-cell>
          <table:table-cell table:formula="of:=[.AF38] + [.AF16]" office:value-type="float" office:value="43.984375" calcext:value-type="float">
            <text:p>43.984375</text:p>
          </table:table-cell>
          <table:table-cell table:formula="of:=[.AG38] + [.AG16]" office:value-type="float" office:value="43.984375" calcext:value-type="float">
            <text:p>43.984375</text:p>
          </table:table-cell>
          <table:table-cell table:formula="of:=[.AH38] + [.AH16]" office:value-type="float" office:value="41.171875" calcext:value-type="float">
            <text:p>41.171875</text:p>
          </table:table-cell>
          <table:table-cell table:formula="of:=[.AI38] + [.AI16]" office:value-type="float" office:value="38.0078125" calcext:value-type="float">
            <text:p>38.0078125</text:p>
          </table:table-cell>
          <table:table-cell table:formula="of:=[.AJ38] + [.AJ16]" office:value-type="float" office:value="34.140625" calcext:value-type="float">
            <text:p>34.140625</text:p>
          </table:table-cell>
          <table:table-cell table:formula="of:=[.AK38] + [.AK16]" office:value-type="float" office:value="27.8125" calcext:value-type="float">
            <text:p>27.8125</text:p>
          </table:table-cell>
          <table:table-cell table:formula="of:=[.AL38] + [.AL16]" office:value-type="float" office:value="26.7578125" calcext:value-type="float">
            <text:p>26.7578125</text:p>
          </table:table-cell>
          <table:table-cell table:formula="of:=[.AM38] + [.AM16]" office:value-type="float" office:value="25.703125" calcext:value-type="float">
            <text:p>25.703125</text:p>
          </table:table-cell>
          <table:table-cell table:formula="of:=[.AN38] + [.AN16]" office:value-type="float" office:value="23.2421875" calcext:value-type="float">
            <text:p>23.2421875</text:p>
          </table:table-cell>
          <table:table-cell table:formula="of:=[.AO38] + [.AO16]" office:value-type="float" office:value="21.484375" calcext:value-type="float">
            <text:p>21.484375</text:p>
          </table:table-cell>
          <table:table-cell table:formula="of:=[.AP38] + [.AP16]" office:value-type="float" office:value="19.0234375" calcext:value-type="float">
            <text:p>19.0234375</text:p>
          </table:table-cell>
          <table:table-cell table:formula="of:=[.AQ38] + [.AQ16]" office:value-type="float" office:value="17.265625" calcext:value-type="float">
            <text:p>17.265625</text:p>
          </table:table-cell>
          <table:table-cell table:formula="of:=[.AR38] + [.AR16]" office:value-type="float" office:value="15.859375" calcext:value-type="float">
            <text:p>15.859375</text:p>
          </table:table-cell>
          <table:table-cell/>
          <table:table-cell office:value-type="float" office:value="5200" calcext:value-type="float">
            <text:p>5200</text:p>
          </table:table-cell>
          <table:table-cell table:formula="of:=[.AU38]+[.AU16]" office:value-type="float" office:value="40.1171875" calcext:value-type="float">
            <text:p>40.1171875</text:p>
          </table:table-cell>
          <table:table-cell table:formula="of:=[.AV38]+[.AV16]" office:value-type="float" office:value="46.09375" calcext:value-type="float">
            <text:p>46.09375</text:p>
          </table:table-cell>
          <table:table-cell table:formula="of:=[.AW38]+[.AW16]" office:value-type="float" office:value="46.09375" calcext:value-type="float">
            <text:p>46.09375</text:p>
          </table:table-cell>
          <table:table-cell table:formula="of:=[.AX38]+[.AX16]" office:value-type="float" office:value="43.984375" calcext:value-type="float">
            <text:p>43.984375</text:p>
          </table:table-cell>
          <table:table-cell table:formula="of:=[.AY38]+[.AY16]" office:value-type="float" office:value="41.875" calcext:value-type="float">
            <text:p>41.875</text:p>
          </table:table-cell>
          <table:table-cell table:formula="of:=[.AZ38]+[.AZ16]" office:value-type="float" office:value="40.1171875" calcext:value-type="float">
            <text:p>40.1171875</text:p>
          </table:table-cell>
          <table:table-cell table:formula="of:=[.BA38]+[.BA16]" office:value-type="float" office:value="40.1171875" calcext:value-type="float">
            <text:p>40.1171875</text:p>
          </table:table-cell>
          <table:table-cell table:formula="of:=[.BB38]+[.BB16]" office:value-type="float" office:value="39.0625" calcext:value-type="float">
            <text:p>39.0625</text:p>
          </table:table-cell>
          <table:table-cell table:formula="of:=[.BC38]+[.BC16]" office:value-type="float" office:value="37.3046875" calcext:value-type="float">
            <text:p>37.3046875</text:p>
          </table:table-cell>
          <table:table-cell table:formula="of:=[.BD38]+[.BD16]" office:value-type="float" office:value="34.140625" calcext:value-type="float">
            <text:p>34.140625</text:p>
          </table:table-cell>
          <table:table-cell table:formula="of:=[.BE38]+[.BE16]" office:value-type="float" office:value="30.9765625" calcext:value-type="float">
            <text:p>30.9765625</text:p>
          </table:table-cell>
          <table:table-cell table:formula="of:=[.BF38]+[.BF16]" office:value-type="float" office:value="29.921875" calcext:value-type="float">
            <text:p>29.921875</text:p>
          </table:table-cell>
          <table:table-cell table:formula="of:=[.BG38]+[.BG16]" office:value-type="float" office:value="29.921875" calcext:value-type="float">
            <text:p>29.921875</text:p>
          </table:table-cell>
          <table:table-cell table:formula="of:=[.BH38]+[.BH16]" office:value-type="float" office:value="26.7578125" calcext:value-type="float">
            <text:p>26.7578125</text:p>
          </table:table-cell>
          <table:table-cell table:formula="of:=[.BI38]+[.BI16]" office:value-type="float" office:value="26.0546875" calcext:value-type="float">
            <text:p>26.054687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table:formula="of:=[.BM38]+[.BM16]" office:value-type="float" office:value="40.1171875" calcext:value-type="float">
            <text:p>40.1171875</text:p>
          </table:table-cell>
          <table:table-cell table:formula="of:=[.BN38]+[.BN16]" office:value-type="float" office:value="42.9296875" calcext:value-type="float">
            <text:p>42.9296875</text:p>
          </table:table-cell>
          <table:table-cell table:formula="of:=[.BO38]+[.BO16]" office:value-type="float" office:value="42.9296875" calcext:value-type="float">
            <text:p>42.9296875</text:p>
          </table:table-cell>
          <table:table-cell table:formula="of:=[.BP38]+[.BP16]" office:value-type="float" office:value="43.984375" calcext:value-type="float">
            <text:p>43.984375</text:p>
          </table:table-cell>
          <table:table-cell table:formula="of:=[.BQ38]+[.BQ16]" office:value-type="float" office:value="44.3359375" calcext:value-type="float">
            <text:p>44.3359375</text:p>
          </table:table-cell>
          <table:table-cell table:formula="of:=[.BR38]+[.BR16]" office:value-type="float" office:value="41.171875" calcext:value-type="float">
            <text:p>41.171875</text:p>
          </table:table-cell>
          <table:table-cell table:formula="of:=[.BS38]+[.BS16]" office:value-type="float" office:value="37.3046875" calcext:value-type="float">
            <text:p>37.3046875</text:p>
          </table:table-cell>
          <table:table-cell table:formula="of:=[.BT38]+[.BT16]" office:value-type="float" office:value="35.546875" calcext:value-type="float">
            <text:p>35.546875</text:p>
          </table:table-cell>
          <table:table-cell table:formula="of:=[.BU38]+[.BU16]" office:value-type="float" office:value="29.921875" calcext:value-type="float">
            <text:p>29.921875</text:p>
          </table:table-cell>
          <table:table-cell table:formula="of:=[.BV38]+[.BV16]" office:value-type="float" office:value="24.6484375" calcext:value-type="float">
            <text:p>24.6484375</text:p>
          </table:table-cell>
          <table:table-cell table:formula="of:=[.BW38]+[.BW16]" office:value-type="float" office:value="20.4296875" calcext:value-type="float">
            <text:p>20.4296875</text:p>
          </table:table-cell>
          <table:table-cell table:formula="of:=[.BX38]+[.BX16]" office:value-type="float" office:value="18.671875" calcext:value-type="float">
            <text:p>18.671875</text:p>
          </table:table-cell>
          <table:table-cell table:formula="of:=[.BY38]+[.BY16]" office:value-type="float" office:value="16.2109375" calcext:value-type="float">
            <text:p>16.2109375</text:p>
          </table:table-cell>
          <table:table-cell table:formula="of:=[.BZ38]+[.BZ16]" office:value-type="float" office:value="14.453125" calcext:value-type="float">
            <text:p>14.453125</text:p>
          </table:table-cell>
          <table:table-cell table:formula="of:=[.CA38]+[.CA16]" office:value-type="float" office:value="13.3984375" calcext:value-type="float">
            <text:p>13.3984375</text:p>
          </table:table-cell>
          <table:table-cell table:formula="of:=[.CB38]-[.CB1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4.3359375" calcext:value-type="float">
            <text:p>44.3359375</text:p>
          </table:table-cell>
          <table:table-cell office:value-type="float" office:value="41.171875" calcext:value-type="float">
            <text:p>41.171875</text:p>
          </table:table-cell>
          <table:table-cell office:value-type="float" office:value="37.3046875" calcext:value-type="float">
            <text:p>37.3046875</text:p>
          </table:table-cell>
          <table:table-cell office:value-type="float" office:value="35.546875" calcext:value-type="float">
            <text:p>35.5468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14.453125" calcext:value-type="float">
            <text:p>14.4531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2.6953125" calcext:value-type="float">
            <text:p>12.6953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10.234375" calcext:value-type="float">
            <text:p>10.234375</text:p>
          </table:table-cell>
          <table:table-cell office:value-type="float" office:value="9.53125" calcext:value-type="float">
            <text:p>9.53125</text:p>
          </table:table-cell>
          <table:table-cell office:value-type="float" office:value="5600" calcext:value-type="float">
            <text:p>5600</text:p>
          </table:table-cell>
          <table:table-cell table:formula="of:=[.AD39] + [.AD17]" office:value-type="float" office:value="40.1171875" calcext:value-type="float">
            <text:p>40.1171875</text:p>
          </table:table-cell>
          <table:table-cell table:formula="of:=[.AE39] + [.AE17]" office:value-type="float" office:value="43.984375" calcext:value-type="float">
            <text:p>43.984375</text:p>
          </table:table-cell>
          <table:table-cell table:formula="of:=[.AF39] + [.AF17]" office:value-type="float" office:value="43.984375" calcext:value-type="float">
            <text:p>43.984375</text:p>
          </table:table-cell>
          <table:table-cell table:formula="of:=[.AG39] + [.AG17]" office:value-type="float" office:value="43.984375" calcext:value-type="float">
            <text:p>43.984375</text:p>
          </table:table-cell>
          <table:table-cell table:formula="of:=[.AH39] + [.AH17]" office:value-type="float" office:value="41.171875" calcext:value-type="float">
            <text:p>41.171875</text:p>
          </table:table-cell>
          <table:table-cell table:formula="of:=[.AI39] + [.AI17]" office:value-type="float" office:value="38.0078125" calcext:value-type="float">
            <text:p>38.0078125</text:p>
          </table:table-cell>
          <table:table-cell table:formula="of:=[.AJ39] + [.AJ17]" office:value-type="float" office:value="34.140625" calcext:value-type="float">
            <text:p>34.140625</text:p>
          </table:table-cell>
          <table:table-cell table:formula="of:=[.AK39] + [.AK17]" office:value-type="float" office:value="29.21875" calcext:value-type="float">
            <text:p>29.21875</text:p>
          </table:table-cell>
          <table:table-cell table:formula="of:=[.AL39] + [.AL17]" office:value-type="float" office:value="27.4609375" calcext:value-type="float">
            <text:p>27.4609375</text:p>
          </table:table-cell>
          <table:table-cell table:formula="of:=[.AM39] + [.AM17]" office:value-type="float" office:value="26.40625" calcext:value-type="float">
            <text:p>26.40625</text:p>
          </table:table-cell>
          <table:table-cell table:formula="of:=[.AN39] + [.AN17]" office:value-type="float" office:value="23.2421875" calcext:value-type="float">
            <text:p>23.2421875</text:p>
          </table:table-cell>
          <table:table-cell table:formula="of:=[.AO39] + [.AO17]" office:value-type="float" office:value="21.484375" calcext:value-type="float">
            <text:p>21.484375</text:p>
          </table:table-cell>
          <table:table-cell table:formula="of:=[.AP39] + [.AP17]" office:value-type="float" office:value="19.7265625" calcext:value-type="float">
            <text:p>19.7265625</text:p>
          </table:table-cell>
          <table:table-cell table:formula="of:=[.AQ39] + [.AQ17]" office:value-type="float" office:value="18.3203125" calcext:value-type="float">
            <text:p>18.3203125</text:p>
          </table:table-cell>
          <table:table-cell table:formula="of:=[.AR39] + [.AR17]" office:value-type="float" office:value="16.9140625" calcext:value-type="float">
            <text:p>16.9140625</text:p>
          </table:table-cell>
          <table:table-cell/>
          <table:table-cell office:value-type="float" office:value="5600" calcext:value-type="float">
            <text:p>5600</text:p>
          </table:table-cell>
          <table:table-cell table:formula="of:=[.AU39]+[.AU17]" office:value-type="float" office:value="40.1171875" calcext:value-type="float">
            <text:p>40.1171875</text:p>
          </table:table-cell>
          <table:table-cell table:formula="of:=[.AV39]+[.AV17]" office:value-type="float" office:value="46.09375" calcext:value-type="float">
            <text:p>46.09375</text:p>
          </table:table-cell>
          <table:table-cell table:formula="of:=[.AW39]+[.AW17]" office:value-type="float" office:value="46.09375" calcext:value-type="float">
            <text:p>46.09375</text:p>
          </table:table-cell>
          <table:table-cell table:formula="of:=[.AX39]+[.AX17]" office:value-type="float" office:value="43.984375" calcext:value-type="float">
            <text:p>43.984375</text:p>
          </table:table-cell>
          <table:table-cell table:formula="of:=[.AY39]+[.AY17]" office:value-type="float" office:value="41.875" calcext:value-type="float">
            <text:p>41.875</text:p>
          </table:table-cell>
          <table:table-cell table:formula="of:=[.AZ39]+[.AZ17]" office:value-type="float" office:value="40.1171875" calcext:value-type="float">
            <text:p>40.1171875</text:p>
          </table:table-cell>
          <table:table-cell table:formula="of:=[.BA39]+[.BA17]" office:value-type="float" office:value="40.1171875" calcext:value-type="float">
            <text:p>40.1171875</text:p>
          </table:table-cell>
          <table:table-cell table:formula="of:=[.BB39]+[.BB17]" office:value-type="float" office:value="39.0625" calcext:value-type="float">
            <text:p>39.0625</text:p>
          </table:table-cell>
          <table:table-cell table:formula="of:=[.BC39]+[.BC17]" office:value-type="float" office:value="37.3046875" calcext:value-type="float">
            <text:p>37.3046875</text:p>
          </table:table-cell>
          <table:table-cell table:formula="of:=[.BD39]+[.BD17]" office:value-type="float" office:value="34.140625" calcext:value-type="float">
            <text:p>34.140625</text:p>
          </table:table-cell>
          <table:table-cell table:formula="of:=[.BE39]+[.BE17]" office:value-type="float" office:value="30.9765625" calcext:value-type="float">
            <text:p>30.9765625</text:p>
          </table:table-cell>
          <table:table-cell table:formula="of:=[.BF39]+[.BF17]" office:value-type="float" office:value="29.921875" calcext:value-type="float">
            <text:p>29.921875</text:p>
          </table:table-cell>
          <table:table-cell table:formula="of:=[.BG39]+[.BG17]" office:value-type="float" office:value="29.921875" calcext:value-type="float">
            <text:p>29.921875</text:p>
          </table:table-cell>
          <table:table-cell table:formula="of:=[.BH39]+[.BH17]" office:value-type="float" office:value="26.7578125" calcext:value-type="float">
            <text:p>26.7578125</text:p>
          </table:table-cell>
          <table:table-cell table:formula="of:=[.BI39]+[.BI17]" office:value-type="float" office:value="26.0546875" calcext:value-type="float">
            <text:p>26.0546875</text:p>
          </table:table-cell>
          <table:table-cell table:number-columns-repeated="2"/>
          <table:table-cell office:value-type="float" office:value="5200" calcext:value-type="float">
            <text:p>5200</text:p>
          </table:table-cell>
          <table:table-cell table:formula="of:=[.BM39]+[.BM17]" office:value-type="float" office:value="40.1171875" calcext:value-type="float">
            <text:p>40.1171875</text:p>
          </table:table-cell>
          <table:table-cell table:formula="of:=[.BN39]+[.BN17]" office:value-type="float" office:value="42.9296875" calcext:value-type="float">
            <text:p>42.9296875</text:p>
          </table:table-cell>
          <table:table-cell table:formula="of:=[.BO39]+[.BO17]" office:value-type="float" office:value="42.9296875" calcext:value-type="float">
            <text:p>42.9296875</text:p>
          </table:table-cell>
          <table:table-cell table:formula="of:=[.BP39]+[.BP17]" office:value-type="float" office:value="43.984375" calcext:value-type="float">
            <text:p>43.984375</text:p>
          </table:table-cell>
          <table:table-cell table:formula="of:=[.BQ39]+[.BQ17]" office:value-type="float" office:value="44.3359375" calcext:value-type="float">
            <text:p>44.3359375</text:p>
          </table:table-cell>
          <table:table-cell table:formula="of:=[.BR39]+[.BR17]" office:value-type="float" office:value="41.5234375" calcext:value-type="float">
            <text:p>41.5234375</text:p>
          </table:table-cell>
          <table:table-cell table:formula="of:=[.BS39]+[.BS17]" office:value-type="float" office:value="37.65625" calcext:value-type="float">
            <text:p>37.65625</text:p>
          </table:table-cell>
          <table:table-cell table:formula="of:=[.BT39]+[.BT17]" office:value-type="float" office:value="35.1953125" calcext:value-type="float">
            <text:p>35.1953125</text:p>
          </table:table-cell>
          <table:table-cell table:formula="of:=[.BU39]+[.BU17]" office:value-type="float" office:value="28.8671875" calcext:value-type="float">
            <text:p>28.8671875</text:p>
          </table:table-cell>
          <table:table-cell table:formula="of:=[.BV39]+[.BV17]" office:value-type="float" office:value="25.3515625" calcext:value-type="float">
            <text:p>25.3515625</text:p>
          </table:table-cell>
          <table:table-cell table:formula="of:=[.BW39]+[.BW17]" office:value-type="float" office:value="22.1875" calcext:value-type="float">
            <text:p>22.1875</text:p>
          </table:table-cell>
          <table:table-cell table:formula="of:=[.BX39]+[.BX17]" office:value-type="float" office:value="19.7265625" calcext:value-type="float">
            <text:p>19.7265625</text:p>
          </table:table-cell>
          <table:table-cell table:formula="of:=[.BY39]+[.BY17]" office:value-type="float" office:value="18.671875" calcext:value-type="float">
            <text:p>18.671875</text:p>
          </table:table-cell>
          <table:table-cell table:formula="of:=[.BZ39]+[.BZ17]" office:value-type="float" office:value="16.5625" calcext:value-type="float">
            <text:p>16.5625</text:p>
          </table:table-cell>
          <table:table-cell table:formula="of:=[.CA39]+[.CA17]" office:value-type="float" office:value="15.5078125" calcext:value-type="float">
            <text:p>15.5078125</text:p>
          </table:table-cell>
          <table:table-cell table:formula="of:=[.CB39]-[.CB1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4.3359375" calcext:value-type="float">
            <text:p>44.335937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19.7265625" calcext:value-type="float">
            <text:p>19.72656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4.8046875" calcext:value-type="float">
            <text:p>14.80468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6000" calcext:value-type="float">
            <text:p>6000</text:p>
          </table:table-cell>
          <table:table-cell table:formula="of:=[.AD40] + [.AD18]" office:value-type="float" office:value="40.1171875" calcext:value-type="float">
            <text:p>40.1171875</text:p>
          </table:table-cell>
          <table:table-cell table:formula="of:=[.AE40] + [.AE18]" office:value-type="float" office:value="43.984375" calcext:value-type="float">
            <text:p>43.984375</text:p>
          </table:table-cell>
          <table:table-cell table:formula="of:=[.AF40] + [.AF18]" office:value-type="float" office:value="43.984375" calcext:value-type="float">
            <text:p>43.984375</text:p>
          </table:table-cell>
          <table:table-cell table:formula="of:=[.AG40] + [.AG18]" office:value-type="float" office:value="43.984375" calcext:value-type="float">
            <text:p>43.984375</text:p>
          </table:table-cell>
          <table:table-cell table:formula="of:=[.AH40] + [.AH18]" office:value-type="float" office:value="41.171875" calcext:value-type="float">
            <text:p>41.171875</text:p>
          </table:table-cell>
          <table:table-cell table:formula="of:=[.AI40] + [.AI18]" office:value-type="float" office:value="38.0078125" calcext:value-type="float">
            <text:p>38.0078125</text:p>
          </table:table-cell>
          <table:table-cell table:formula="of:=[.AJ40] + [.AJ18]" office:value-type="float" office:value="34.140625" calcext:value-type="float">
            <text:p>34.140625</text:p>
          </table:table-cell>
          <table:table-cell table:formula="of:=[.AK40] + [.AK18]" office:value-type="float" office:value="28.8671875" calcext:value-type="float">
            <text:p>28.8671875</text:p>
          </table:table-cell>
          <table:table-cell table:formula="of:=[.AL40] + [.AL18]" office:value-type="float" office:value="27.4609375" calcext:value-type="float">
            <text:p>27.4609375</text:p>
          </table:table-cell>
          <table:table-cell table:formula="of:=[.AM40] + [.AM18]" office:value-type="float" office:value="26.40625" calcext:value-type="float">
            <text:p>26.40625</text:p>
          </table:table-cell>
          <table:table-cell table:formula="of:=[.AN40] + [.AN18]" office:value-type="float" office:value="23.59375" calcext:value-type="float">
            <text:p>23.59375</text:p>
          </table:table-cell>
          <table:table-cell table:formula="of:=[.AO40] + [.AO18]" office:value-type="float" office:value="22.1875" calcext:value-type="float">
            <text:p>22.1875</text:p>
          </table:table-cell>
          <table:table-cell table:formula="of:=[.AP40] + [.AP18]" office:value-type="float" office:value="20.4296875" calcext:value-type="float">
            <text:p>20.4296875</text:p>
          </table:table-cell>
          <table:table-cell table:formula="of:=[.AQ40] + [.AQ18]" office:value-type="float" office:value="19.0234375" calcext:value-type="float">
            <text:p>19.0234375</text:p>
          </table:table-cell>
          <table:table-cell table:formula="of:=[.AR40] + [.AR18]" office:value-type="float" office:value="17.6171875" calcext:value-type="float">
            <text:p>17.6171875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AU40]+[.AU18]" office:value-type="float" office:value="40.1171875" calcext:value-type="float">
            <text:p>40.1171875</text:p>
          </table:table-cell>
          <table:table-cell table:formula="of:=[.AV40]+[.AV18]" office:value-type="float" office:value="46.09375" calcext:value-type="float">
            <text:p>46.09375</text:p>
          </table:table-cell>
          <table:table-cell table:formula="of:=[.AW40]+[.AW18]" office:value-type="float" office:value="46.09375" calcext:value-type="float">
            <text:p>46.09375</text:p>
          </table:table-cell>
          <table:table-cell table:formula="of:=[.AX40]+[.AX18]" office:value-type="float" office:value="43.984375" calcext:value-type="float">
            <text:p>43.984375</text:p>
          </table:table-cell>
          <table:table-cell table:formula="of:=[.AY40]+[.AY18]" office:value-type="float" office:value="41.875" calcext:value-type="float">
            <text:p>41.875</text:p>
          </table:table-cell>
          <table:table-cell table:formula="of:=[.AZ40]+[.AZ18]" office:value-type="float" office:value="40.1171875" calcext:value-type="float">
            <text:p>40.1171875</text:p>
          </table:table-cell>
          <table:table-cell table:formula="of:=[.BA40]+[.BA18]" office:value-type="float" office:value="40.1171875" calcext:value-type="float">
            <text:p>40.1171875</text:p>
          </table:table-cell>
          <table:table-cell table:formula="of:=[.BB40]+[.BB18]" office:value-type="float" office:value="39.0625" calcext:value-type="float">
            <text:p>39.0625</text:p>
          </table:table-cell>
          <table:table-cell table:formula="of:=[.BC40]+[.BC18]" office:value-type="float" office:value="36.953125" calcext:value-type="float">
            <text:p>36.953125</text:p>
          </table:table-cell>
          <table:table-cell table:formula="of:=[.BD40]+[.BD18]" office:value-type="float" office:value="35.1953125" calcext:value-type="float">
            <text:p>35.1953125</text:p>
          </table:table-cell>
          <table:table-cell table:formula="of:=[.BE40]+[.BE18]" office:value-type="float" office:value="33.0859375" calcext:value-type="float">
            <text:p>33.0859375</text:p>
          </table:table-cell>
          <table:table-cell table:formula="of:=[.BF40]+[.BF18]" office:value-type="float" office:value="29.921875" calcext:value-type="float">
            <text:p>29.921875</text:p>
          </table:table-cell>
          <table:table-cell table:formula="of:=[.BG40]+[.BG18]" office:value-type="float" office:value="29.921875" calcext:value-type="float">
            <text:p>29.921875</text:p>
          </table:table-cell>
          <table:table-cell table:formula="of:=[.BH40]+[.BH18]" office:value-type="float" office:value="27.8125" calcext:value-type="float">
            <text:p>27.8125</text:p>
          </table:table-cell>
          <table:table-cell table:formula="of:=[.BI40]+[.BI18]" office:value-type="float" office:value="26.7578125" calcext:value-type="float">
            <text:p>26.7578125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table:formula="of:=[.BM40]+[.BM18]" office:value-type="float" office:value="40.1171875" calcext:value-type="float">
            <text:p>40.1171875</text:p>
          </table:table-cell>
          <table:table-cell table:formula="of:=[.BN40]+[.BN18]" office:value-type="float" office:value="42.9296875" calcext:value-type="float">
            <text:p>42.9296875</text:p>
          </table:table-cell>
          <table:table-cell table:formula="of:=[.BO40]+[.BO18]" office:value-type="float" office:value="42.9296875" calcext:value-type="float">
            <text:p>42.9296875</text:p>
          </table:table-cell>
          <table:table-cell table:formula="of:=[.BP40]+[.BP18]" office:value-type="float" office:value="43.984375" calcext:value-type="float">
            <text:p>43.984375</text:p>
          </table:table-cell>
          <table:table-cell table:formula="of:=[.BQ40]+[.BQ18]" office:value-type="float" office:value="44.3359375" calcext:value-type="float">
            <text:p>44.3359375</text:p>
          </table:table-cell>
          <table:table-cell table:formula="of:=[.BR40]+[.BR18]" office:value-type="float" office:value="41.5234375" calcext:value-type="float">
            <text:p>41.5234375</text:p>
          </table:table-cell>
          <table:table-cell table:formula="of:=[.BS40]+[.BS18]" office:value-type="float" office:value="37.65625" calcext:value-type="float">
            <text:p>37.65625</text:p>
          </table:table-cell>
          <table:table-cell table:formula="of:=[.BT40]+[.BT18]" office:value-type="float" office:value="35.1953125" calcext:value-type="float">
            <text:p>35.1953125</text:p>
          </table:table-cell>
          <table:table-cell table:formula="of:=[.BU40]+[.BU18]" office:value-type="float" office:value="29.5703125" calcext:value-type="float">
            <text:p>29.5703125</text:p>
          </table:table-cell>
          <table:table-cell table:formula="of:=[.BV40]+[.BV18]" office:value-type="float" office:value="27.109375" calcext:value-type="float">
            <text:p>27.109375</text:p>
          </table:table-cell>
          <table:table-cell table:formula="of:=[.BW40]+[.BW18]" office:value-type="float" office:value="23.9453125" calcext:value-type="float">
            <text:p>23.9453125</text:p>
          </table:table-cell>
          <table:table-cell table:formula="of:=[.BX40]+[.BX18]" office:value-type="float" office:value="21.8359375" calcext:value-type="float">
            <text:p>21.8359375</text:p>
          </table:table-cell>
          <table:table-cell table:formula="of:=[.BY40]+[.BY18]" office:value-type="float" office:value="20.078125" calcext:value-type="float">
            <text:p>20.078125</text:p>
          </table:table-cell>
          <table:table-cell table:formula="of:=[.BZ40]+[.BZ18]" office:value-type="float" office:value="19.375" calcext:value-type="float">
            <text:p>19.375</text:p>
          </table:table-cell>
          <table:table-cell table:formula="of:=[.CA40]+[.CA18]" office:value-type="float" office:value="17.265625" calcext:value-type="float">
            <text:p>17.265625</text:p>
          </table:table-cell>
          <table:table-cell table:formula="of:=[.CB40]-[.CB1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4.3359375" calcext:value-type="float">
            <text:p>44.335937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5.1953125" calcext:value-type="float">
            <text:p>35.19531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4.8046875" calcext:value-type="float">
            <text:p>14.80468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6400" calcext:value-type="float">
            <text:p>6400</text:p>
          </table:table-cell>
          <table:table-cell table:formula="of:=[.AD41] + [.AD19]" office:value-type="float" office:value="40.1171875" calcext:value-type="float">
            <text:p>40.1171875</text:p>
          </table:table-cell>
          <table:table-cell table:formula="of:=[.AE41] + [.AE19]" office:value-type="float" office:value="43.984375" calcext:value-type="float">
            <text:p>43.984375</text:p>
          </table:table-cell>
          <table:table-cell table:formula="of:=[.AF41] + [.AF19]" office:value-type="float" office:value="43.984375" calcext:value-type="float">
            <text:p>43.984375</text:p>
          </table:table-cell>
          <table:table-cell table:formula="of:=[.AG41] + [.AG19]" office:value-type="float" office:value="43.984375" calcext:value-type="float">
            <text:p>43.984375</text:p>
          </table:table-cell>
          <table:table-cell table:formula="of:=[.AH41] + [.AH19]" office:value-type="float" office:value="41.171875" calcext:value-type="float">
            <text:p>41.171875</text:p>
          </table:table-cell>
          <table:table-cell table:formula="of:=[.AI41] + [.AI19]" office:value-type="float" office:value="38.0078125" calcext:value-type="float">
            <text:p>38.0078125</text:p>
          </table:table-cell>
          <table:table-cell table:formula="of:=[.AJ41] + [.AJ19]" office:value-type="float" office:value="33.7890625" calcext:value-type="float">
            <text:p>33.7890625</text:p>
          </table:table-cell>
          <table:table-cell table:formula="of:=[.AK41] + [.AK19]" office:value-type="float" office:value="30.625" calcext:value-type="float">
            <text:p>30.625</text:p>
          </table:table-cell>
          <table:table-cell table:formula="of:=[.AL41] + [.AL19]" office:value-type="float" office:value="28.8671875" calcext:value-type="float">
            <text:p>28.8671875</text:p>
          </table:table-cell>
          <table:table-cell table:formula="of:=[.AM41] + [.AM19]" office:value-type="float" office:value="27.4609375" calcext:value-type="float">
            <text:p>27.4609375</text:p>
          </table:table-cell>
          <table:table-cell table:formula="of:=[.AN41] + [.AN19]" office:value-type="float" office:value="25" calcext:value-type="float">
            <text:p>25</text:p>
          </table:table-cell>
          <table:table-cell table:formula="of:=[.AO41] + [.AO19]" office:value-type="float" office:value="22.1875" calcext:value-type="float">
            <text:p>22.1875</text:p>
          </table:table-cell>
          <table:table-cell table:formula="of:=[.AP41] + [.AP19]" office:value-type="float" office:value="20.4296875" calcext:value-type="float">
            <text:p>20.4296875</text:p>
          </table:table-cell>
          <table:table-cell table:formula="of:=[.AQ41] + [.AQ19]" office:value-type="float" office:value="19.0234375" calcext:value-type="float">
            <text:p>19.0234375</text:p>
          </table:table-cell>
          <table:table-cell table:formula="of:=[.AR41] + [.AR19]" office:value-type="float" office:value="17.6171875" calcext:value-type="float">
            <text:p>17.6171875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[.AU41]+[.AU19]" office:value-type="float" office:value="40.1171875" calcext:value-type="float">
            <text:p>40.1171875</text:p>
          </table:table-cell>
          <table:table-cell table:formula="of:=[.AV41]+[.AV19]" office:value-type="float" office:value="46.09375" calcext:value-type="float">
            <text:p>46.09375</text:p>
          </table:table-cell>
          <table:table-cell table:formula="of:=[.AW41]+[.AW19]" office:value-type="float" office:value="46.09375" calcext:value-type="float">
            <text:p>46.09375</text:p>
          </table:table-cell>
          <table:table-cell table:formula="of:=[.AX41]+[.AX19]" office:value-type="float" office:value="43.984375" calcext:value-type="float">
            <text:p>43.984375</text:p>
          </table:table-cell>
          <table:table-cell table:formula="of:=[.AY41]+[.AY19]" office:value-type="float" office:value="41.875" calcext:value-type="float">
            <text:p>41.875</text:p>
          </table:table-cell>
          <table:table-cell table:formula="of:=[.AZ41]+[.AZ19]" office:value-type="float" office:value="40.1171875" calcext:value-type="float">
            <text:p>40.1171875</text:p>
          </table:table-cell>
          <table:table-cell table:formula="of:=[.BA41]+[.BA19]" office:value-type="float" office:value="40.1171875" calcext:value-type="float">
            <text:p>40.1171875</text:p>
          </table:table-cell>
          <table:table-cell table:formula="of:=[.BB41]+[.BB19]" office:value-type="float" office:value="39.0625" calcext:value-type="float">
            <text:p>39.0625</text:p>
          </table:table-cell>
          <table:table-cell table:formula="of:=[.BC41]+[.BC19]" office:value-type="float" office:value="38.0078125" calcext:value-type="float">
            <text:p>38.0078125</text:p>
          </table:table-cell>
          <table:table-cell table:formula="of:=[.BD41]+[.BD19]" office:value-type="float" office:value="35.8984375" calcext:value-type="float">
            <text:p>35.8984375</text:p>
          </table:table-cell>
          <table:table-cell table:formula="of:=[.BE41]+[.BE19]" office:value-type="float" office:value="33.0859375" calcext:value-type="float">
            <text:p>33.0859375</text:p>
          </table:table-cell>
          <table:table-cell table:formula="of:=[.BF41]+[.BF19]" office:value-type="float" office:value="30.2734375" calcext:value-type="float">
            <text:p>30.2734375</text:p>
          </table:table-cell>
          <table:table-cell table:formula="of:=[.BG41]+[.BG19]" office:value-type="float" office:value="29.921875" calcext:value-type="float">
            <text:p>29.921875</text:p>
          </table:table-cell>
          <table:table-cell table:formula="of:=[.BH41]+[.BH19]" office:value-type="float" office:value="27.8125" calcext:value-type="float">
            <text:p>27.8125</text:p>
          </table:table-cell>
          <table:table-cell table:formula="of:=[.BI41]+[.BI19]" office:value-type="float" office:value="27.109375" calcext:value-type="float">
            <text:p>27.109375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BM41]+[.BM19]" office:value-type="float" office:value="40.1171875" calcext:value-type="float">
            <text:p>40.1171875</text:p>
          </table:table-cell>
          <table:table-cell table:formula="of:=[.BN41]+[.BN19]" office:value-type="float" office:value="42.9296875" calcext:value-type="float">
            <text:p>42.9296875</text:p>
          </table:table-cell>
          <table:table-cell table:formula="of:=[.BO41]+[.BO19]" office:value-type="float" office:value="42.9296875" calcext:value-type="float">
            <text:p>42.9296875</text:p>
          </table:table-cell>
          <table:table-cell table:formula="of:=[.BP41]+[.BP19]" office:value-type="float" office:value="42.9296875" calcext:value-type="float">
            <text:p>42.9296875</text:p>
          </table:table-cell>
          <table:table-cell table:formula="of:=[.BQ41]+[.BQ19]" office:value-type="float" office:value="44.3359375" calcext:value-type="float">
            <text:p>44.3359375</text:p>
          </table:table-cell>
          <table:table-cell table:formula="of:=[.BR41]+[.BR19]" office:value-type="float" office:value="40.46875" calcext:value-type="float">
            <text:p>40.46875</text:p>
          </table:table-cell>
          <table:table-cell table:formula="of:=[.BS41]+[.BS19]" office:value-type="float" office:value="36.25" calcext:value-type="float">
            <text:p>36.25</text:p>
          </table:table-cell>
          <table:table-cell table:formula="of:=[.BT41]+[.BT19]" office:value-type="float" office:value="34.140625" calcext:value-type="float">
            <text:p>34.140625</text:p>
          </table:table-cell>
          <table:table-cell table:formula="of:=[.BU41]+[.BU19]" office:value-type="float" office:value="28.8671875" calcext:value-type="float">
            <text:p>28.8671875</text:p>
          </table:table-cell>
          <table:table-cell table:formula="of:=[.BV41]+[.BV19]" office:value-type="float" office:value="28.1640625" calcext:value-type="float">
            <text:p>28.1640625</text:p>
          </table:table-cell>
          <table:table-cell table:formula="of:=[.BW41]+[.BW19]" office:value-type="float" office:value="25.3515625" calcext:value-type="float">
            <text:p>25.3515625</text:p>
          </table:table-cell>
          <table:table-cell table:formula="of:=[.BX41]+[.BX19]" office:value-type="float" office:value="23.59375" calcext:value-type="float">
            <text:p>23.59375</text:p>
          </table:table-cell>
          <table:table-cell table:formula="of:=[.BY41]+[.BY19]" office:value-type="float" office:value="22.1875" calcext:value-type="float">
            <text:p>22.1875</text:p>
          </table:table-cell>
          <table:table-cell table:formula="of:=[.BZ41]+[.BZ19]" office:value-type="float" office:value="20.4296875" calcext:value-type="float">
            <text:p>20.4296875</text:p>
          </table:table-cell>
          <table:table-cell table:formula="of:=[.CA41]+[.CA19]" office:value-type="float" office:value="19.0234375" calcext:value-type="float">
            <text:p>19.0234375</text:p>
          </table:table-cell>
          <table:table-cell table:formula="of:=[.CB41]-[.CB19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4.3359375" calcext:value-type="float">
            <text:p>44.3359375</text:p>
          </table:table-cell>
          <table:table-cell office:value-type="float" office:value="40.46875" calcext:value-type="float">
            <text:p>40.46875</text:p>
          </table:table-cell>
          <table:table-cell office:value-type="float" office:value="36.25" calcext:value-type="float">
            <text:p>36.25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8.3203125" calcext:value-type="float">
            <text:p>18.320312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6800" calcext:value-type="float">
            <text:p>6800</text:p>
          </table:table-cell>
          <table:table-cell table:formula="of:=[.AD42] + [.AD20]" office:value-type="float" office:value="40.1171875" calcext:value-type="float">
            <text:p>40.1171875</text:p>
          </table:table-cell>
          <table:table-cell table:formula="of:=[.AE42] + [.AE20]" office:value-type="float" office:value="43.984375" calcext:value-type="float">
            <text:p>43.984375</text:p>
          </table:table-cell>
          <table:table-cell table:formula="of:=[.AF42] + [.AF20]" office:value-type="float" office:value="43.984375" calcext:value-type="float">
            <text:p>43.984375</text:p>
          </table:table-cell>
          <table:table-cell table:formula="of:=[.AG42] + [.AG20]" office:value-type="float" office:value="43.984375" calcext:value-type="float">
            <text:p>43.984375</text:p>
          </table:table-cell>
          <table:table-cell table:formula="of:=[.AH42] + [.AH20]" office:value-type="float" office:value="41.171875" calcext:value-type="float">
            <text:p>41.171875</text:p>
          </table:table-cell>
          <table:table-cell table:formula="of:=[.AI42] + [.AI20]" office:value-type="float" office:value="38.0078125" calcext:value-type="float">
            <text:p>38.0078125</text:p>
          </table:table-cell>
          <table:table-cell table:formula="of:=[.AJ42] + [.AJ20]" office:value-type="float" office:value="33.7890625" calcext:value-type="float">
            <text:p>33.7890625</text:p>
          </table:table-cell>
          <table:table-cell table:formula="of:=[.AK42] + [.AK20]" office:value-type="float" office:value="30.625" calcext:value-type="float">
            <text:p>30.625</text:p>
          </table:table-cell>
          <table:table-cell table:formula="of:=[.AL42] + [.AL20]" office:value-type="float" office:value="28.8671875" calcext:value-type="float">
            <text:p>28.8671875</text:p>
          </table:table-cell>
          <table:table-cell table:formula="of:=[.AM42] + [.AM20]" office:value-type="float" office:value="27.4609375" calcext:value-type="float">
            <text:p>27.4609375</text:p>
          </table:table-cell>
          <table:table-cell table:formula="of:=[.AN42] + [.AN20]" office:value-type="float" office:value="25" calcext:value-type="float">
            <text:p>25</text:p>
          </table:table-cell>
          <table:table-cell table:formula="of:=[.AO42] + [.AO20]" office:value-type="float" office:value="22.1875" calcext:value-type="float">
            <text:p>22.1875</text:p>
          </table:table-cell>
          <table:table-cell table:formula="of:=[.AP42] + [.AP20]" office:value-type="float" office:value="20.4296875" calcext:value-type="float">
            <text:p>20.4296875</text:p>
          </table:table-cell>
          <table:table-cell table:formula="of:=[.AQ42] + [.AQ20]" office:value-type="float" office:value="19.0234375" calcext:value-type="float">
            <text:p>19.0234375</text:p>
          </table:table-cell>
          <table:table-cell table:formula="of:=[.AR42] + [.AR20]" office:value-type="float" office:value="17.6171875" calcext:value-type="float">
            <text:p>17.6171875</text:p>
          </table:table-cell>
          <table:table-cell/>
          <table:table-cell office:value-type="float" office:value="6800" calcext:value-type="float">
            <text:p>6800</text:p>
          </table:table-cell>
          <table:table-cell table:formula="of:=[.AU42]+[.AU20]" office:value-type="float" office:value="40.1171875" calcext:value-type="float">
            <text:p>40.1171875</text:p>
          </table:table-cell>
          <table:table-cell table:formula="of:=[.AV42]+[.AV20]" office:value-type="float" office:value="46.09375" calcext:value-type="float">
            <text:p>46.09375</text:p>
          </table:table-cell>
          <table:table-cell table:formula="of:=[.AW42]+[.AW20]" office:value-type="float" office:value="46.09375" calcext:value-type="float">
            <text:p>46.09375</text:p>
          </table:table-cell>
          <table:table-cell table:formula="of:=[.AX42]+[.AX20]" office:value-type="float" office:value="43.984375" calcext:value-type="float">
            <text:p>43.984375</text:p>
          </table:table-cell>
          <table:table-cell table:formula="of:=[.AY42]+[.AY20]" office:value-type="float" office:value="41.875" calcext:value-type="float">
            <text:p>41.875</text:p>
          </table:table-cell>
          <table:table-cell table:formula="of:=[.AZ42]+[.AZ20]" office:value-type="float" office:value="41.875" calcext:value-type="float">
            <text:p>41.875</text:p>
          </table:table-cell>
          <table:table-cell table:formula="of:=[.BA42]+[.BA20]" office:value-type="float" office:value="41.875" calcext:value-type="float">
            <text:p>41.875</text:p>
          </table:table-cell>
          <table:table-cell table:formula="of:=[.BB42]+[.BB20]" office:value-type="float" office:value="39.0625" calcext:value-type="float">
            <text:p>39.0625</text:p>
          </table:table-cell>
          <table:table-cell table:formula="of:=[.BC42]+[.BC20]" office:value-type="float" office:value="39.0625" calcext:value-type="float">
            <text:p>39.0625</text:p>
          </table:table-cell>
          <table:table-cell table:formula="of:=[.BD42]+[.BD20]" office:value-type="float" office:value="36.953125" calcext:value-type="float">
            <text:p>36.953125</text:p>
          </table:table-cell>
          <table:table-cell table:formula="of:=[.BE42]+[.BE20]" office:value-type="float" office:value="35.1953125" calcext:value-type="float">
            <text:p>35.1953125</text:p>
          </table:table-cell>
          <table:table-cell table:formula="of:=[.BF42]+[.BF20]" office:value-type="float" office:value="32.03125" calcext:value-type="float">
            <text:p>32.03125</text:p>
          </table:table-cell>
          <table:table-cell table:formula="of:=[.BG42]+[.BG20]" office:value-type="float" office:value="32.03125" calcext:value-type="float">
            <text:p>32.03125</text:p>
          </table:table-cell>
          <table:table-cell table:formula="of:=[.BH42]+[.BH20]" office:value-type="float" office:value="30.9765625" calcext:value-type="float">
            <text:p>30.9765625</text:p>
          </table:table-cell>
          <table:table-cell table:formula="of:=[.BI42]+[.BI20]" office:value-type="float" office:value="28.8671875" calcext:value-type="float">
            <text:p>28.8671875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table:formula="of:=[.BM42]+[.BM20]" office:value-type="float" office:value="40.1171875" calcext:value-type="float">
            <text:p>40.1171875</text:p>
          </table:table-cell>
          <table:table-cell table:formula="of:=[.BN42]+[.BN20]" office:value-type="float" office:value="42.9296875" calcext:value-type="float">
            <text:p>42.9296875</text:p>
          </table:table-cell>
          <table:table-cell table:formula="of:=[.BO42]+[.BO20]" office:value-type="float" office:value="42.9296875" calcext:value-type="float">
            <text:p>42.9296875</text:p>
          </table:table-cell>
          <table:table-cell table:formula="of:=[.BP42]+[.BP20]" office:value-type="float" office:value="42.9296875" calcext:value-type="float">
            <text:p>42.9296875</text:p>
          </table:table-cell>
          <table:table-cell table:formula="of:=[.BQ42]+[.BQ20]" office:value-type="float" office:value="42.578125" calcext:value-type="float">
            <text:p>42.578125</text:p>
          </table:table-cell>
          <table:table-cell table:formula="of:=[.BR42]+[.BR20]" office:value-type="float" office:value="39.4140625" calcext:value-type="float">
            <text:p>39.4140625</text:p>
          </table:table-cell>
          <table:table-cell table:formula="of:=[.BS42]+[.BS20]" office:value-type="float" office:value="36.25" calcext:value-type="float">
            <text:p>36.25</text:p>
          </table:table-cell>
          <table:table-cell table:formula="of:=[.BT42]+[.BT20]" office:value-type="float" office:value="33.0859375" calcext:value-type="float">
            <text:p>33.0859375</text:p>
          </table:table-cell>
          <table:table-cell table:formula="of:=[.BU42]+[.BU20]" office:value-type="float" office:value="28.1640625" calcext:value-type="float">
            <text:p>28.1640625</text:p>
          </table:table-cell>
          <table:table-cell table:formula="of:=[.BV42]+[.BV20]" office:value-type="float" office:value="28.8671875" calcext:value-type="float">
            <text:p>28.8671875</text:p>
          </table:table-cell>
          <table:table-cell table:formula="of:=[.BW42]+[.BW20]" office:value-type="float" office:value="25.703125" calcext:value-type="float">
            <text:p>25.703125</text:p>
          </table:table-cell>
          <table:table-cell table:formula="of:=[.BX42]+[.BX20]" office:value-type="float" office:value="23.9453125" calcext:value-type="float">
            <text:p>23.9453125</text:p>
          </table:table-cell>
          <table:table-cell table:formula="of:=[.BY42]+[.BY20]" office:value-type="float" office:value="22.890625" calcext:value-type="float">
            <text:p>22.890625</text:p>
          </table:table-cell>
          <table:table-cell table:formula="of:=[.BZ42]+[.BZ20]" office:value-type="float" office:value="21.1328125" calcext:value-type="float">
            <text:p>21.1328125</text:p>
          </table:table-cell>
          <table:table-cell table:formula="of:=[.CA42]+[.CA20]" office:value-type="float" office:value="19.375" calcext:value-type="float">
            <text:p>19.375</text:p>
          </table:table-cell>
          <table:table-cell table:formula="of:=[.CB42]-[.CB2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2.9296875" calcext:value-type="float">
            <text:p>42.9296875</text:p>
          </table:table-cell>
          <table:table-cell office:value-type="float" office:value="42.578125" calcext:value-type="float">
            <text:p>42.57812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36.25" calcext:value-type="float">
            <text:p>36.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5.703125" calcext:value-type="float">
            <text:p>25.7031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7.96875" calcext:value-type="float">
            <text:p>17.96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6.2109375" calcext:value-type="float">
            <text:p>16.21093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7200" calcext:value-type="float">
            <text:p>7200</text:p>
          </table:table-cell>
          <table:table-cell table:formula="of:=[.AD43] + [.AD21]" office:value-type="float" office:value="40.1171875" calcext:value-type="float">
            <text:p>40.1171875</text:p>
          </table:table-cell>
          <table:table-cell table:formula="of:=[.AE43] + [.AE21]" office:value-type="float" office:value="43.984375" calcext:value-type="float">
            <text:p>43.984375</text:p>
          </table:table-cell>
          <table:table-cell table:formula="of:=[.AF43] + [.AF21]" office:value-type="float" office:value="43.984375" calcext:value-type="float">
            <text:p>43.984375</text:p>
          </table:table-cell>
          <table:table-cell table:formula="of:=[.AG43] + [.AG21]" office:value-type="float" office:value="43.984375" calcext:value-type="float">
            <text:p>43.984375</text:p>
          </table:table-cell>
          <table:table-cell table:formula="of:=[.AH43] + [.AH21]" office:value-type="float" office:value="41.171875" calcext:value-type="float">
            <text:p>41.171875</text:p>
          </table:table-cell>
          <table:table-cell table:formula="of:=[.AI43] + [.AI21]" office:value-type="float" office:value="38.0078125" calcext:value-type="float">
            <text:p>38.0078125</text:p>
          </table:table-cell>
          <table:table-cell table:formula="of:=[.AJ43] + [.AJ21]" office:value-type="float" office:value="33.7890625" calcext:value-type="float">
            <text:p>33.7890625</text:p>
          </table:table-cell>
          <table:table-cell table:formula="of:=[.AK43] + [.AK21]" office:value-type="float" office:value="30.625" calcext:value-type="float">
            <text:p>30.625</text:p>
          </table:table-cell>
          <table:table-cell table:formula="of:=[.AL43] + [.AL21]" office:value-type="float" office:value="28.8671875" calcext:value-type="float">
            <text:p>28.8671875</text:p>
          </table:table-cell>
          <table:table-cell table:formula="of:=[.AM43] + [.AM21]" office:value-type="float" office:value="27.4609375" calcext:value-type="float">
            <text:p>27.4609375</text:p>
          </table:table-cell>
          <table:table-cell table:formula="of:=[.AN43] + [.AN21]" office:value-type="float" office:value="25" calcext:value-type="float">
            <text:p>25</text:p>
          </table:table-cell>
          <table:table-cell table:formula="of:=[.AO43] + [.AO21]" office:value-type="float" office:value="22.1875" calcext:value-type="float">
            <text:p>22.1875</text:p>
          </table:table-cell>
          <table:table-cell table:formula="of:=[.AP43] + [.AP21]" office:value-type="float" office:value="20.4296875" calcext:value-type="float">
            <text:p>20.4296875</text:p>
          </table:table-cell>
          <table:table-cell table:formula="of:=[.AQ43] + [.AQ21]" office:value-type="float" office:value="19.0234375" calcext:value-type="float">
            <text:p>19.0234375</text:p>
          </table:table-cell>
          <table:table-cell table:formula="of:=[.AR43] + [.AR21]" office:value-type="float" office:value="17.6171875" calcext:value-type="float">
            <text:p>17.6171875</text:p>
          </table:table-cell>
          <table:table-cell/>
          <table:table-cell office:value-type="float" office:value="7200" calcext:value-type="float">
            <text:p>7200</text:p>
          </table:table-cell>
          <table:table-cell table:formula="of:=[.AU43]+[.AU21]" office:value-type="float" office:value="40.1171875" calcext:value-type="float">
            <text:p>40.1171875</text:p>
          </table:table-cell>
          <table:table-cell table:formula="of:=[.AV43]+[.AV21]" office:value-type="float" office:value="46.09375" calcext:value-type="float">
            <text:p>46.09375</text:p>
          </table:table-cell>
          <table:table-cell table:formula="of:=[.AW43]+[.AW21]" office:value-type="float" office:value="46.09375" calcext:value-type="float">
            <text:p>46.09375</text:p>
          </table:table-cell>
          <table:table-cell table:formula="of:=[.AX43]+[.AX21]" office:value-type="float" office:value="43.984375" calcext:value-type="float">
            <text:p>43.984375</text:p>
          </table:table-cell>
          <table:table-cell table:formula="of:=[.AY43]+[.AY21]" office:value-type="float" office:value="41.875" calcext:value-type="float">
            <text:p>41.875</text:p>
          </table:table-cell>
          <table:table-cell table:formula="of:=[.AZ43]+[.AZ21]" office:value-type="float" office:value="41.875" calcext:value-type="float">
            <text:p>41.875</text:p>
          </table:table-cell>
          <table:table-cell table:formula="of:=[.BA43]+[.BA21]" office:value-type="float" office:value="41.875" calcext:value-type="float">
            <text:p>41.875</text:p>
          </table:table-cell>
          <table:table-cell table:formula="of:=[.BB43]+[.BB21]" office:value-type="float" office:value="39.0625" calcext:value-type="float">
            <text:p>39.0625</text:p>
          </table:table-cell>
          <table:table-cell table:formula="of:=[.BC43]+[.BC21]" office:value-type="float" office:value="39.0625" calcext:value-type="float">
            <text:p>39.0625</text:p>
          </table:table-cell>
          <table:table-cell table:formula="of:=[.BD43]+[.BD21]" office:value-type="float" office:value="36.953125" calcext:value-type="float">
            <text:p>36.953125</text:p>
          </table:table-cell>
          <table:table-cell table:formula="of:=[.BE43]+[.BE21]" office:value-type="float" office:value="35.1953125" calcext:value-type="float">
            <text:p>35.1953125</text:p>
          </table:table-cell>
          <table:table-cell table:formula="of:=[.BF43]+[.BF21]" office:value-type="float" office:value="32.03125" calcext:value-type="float">
            <text:p>32.03125</text:p>
          </table:table-cell>
          <table:table-cell table:formula="of:=[.BG43]+[.BG21]" office:value-type="float" office:value="32.03125" calcext:value-type="float">
            <text:p>32.03125</text:p>
          </table:table-cell>
          <table:table-cell table:formula="of:=[.BH43]+[.BH21]" office:value-type="float" office:value="30.9765625" calcext:value-type="float">
            <text:p>30.9765625</text:p>
          </table:table-cell>
          <table:table-cell table:formula="of:=[.BI43]+[.BI21]" office:value-type="float" office:value="28.8671875" calcext:value-type="float">
            <text:p>28.8671875</text:p>
          </table:table-cell>
          <table:table-cell table:number-columns-repeated="2"/>
          <table:table-cell office:value-type="float" office:value="6800" calcext:value-type="float">
            <text:p>6800</text:p>
          </table:table-cell>
          <table:table-cell table:formula="of:=[.BM43]+[.BM21]" office:value-type="float" office:value="38.7109375" calcext:value-type="float">
            <text:p>38.7109375</text:p>
          </table:table-cell>
          <table:table-cell table:formula="of:=[.BN43]+[.BN21]" office:value-type="float" office:value="42.9296875" calcext:value-type="float">
            <text:p>42.9296875</text:p>
          </table:table-cell>
          <table:table-cell table:formula="of:=[.BO43]+[.BO21]" office:value-type="float" office:value="42.9296875" calcext:value-type="float">
            <text:p>42.9296875</text:p>
          </table:table-cell>
          <table:table-cell table:formula="of:=[.BP43]+[.BP21]" office:value-type="float" office:value="43.6328125" calcext:value-type="float">
            <text:p>43.6328125</text:p>
          </table:table-cell>
          <table:table-cell table:formula="of:=[.BQ43]+[.BQ21]" office:value-type="float" office:value="41.875" calcext:value-type="float">
            <text:p>41.875</text:p>
          </table:table-cell>
          <table:table-cell table:formula="of:=[.BR43]+[.BR21]" office:value-type="float" office:value="39.0625" calcext:value-type="float">
            <text:p>39.0625</text:p>
          </table:table-cell>
          <table:table-cell table:formula="of:=[.BS43]+[.BS21]" office:value-type="float" office:value="35.8984375" calcext:value-type="float">
            <text:p>35.8984375</text:p>
          </table:table-cell>
          <table:table-cell table:formula="of:=[.BT43]+[.BT21]" office:value-type="float" office:value="33.7890625" calcext:value-type="float">
            <text:p>33.7890625</text:p>
          </table:table-cell>
          <table:table-cell table:formula="of:=[.BU43]+[.BU21]" office:value-type="float" office:value="29.5703125" calcext:value-type="float">
            <text:p>29.5703125</text:p>
          </table:table-cell>
          <table:table-cell table:formula="of:=[.BV43]+[.BV21]" office:value-type="float" office:value="28.8671875" calcext:value-type="float">
            <text:p>28.8671875</text:p>
          </table:table-cell>
          <table:table-cell table:formula="of:=[.BW43]+[.BW21]" office:value-type="float" office:value="26.40625" calcext:value-type="float">
            <text:p>26.40625</text:p>
          </table:table-cell>
          <table:table-cell table:formula="of:=[.BX43]+[.BX21]" office:value-type="float" office:value="24.296875" calcext:value-type="float">
            <text:p>24.296875</text:p>
          </table:table-cell>
          <table:table-cell table:formula="of:=[.BY43]+[.BY21]" office:value-type="float" office:value="23.2421875" calcext:value-type="float">
            <text:p>23.2421875</text:p>
          </table:table-cell>
          <table:table-cell table:formula="of:=[.BZ43]+[.BZ21]" office:value-type="float" office:value="21.484375" calcext:value-type="float">
            <text:p>21.484375</text:p>
          </table:table-cell>
          <table:table-cell table:formula="of:=[.CA43]+[.CA21]" office:value-type="float" office:value="19.7265625" calcext:value-type="float">
            <text:p>19.7265625</text:p>
          </table:table-cell>
          <table:table-cell table:formula="of:=[.CB43]-[.CB2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8.7109375" calcext:value-type="float">
            <text:p>38.710937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6328125" calcext:value-type="float">
            <text:p>43.6328125</text:p>
          </table:table-cell>
          <table:table-cell office:value-type="float" office:value="41.875" calcext:value-type="float">
            <text:p>41.8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3.7890625" calcext:value-type="float">
            <text:p>33.789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4.296875" calcext:value-type="float">
            <text:p>24.296875</text:p>
          </table:table-cell>
          <table:table-cell office:value-type="float" office:value="23.2421875" calcext:value-type="float">
            <text:p>23.242187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9.7265625" calcext:value-type="float">
            <text:p>19.7265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8.3203125" calcext:value-type="float">
            <text:p>18.3203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7600" calcext:value-type="float">
            <text:p>7600</text:p>
          </table:table-cell>
          <table:table-cell table:formula="of:=[.AD44] + [.AD22]" office:value-type="float" office:value="40.1171875" calcext:value-type="float">
            <text:p>40.1171875</text:p>
          </table:table-cell>
          <table:table-cell table:formula="of:=[.AE44] + [.AE22]" office:value-type="float" office:value="43.984375" calcext:value-type="float">
            <text:p>43.984375</text:p>
          </table:table-cell>
          <table:table-cell table:formula="of:=[.AF44] + [.AF22]" office:value-type="float" office:value="43.984375" calcext:value-type="float">
            <text:p>43.984375</text:p>
          </table:table-cell>
          <table:table-cell table:formula="of:=[.AG44] + [.AG22]" office:value-type="float" office:value="43.984375" calcext:value-type="float">
            <text:p>43.984375</text:p>
          </table:table-cell>
          <table:table-cell table:formula="of:=[.AH44] + [.AH22]" office:value-type="float" office:value="41.171875" calcext:value-type="float">
            <text:p>41.171875</text:p>
          </table:table-cell>
          <table:table-cell table:formula="of:=[.AI44] + [.AI22]" office:value-type="float" office:value="38.0078125" calcext:value-type="float">
            <text:p>38.0078125</text:p>
          </table:table-cell>
          <table:table-cell table:formula="of:=[.AJ44] + [.AJ22]" office:value-type="float" office:value="33.7890625" calcext:value-type="float">
            <text:p>33.7890625</text:p>
          </table:table-cell>
          <table:table-cell table:formula="of:=[.AK44] + [.AK22]" office:value-type="float" office:value="30.625" calcext:value-type="float">
            <text:p>30.625</text:p>
          </table:table-cell>
          <table:table-cell table:formula="of:=[.AL44] + [.AL22]" office:value-type="float" office:value="28.8671875" calcext:value-type="float">
            <text:p>28.8671875</text:p>
          </table:table-cell>
          <table:table-cell table:formula="of:=[.AM44] + [.AM22]" office:value-type="float" office:value="27.4609375" calcext:value-type="float">
            <text:p>27.4609375</text:p>
          </table:table-cell>
          <table:table-cell table:formula="of:=[.AN44] + [.AN22]" office:value-type="float" office:value="25" calcext:value-type="float">
            <text:p>25</text:p>
          </table:table-cell>
          <table:table-cell table:formula="of:=[.AO44] + [.AO22]" office:value-type="float" office:value="22.1875" calcext:value-type="float">
            <text:p>22.1875</text:p>
          </table:table-cell>
          <table:table-cell table:formula="of:=[.AP44] + [.AP22]" office:value-type="float" office:value="20.4296875" calcext:value-type="float">
            <text:p>20.4296875</text:p>
          </table:table-cell>
          <table:table-cell table:formula="of:=[.AQ44] + [.AQ22]" office:value-type="float" office:value="19.0234375" calcext:value-type="float">
            <text:p>19.0234375</text:p>
          </table:table-cell>
          <table:table-cell table:formula="of:=[.AR44] + [.AR22]" office:value-type="float" office:value="17.6171875" calcext:value-type="float">
            <text:p>17.6171875</text:p>
          </table:table-cell>
          <table:table-cell/>
          <table:table-cell office:value-type="float" office:value="7600" calcext:value-type="float">
            <text:p>7600</text:p>
          </table:table-cell>
          <table:table-cell table:formula="of:=[.AU44]+[.AU22]" office:value-type="float" office:value="40.1171875" calcext:value-type="float">
            <text:p>40.1171875</text:p>
          </table:table-cell>
          <table:table-cell table:formula="of:=[.AV44]+[.AV22]" office:value-type="float" office:value="46.09375" calcext:value-type="float">
            <text:p>46.09375</text:p>
          </table:table-cell>
          <table:table-cell table:formula="of:=[.AW44]+[.AW22]" office:value-type="float" office:value="46.09375" calcext:value-type="float">
            <text:p>46.09375</text:p>
          </table:table-cell>
          <table:table-cell table:formula="of:=[.AX44]+[.AX22]" office:value-type="float" office:value="43.984375" calcext:value-type="float">
            <text:p>43.984375</text:p>
          </table:table-cell>
          <table:table-cell table:formula="of:=[.AY44]+[.AY22]" office:value-type="float" office:value="41.875" calcext:value-type="float">
            <text:p>41.875</text:p>
          </table:table-cell>
          <table:table-cell table:formula="of:=[.AZ44]+[.AZ22]" office:value-type="float" office:value="41.875" calcext:value-type="float">
            <text:p>41.875</text:p>
          </table:table-cell>
          <table:table-cell table:formula="of:=[.BA44]+[.BA22]" office:value-type="float" office:value="41.875" calcext:value-type="float">
            <text:p>41.875</text:p>
          </table:table-cell>
          <table:table-cell table:formula="of:=[.BB44]+[.BB22]" office:value-type="float" office:value="39.0625" calcext:value-type="float">
            <text:p>39.0625</text:p>
          </table:table-cell>
          <table:table-cell table:formula="of:=[.BC44]+[.BC22]" office:value-type="float" office:value="39.0625" calcext:value-type="float">
            <text:p>39.0625</text:p>
          </table:table-cell>
          <table:table-cell table:formula="of:=[.BD44]+[.BD22]" office:value-type="float" office:value="36.953125" calcext:value-type="float">
            <text:p>36.953125</text:p>
          </table:table-cell>
          <table:table-cell table:formula="of:=[.BE44]+[.BE22]" office:value-type="float" office:value="35.1953125" calcext:value-type="float">
            <text:p>35.1953125</text:p>
          </table:table-cell>
          <table:table-cell table:formula="of:=[.BF44]+[.BF22]" office:value-type="float" office:value="32.03125" calcext:value-type="float">
            <text:p>32.03125</text:p>
          </table:table-cell>
          <table:table-cell table:formula="of:=[.BG44]+[.BG22]" office:value-type="float" office:value="32.03125" calcext:value-type="float">
            <text:p>32.03125</text:p>
          </table:table-cell>
          <table:table-cell table:formula="of:=[.BH44]+[.BH22]" office:value-type="float" office:value="30.9765625" calcext:value-type="float">
            <text:p>30.9765625</text:p>
          </table:table-cell>
          <table:table-cell table:formula="of:=[.BI44]+[.BI22]" office:value-type="float" office:value="28.8671875" calcext:value-type="float">
            <text:p>28.8671875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 table:formula="of:=[.BM44]+[.BM22]" office:value-type="float" office:value="38.0078125" calcext:value-type="float">
            <text:p>38.0078125</text:p>
          </table:table-cell>
          <table:table-cell table:formula="of:=[.BN44]+[.BN22]" office:value-type="float" office:value="42.9296875" calcext:value-type="float">
            <text:p>42.9296875</text:p>
          </table:table-cell>
          <table:table-cell table:formula="of:=[.BO44]+[.BO22]" office:value-type="float" office:value="42.9296875" calcext:value-type="float">
            <text:p>42.9296875</text:p>
          </table:table-cell>
          <table:table-cell table:formula="of:=[.BP44]+[.BP22]" office:value-type="float" office:value="43.28125" calcext:value-type="float">
            <text:p>43.28125</text:p>
          </table:table-cell>
          <table:table-cell table:formula="of:=[.BQ44]+[.BQ22]" office:value-type="float" office:value="41.171875" calcext:value-type="float">
            <text:p>41.171875</text:p>
          </table:table-cell>
          <table:table-cell table:formula="of:=[.BR44]+[.BR22]" office:value-type="float" office:value="38.359375" calcext:value-type="float">
            <text:p>38.359375</text:p>
          </table:table-cell>
          <table:table-cell table:formula="of:=[.BS44]+[.BS22]" office:value-type="float" office:value="35.546875" calcext:value-type="float">
            <text:p>35.546875</text:p>
          </table:table-cell>
          <table:table-cell table:formula="of:=[.BT44]+[.BT22]" office:value-type="float" office:value="33.4375" calcext:value-type="float">
            <text:p>33.4375</text:p>
          </table:table-cell>
          <table:table-cell table:formula="of:=[.BU44]+[.BU22]" office:value-type="float" office:value="29.21875" calcext:value-type="float">
            <text:p>29.21875</text:p>
          </table:table-cell>
          <table:table-cell table:formula="of:=[.BV44]+[.BV22]" office:value-type="float" office:value="29.21875" calcext:value-type="float">
            <text:p>29.21875</text:p>
          </table:table-cell>
          <table:table-cell table:formula="of:=[.BW44]+[.BW22]" office:value-type="float" office:value="26.40625" calcext:value-type="float">
            <text:p>26.40625</text:p>
          </table:table-cell>
          <table:table-cell table:formula="of:=[.BX44]+[.BX22]" office:value-type="float" office:value="24.6484375" calcext:value-type="float">
            <text:p>24.6484375</text:p>
          </table:table-cell>
          <table:table-cell table:formula="of:=[.BY44]+[.BY22]" office:value-type="float" office:value="23.59375" calcext:value-type="float">
            <text:p>23.59375</text:p>
          </table:table-cell>
          <table:table-cell table:formula="of:=[.BZ44]+[.BZ22]" office:value-type="float" office:value="21.8359375" calcext:value-type="float">
            <text:p>21.8359375</text:p>
          </table:table-cell>
          <table:table-cell table:formula="of:=[.CA44]+[.CA22]" office:value-type="float" office:value="19.7265625" calcext:value-type="float">
            <text:p>19.7265625</text:p>
          </table:table-cell>
          <table:table-cell table:formula="of:=[.CB44]-[.CB22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9296875" calcext:value-type="float">
            <text:p>42.9296875</text:p>
          </table:table-cell>
          <table:table-cell office:value-type="float" office:value="43.28125" calcext:value-type="float">
            <text:p>43.28125</text:p>
          </table:table-cell>
          <table:table-cell office:value-type="float" office:value="41.171875" calcext:value-type="float">
            <text:p>41.171875</text:p>
          </table:table-cell>
          <table:table-cell office:value-type="float" office:value="38.359375" calcext:value-type="float">
            <text:p>38.359375</text:p>
          </table:table-cell>
          <table:table-cell office:value-type="float" office:value="35.546875" calcext:value-type="float">
            <text:p>35.546875</text:p>
          </table:table-cell>
          <table:table-cell office:value-type="float" office:value="33.4375" calcext:value-type="float">
            <text:p>33.4375</text:p>
          </table:table-cell>
          <table:table-cell table:number-columns-repeated="2" office:value-type="float" office:value="29.21875" calcext:value-type="float">
            <text:p>29.2187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9.7265625" calcext:value-type="float">
            <text:p>19.7265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8.3203125" calcext:value-type="float">
            <text:p>18.3203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5.859375" calcext:value-type="float">
            <text:p>15.859375</text:p>
          </table:table-cell>
          <table:table-cell table:number-columns-repeated="35"/>
          <table:table-cell office:value-type="float" office:value="7600" calcext:value-type="float">
            <text:p>7600</text:p>
          </table:table-cell>
          <table:table-cell table:formula="of:=[.BM45]+[.BM23]" office:value-type="float" office:value="38.0078125" calcext:value-type="float">
            <text:p>38.0078125</text:p>
          </table:table-cell>
          <table:table-cell table:formula="of:=[.BN45]+[.BN23]" office:value-type="float" office:value="42.578125" calcext:value-type="float">
            <text:p>42.578125</text:p>
          </table:table-cell>
          <table:table-cell table:formula="of:=[.BO45]+[.BO23]" office:value-type="float" office:value="42.578125" calcext:value-type="float">
            <text:p>42.578125</text:p>
          </table:table-cell>
          <table:table-cell table:formula="of:=[.BP45]+[.BP23]" office:value-type="float" office:value="41.5234375" calcext:value-type="float">
            <text:p>41.5234375</text:p>
          </table:table-cell>
          <table:table-cell table:formula="of:=[.BQ45]+[.BQ23]" office:value-type="float" office:value="40.1171875" calcext:value-type="float">
            <text:p>40.1171875</text:p>
          </table:table-cell>
          <table:table-cell table:formula="of:=[.BR45]+[.BR23]" office:value-type="float" office:value="37.65625" calcext:value-type="float">
            <text:p>37.65625</text:p>
          </table:table-cell>
          <table:table-cell table:formula="of:=[.BS45]+[.BS23]" office:value-type="float" office:value="34.84375" calcext:value-type="float">
            <text:p>34.84375</text:p>
          </table:table-cell>
          <table:table-cell table:formula="of:=[.BT45]+[.BT23]" office:value-type="float" office:value="33.0859375" calcext:value-type="float">
            <text:p>33.0859375</text:p>
          </table:table-cell>
          <table:table-cell table:formula="of:=[.BU45]+[.BU23]" office:value-type="float" office:value="29.21875" calcext:value-type="float">
            <text:p>29.21875</text:p>
          </table:table-cell>
          <table:table-cell table:formula="of:=[.BV45]+[.BV23]" office:value-type="float" office:value="29.21875" calcext:value-type="float">
            <text:p>29.21875</text:p>
          </table:table-cell>
          <table:table-cell table:formula="of:=[.BW45]+[.BW23]" office:value-type="float" office:value="27.109375" calcext:value-type="float">
            <text:p>27.109375</text:p>
          </table:table-cell>
          <table:table-cell table:formula="of:=[.BX45]+[.BX23]" office:value-type="float" office:value="25" calcext:value-type="float">
            <text:p>25</text:p>
          </table:table-cell>
          <table:table-cell table:formula="of:=[.BY45]+[.BY23]" office:value-type="float" office:value="23.59375" calcext:value-type="float">
            <text:p>23.59375</text:p>
          </table:table-cell>
          <table:table-cell table:formula="of:=[.BZ45]+[.BZ23]" office:value-type="float" office:value="22.1875" calcext:value-type="float">
            <text:p>22.1875</text:p>
          </table:table-cell>
          <table:table-cell table:formula="of:=[.CA45]+[.CA23]" office:value-type="float" office:value="20.078125" calcext:value-type="float">
            <text:p>20.078125</text:p>
          </table:table-cell>
          <table:table-cell table:formula="of:=[.CB45]-[.CB23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578125" calcext:value-type="float">
            <text:p>42.57812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3.0859375" calcext:value-type="float">
            <text:p>33.0859375</text:p>
          </table:table-cell>
          <table:table-cell table:number-columns-repeated="2" office:value-type="float" office:value="29.21875" calcext:value-type="float">
            <text:p>29.2187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5" calcext:value-type="float">
            <text:p>2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6.2109375" calcext:value-type="float">
            <text:p>16.2109375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578125" calcext:value-type="float">
            <text:p>42.57812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3.0859375" calcext:value-type="float">
            <text:p>33.0859375</text:p>
          </table:table-cell>
          <table:table-cell table:number-columns-repeated="2" office:value-type="float" office:value="29.21875" calcext:value-type="float">
            <text:p>29.2187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5" calcext:value-type="float">
            <text:p>2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6.2109375" calcext:value-type="float">
            <text:p>16.2109375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float" office:value="38.0078125" calcext:value-type="float">
            <text:p>38.0078125</text:p>
          </table:table-cell>
          <table:table-cell table:number-columns-repeated="2" office:value-type="float" office:value="42.578125" calcext:value-type="float">
            <text:p>42.578125</text:p>
          </table:table-cell>
          <table:table-cell office:value-type="float" office:value="41.5234375" calcext:value-type="float">
            <text:p>41.523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7.65625" calcext:value-type="float">
            <text:p>37.6562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33.0859375" calcext:value-type="float">
            <text:p>33.0859375</text:p>
          </table:table-cell>
          <table:table-cell table:number-columns-repeated="2" office:value-type="float" office:value="29.21875" calcext:value-type="float">
            <text:p>29.21875</text:p>
          </table:table-cell>
          <table:table-cell office:value-type="float" office:value="27.109375" calcext:value-type="float">
            <text:p>27.109375</text:p>
          </table:table-cell>
          <table:table-cell office:value-type="float" office:value="25" calcext:value-type="float">
            <text:p>2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1875" calcext:value-type="float">
            <text:p>22.18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6.9140625" calcext:value-type="float">
            <text:p>16.9140625</text:p>
          </table:table-cell>
          <table:table-cell office:value-type="float" office:value="16.2109375" calcext:value-type="float">
            <text:p>16.2109375</text:p>
          </table:table-cell>
          <table:table-cell table:number-columns-repeated="5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8"/>
          <table:table-cell table:formula="of:=CONCATENATE(TEXT(([.I51]-[.$D$19])/[.$D$18];&quot;##0.#&quot;);&quot;,&quot;)" office:value-type="string" office:string-value="105," calcext:value-type="string">
            <text:p>105,</text:p>
          </table:table-cell>
          <table:table-cell table:formula="of:=CONCATENATE(TEXT(([.J51]-[.$D$19])/[.$D$18];&quot;##0.#&quot;);&quot;,&quot;)" office:value-type="string" office:string-value="141," calcext:value-type="string">
            <text:p>141,</text:p>
          </table:table-cell>
          <table:table-cell table:formula="of:=CONCATENATE(TEXT(([.K51]-[.$D$19])/[.$D$18];&quot;##0.#&quot;);&quot;,&quot;)" office:value-type="string" office:string-value="151," calcext:value-type="string">
            <text:p>151,</text:p>
          </table:table-cell>
          <table:table-cell table:formula="of:=CONCATENATE(TEXT(([.L51]-[.$D$19])/[.$D$18];&quot;##0.#&quot;);&quot;,&quot;)" office:value-type="string" office:string-value="120," calcext:value-type="string">
            <text:p>120,</text:p>
          </table:table-cell>
          <table:table-cell table:formula="of:=CONCATENATE(TEXT(([.M51]-[.$D$19])/[.$D$18];&quot;##0.#&quot;);&quot;,&quot;)" office:value-type="string" office:string-value="103," calcext:value-type="string">
            <text:p>103,</text:p>
          </table:table-cell>
          <table:table-cell table:formula="of:=CONCATENATE(TEXT(([.N51]-[.$D$19])/[.$D$18];&quot;##0.#&quot;);&quot;,&quot;)" office:value-type="string" office:string-value="91," calcext:value-type="string">
            <text:p>91,</text:p>
          </table:table-cell>
          <table:table-cell table:formula="of:=CONCATENATE(TEXT(([.O51]-[.$D$19])/[.$D$18];&quot;##0.#&quot;);&quot;,&quot;)" office:value-type="string" office:string-value="90," calcext:value-type="string">
            <text:p>90,</text:p>
          </table:table-cell>
          <table:table-cell table:formula="of:=CONCATENATE(TEXT(([.P51]-[.$D$19])/[.$D$18];&quot;##0.#&quot;);&quot;,&quot;)" office:value-type="string" office:string-value="87," calcext:value-type="string">
            <text:p>87,</text:p>
          </table:table-cell>
          <table:table-cell table:formula="of:=CONCATENATE(TEXT(([.Q51]-[.$D$19])/[.$D$18];&quot;##0.#&quot;);&quot;,&quot;)" office:value-type="string" office:string-value="85," calcext:value-type="string">
            <text:p>85,</text:p>
          </table:table-cell>
          <table:table-cell table:formula="of:=CONCATENATE(TEXT(([.R51]-[.$D$19])/[.$D$18];&quot;##0.#&quot;);&quot;,&quot;)" office:value-type="string" office:string-value="73," calcext:value-type="string">
            <text:p>73,</text:p>
          </table:table-cell>
          <table:table-cell table:formula="of:=CONCATENATE(TEXT(([.S51]-[.$D$19])/[.$D$18];&quot;##0.#&quot;);&quot;,&quot;)" office:value-type="string" office:string-value="69," calcext:value-type="string">
            <text:p>69,</text:p>
          </table:table-cell>
          <table:table-cell table:formula="of:=CONCATENATE(TEXT(([.T51]-[.$D$19])/[.$D$18];&quot;##0.#&quot;);&quot;,&quot;)" office:value-type="string" office:string-value="63," calcext:value-type="string">
            <text:p>63,</text:p>
          </table:table-cell>
          <table:table-cell table:formula="of:=CONCATENATE(TEXT(([.U51]-[.$D$19])/[.$D$18];&quot;##0.#&quot;);&quot;,&quot;)" office:value-type="string" office:string-value="59," calcext:value-type="string">
            <text:p>59,</text:p>
          </table:table-cell>
          <table:table-cell table:formula="of:=CONCATENATE(TEXT(([.V51]-[.$D$19])/[.$D$18];&quot;##0.#&quot;);&quot;,&quot;)" office:value-type="string" office:string-value="55," calcext:value-type="string">
            <text:p>55,</text:p>
          </table:table-cell>
          <table:table-cell table:formula="of:=CONCATENATE(TEXT(([.W51]-[.$D$19])/[.$D$18];&quot;##0.#&quot;);&quot;,&quot;)" office:value-type="string" office:string-value="50," calcext:value-type="string">
            <text:p>50,</text:p>
          </table:table-cell>
          <table:table-cell table:formula="of:=CONCATENATE(TEXT(([.X51]-[.$D$19])/[.$D$18];&quot;##0.#&quot;);&quot;,&quot;)" office:value-type="string" office:string-value="48," calcext:value-type="string">
            <text:p>48,</text:p>
          </table:table-cell>
          <table:table-cell table:formula="of:=CONCATENATE(TEXT(([.Y51]-[.$D$19])/[.$D$18];&quot;##0.#&quot;);&quot;,&quot;)" office:value-type="string" office:string-value="46," calcext:value-type="string">
            <text:p>46,</text:p>
          </table:table-cell>
          <table:table-cell table:formula="of:=CONCATENATE(TEXT(([.Z51]-[.$D$19])/[.$D$18];&quot;##0.#&quot;);&quot;,&quot;)" office:value-type="string" office:string-value="43," calcext:value-type="string">
            <text:p>43,</text:p>
          </table:table-cell>
          <table:table-cell table:formula="of:=CONCATENATE(TEXT(([.AA51]-[.$D$19])/[.$D$18];&quot;##0.#&quot;);&quot;,&quot;)" office:value-type="string" office:string-value="41," calcext:value-type="string">
            <text:p>41,</text:p>
          </table:table-cell>
          <table:table-cell table:formula="of:=CONCATENATE(TEXT(([.AB51]-[.$D$19])/[.$D$18];&quot;##0.#&quot;);&quot;,&quot;)" office:value-type="string" office:string-value="39," calcext:value-type="string">
            <text:p>39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2]-[.$D$19])/[.$D$18];&quot;##0.#&quot;);&quot;,&quot;)" office:value-type="string" office:string-value="119," calcext:value-type="string">
            <text:p>119,</text:p>
          </table:table-cell>
          <table:table-cell table:formula="of:=CONCATENATE(TEXT(([.J52]-[.$D$19])/[.$D$18];&quot;##0.#&quot;);&quot;,&quot;)" office:value-type="string" office:string-value="138," calcext:value-type="string">
            <text:p>138,</text:p>
          </table:table-cell>
          <table:table-cell table:formula="of:=CONCATENATE(TEXT(([.K52]-[.$D$19])/[.$D$18];&quot;##0.#&quot;);&quot;,&quot;)" office:value-type="string" office:string-value="159," calcext:value-type="string">
            <text:p>159,</text:p>
          </table:table-cell>
          <table:table-cell table:formula="of:=CONCATENATE(TEXT(([.L52]-[.$D$19])/[.$D$18];&quot;##0.#&quot;);&quot;,&quot;)" office:value-type="string" office:string-value="144," calcext:value-type="string">
            <text:p>144,</text:p>
          </table:table-cell>
          <table:table-cell table:formula="of:=CONCATENATE(TEXT(([.M52]-[.$D$19])/[.$D$18];&quot;##0.#&quot;);&quot;,&quot;)" office:value-type="string" office:string-value="122," calcext:value-type="string">
            <text:p>122,</text:p>
          </table:table-cell>
          <table:table-cell table:formula="of:=CONCATENATE(TEXT(([.N52]-[.$D$19])/[.$D$18];&quot;##0.#&quot;);&quot;,&quot;)" office:value-type="string" office:string-value="102," calcext:value-type="string">
            <text:p>102,</text:p>
          </table:table-cell>
          <table:table-cell table:formula="of:=CONCATENATE(TEXT(([.O52]-[.$D$19])/[.$D$18];&quot;##0.#&quot;);&quot;,&quot;)" office:value-type="string" office:string-value="94," calcext:value-type="string">
            <text:p>94,</text:p>
          </table:table-cell>
          <table:table-cell table:formula="of:=CONCATENATE(TEXT(([.P52]-[.$D$19])/[.$D$18];&quot;##0.#&quot;);&quot;,&quot;)" office:value-type="string" office:string-value="90," calcext:value-type="string">
            <text:p>90,</text:p>
          </table:table-cell>
          <table:table-cell table:formula="of:=CONCATENATE(TEXT(([.Q52]-[.$D$19])/[.$D$18];&quot;##0.#&quot;);&quot;,&quot;)" office:value-type="string" office:string-value="89," calcext:value-type="string">
            <text:p>89,</text:p>
          </table:table-cell>
          <table:table-cell table:formula="of:=CONCATENATE(TEXT(([.R52]-[.$D$19])/[.$D$18];&quot;##0.#&quot;);&quot;,&quot;)" office:value-type="string" office:string-value="75," calcext:value-type="string">
            <text:p>75,</text:p>
          </table:table-cell>
          <table:table-cell table:formula="of:=CONCATENATE(TEXT(([.S52]-[.$D$19])/[.$D$18];&quot;##0.#&quot;);&quot;,&quot;)" office:value-type="string" office:string-value="70," calcext:value-type="string">
            <text:p>70,</text:p>
          </table:table-cell>
          <table:table-cell table:formula="of:=CONCATENATE(TEXT(([.T52]-[.$D$19])/[.$D$18];&quot;##0.#&quot;);&quot;,&quot;)" office:value-type="string" office:string-value="65," calcext:value-type="string">
            <text:p>65,</text:p>
          </table:table-cell>
          <table:table-cell table:formula="of:=CONCATENATE(TEXT(([.U52]-[.$D$19])/[.$D$18];&quot;##0.#&quot;);&quot;,&quot;)" office:value-type="string" office:string-value="61," calcext:value-type="string">
            <text:p>61,</text:p>
          </table:table-cell>
          <table:table-cell table:formula="of:=CONCATENATE(TEXT(([.V52]-[.$D$19])/[.$D$18];&quot;##0.#&quot;);&quot;,&quot;)" office:value-type="string" office:string-value="57," calcext:value-type="string">
            <text:p>57,</text:p>
          </table:table-cell>
          <table:table-cell table:formula="of:=CONCATENATE(TEXT(([.W52]-[.$D$19])/[.$D$18];&quot;##0.#&quot;);&quot;,&quot;)" office:value-type="string" office:string-value="51," calcext:value-type="string">
            <text:p>51,</text:p>
          </table:table-cell>
          <table:table-cell table:formula="of:=CONCATENATE(TEXT(([.X52]-[.$D$19])/[.$D$18];&quot;##0.#&quot;);&quot;,&quot;)" office:value-type="string" office:string-value="49," calcext:value-type="string">
            <text:p>49,</text:p>
          </table:table-cell>
          <table:table-cell table:formula="of:=CONCATENATE(TEXT(([.Y52]-[.$D$19])/[.$D$18];&quot;##0.#&quot;);&quot;,&quot;)" office:value-type="string" office:string-value="47," calcext:value-type="string">
            <text:p>47,</text:p>
          </table:table-cell>
          <table:table-cell table:formula="of:=CONCATENATE(TEXT(([.Z52]-[.$D$19])/[.$D$18];&quot;##0.#&quot;);&quot;,&quot;)" office:value-type="string" office:string-value="44," calcext:value-type="string">
            <text:p>44,</text:p>
          </table:table-cell>
          <table:table-cell table:formula="of:=CONCATENATE(TEXT(([.AA52]-[.$D$19])/[.$D$18];&quot;##0.#&quot;);&quot;,&quot;)" office:value-type="string" office:string-value="42," calcext:value-type="string">
            <text:p>42,</text:p>
          </table:table-cell>
          <table:table-cell table:formula="of:=CONCATENATE(TEXT(([.AB52]-[.$D$19])/[.$D$18];&quot;##0.#&quot;);&quot;,&quot;)" office:value-type="string" office:string-value="40," calcext:value-type="string">
            <text:p>40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3]-[.$D$19])/[.$D$18];&quot;##0.#&quot;);&quot;,&quot;)" office:value-type="string" office:string-value="134," calcext:value-type="string">
            <text:p>134,</text:p>
          </table:table-cell>
          <table:table-cell table:formula="of:=CONCATENATE(TEXT(([.J53]-[.$D$19])/[.$D$18];&quot;##0.#&quot;);&quot;,&quot;)" office:value-type="string" office:string-value="145," calcext:value-type="string">
            <text:p>145,</text:p>
          </table:table-cell>
          <table:table-cell table:formula="of:=CONCATENATE(TEXT(([.K53]-[.$D$19])/[.$D$18];&quot;##0.#&quot;);&quot;,&quot;)" office:value-type="string" office:string-value="157," calcext:value-type="string">
            <text:p>157,</text:p>
          </table:table-cell>
          <table:table-cell table:formula="of:=CONCATENATE(TEXT(([.L53]-[.$D$19])/[.$D$18];&quot;##0.#&quot;);&quot;,&quot;)" office:value-type="string" office:string-value="155," calcext:value-type="string">
            <text:p>155,</text:p>
          </table:table-cell>
          <table:table-cell table:formula="of:=CONCATENATE(TEXT(([.M53]-[.$D$19])/[.$D$18];&quot;##0.#&quot;);&quot;,&quot;)" office:value-type="string" office:string-value="140," calcext:value-type="string">
            <text:p>140,</text:p>
          </table:table-cell>
          <table:table-cell table:formula="of:=CONCATENATE(TEXT(([.N53]-[.$D$19])/[.$D$18];&quot;##0.#&quot;);&quot;,&quot;)" office:value-type="string" office:string-value="121," calcext:value-type="string">
            <text:p>121,</text:p>
          </table:table-cell>
          <table:table-cell table:formula="of:=CONCATENATE(TEXT(([.O53]-[.$D$19])/[.$D$18];&quot;##0.#&quot;);&quot;,&quot;)" office:value-type="string" office:string-value="107," calcext:value-type="string">
            <text:p>107,</text:p>
          </table:table-cell>
          <table:table-cell table:formula="of:=CONCATENATE(TEXT(([.P53]-[.$D$19])/[.$D$18];&quot;##0.#&quot;);&quot;,&quot;)" office:value-type="string" office:string-value="99," calcext:value-type="string">
            <text:p>99,</text:p>
          </table:table-cell>
          <table:table-cell table:formula="of:=CONCATENATE(TEXT(([.Q53]-[.$D$19])/[.$D$18];&quot;##0.#&quot;);&quot;,&quot;)" office:value-type="string" office:string-value="94," calcext:value-type="string">
            <text:p>94,</text:p>
          </table:table-cell>
          <table:table-cell table:formula="of:=CONCATENATE(TEXT(([.R53]-[.$D$19])/[.$D$18];&quot;##0.#&quot;);&quot;,&quot;)" office:value-type="string" office:string-value="90," calcext:value-type="string">
            <text:p>90,</text:p>
          </table:table-cell>
          <table:table-cell table:formula="of:=CONCATENATE(TEXT(([.S53]-[.$D$19])/[.$D$18];&quot;##0.#&quot;);&quot;,&quot;)" office:value-type="string" office:string-value="85," calcext:value-type="string">
            <text:p>85,</text:p>
          </table:table-cell>
          <table:table-cell table:formula="of:=CONCATENATE(TEXT(([.T53]-[.$D$19])/[.$D$18];&quot;##0.#&quot;);&quot;,&quot;)" office:value-type="string" office:string-value="80," calcext:value-type="string">
            <text:p>80,</text:p>
          </table:table-cell>
          <table:table-cell table:formula="of:=CONCATENATE(TEXT(([.U53]-[.$D$19])/[.$D$18];&quot;##0.#&quot;);&quot;,&quot;)" office:value-type="string" office:string-value="77," calcext:value-type="string">
            <text:p>77,</text:p>
          </table:table-cell>
          <table:table-cell table:formula="of:=CONCATENATE(TEXT(([.V53]-[.$D$19])/[.$D$18];&quot;##0.#&quot;);&quot;,&quot;)" office:value-type="string" office:string-value="73," calcext:value-type="string">
            <text:p>73,</text:p>
          </table:table-cell>
          <table:table-cell table:formula="of:=CONCATENATE(TEXT(([.W53]-[.$D$19])/[.$D$18];&quot;##0.#&quot;);&quot;,&quot;)" office:value-type="string" office:string-value="64," calcext:value-type="string">
            <text:p>64,</text:p>
          </table:table-cell>
          <table:table-cell table:formula="of:=CONCATENATE(TEXT(([.X53]-[.$D$19])/[.$D$18];&quot;##0.#&quot;);&quot;,&quot;)" office:value-type="string" office:string-value="62," calcext:value-type="string">
            <text:p>62,</text:p>
          </table:table-cell>
          <table:table-cell table:formula="of:=CONCATENATE(TEXT(([.Y53]-[.$D$19])/[.$D$18];&quot;##0.#&quot;);&quot;,&quot;)" office:value-type="string" office:string-value="60," calcext:value-type="string">
            <text:p>60,</text:p>
          </table:table-cell>
          <table:table-cell table:formula="of:=CONCATENATE(TEXT(([.Z53]-[.$D$19])/[.$D$18];&quot;##0.#&quot;);&quot;,&quot;)" office:value-type="string" office:string-value="57," calcext:value-type="string">
            <text:p>57,</text:p>
          </table:table-cell>
          <table:table-cell table:formula="of:=CONCATENATE(TEXT(([.AA53]-[.$D$19])/[.$D$18];&quot;##0.#&quot;);&quot;,&quot;)" office:value-type="string" office:string-value="55," calcext:value-type="string">
            <text:p>55,</text:p>
          </table:table-cell>
          <table:table-cell table:formula="of:=CONCATENATE(TEXT(([.AB53]-[.$D$19])/[.$D$18];&quot;##0.#&quot;);&quot;,&quot;)" office:value-type="string" office:string-value="53," calcext:value-type="string">
            <text:p>53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4]-[.$D$19])/[.$D$18];&quot;##0.#&quot;);&quot;,&quot;)" office:value-type="string" office:string-value="151," calcext:value-type="string">
            <text:p>151,</text:p>
          </table:table-cell>
          <table:table-cell table:formula="of:=CONCATENATE(TEXT(([.J54]-[.$D$19])/[.$D$18];&quot;##0.#&quot;);&quot;,&quot;)" office:value-type="string" office:string-value="166," calcext:value-type="string">
            <text:p>166,</text:p>
          </table:table-cell>
          <table:table-cell table:formula="of:=CONCATENATE(TEXT(([.K54]-[.$D$19])/[.$D$18];&quot;##0.#&quot;);&quot;,&quot;)" office:value-type="string" office:string-value="179," calcext:value-type="string">
            <text:p>179,</text:p>
          </table:table-cell>
          <table:table-cell table:formula="of:=CONCATENATE(TEXT(([.L54]-[.$D$19])/[.$D$18];&quot;##0.#&quot;);&quot;,&quot;)" office:value-type="string" office:string-value="166," calcext:value-type="string">
            <text:p>166,</text:p>
          </table:table-cell>
          <table:table-cell table:formula="of:=CONCATENATE(TEXT(([.M54]-[.$D$19])/[.$D$18];&quot;##0.#&quot;);&quot;,&quot;)" office:value-type="string" office:string-value="154," calcext:value-type="string">
            <text:p>154,</text:p>
          </table:table-cell>
          <table:table-cell table:formula="of:=CONCATENATE(TEXT(([.N54]-[.$D$19])/[.$D$18];&quot;##0.#&quot;);&quot;,&quot;)" office:value-type="string" office:string-value="137," calcext:value-type="string">
            <text:p>137,</text:p>
          </table:table-cell>
          <table:table-cell table:formula="of:=CONCATENATE(TEXT(([.O54]-[.$D$19])/[.$D$18];&quot;##0.#&quot;);&quot;,&quot;)" office:value-type="string" office:string-value="120," calcext:value-type="string">
            <text:p>120,</text:p>
          </table:table-cell>
          <table:table-cell table:formula="of:=CONCATENATE(TEXT(([.P54]-[.$D$19])/[.$D$18];&quot;##0.#&quot;);&quot;,&quot;)" office:value-type="string" office:string-value="112," calcext:value-type="string">
            <text:p>112,</text:p>
          </table:table-cell>
          <table:table-cell table:formula="of:=CONCATENATE(TEXT(([.Q54]-[.$D$19])/[.$D$18];&quot;##0.#&quot;);&quot;,&quot;)" office:value-type="string" office:string-value="101," calcext:value-type="string">
            <text:p>101,</text:p>
          </table:table-cell>
          <table:table-cell table:formula="of:=CONCATENATE(TEXT(([.R54]-[.$D$19])/[.$D$18];&quot;##0.#&quot;);&quot;,&quot;)" office:value-type="string" office:string-value="94," calcext:value-type="string">
            <text:p>94,</text:p>
          </table:table-cell>
          <table:table-cell table:formula="of:=CONCATENATE(TEXT(([.S54]-[.$D$19])/[.$D$18];&quot;##0.#&quot;);&quot;,&quot;)" office:value-type="string" office:string-value="84," calcext:value-type="string">
            <text:p>84,</text:p>
          </table:table-cell>
          <table:table-cell table:formula="of:=CONCATENATE(TEXT(([.T54]-[.$D$19])/[.$D$18];&quot;##0.#&quot;);&quot;,&quot;)" office:value-type="string" office:string-value="80," calcext:value-type="string">
            <text:p>80,</text:p>
          </table:table-cell>
          <table:table-cell table:formula="of:=CONCATENATE(TEXT(([.U54]-[.$D$19])/[.$D$18];&quot;##0.#&quot;);&quot;,&quot;)" office:value-type="string" office:string-value="77," calcext:value-type="string">
            <text:p>77,</text:p>
          </table:table-cell>
          <table:table-cell table:formula="of:=CONCATENATE(TEXT(([.V54]-[.$D$19])/[.$D$18];&quot;##0.#&quot;);&quot;,&quot;)" office:value-type="string" office:string-value="74," calcext:value-type="string">
            <text:p>74,</text:p>
          </table:table-cell>
          <table:table-cell table:formula="of:=CONCATENATE(TEXT(([.W54]-[.$D$19])/[.$D$18];&quot;##0.#&quot;);&quot;,&quot;)" office:value-type="string" office:string-value="67," calcext:value-type="string">
            <text:p>67,</text:p>
          </table:table-cell>
          <table:table-cell table:formula="of:=CONCATENATE(TEXT(([.X54]-[.$D$19])/[.$D$18];&quot;##0.#&quot;);&quot;,&quot;)" office:value-type="string" office:string-value="65," calcext:value-type="string">
            <text:p>65,</text:p>
          </table:table-cell>
          <table:table-cell table:formula="of:=CONCATENATE(TEXT(([.Y54]-[.$D$19])/[.$D$18];&quot;##0.#&quot;);&quot;,&quot;)" office:value-type="string" office:string-value="63," calcext:value-type="string">
            <text:p>63,</text:p>
          </table:table-cell>
          <table:table-cell table:formula="of:=CONCATENATE(TEXT(([.Z54]-[.$D$19])/[.$D$18];&quot;##0.#&quot;);&quot;,&quot;)" office:value-type="string" office:string-value="60," calcext:value-type="string">
            <text:p>60,</text:p>
          </table:table-cell>
          <table:table-cell table:formula="of:=CONCATENATE(TEXT(([.AA54]-[.$D$19])/[.$D$18];&quot;##0.#&quot;);&quot;,&quot;)" office:value-type="string" office:string-value="58," calcext:value-type="string">
            <text:p>58,</text:p>
          </table:table-cell>
          <table:table-cell table:formula="of:=CONCATENATE(TEXT(([.AB54]-[.$D$19])/[.$D$18];&quot;##0.#&quot;);&quot;,&quot;)" office:value-type="string" office:string-value="56," calcext:value-type="string">
            <text:p>56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5]-[.$D$19])/[.$D$18];&quot;##0.#&quot;);&quot;,&quot;)" office:value-type="string" office:string-value="159," calcext:value-type="string">
            <text:p>159,</text:p>
          </table:table-cell>
          <table:table-cell table:formula="of:=CONCATENATE(TEXT(([.J55]-[.$D$19])/[.$D$18];&quot;##0.#&quot;);&quot;,&quot;)" office:value-type="string" office:string-value="179," calcext:value-type="string">
            <text:p>179,</text:p>
          </table:table-cell>
          <table:table-cell table:formula="of:=CONCATENATE(TEXT(([.K55]-[.$D$19])/[.$D$18];&quot;##0.#&quot;);&quot;,&quot;)" office:value-type="string" office:string-value="186," calcext:value-type="string">
            <text:p>186,</text:p>
          </table:table-cell>
          <table:table-cell table:formula="of:=CONCATENATE(TEXT(([.L55]-[.$D$19])/[.$D$18];&quot;##0.#&quot;);&quot;,&quot;)" office:value-type="string" office:string-value="180," calcext:value-type="string">
            <text:p>180,</text:p>
          </table:table-cell>
          <table:table-cell table:formula="of:=CONCATENATE(TEXT(([.M55]-[.$D$19])/[.$D$18];&quot;##0.#&quot;);&quot;,&quot;)" office:value-type="string" office:string-value="167," calcext:value-type="string">
            <text:p>167,</text:p>
          </table:table-cell>
          <table:table-cell table:formula="of:=CONCATENATE(TEXT(([.N55]-[.$D$19])/[.$D$18];&quot;##0.#&quot;);&quot;,&quot;)" office:value-type="string" office:string-value="152," calcext:value-type="string">
            <text:p>152,</text:p>
          </table:table-cell>
          <table:table-cell table:formula="of:=CONCATENATE(TEXT(([.O55]-[.$D$19])/[.$D$18];&quot;##0.#&quot;);&quot;,&quot;)" office:value-type="string" office:string-value="134," calcext:value-type="string">
            <text:p>134,</text:p>
          </table:table-cell>
          <table:table-cell table:formula="of:=CONCATENATE(TEXT(([.P55]-[.$D$19])/[.$D$18];&quot;##0.#&quot;);&quot;,&quot;)" office:value-type="string" office:string-value="120," calcext:value-type="string">
            <text:p>120,</text:p>
          </table:table-cell>
          <table:table-cell table:formula="of:=CONCATENATE(TEXT(([.Q55]-[.$D$19])/[.$D$18];&quot;##0.#&quot;);&quot;,&quot;)" office:value-type="string" office:string-value="114," calcext:value-type="string">
            <text:p>114,</text:p>
          </table:table-cell>
          <table:table-cell table:formula="of:=CONCATENATE(TEXT(([.R55]-[.$D$19])/[.$D$18];&quot;##0.#&quot;);&quot;,&quot;)" office:value-type="string" office:string-value="107," calcext:value-type="string">
            <text:p>107,</text:p>
          </table:table-cell>
          <table:table-cell table:formula="of:=CONCATENATE(TEXT(([.S55]-[.$D$19])/[.$D$18];&quot;##0.#&quot;);&quot;,&quot;)" office:value-type="string" office:string-value="101," calcext:value-type="string">
            <text:p>101,</text:p>
          </table:table-cell>
          <table:table-cell table:formula="of:=CONCATENATE(TEXT(([.T55]-[.$D$19])/[.$D$18];&quot;##0.#&quot;);&quot;,&quot;)" office:value-type="string" office:string-value="94," calcext:value-type="string">
            <text:p>94,</text:p>
          </table:table-cell>
          <table:table-cell table:formula="of:=CONCATENATE(TEXT(([.U55]-[.$D$19])/[.$D$18];&quot;##0.#&quot;);&quot;,&quot;)" office:value-type="string" office:string-value="93," calcext:value-type="string">
            <text:p>93,</text:p>
          </table:table-cell>
          <table:table-cell table:formula="of:=CONCATENATE(TEXT(([.V55]-[.$D$19])/[.$D$18];&quot;##0.#&quot;);&quot;,&quot;)" office:value-type="string" office:string-value="90," calcext:value-type="string">
            <text:p>90,</text:p>
          </table:table-cell>
          <table:table-cell table:formula="of:=CONCATENATE(TEXT(([.W55]-[.$D$19])/[.$D$18];&quot;##0.#&quot;);&quot;,&quot;)" office:value-type="string" office:string-value="86," calcext:value-type="string">
            <text:p>86,</text:p>
          </table:table-cell>
          <table:table-cell table:formula="of:=CONCATENATE(TEXT(([.X55]-[.$D$19])/[.$D$18];&quot;##0.#&quot;);&quot;,&quot;)" office:value-type="string" office:string-value="84," calcext:value-type="string">
            <text:p>84,</text:p>
          </table:table-cell>
          <table:table-cell table:formula="of:=CONCATENATE(TEXT(([.Y55]-[.$D$19])/[.$D$18];&quot;##0.#&quot;);&quot;,&quot;)" office:value-type="string" office:string-value="82," calcext:value-type="string">
            <text:p>82,</text:p>
          </table:table-cell>
          <table:table-cell table:formula="of:=CONCATENATE(TEXT(([.Z55]-[.$D$19])/[.$D$18];&quot;##0.#&quot;);&quot;,&quot;)" office:value-type="string" office:string-value="79," calcext:value-type="string">
            <text:p>79,</text:p>
          </table:table-cell>
          <table:table-cell table:formula="of:=CONCATENATE(TEXT(([.AA55]-[.$D$19])/[.$D$18];&quot;##0.#&quot;);&quot;,&quot;)" office:value-type="string" office:string-value="77," calcext:value-type="string">
            <text:p>77,</text:p>
          </table:table-cell>
          <table:table-cell table:formula="of:=CONCATENATE(TEXT(([.AB55]-[.$D$19])/[.$D$18];&quot;##0.#&quot;);&quot;,&quot;)" office:value-type="string" office:string-value="75," calcext:value-type="string">
            <text:p>75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6]-[.$D$19])/[.$D$18];&quot;##0.#&quot;);&quot;,&quot;)" office:value-type="string" office:string-value="165," calcext:value-type="string">
            <text:p>165,</text:p>
          </table:table-cell>
          <table:table-cell table:formula="of:=CONCATENATE(TEXT(([.J56]-[.$D$19])/[.$D$18];&quot;##0.#&quot;);&quot;,&quot;)" office:value-type="string" office:string-value="179," calcext:value-type="string">
            <text:p>179,</text:p>
          </table:table-cell>
          <table:table-cell table:formula="of:=CONCATENATE(TEXT(([.K56]-[.$D$19])/[.$D$18];&quot;##0.#&quot;);&quot;,&quot;)" office:value-type="string" office:string-value="186," calcext:value-type="string">
            <text:p>186,</text:p>
          </table:table-cell>
          <table:table-cell table:formula="of:=CONCATENATE(TEXT(([.L56]-[.$D$19])/[.$D$18];&quot;##0.#&quot;);&quot;,&quot;)" office:value-type="string" office:string-value="187," calcext:value-type="string">
            <text:p>187,</text:p>
          </table:table-cell>
          <table:table-cell table:formula="of:=CONCATENATE(TEXT(([.M56]-[.$D$19])/[.$D$18];&quot;##0.#&quot;);&quot;,&quot;)" office:value-type="string" office:string-value="176," calcext:value-type="string">
            <text:p>176,</text:p>
          </table:table-cell>
          <table:table-cell table:formula="of:=CONCATENATE(TEXT(([.N56]-[.$D$19])/[.$D$18];&quot;##0.#&quot;);&quot;,&quot;)" office:value-type="string" office:string-value="163," calcext:value-type="string">
            <text:p>163,</text:p>
          </table:table-cell>
          <table:table-cell table:formula="of:=CONCATENATE(TEXT(([.O56]-[.$D$19])/[.$D$18];&quot;##0.#&quot;);&quot;,&quot;)" office:value-type="string" office:string-value="149," calcext:value-type="string">
            <text:p>149,</text:p>
          </table:table-cell>
          <table:table-cell table:formula="of:=CONCATENATE(TEXT(([.P56]-[.$D$19])/[.$D$18];&quot;##0.#&quot;);&quot;,&quot;)" office:value-type="string" office:string-value="131," calcext:value-type="string">
            <text:p>131,</text:p>
          </table:table-cell>
          <table:table-cell table:formula="of:=CONCATENATE(TEXT(([.Q56]-[.$D$19])/[.$D$18];&quot;##0.#&quot;);&quot;,&quot;)" office:value-type="string" office:string-value="120," calcext:value-type="string">
            <text:p>120,</text:p>
          </table:table-cell>
          <table:table-cell table:formula="of:=CONCATENATE(TEXT(([.R56]-[.$D$19])/[.$D$18];&quot;##0.#&quot;);&quot;,&quot;)" office:value-type="string" office:string-value="110," calcext:value-type="string">
            <text:p>110,</text:p>
          </table:table-cell>
          <table:table-cell table:formula="of:=CONCATENATE(TEXT(([.S56]-[.$D$19])/[.$D$18];&quot;##0.#&quot;);&quot;,&quot;)" office:value-type="string" office:string-value="105," calcext:value-type="string">
            <text:p>105,</text:p>
          </table:table-cell>
          <table:table-cell table:formula="of:=CONCATENATE(TEXT(([.T56]-[.$D$19])/[.$D$18];&quot;##0.#&quot;);&quot;,&quot;)" office:value-type="string" office:string-value="98," calcext:value-type="string">
            <text:p>98,</text:p>
          </table:table-cell>
          <table:table-cell table:formula="of:=CONCATENATE(TEXT(([.U56]-[.$D$19])/[.$D$18];&quot;##0.#&quot;);&quot;,&quot;)" office:value-type="string" office:string-value="95," calcext:value-type="string">
            <text:p>95,</text:p>
          </table:table-cell>
          <table:table-cell table:formula="of:=CONCATENATE(TEXT(([.V56]-[.$D$19])/[.$D$18];&quot;##0.#&quot;);&quot;,&quot;)" office:value-type="string" office:string-value="93," calcext:value-type="string">
            <text:p>93,</text:p>
          </table:table-cell>
          <table:table-cell table:formula="of:=CONCATENATE(TEXT(([.W56]-[.$D$19])/[.$D$18];&quot;##0.#&quot;);&quot;,&quot;)" office:value-type="string" office:string-value="90," calcext:value-type="string">
            <text:p>90,</text:p>
          </table:table-cell>
          <table:table-cell table:formula="of:=CONCATENATE(TEXT(([.X56]-[.$D$19])/[.$D$18];&quot;##0.#&quot;);&quot;,&quot;)" office:value-type="string" office:string-value="88," calcext:value-type="string">
            <text:p>88,</text:p>
          </table:table-cell>
          <table:table-cell table:formula="of:=CONCATENATE(TEXT(([.Y56]-[.$D$19])/[.$D$18];&quot;##0.#&quot;);&quot;,&quot;)" office:value-type="string" office:string-value="86," calcext:value-type="string">
            <text:p>86,</text:p>
          </table:table-cell>
          <table:table-cell table:formula="of:=CONCATENATE(TEXT(([.Z56]-[.$D$19])/[.$D$18];&quot;##0.#&quot;);&quot;,&quot;)" office:value-type="string" office:string-value="83," calcext:value-type="string">
            <text:p>83,</text:p>
          </table:table-cell>
          <table:table-cell table:formula="of:=CONCATENATE(TEXT(([.AA56]-[.$D$19])/[.$D$18];&quot;##0.#&quot;);&quot;,&quot;)" office:value-type="string" office:string-value="81," calcext:value-type="string">
            <text:p>81,</text:p>
          </table:table-cell>
          <table:table-cell table:formula="of:=CONCATENATE(TEXT(([.AB56]-[.$D$19])/[.$D$18];&quot;##0.#&quot;);&quot;,&quot;)" office:value-type="string" office:string-value="79," calcext:value-type="string">
            <text:p>79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7]-[.$D$19])/[.$D$18];&quot;##0.#&quot;);&quot;,&quot;)" office:value-type="string" office:string-value="171," calcext:value-type="string">
            <text:p>171,</text:p>
          </table:table-cell>
          <table:table-cell table:formula="of:=CONCATENATE(TEXT(([.J57]-[.$D$19])/[.$D$18];&quot;##0.#&quot;);&quot;,&quot;)" office:value-type="string" office:string-value="179," calcext:value-type="string">
            <text:p>179,</text:p>
          </table:table-cell>
          <table:table-cell table:formula="of:=CONCATENATE(TEXT(([.K57]-[.$D$19])/[.$D$18];&quot;##0.#&quot;);&quot;,&quot;)" office:value-type="string" office:string-value="185," calcext:value-type="string">
            <text:p>185,</text:p>
          </table:table-cell>
          <table:table-cell table:formula="of:=CONCATENATE(TEXT(([.L57]-[.$D$19])/[.$D$18];&quot;##0.#&quot;);&quot;,&quot;)" office:value-type="string" office:string-value="185," calcext:value-type="string">
            <text:p>185,</text:p>
          </table:table-cell>
          <table:table-cell table:formula="of:=CONCATENATE(TEXT(([.M57]-[.$D$19])/[.$D$18];&quot;##0.#&quot;);&quot;,&quot;)" office:value-type="string" office:string-value="182," calcext:value-type="string">
            <text:p>182,</text:p>
          </table:table-cell>
          <table:table-cell table:formula="of:=CONCATENATE(TEXT(([.N57]-[.$D$19])/[.$D$18];&quot;##0.#&quot;);&quot;,&quot;)" office:value-type="string" office:string-value="171," calcext:value-type="string">
            <text:p>171,</text:p>
          </table:table-cell>
          <table:table-cell table:formula="of:=CONCATENATE(TEXT(([.O57]-[.$D$19])/[.$D$18];&quot;##0.#&quot;);&quot;,&quot;)" office:value-type="string" office:string-value="162," calcext:value-type="string">
            <text:p>162,</text:p>
          </table:table-cell>
          <table:table-cell table:formula="of:=CONCATENATE(TEXT(([.P57]-[.$D$19])/[.$D$18];&quot;##0.#&quot;);&quot;,&quot;)" office:value-type="string" office:string-value="144," calcext:value-type="string">
            <text:p>144,</text:p>
          </table:table-cell>
          <table:table-cell table:formula="of:=CONCATENATE(TEXT(([.Q57]-[.$D$19])/[.$D$18];&quot;##0.#&quot;);&quot;,&quot;)" office:value-type="string" office:string-value="128," calcext:value-type="string">
            <text:p>128,</text:p>
          </table:table-cell>
          <table:table-cell table:formula="of:=CONCATENATE(TEXT(([.R57]-[.$D$19])/[.$D$18];&quot;##0.#&quot;);&quot;,&quot;)" office:value-type="string" office:string-value="115," calcext:value-type="string">
            <text:p>115,</text:p>
          </table:table-cell>
          <table:table-cell table:formula="of:=CONCATENATE(TEXT(([.S57]-[.$D$19])/[.$D$18];&quot;##0.#&quot;);&quot;,&quot;)" office:value-type="string" office:string-value="109," calcext:value-type="string">
            <text:p>109,</text:p>
          </table:table-cell>
          <table:table-cell table:formula="of:=CONCATENATE(TEXT(([.T57]-[.$D$19])/[.$D$18];&quot;##0.#&quot;);&quot;,&quot;)" office:value-type="string" office:string-value="103," calcext:value-type="string">
            <text:p>103,</text:p>
          </table:table-cell>
          <table:table-cell table:formula="of:=CONCATENATE(TEXT(([.U57]-[.$D$19])/[.$D$18];&quot;##0.#&quot;);&quot;,&quot;)" office:value-type="string" office:string-value="98," calcext:value-type="string">
            <text:p>98,</text:p>
          </table:table-cell>
          <table:table-cell table:formula="of:=CONCATENATE(TEXT(([.V57]-[.$D$19])/[.$D$18];&quot;##0.#&quot;);&quot;,&quot;)" office:value-type="string" office:string-value="95," calcext:value-type="string">
            <text:p>95,</text:p>
          </table:table-cell>
          <table:table-cell table:formula="of:=CONCATENATE(TEXT(([.W57]-[.$D$19])/[.$D$18];&quot;##0.#&quot;);&quot;,&quot;)" office:value-type="string" office:string-value="93," calcext:value-type="string">
            <text:p>93,</text:p>
          </table:table-cell>
          <table:table-cell table:formula="of:=CONCATENATE(TEXT(([.X57]-[.$D$19])/[.$D$18];&quot;##0.#&quot;);&quot;,&quot;)" office:value-type="string" office:string-value="91," calcext:value-type="string">
            <text:p>91,</text:p>
          </table:table-cell>
          <table:table-cell table:formula="of:=CONCATENATE(TEXT(([.Y57]-[.$D$19])/[.$D$18];&quot;##0.#&quot;);&quot;,&quot;)" office:value-type="string" office:string-value="89," calcext:value-type="string">
            <text:p>89,</text:p>
          </table:table-cell>
          <table:table-cell table:formula="of:=CONCATENATE(TEXT(([.Z57]-[.$D$19])/[.$D$18];&quot;##0.#&quot;);&quot;,&quot;)" office:value-type="string" office:string-value="86," calcext:value-type="string">
            <text:p>86,</text:p>
          </table:table-cell>
          <table:table-cell table:formula="of:=CONCATENATE(TEXT(([.AA57]-[.$D$19])/[.$D$18];&quot;##0.#&quot;);&quot;,&quot;)" office:value-type="string" office:string-value="84," calcext:value-type="string">
            <text:p>84,</text:p>
          </table:table-cell>
          <table:table-cell table:formula="of:=CONCATENATE(TEXT(([.AB57]-[.$D$19])/[.$D$18];&quot;##0.#&quot;);&quot;,&quot;)" office:value-type="string" office:string-value="82," calcext:value-type="string">
            <text:p>82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8]-[.$D$19])/[.$D$18];&quot;##0.#&quot;);&quot;,&quot;)" office:value-type="string" office:string-value="171," calcext:value-type="string">
            <text:p>171,</text:p>
          </table:table-cell>
          <table:table-cell table:formula="of:=CONCATENATE(TEXT(([.J58]-[.$D$19])/[.$D$18];&quot;##0.#&quot;);&quot;,&quot;)" office:value-type="string" office:string-value="179," calcext:value-type="string">
            <text:p>179,</text:p>
          </table:table-cell>
          <table:table-cell table:formula="of:=CONCATENATE(TEXT(([.K58]-[.$D$19])/[.$D$18];&quot;##0.#&quot;);&quot;,&quot;)" office:value-type="string" office:string-value="185," calcext:value-type="string">
            <text:p>185,</text:p>
          </table:table-cell>
          <table:table-cell table:formula="of:=CONCATENATE(TEXT(([.L58]-[.$D$19])/[.$D$18];&quot;##0.#&quot;);&quot;,&quot;)" office:value-type="string" office:string-value="185," calcext:value-type="string">
            <text:p>185,</text:p>
          </table:table-cell>
          <table:table-cell table:formula="of:=CONCATENATE(TEXT(([.M58]-[.$D$19])/[.$D$18];&quot;##0.#&quot;);&quot;,&quot;)" office:value-type="string" office:string-value="184," calcext:value-type="string">
            <text:p>184,</text:p>
          </table:table-cell>
          <table:table-cell table:formula="of:=CONCATENATE(TEXT(([.N58]-[.$D$19])/[.$D$18];&quot;##0.#&quot;);&quot;,&quot;)" office:value-type="string" office:string-value="177," calcext:value-type="string">
            <text:p>177,</text:p>
          </table:table-cell>
          <table:table-cell table:formula="of:=CONCATENATE(TEXT(([.O58]-[.$D$19])/[.$D$18];&quot;##0.#&quot;);&quot;,&quot;)" office:value-type="string" office:string-value="173," calcext:value-type="string">
            <text:p>173,</text:p>
          </table:table-cell>
          <table:table-cell table:formula="of:=CONCATENATE(TEXT(([.P58]-[.$D$19])/[.$D$18];&quot;##0.#&quot;);&quot;,&quot;)" office:value-type="string" office:string-value="156," calcext:value-type="string">
            <text:p>156,</text:p>
          </table:table-cell>
          <table:table-cell table:formula="of:=CONCATENATE(TEXT(([.Q58]-[.$D$19])/[.$D$18];&quot;##0.#&quot;);&quot;,&quot;)" office:value-type="string" office:string-value="138," calcext:value-type="string">
            <text:p>138,</text:p>
          </table:table-cell>
          <table:table-cell table:formula="of:=CONCATENATE(TEXT(([.R58]-[.$D$19])/[.$D$18];&quot;##0.#&quot;);&quot;,&quot;)" office:value-type="string" office:string-value="120," calcext:value-type="string">
            <text:p>120,</text:p>
          </table:table-cell>
          <table:table-cell table:formula="of:=CONCATENATE(TEXT(([.S58]-[.$D$19])/[.$D$18];&quot;##0.#&quot;);&quot;,&quot;)" office:value-type="string" office:string-value="110," calcext:value-type="string">
            <text:p>110,</text:p>
          </table:table-cell>
          <table:table-cell table:formula="of:=CONCATENATE(TEXT(([.T58]-[.$D$19])/[.$D$18];&quot;##0.#&quot;);&quot;,&quot;)" office:value-type="string" office:string-value="104," calcext:value-type="string">
            <text:p>104,</text:p>
          </table:table-cell>
          <table:table-cell table:formula="of:=CONCATENATE(TEXT(([.U58]-[.$D$19])/[.$D$18];&quot;##0.#&quot;);&quot;,&quot;)" office:value-type="string" office:string-value="100," calcext:value-type="string">
            <text:p>100,</text:p>
          </table:table-cell>
          <table:table-cell table:formula="of:=CONCATENATE(TEXT(([.V58]-[.$D$19])/[.$D$18];&quot;##0.#&quot;);&quot;,&quot;)" office:value-type="string" office:string-value="96," calcext:value-type="string">
            <text:p>96,</text:p>
          </table:table-cell>
          <table:table-cell table:formula="of:=CONCATENATE(TEXT(([.W58]-[.$D$19])/[.$D$18];&quot;##0.#&quot;);&quot;,&quot;)" office:value-type="string" office:string-value="93," calcext:value-type="string">
            <text:p>93,</text:p>
          </table:table-cell>
          <table:table-cell table:formula="of:=CONCATENATE(TEXT(([.X58]-[.$D$19])/[.$D$18];&quot;##0.#&quot;);&quot;,&quot;)" office:value-type="string" office:string-value="91," calcext:value-type="string">
            <text:p>91,</text:p>
          </table:table-cell>
          <table:table-cell table:formula="of:=CONCATENATE(TEXT(([.Y58]-[.$D$19])/[.$D$18];&quot;##0.#&quot;);&quot;,&quot;)" office:value-type="string" office:string-value="89," calcext:value-type="string">
            <text:p>89,</text:p>
          </table:table-cell>
          <table:table-cell table:formula="of:=CONCATENATE(TEXT(([.Z58]-[.$D$19])/[.$D$18];&quot;##0.#&quot;);&quot;,&quot;)" office:value-type="string" office:string-value="86," calcext:value-type="string">
            <text:p>86,</text:p>
          </table:table-cell>
          <table:table-cell table:formula="of:=CONCATENATE(TEXT(([.AA58]-[.$D$19])/[.$D$18];&quot;##0.#&quot;);&quot;,&quot;)" office:value-type="string" office:string-value="84," calcext:value-type="string">
            <text:p>84,</text:p>
          </table:table-cell>
          <table:table-cell table:formula="of:=CONCATENATE(TEXT(([.AB58]-[.$D$19])/[.$D$18];&quot;##0.#&quot;);&quot;,&quot;)" office:value-type="string" office:string-value="82," calcext:value-type="string">
            <text:p>82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59]-[.$D$19])/[.$D$18];&quot;##0.#&quot;);&quot;,&quot;)" office:value-type="string" office:string-value="171," calcext:value-type="string">
            <text:p>171,</text:p>
          </table:table-cell>
          <table:table-cell table:formula="of:=CONCATENATE(TEXT(([.J59]-[.$D$19])/[.$D$18];&quot;##0.#&quot;);&quot;,&quot;)" office:value-type="string" office:string-value="179," calcext:value-type="string">
            <text:p>179,</text:p>
          </table:table-cell>
          <table:table-cell table:formula="of:=CONCATENATE(TEXT(([.K59]-[.$D$19])/[.$D$18];&quot;##0.#&quot;);&quot;,&quot;)" office:value-type="string" office:string-value="183," calcext:value-type="string">
            <text:p>183,</text:p>
          </table:table-cell>
          <table:table-cell table:formula="of:=CONCATENATE(TEXT(([.L59]-[.$D$19])/[.$D$18];&quot;##0.#&quot;);&quot;,&quot;)" office:value-type="string" office:string-value="183," calcext:value-type="string">
            <text:p>183,</text:p>
          </table:table-cell>
          <table:table-cell table:formula="of:=CONCATENATE(TEXT(([.M59]-[.$D$19])/[.$D$18];&quot;##0.#&quot;);&quot;,&quot;)" office:value-type="string" office:string-value="183," calcext:value-type="string">
            <text:p>183,</text:p>
          </table:table-cell>
          <table:table-cell table:formula="of:=CONCATENATE(TEXT(([.N59]-[.$D$19])/[.$D$18];&quot;##0.#&quot;);&quot;,&quot;)" office:value-type="string" office:string-value="178," calcext:value-type="string">
            <text:p>178,</text:p>
          </table:table-cell>
          <table:table-cell table:formula="of:=CONCATENATE(TEXT(([.O59]-[.$D$19])/[.$D$18];&quot;##0.#&quot;);&quot;,&quot;)" office:value-type="string" office:string-value="171," calcext:value-type="string">
            <text:p>171,</text:p>
          </table:table-cell>
          <table:table-cell table:formula="of:=CONCATENATE(TEXT(([.P59]-[.$D$19])/[.$D$18];&quot;##0.#&quot;);&quot;,&quot;)" office:value-type="string" office:string-value="159," calcext:value-type="string">
            <text:p>159,</text:p>
          </table:table-cell>
          <table:table-cell table:formula="of:=CONCATENATE(TEXT(([.Q59]-[.$D$19])/[.$D$18];&quot;##0.#&quot;);&quot;,&quot;)" office:value-type="string" office:string-value="142," calcext:value-type="string">
            <text:p>142,</text:p>
          </table:table-cell>
          <table:table-cell table:formula="of:=CONCATENATE(TEXT(([.R59]-[.$D$19])/[.$D$18];&quot;##0.#&quot;);&quot;,&quot;)" office:value-type="string" office:string-value="120," calcext:value-type="string">
            <text:p>120,</text:p>
          </table:table-cell>
          <table:table-cell table:formula="of:=CONCATENATE(TEXT(([.S59]-[.$D$19])/[.$D$18];&quot;##0.#&quot;);&quot;,&quot;)" office:value-type="string" office:string-value="111," calcext:value-type="string">
            <text:p>111,</text:p>
          </table:table-cell>
          <table:table-cell table:formula="of:=CONCATENATE(TEXT(([.T59]-[.$D$19])/[.$D$18];&quot;##0.#&quot;);&quot;,&quot;)" office:value-type="string" office:string-value="105," calcext:value-type="string">
            <text:p>105,</text:p>
          </table:table-cell>
          <table:table-cell table:formula="of:=CONCATENATE(TEXT(([.U59]-[.$D$19])/[.$D$18];&quot;##0.#&quot;);&quot;,&quot;)" office:value-type="string" office:string-value="101," calcext:value-type="string">
            <text:p>101,</text:p>
          </table:table-cell>
          <table:table-cell table:formula="of:=CONCATENATE(TEXT(([.V59]-[.$D$19])/[.$D$18];&quot;##0.#&quot;);&quot;,&quot;)" office:value-type="string" office:string-value="97," calcext:value-type="string">
            <text:p>97,</text:p>
          </table:table-cell>
          <table:table-cell table:formula="of:=CONCATENATE(TEXT(([.W59]-[.$D$19])/[.$D$18];&quot;##0.#&quot;);&quot;,&quot;)" office:value-type="string" office:string-value="93," calcext:value-type="string">
            <text:p>93,</text:p>
          </table:table-cell>
          <table:table-cell table:formula="of:=CONCATENATE(TEXT(([.X59]-[.$D$19])/[.$D$18];&quot;##0.#&quot;);&quot;,&quot;)" office:value-type="string" office:string-value="91," calcext:value-type="string">
            <text:p>91,</text:p>
          </table:table-cell>
          <table:table-cell table:formula="of:=CONCATENATE(TEXT(([.Y59]-[.$D$19])/[.$D$18];&quot;##0.#&quot;);&quot;,&quot;)" office:value-type="string" office:string-value="89," calcext:value-type="string">
            <text:p>89,</text:p>
          </table:table-cell>
          <table:table-cell table:formula="of:=CONCATENATE(TEXT(([.Z59]-[.$D$19])/[.$D$18];&quot;##0.#&quot;);&quot;,&quot;)" office:value-type="string" office:string-value="86," calcext:value-type="string">
            <text:p>86,</text:p>
          </table:table-cell>
          <table:table-cell table:formula="of:=CONCATENATE(TEXT(([.AA59]-[.$D$19])/[.$D$18];&quot;##0.#&quot;);&quot;,&quot;)" office:value-type="string" office:string-value="84," calcext:value-type="string">
            <text:p>84,</text:p>
          </table:table-cell>
          <table:table-cell table:formula="of:=CONCATENATE(TEXT(([.AB59]-[.$D$19])/[.$D$18];&quot;##0.#&quot;);&quot;,&quot;)" office:value-type="string" office:string-value="82," calcext:value-type="string">
            <text:p>82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0]-[.$D$19])/[.$D$18];&quot;##0.#&quot;);&quot;,&quot;)" office:value-type="string" office:string-value="171," calcext:value-type="string">
            <text:p>171,</text:p>
          </table:table-cell>
          <table:table-cell table:formula="of:=CONCATENATE(TEXT(([.J60]-[.$D$19])/[.$D$18];&quot;##0.#&quot;);&quot;,&quot;)" office:value-type="string" office:string-value="179," calcext:value-type="string">
            <text:p>179,</text:p>
          </table:table-cell>
          <table:table-cell table:formula="of:=CONCATENATE(TEXT(([.K60]-[.$D$19])/[.$D$18];&quot;##0.#&quot;);&quot;,&quot;)" office:value-type="string" office:string-value="183," calcext:value-type="string">
            <text:p>183,</text:p>
          </table:table-cell>
          <table:table-cell table:formula="of:=CONCATENATE(TEXT(([.L60]-[.$D$19])/[.$D$18];&quot;##0.#&quot;);&quot;,&quot;)" office:value-type="string" office:string-value="183," calcext:value-type="string">
            <text:p>183,</text:p>
          </table:table-cell>
          <table:table-cell table:formula="of:=CONCATENATE(TEXT(([.M60]-[.$D$19])/[.$D$18];&quot;##0.#&quot;);&quot;,&quot;)" office:value-type="string" office:string-value="182," calcext:value-type="string">
            <text:p>182,</text:p>
          </table:table-cell>
          <table:table-cell table:formula="of:=CONCATENATE(TEXT(([.N60]-[.$D$19])/[.$D$18];&quot;##0.#&quot;);&quot;,&quot;)" office:value-type="string" office:string-value="176," calcext:value-type="string">
            <text:p>176,</text:p>
          </table:table-cell>
          <table:table-cell table:formula="of:=CONCATENATE(TEXT(([.O60]-[.$D$19])/[.$D$18];&quot;##0.#&quot;);&quot;,&quot;)" office:value-type="string" office:string-value="169," calcext:value-type="string">
            <text:p>169,</text:p>
          </table:table-cell>
          <table:table-cell table:formula="of:=CONCATENATE(TEXT(([.P60]-[.$D$19])/[.$D$18];&quot;##0.#&quot;);&quot;,&quot;)" office:value-type="string" office:string-value="159," calcext:value-type="string">
            <text:p>159,</text:p>
          </table:table-cell>
          <table:table-cell table:formula="of:=CONCATENATE(TEXT(([.Q60]-[.$D$19])/[.$D$18];&quot;##0.#&quot;);&quot;,&quot;)" office:value-type="string" office:string-value="140," calcext:value-type="string">
            <text:p>140,</text:p>
          </table:table-cell>
          <table:table-cell table:formula="of:=CONCATENATE(TEXT(([.R60]-[.$D$19])/[.$D$18];&quot;##0.#&quot;);&quot;,&quot;)" office:value-type="string" office:string-value="124," calcext:value-type="string">
            <text:p>124,</text:p>
          </table:table-cell>
          <table:table-cell table:formula="of:=CONCATENATE(TEXT(([.S60]-[.$D$19])/[.$D$18];&quot;##0.#&quot;);&quot;,&quot;)" office:value-type="string" office:string-value="112," calcext:value-type="string">
            <text:p>112,</text:p>
          </table:table-cell>
          <table:table-cell table:formula="of:=CONCATENATE(TEXT(([.T60]-[.$D$19])/[.$D$18];&quot;##0.#&quot;);&quot;,&quot;)" office:value-type="string" office:string-value="106," calcext:value-type="string">
            <text:p>106,</text:p>
          </table:table-cell>
          <table:table-cell table:formula="of:=CONCATENATE(TEXT(([.U60]-[.$D$19])/[.$D$18];&quot;##0.#&quot;);&quot;,&quot;)" office:value-type="string" office:string-value="102," calcext:value-type="string">
            <text:p>102,</text:p>
          </table:table-cell>
          <table:table-cell table:formula="of:=CONCATENATE(TEXT(([.V60]-[.$D$19])/[.$D$18];&quot;##0.#&quot;);&quot;,&quot;)" office:value-type="string" office:string-value="98," calcext:value-type="string">
            <text:p>98,</text:p>
          </table:table-cell>
          <table:table-cell table:formula="of:=CONCATENATE(TEXT(([.W60]-[.$D$19])/[.$D$18];&quot;##0.#&quot;);&quot;,&quot;)" office:value-type="string" office:string-value="94," calcext:value-type="string">
            <text:p>94,</text:p>
          </table:table-cell>
          <table:table-cell table:formula="of:=CONCATENATE(TEXT(([.X60]-[.$D$19])/[.$D$18];&quot;##0.#&quot;);&quot;,&quot;)" office:value-type="string" office:string-value="92," calcext:value-type="string">
            <text:p>92,</text:p>
          </table:table-cell>
          <table:table-cell table:formula="of:=CONCATENATE(TEXT(([.Y60]-[.$D$19])/[.$D$18];&quot;##0.#&quot;);&quot;,&quot;)" office:value-type="string" office:string-value="90," calcext:value-type="string">
            <text:p>90,</text:p>
          </table:table-cell>
          <table:table-cell table:formula="of:=CONCATENATE(TEXT(([.Z60]-[.$D$19])/[.$D$18];&quot;##0.#&quot;);&quot;,&quot;)" office:value-type="string" office:string-value="87," calcext:value-type="string">
            <text:p>87,</text:p>
          </table:table-cell>
          <table:table-cell table:formula="of:=CONCATENATE(TEXT(([.AA60]-[.$D$19])/[.$D$18];&quot;##0.#&quot;);&quot;,&quot;)" office:value-type="string" office:string-value="85," calcext:value-type="string">
            <text:p>85,</text:p>
          </table:table-cell>
          <table:table-cell table:formula="of:=CONCATENATE(TEXT(([.AB60]-[.$D$19])/[.$D$18];&quot;##0.#&quot;);&quot;,&quot;)" office:value-type="string" office:string-value="83," calcext:value-type="string">
            <text:p>83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1]-[.$D$19])/[.$D$18];&quot;##0.#&quot;);&quot;,&quot;)" office:value-type="string" office:string-value="171," calcext:value-type="string">
            <text:p>171,</text:p>
          </table:table-cell>
          <table:table-cell table:formula="of:=CONCATENATE(TEXT(([.J61]-[.$D$19])/[.$D$18];&quot;##0.#&quot;);&quot;,&quot;)" office:value-type="string" office:string-value="179," calcext:value-type="string">
            <text:p>179,</text:p>
          </table:table-cell>
          <table:table-cell table:formula="of:=CONCATENATE(TEXT(([.K61]-[.$D$19])/[.$D$18];&quot;##0.#&quot;);&quot;,&quot;)" office:value-type="string" office:string-value="179," calcext:value-type="string">
            <text:p>179,</text:p>
          </table:table-cell>
          <table:table-cell table:formula="of:=CONCATENATE(TEXT(([.L61]-[.$D$19])/[.$D$18];&quot;##0.#&quot;);&quot;,&quot;)" office:value-type="string" office:string-value="182," calcext:value-type="string">
            <text:p>182,</text:p>
          </table:table-cell>
          <table:table-cell table:formula="of:=CONCATENATE(TEXT(([.M61]-[.$D$19])/[.$D$18];&quot;##0.#&quot;);&quot;,&quot;)" office:value-type="string" office:string-value="183," calcext:value-type="string">
            <text:p>183,</text:p>
          </table:table-cell>
          <table:table-cell table:formula="of:=CONCATENATE(TEXT(([.N61]-[.$D$19])/[.$D$18];&quot;##0.#&quot;);&quot;,&quot;)" office:value-type="string" office:string-value="174," calcext:value-type="string">
            <text:p>174,</text:p>
          </table:table-cell>
          <table:table-cell table:formula="of:=CONCATENATE(TEXT(([.O61]-[.$D$19])/[.$D$18];&quot;##0.#&quot;);&quot;,&quot;)" office:value-type="string" office:string-value="163," calcext:value-type="string">
            <text:p>163,</text:p>
          </table:table-cell>
          <table:table-cell table:formula="of:=CONCATENATE(TEXT(([.P61]-[.$D$19])/[.$D$18];&quot;##0.#&quot;);&quot;,&quot;)" office:value-type="string" office:string-value="158," calcext:value-type="string">
            <text:p>158,</text:p>
          </table:table-cell>
          <table:table-cell table:formula="of:=CONCATENATE(TEXT(([.Q61]-[.$D$19])/[.$D$18];&quot;##0.#&quot;);&quot;,&quot;)" office:value-type="string" office:string-value="142," calcext:value-type="string">
            <text:p>142,</text:p>
          </table:table-cell>
          <table:table-cell table:formula="of:=CONCATENATE(TEXT(([.R61]-[.$D$19])/[.$D$18];&quot;##0.#&quot;);&quot;,&quot;)" office:value-type="string" office:string-value="127," calcext:value-type="string">
            <text:p>127,</text:p>
          </table:table-cell>
          <table:table-cell table:formula="of:=CONCATENATE(TEXT(([.S61]-[.$D$19])/[.$D$18];&quot;##0.#&quot;);&quot;,&quot;)" office:value-type="string" office:string-value="115," calcext:value-type="string">
            <text:p>115,</text:p>
          </table:table-cell>
          <table:table-cell table:formula="of:=CONCATENATE(TEXT(([.T61]-[.$D$19])/[.$D$18];&quot;##0.#&quot;);&quot;,&quot;)" office:value-type="string" office:string-value="110," calcext:value-type="string">
            <text:p>110,</text:p>
          </table:table-cell>
          <table:table-cell table:formula="of:=CONCATENATE(TEXT(([.U61]-[.$D$19])/[.$D$18];&quot;##0.#&quot;);&quot;,&quot;)" office:value-type="string" office:string-value="103," calcext:value-type="string">
            <text:p>103,</text:p>
          </table:table-cell>
          <table:table-cell table:formula="of:=CONCATENATE(TEXT(([.V61]-[.$D$19])/[.$D$18];&quot;##0.#&quot;);&quot;,&quot;)" office:value-type="string" office:string-value="98," calcext:value-type="string">
            <text:p>98,</text:p>
          </table:table-cell>
          <table:table-cell table:formula="of:=CONCATENATE(TEXT(([.W61]-[.$D$19])/[.$D$18];&quot;##0.#&quot;);&quot;,&quot;)" office:value-type="string" office:string-value="95," calcext:value-type="string">
            <text:p>95,</text:p>
          </table:table-cell>
          <table:table-cell table:formula="of:=CONCATENATE(TEXT(([.X61]-[.$D$19])/[.$D$18];&quot;##0.#&quot;);&quot;,&quot;)" office:value-type="string" office:string-value="93," calcext:value-type="string">
            <text:p>93,</text:p>
          </table:table-cell>
          <table:table-cell table:formula="of:=CONCATENATE(TEXT(([.Y61]-[.$D$19])/[.$D$18];&quot;##0.#&quot;);&quot;,&quot;)" office:value-type="string" office:string-value="91," calcext:value-type="string">
            <text:p>91,</text:p>
          </table:table-cell>
          <table:table-cell table:formula="of:=CONCATENATE(TEXT(([.Z61]-[.$D$19])/[.$D$18];&quot;##0.#&quot;);&quot;,&quot;)" office:value-type="string" office:string-value="88," calcext:value-type="string">
            <text:p>88,</text:p>
          </table:table-cell>
          <table:table-cell table:formula="of:=CONCATENATE(TEXT(([.AA61]-[.$D$19])/[.$D$18];&quot;##0.#&quot;);&quot;,&quot;)" office:value-type="string" office:string-value="86," calcext:value-type="string">
            <text:p>86,</text:p>
          </table:table-cell>
          <table:table-cell table:formula="of:=CONCATENATE(TEXT(([.AB61]-[.$D$19])/[.$D$18];&quot;##0.#&quot;);&quot;,&quot;)" office:value-type="string" office:string-value="84," calcext:value-type="string">
            <text:p>84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2]-[.$D$19])/[.$D$18];&quot;##0.#&quot;);&quot;,&quot;)" office:value-type="string" office:string-value="171," calcext:value-type="string">
            <text:p>171,</text:p>
          </table:table-cell>
          <table:table-cell table:formula="of:=CONCATENATE(TEXT(([.J62]-[.$D$19])/[.$D$18];&quot;##0.#&quot;);&quot;,&quot;)" office:value-type="string" office:string-value="179," calcext:value-type="string">
            <text:p>179,</text:p>
          </table:table-cell>
          <table:table-cell table:formula="of:=CONCATENATE(TEXT(([.K62]-[.$D$19])/[.$D$18];&quot;##0.#&quot;);&quot;,&quot;)" office:value-type="string" office:string-value="179," calcext:value-type="string">
            <text:p>179,</text:p>
          </table:table-cell>
          <table:table-cell table:formula="of:=CONCATENATE(TEXT(([.L62]-[.$D$19])/[.$D$18];&quot;##0.#&quot;);&quot;,&quot;)" office:value-type="string" office:string-value="182," calcext:value-type="string">
            <text:p>182,</text:p>
          </table:table-cell>
          <table:table-cell table:formula="of:=CONCATENATE(TEXT(([.M62]-[.$D$19])/[.$D$18];&quot;##0.#&quot;);&quot;,&quot;)" office:value-type="string" office:string-value="183," calcext:value-type="string">
            <text:p>183,</text:p>
          </table:table-cell>
          <table:table-cell table:formula="of:=CONCATENATE(TEXT(([.N62]-[.$D$19])/[.$D$18];&quot;##0.#&quot;);&quot;,&quot;)" office:value-type="string" office:string-value="175," calcext:value-type="string">
            <text:p>175,</text:p>
          </table:table-cell>
          <table:table-cell table:formula="of:=CONCATENATE(TEXT(([.O62]-[.$D$19])/[.$D$18];&quot;##0.#&quot;);&quot;,&quot;)" office:value-type="string" office:string-value="164," calcext:value-type="string">
            <text:p>164,</text:p>
          </table:table-cell>
          <table:table-cell table:formula="of:=CONCATENATE(TEXT(([.P62]-[.$D$19])/[.$D$18];&quot;##0.#&quot;);&quot;,&quot;)" office:value-type="string" office:string-value="157," calcext:value-type="string">
            <text:p>157,</text:p>
          </table:table-cell>
          <table:table-cell table:formula="of:=CONCATENATE(TEXT(([.Q62]-[.$D$19])/[.$D$18];&quot;##0.#&quot;);&quot;,&quot;)" office:value-type="string" office:string-value="139," calcext:value-type="string">
            <text:p>139,</text:p>
          </table:table-cell>
          <table:table-cell table:formula="of:=CONCATENATE(TEXT(([.R62]-[.$D$19])/[.$D$18];&quot;##0.#&quot;);&quot;,&quot;)" office:value-type="string" office:string-value="129," calcext:value-type="string">
            <text:p>129,</text:p>
          </table:table-cell>
          <table:table-cell table:formula="of:=CONCATENATE(TEXT(([.S62]-[.$D$19])/[.$D$18];&quot;##0.#&quot;);&quot;,&quot;)" office:value-type="string" office:string-value="120," calcext:value-type="string">
            <text:p>120,</text:p>
          </table:table-cell>
          <table:table-cell table:formula="of:=CONCATENATE(TEXT(([.T62]-[.$D$19])/[.$D$18];&quot;##0.#&quot;);&quot;,&quot;)" office:value-type="string" office:string-value="113," calcext:value-type="string">
            <text:p>113,</text:p>
          </table:table-cell>
          <table:table-cell table:formula="of:=CONCATENATE(TEXT(([.U62]-[.$D$19])/[.$D$18];&quot;##0.#&quot;);&quot;,&quot;)" office:value-type="string" office:string-value="110," calcext:value-type="string">
            <text:p>110,</text:p>
          </table:table-cell>
          <table:table-cell table:formula="of:=CONCATENATE(TEXT(([.V62]-[.$D$19])/[.$D$18];&quot;##0.#&quot;);&quot;,&quot;)" office:value-type="string" office:string-value="104," calcext:value-type="string">
            <text:p>104,</text:p>
          </table:table-cell>
          <table:table-cell table:formula="of:=CONCATENATE(TEXT(([.W62]-[.$D$19])/[.$D$18];&quot;##0.#&quot;);&quot;,&quot;)" office:value-type="string" office:string-value="101," calcext:value-type="string">
            <text:p>101,</text:p>
          </table:table-cell>
          <table:table-cell table:formula="of:=CONCATENATE(TEXT(([.X62]-[.$D$19])/[.$D$18];&quot;##0.#&quot;);&quot;,&quot;)" office:value-type="string" office:string-value="99," calcext:value-type="string">
            <text:p>99,</text:p>
          </table:table-cell>
          <table:table-cell table:formula="of:=CONCATENATE(TEXT(([.Y62]-[.$D$19])/[.$D$18];&quot;##0.#&quot;);&quot;,&quot;)" office:value-type="string" office:string-value="97," calcext:value-type="string">
            <text:p>97,</text:p>
          </table:table-cell>
          <table:table-cell table:formula="of:=CONCATENATE(TEXT(([.Z62]-[.$D$19])/[.$D$18];&quot;##0.#&quot;);&quot;,&quot;)" office:value-type="string" office:string-value="94," calcext:value-type="string">
            <text:p>94,</text:p>
          </table:table-cell>
          <table:table-cell table:formula="of:=CONCATENATE(TEXT(([.AA62]-[.$D$19])/[.$D$18];&quot;##0.#&quot;);&quot;,&quot;)" office:value-type="string" office:string-value="92," calcext:value-type="string">
            <text:p>92,</text:p>
          </table:table-cell>
          <table:table-cell table:formula="of:=CONCATENATE(TEXT(([.AB62]-[.$D$19])/[.$D$18];&quot;##0.#&quot;);&quot;,&quot;)" office:value-type="string" office:string-value="90," calcext:value-type="string">
            <text:p>90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3]-[.$D$19])/[.$D$18];&quot;##0.#&quot;);&quot;,&quot;)" office:value-type="string" office:string-value="171," calcext:value-type="string">
            <text:p>171,</text:p>
          </table:table-cell>
          <table:table-cell table:formula="of:=CONCATENATE(TEXT(([.J63]-[.$D$19])/[.$D$18];&quot;##0.#&quot;);&quot;,&quot;)" office:value-type="string" office:string-value="179," calcext:value-type="string">
            <text:p>179,</text:p>
          </table:table-cell>
          <table:table-cell table:formula="of:=CONCATENATE(TEXT(([.K63]-[.$D$19])/[.$D$18];&quot;##0.#&quot;);&quot;,&quot;)" office:value-type="string" office:string-value="179," calcext:value-type="string">
            <text:p>179,</text:p>
          </table:table-cell>
          <table:table-cell table:formula="of:=CONCATENATE(TEXT(([.L63]-[.$D$19])/[.$D$18];&quot;##0.#&quot;);&quot;,&quot;)" office:value-type="string" office:string-value="182," calcext:value-type="string">
            <text:p>182,</text:p>
          </table:table-cell>
          <table:table-cell table:formula="of:=CONCATENATE(TEXT(([.M63]-[.$D$19])/[.$D$18];&quot;##0.#&quot;);&quot;,&quot;)" office:value-type="string" office:string-value="183," calcext:value-type="string">
            <text:p>183,</text:p>
          </table:table-cell>
          <table:table-cell table:formula="of:=CONCATENATE(TEXT(([.N63]-[.$D$19])/[.$D$18];&quot;##0.#&quot;);&quot;,&quot;)" office:value-type="string" office:string-value="175," calcext:value-type="string">
            <text:p>175,</text:p>
          </table:table-cell>
          <table:table-cell table:formula="of:=CONCATENATE(TEXT(([.O63]-[.$D$19])/[.$D$18];&quot;##0.#&quot;);&quot;,&quot;)" office:value-type="string" office:string-value="164," calcext:value-type="string">
            <text:p>164,</text:p>
          </table:table-cell>
          <table:table-cell table:formula="of:=CONCATENATE(TEXT(([.P63]-[.$D$19])/[.$D$18];&quot;##0.#&quot;);&quot;,&quot;)" office:value-type="string" office:string-value="157," calcext:value-type="string">
            <text:p>157,</text:p>
          </table:table-cell>
          <table:table-cell table:formula="of:=CONCATENATE(TEXT(([.Q63]-[.$D$19])/[.$D$18];&quot;##0.#&quot;);&quot;,&quot;)" office:value-type="string" office:string-value="141," calcext:value-type="string">
            <text:p>141,</text:p>
          </table:table-cell>
          <table:table-cell table:formula="of:=CONCATENATE(TEXT(([.R63]-[.$D$19])/[.$D$18];&quot;##0.#&quot;);&quot;,&quot;)" office:value-type="string" office:string-value="134," calcext:value-type="string">
            <text:p>134,</text:p>
          </table:table-cell>
          <table:table-cell table:formula="of:=CONCATENATE(TEXT(([.S63]-[.$D$19])/[.$D$18];&quot;##0.#&quot;);&quot;,&quot;)" office:value-type="string" office:string-value="125," calcext:value-type="string">
            <text:p>125,</text:p>
          </table:table-cell>
          <table:table-cell table:formula="of:=CONCATENATE(TEXT(([.T63]-[.$D$19])/[.$D$18];&quot;##0.#&quot;);&quot;,&quot;)" office:value-type="string" office:string-value="119," calcext:value-type="string">
            <text:p>119,</text:p>
          </table:table-cell>
          <table:table-cell table:formula="of:=CONCATENATE(TEXT(([.U63]-[.$D$19])/[.$D$18];&quot;##0.#&quot;);&quot;,&quot;)" office:value-type="string" office:string-value="114," calcext:value-type="string">
            <text:p>114,</text:p>
          </table:table-cell>
          <table:table-cell table:formula="of:=CONCATENATE(TEXT(([.V63]-[.$D$19])/[.$D$18];&quot;##0.#&quot;);&quot;,&quot;)" office:value-type="string" office:string-value="112," calcext:value-type="string">
            <text:p>112,</text:p>
          </table:table-cell>
          <table:table-cell table:formula="of:=CONCATENATE(TEXT(([.W63]-[.$D$19])/[.$D$18];&quot;##0.#&quot;);&quot;,&quot;)" office:value-type="string" office:string-value="106," calcext:value-type="string">
            <text:p>106,</text:p>
          </table:table-cell>
          <table:table-cell table:formula="of:=CONCATENATE(TEXT(([.X63]-[.$D$19])/[.$D$18];&quot;##0.#&quot;);&quot;,&quot;)" office:value-type="string" office:string-value="104," calcext:value-type="string">
            <text:p>104,</text:p>
          </table:table-cell>
          <table:table-cell table:formula="of:=CONCATENATE(TEXT(([.Y63]-[.$D$19])/[.$D$18];&quot;##0.#&quot;);&quot;,&quot;)" office:value-type="string" office:string-value="102," calcext:value-type="string">
            <text:p>102,</text:p>
          </table:table-cell>
          <table:table-cell table:formula="of:=CONCATENATE(TEXT(([.Z63]-[.$D$19])/[.$D$18];&quot;##0.#&quot;);&quot;,&quot;)" office:value-type="string" office:string-value="99," calcext:value-type="string">
            <text:p>99,</text:p>
          </table:table-cell>
          <table:table-cell table:formula="of:=CONCATENATE(TEXT(([.AA63]-[.$D$19])/[.$D$18];&quot;##0.#&quot;);&quot;,&quot;)" office:value-type="string" office:string-value="97," calcext:value-type="string">
            <text:p>97,</text:p>
          </table:table-cell>
          <table:table-cell table:formula="of:=CONCATENATE(TEXT(([.AB63]-[.$D$19])/[.$D$18];&quot;##0.#&quot;);&quot;,&quot;)" office:value-type="string" office:string-value="95," calcext:value-type="string">
            <text:p>95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4]-[.$D$19])/[.$D$18];&quot;##0.#&quot;);&quot;,&quot;)" office:value-type="string" office:string-value="171," calcext:value-type="string">
            <text:p>171,</text:p>
          </table:table-cell>
          <table:table-cell table:formula="of:=CONCATENATE(TEXT(([.J64]-[.$D$19])/[.$D$18];&quot;##0.#&quot;);&quot;,&quot;)" office:value-type="string" office:string-value="179," calcext:value-type="string">
            <text:p>179,</text:p>
          </table:table-cell>
          <table:table-cell table:formula="of:=CONCATENATE(TEXT(([.K64]-[.$D$19])/[.$D$18];&quot;##0.#&quot;);&quot;,&quot;)" office:value-type="string" office:string-value="179," calcext:value-type="string">
            <text:p>179,</text:p>
          </table:table-cell>
          <table:table-cell table:formula="of:=CONCATENATE(TEXT(([.L64]-[.$D$19])/[.$D$18];&quot;##0.#&quot;);&quot;,&quot;)" office:value-type="string" office:string-value="179," calcext:value-type="string">
            <text:p>179,</text:p>
          </table:table-cell>
          <table:table-cell table:formula="of:=CONCATENATE(TEXT(([.M64]-[.$D$19])/[.$D$18];&quot;##0.#&quot;);&quot;,&quot;)" office:value-type="string" office:string-value="183," calcext:value-type="string">
            <text:p>183,</text:p>
          </table:table-cell>
          <table:table-cell table:formula="of:=CONCATENATE(TEXT(([.N64]-[.$D$19])/[.$D$18];&quot;##0.#&quot;);&quot;,&quot;)" office:value-type="string" office:string-value="172," calcext:value-type="string">
            <text:p>172,</text:p>
          </table:table-cell>
          <table:table-cell table:formula="of:=CONCATENATE(TEXT(([.O64]-[.$D$19])/[.$D$18];&quot;##0.#&quot;);&quot;,&quot;)" office:value-type="string" office:string-value="160," calcext:value-type="string">
            <text:p>160,</text:p>
          </table:table-cell>
          <table:table-cell table:formula="of:=CONCATENATE(TEXT(([.P64]-[.$D$19])/[.$D$18];&quot;##0.#&quot;);&quot;,&quot;)" office:value-type="string" office:string-value="154," calcext:value-type="string">
            <text:p>154,</text:p>
          </table:table-cell>
          <table:table-cell table:formula="of:=CONCATENATE(TEXT(([.Q64]-[.$D$19])/[.$D$18];&quot;##0.#&quot;);&quot;,&quot;)" office:value-type="string" office:string-value="139," calcext:value-type="string">
            <text:p>139,</text:p>
          </table:table-cell>
          <table:table-cell table:formula="of:=CONCATENATE(TEXT(([.R64]-[.$D$19])/[.$D$18];&quot;##0.#&quot;);&quot;,&quot;)" office:value-type="string" office:string-value="137," calcext:value-type="string">
            <text:p>137,</text:p>
          </table:table-cell>
          <table:table-cell table:formula="of:=CONCATENATE(TEXT(([.S64]-[.$D$19])/[.$D$18];&quot;##0.#&quot;);&quot;,&quot;)" office:value-type="string" office:string-value="129," calcext:value-type="string">
            <text:p>129,</text:p>
          </table:table-cell>
          <table:table-cell table:formula="of:=CONCATENATE(TEXT(([.T64]-[.$D$19])/[.$D$18];&quot;##0.#&quot;);&quot;,&quot;)" office:value-type="string" office:string-value="124," calcext:value-type="string">
            <text:p>124,</text:p>
          </table:table-cell>
          <table:table-cell table:formula="of:=CONCATENATE(TEXT(([.U64]-[.$D$19])/[.$D$18];&quot;##0.#&quot;);&quot;,&quot;)" office:value-type="string" office:string-value="120," calcext:value-type="string">
            <text:p>120,</text:p>
          </table:table-cell>
          <table:table-cell table:formula="of:=CONCATENATE(TEXT(([.V64]-[.$D$19])/[.$D$18];&quot;##0.#&quot;);&quot;,&quot;)" office:value-type="string" office:string-value="115," calcext:value-type="string">
            <text:p>115,</text:p>
          </table:table-cell>
          <table:table-cell table:formula="of:=CONCATENATE(TEXT(([.W64]-[.$D$19])/[.$D$18];&quot;##0.#&quot;);&quot;,&quot;)" office:value-type="string" office:string-value="111," calcext:value-type="string">
            <text:p>111,</text:p>
          </table:table-cell>
          <table:table-cell table:formula="of:=CONCATENATE(TEXT(([.X64]-[.$D$19])/[.$D$18];&quot;##0.#&quot;);&quot;,&quot;)" office:value-type="string" office:string-value="109," calcext:value-type="string">
            <text:p>109,</text:p>
          </table:table-cell>
          <table:table-cell table:formula="of:=CONCATENATE(TEXT(([.Y64]-[.$D$19])/[.$D$18];&quot;##0.#&quot;);&quot;,&quot;)" office:value-type="string" office:string-value="107," calcext:value-type="string">
            <text:p>107,</text:p>
          </table:table-cell>
          <table:table-cell table:formula="of:=CONCATENATE(TEXT(([.Z64]-[.$D$19])/[.$D$18];&quot;##0.#&quot;);&quot;,&quot;)" office:value-type="string" office:string-value="104," calcext:value-type="string">
            <text:p>104,</text:p>
          </table:table-cell>
          <table:table-cell table:formula="of:=CONCATENATE(TEXT(([.AA64]-[.$D$19])/[.$D$18];&quot;##0.#&quot;);&quot;,&quot;)" office:value-type="string" office:string-value="102," calcext:value-type="string">
            <text:p>102,</text:p>
          </table:table-cell>
          <table:table-cell table:formula="of:=CONCATENATE(TEXT(([.AB64]-[.$D$19])/[.$D$18];&quot;##0.#&quot;);&quot;,&quot;)" office:value-type="string" office:string-value="100," calcext:value-type="string">
            <text:p>100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5]-[.$D$19])/[.$D$18];&quot;##0.#&quot;);&quot;,&quot;)" office:value-type="string" office:string-value="171," calcext:value-type="string">
            <text:p>171,</text:p>
          </table:table-cell>
          <table:table-cell table:formula="of:=CONCATENATE(TEXT(([.J65]-[.$D$19])/[.$D$18];&quot;##0.#&quot;);&quot;,&quot;)" office:value-type="string" office:string-value="179," calcext:value-type="string">
            <text:p>179,</text:p>
          </table:table-cell>
          <table:table-cell table:formula="of:=CONCATENATE(TEXT(([.K65]-[.$D$19])/[.$D$18];&quot;##0.#&quot;);&quot;,&quot;)" office:value-type="string" office:string-value="179," calcext:value-type="string">
            <text:p>179,</text:p>
          </table:table-cell>
          <table:table-cell table:formula="of:=CONCATENATE(TEXT(([.L65]-[.$D$19])/[.$D$18];&quot;##0.#&quot;);&quot;,&quot;)" office:value-type="string" office:string-value="179," calcext:value-type="string">
            <text:p>179,</text:p>
          </table:table-cell>
          <table:table-cell table:formula="of:=CONCATENATE(TEXT(([.M65]-[.$D$19])/[.$D$18];&quot;##0.#&quot;);&quot;,&quot;)" office:value-type="string" office:string-value="178," calcext:value-type="string">
            <text:p>178,</text:p>
          </table:table-cell>
          <table:table-cell table:formula="of:=CONCATENATE(TEXT(([.N65]-[.$D$19])/[.$D$18];&quot;##0.#&quot;);&quot;,&quot;)" office:value-type="string" office:string-value="169," calcext:value-type="string">
            <text:p>169,</text:p>
          </table:table-cell>
          <table:table-cell table:formula="of:=CONCATENATE(TEXT(([.O65]-[.$D$19])/[.$D$18];&quot;##0.#&quot;);&quot;,&quot;)" office:value-type="string" office:string-value="160," calcext:value-type="string">
            <text:p>160,</text:p>
          </table:table-cell>
          <table:table-cell table:formula="of:=CONCATENATE(TEXT(([.P65]-[.$D$19])/[.$D$18];&quot;##0.#&quot;);&quot;,&quot;)" office:value-type="string" office:string-value="151," calcext:value-type="string">
            <text:p>151,</text:p>
          </table:table-cell>
          <table:table-cell table:formula="of:=CONCATENATE(TEXT(([.Q65]-[.$D$19])/[.$D$18];&quot;##0.#&quot;);&quot;,&quot;)" office:value-type="string" office:string-value="137," calcext:value-type="string">
            <text:p>137,</text:p>
          </table:table-cell>
          <table:table-cell table:formula="of:=CONCATENATE(TEXT(([.R65]-[.$D$19])/[.$D$18];&quot;##0.#&quot;);&quot;,&quot;)" office:value-type="string" office:string-value="139," calcext:value-type="string">
            <text:p>139,</text:p>
          </table:table-cell>
          <table:table-cell table:formula="of:=CONCATENATE(TEXT(([.S65]-[.$D$19])/[.$D$18];&quot;##0.#&quot;);&quot;,&quot;)" office:value-type="string" office:string-value="130," calcext:value-type="string">
            <text:p>130,</text:p>
          </table:table-cell>
          <table:table-cell table:formula="of:=CONCATENATE(TEXT(([.T65]-[.$D$19])/[.$D$18];&quot;##0.#&quot;);&quot;,&quot;)" office:value-type="string" office:string-value="125," calcext:value-type="string">
            <text:p>125,</text:p>
          </table:table-cell>
          <table:table-cell table:formula="of:=CONCATENATE(TEXT(([.U65]-[.$D$19])/[.$D$18];&quot;##0.#&quot;);&quot;,&quot;)" office:value-type="string" office:string-value="122," calcext:value-type="string">
            <text:p>122,</text:p>
          </table:table-cell>
          <table:table-cell table:formula="of:=CONCATENATE(TEXT(([.V65]-[.$D$19])/[.$D$18];&quot;##0.#&quot;);&quot;,&quot;)" office:value-type="string" office:string-value="117," calcext:value-type="string">
            <text:p>117,</text:p>
          </table:table-cell>
          <table:table-cell table:formula="of:=CONCATENATE(TEXT(([.W65]-[.$D$19])/[.$D$18];&quot;##0.#&quot;);&quot;,&quot;)" office:value-type="string" office:string-value="112," calcext:value-type="string">
            <text:p>112,</text:p>
          </table:table-cell>
          <table:table-cell table:formula="of:=CONCATENATE(TEXT(([.X65]-[.$D$19])/[.$D$18];&quot;##0.#&quot;);&quot;,&quot;)" office:value-type="string" office:string-value="110," calcext:value-type="string">
            <text:p>110,</text:p>
          </table:table-cell>
          <table:table-cell table:formula="of:=CONCATENATE(TEXT(([.Y65]-[.$D$19])/[.$D$18];&quot;##0.#&quot;);&quot;,&quot;)" office:value-type="string" office:string-value="108," calcext:value-type="string">
            <text:p>108,</text:p>
          </table:table-cell>
          <table:table-cell table:formula="of:=CONCATENATE(TEXT(([.Z65]-[.$D$19])/[.$D$18];&quot;##0.#&quot;);&quot;,&quot;)" office:value-type="string" office:string-value="105," calcext:value-type="string">
            <text:p>105,</text:p>
          </table:table-cell>
          <table:table-cell table:formula="of:=CONCATENATE(TEXT(([.AA65]-[.$D$19])/[.$D$18];&quot;##0.#&quot;);&quot;,&quot;)" office:value-type="string" office:string-value="103," calcext:value-type="string">
            <text:p>103,</text:p>
          </table:table-cell>
          <table:table-cell table:formula="of:=CONCATENATE(TEXT(([.AB65]-[.$D$19])/[.$D$18];&quot;##0.#&quot;);&quot;,&quot;)" office:value-type="string" office:string-value="101," calcext:value-type="string">
            <text:p>101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6]-[.$D$19])/[.$D$18];&quot;##0.#&quot;);&quot;,&quot;)" office:value-type="string" office:string-value="167," calcext:value-type="string">
            <text:p>167,</text:p>
          </table:table-cell>
          <table:table-cell table:formula="of:=CONCATENATE(TEXT(([.J66]-[.$D$19])/[.$D$18];&quot;##0.#&quot;);&quot;,&quot;)" office:value-type="string" office:string-value="179," calcext:value-type="string">
            <text:p>179,</text:p>
          </table:table-cell>
          <table:table-cell table:formula="of:=CONCATENATE(TEXT(([.K66]-[.$D$19])/[.$D$18];&quot;##0.#&quot;);&quot;,&quot;)" office:value-type="string" office:string-value="179," calcext:value-type="string">
            <text:p>179,</text:p>
          </table:table-cell>
          <table:table-cell table:formula="of:=CONCATENATE(TEXT(([.L66]-[.$D$19])/[.$D$18];&quot;##0.#&quot;);&quot;,&quot;)" office:value-type="string" office:string-value="181," calcext:value-type="string">
            <text:p>181,</text:p>
          </table:table-cell>
          <table:table-cell table:formula="of:=CONCATENATE(TEXT(([.M66]-[.$D$19])/[.$D$18];&quot;##0.#&quot;);&quot;,&quot;)" office:value-type="string" office:string-value="176," calcext:value-type="string">
            <text:p>176,</text:p>
          </table:table-cell>
          <table:table-cell table:formula="of:=CONCATENATE(TEXT(([.N66]-[.$D$19])/[.$D$18];&quot;##0.#&quot;);&quot;,&quot;)" office:value-type="string" office:string-value="168," calcext:value-type="string">
            <text:p>168,</text:p>
          </table:table-cell>
          <table:table-cell table:formula="of:=CONCATENATE(TEXT(([.O66]-[.$D$19])/[.$D$18];&quot;##0.#&quot;);&quot;,&quot;)" office:value-type="string" office:string-value="159," calcext:value-type="string">
            <text:p>159,</text:p>
          </table:table-cell>
          <table:table-cell table:formula="of:=CONCATENATE(TEXT(([.P66]-[.$D$19])/[.$D$18];&quot;##0.#&quot;);&quot;,&quot;)" office:value-type="string" office:string-value="153," calcext:value-type="string">
            <text:p>153,</text:p>
          </table:table-cell>
          <table:table-cell table:formula="of:=CONCATENATE(TEXT(([.Q66]-[.$D$19])/[.$D$18];&quot;##0.#&quot;);&quot;,&quot;)" office:value-type="string" office:string-value="141," calcext:value-type="string">
            <text:p>141,</text:p>
          </table:table-cell>
          <table:table-cell table:formula="of:=CONCATENATE(TEXT(([.R66]-[.$D$19])/[.$D$18];&quot;##0.#&quot;);&quot;,&quot;)" office:value-type="string" office:string-value="139," calcext:value-type="string">
            <text:p>139,</text:p>
          </table:table-cell>
          <table:table-cell table:formula="of:=CONCATENATE(TEXT(([.S66]-[.$D$19])/[.$D$18];&quot;##0.#&quot;);&quot;,&quot;)" office:value-type="string" office:string-value="132," calcext:value-type="string">
            <text:p>132,</text:p>
          </table:table-cell>
          <table:table-cell table:formula="of:=CONCATENATE(TEXT(([.T66]-[.$D$19])/[.$D$18];&quot;##0.#&quot;);&quot;,&quot;)" office:value-type="string" office:string-value="126," calcext:value-type="string">
            <text:p>126,</text:p>
          </table:table-cell>
          <table:table-cell table:formula="of:=CONCATENATE(TEXT(([.U66]-[.$D$19])/[.$D$18];&quot;##0.#&quot;);&quot;,&quot;)" office:value-type="string" office:string-value="123," calcext:value-type="string">
            <text:p>123,</text:p>
          </table:table-cell>
          <table:table-cell table:formula="of:=CONCATENATE(TEXT(([.V66]-[.$D$19])/[.$D$18];&quot;##0.#&quot;);&quot;,&quot;)" office:value-type="string" office:string-value="118," calcext:value-type="string">
            <text:p>118,</text:p>
          </table:table-cell>
          <table:table-cell table:formula="of:=CONCATENATE(TEXT(([.W66]-[.$D$19])/[.$D$18];&quot;##0.#&quot;);&quot;,&quot;)" office:value-type="string" office:string-value="113," calcext:value-type="string">
            <text:p>113,</text:p>
          </table:table-cell>
          <table:table-cell table:formula="of:=CONCATENATE(TEXT(([.X66]-[.$D$19])/[.$D$18];&quot;##0.#&quot;);&quot;,&quot;)" office:value-type="string" office:string-value="111," calcext:value-type="string">
            <text:p>111,</text:p>
          </table:table-cell>
          <table:table-cell table:formula="of:=CONCATENATE(TEXT(([.Y66]-[.$D$19])/[.$D$18];&quot;##0.#&quot;);&quot;,&quot;)" office:value-type="string" office:string-value="109," calcext:value-type="string">
            <text:p>109,</text:p>
          </table:table-cell>
          <table:table-cell table:formula="of:=CONCATENATE(TEXT(([.Z66]-[.$D$19])/[.$D$18];&quot;##0.#&quot;);&quot;,&quot;)" office:value-type="string" office:string-value="106," calcext:value-type="string">
            <text:p>106,</text:p>
          </table:table-cell>
          <table:table-cell table:formula="of:=CONCATENATE(TEXT(([.AA66]-[.$D$19])/[.$D$18];&quot;##0.#&quot;);&quot;,&quot;)" office:value-type="string" office:string-value="104," calcext:value-type="string">
            <text:p>104,</text:p>
          </table:table-cell>
          <table:table-cell table:formula="of:=CONCATENATE(TEXT(([.AB66]-[.$D$19])/[.$D$18];&quot;##0.#&quot;);&quot;,&quot;)" office:value-type="string" office:string-value="102," calcext:value-type="string">
            <text:p>102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7]-[.$D$19])/[.$D$18];&quot;##0.#&quot;);&quot;,&quot;)" office:value-type="string" office:string-value="165," calcext:value-type="string">
            <text:p>165,</text:p>
          </table:table-cell>
          <table:table-cell table:formula="of:=CONCATENATE(TEXT(([.J67]-[.$D$19])/[.$D$18];&quot;##0.#&quot;);&quot;,&quot;)" office:value-type="string" office:string-value="179," calcext:value-type="string">
            <text:p>179,</text:p>
          </table:table-cell>
          <table:table-cell table:formula="of:=CONCATENATE(TEXT(([.K67]-[.$D$19])/[.$D$18];&quot;##0.#&quot;);&quot;,&quot;)" office:value-type="string" office:string-value="179," calcext:value-type="string">
            <text:p>179,</text:p>
          </table:table-cell>
          <table:table-cell table:formula="of:=CONCATENATE(TEXT(([.L67]-[.$D$19])/[.$D$18];&quot;##0.#&quot;);&quot;,&quot;)" office:value-type="string" office:string-value="180," calcext:value-type="string">
            <text:p>180,</text:p>
          </table:table-cell>
          <table:table-cell table:formula="of:=CONCATENATE(TEXT(([.M67]-[.$D$19])/[.$D$18];&quot;##0.#&quot;);&quot;,&quot;)" office:value-type="string" office:string-value="174," calcext:value-type="string">
            <text:p>174,</text:p>
          </table:table-cell>
          <table:table-cell table:formula="of:=CONCATENATE(TEXT(([.N67]-[.$D$19])/[.$D$18];&quot;##0.#&quot;);&quot;,&quot;)" office:value-type="string" office:string-value="166," calcext:value-type="string">
            <text:p>166,</text:p>
          </table:table-cell>
          <table:table-cell table:formula="of:=CONCATENATE(TEXT(([.O67]-[.$D$19])/[.$D$18];&quot;##0.#&quot;);&quot;,&quot;)" office:value-type="string" office:string-value="158," calcext:value-type="string">
            <text:p>158,</text:p>
          </table:table-cell>
          <table:table-cell table:formula="of:=CONCATENATE(TEXT(([.P67]-[.$D$19])/[.$D$18];&quot;##0.#&quot;);&quot;,&quot;)" office:value-type="string" office:string-value="152," calcext:value-type="string">
            <text:p>152,</text:p>
          </table:table-cell>
          <table:table-cell table:formula="of:=CONCATENATE(TEXT(([.Q67]-[.$D$19])/[.$D$18];&quot;##0.#&quot;);&quot;,&quot;)" office:value-type="string" office:string-value="140," calcext:value-type="string">
            <text:p>140,</text:p>
          </table:table-cell>
          <table:table-cell table:formula="of:=CONCATENATE(TEXT(([.R67]-[.$D$19])/[.$D$18];&quot;##0.#&quot;);&quot;,&quot;)" office:value-type="string" office:string-value="140," calcext:value-type="string">
            <text:p>140,</text:p>
          </table:table-cell>
          <table:table-cell table:formula="of:=CONCATENATE(TEXT(([.S67]-[.$D$19])/[.$D$18];&quot;##0.#&quot;);&quot;,&quot;)" office:value-type="string" office:string-value="132," calcext:value-type="string">
            <text:p>132,</text:p>
          </table:table-cell>
          <table:table-cell table:formula="of:=CONCATENATE(TEXT(([.T67]-[.$D$19])/[.$D$18];&quot;##0.#&quot;);&quot;,&quot;)" office:value-type="string" office:string-value="127," calcext:value-type="string">
            <text:p>127,</text:p>
          </table:table-cell>
          <table:table-cell table:formula="of:=CONCATENATE(TEXT(([.U67]-[.$D$19])/[.$D$18];&quot;##0.#&quot;);&quot;,&quot;)" office:value-type="string" office:string-value="124," calcext:value-type="string">
            <text:p>124,</text:p>
          </table:table-cell>
          <table:table-cell table:formula="of:=CONCATENATE(TEXT(([.V67]-[.$D$19])/[.$D$18];&quot;##0.#&quot;);&quot;,&quot;)" office:value-type="string" office:string-value="119," calcext:value-type="string">
            <text:p>119,</text:p>
          </table:table-cell>
          <table:table-cell table:formula="of:=CONCATENATE(TEXT(([.W67]-[.$D$19])/[.$D$18];&quot;##0.#&quot;);&quot;,&quot;)" office:value-type="string" office:string-value="113," calcext:value-type="string">
            <text:p>113,</text:p>
          </table:table-cell>
          <table:table-cell table:formula="of:=CONCATENATE(TEXT(([.X67]-[.$D$19])/[.$D$18];&quot;##0.#&quot;);&quot;,&quot;)" office:value-type="string" office:string-value="111," calcext:value-type="string">
            <text:p>111,</text:p>
          </table:table-cell>
          <table:table-cell table:formula="of:=CONCATENATE(TEXT(([.Y67]-[.$D$19])/[.$D$18];&quot;##0.#&quot;);&quot;,&quot;)" office:value-type="string" office:string-value="109," calcext:value-type="string">
            <text:p>109,</text:p>
          </table:table-cell>
          <table:table-cell table:formula="of:=CONCATENATE(TEXT(([.Z67]-[.$D$19])/[.$D$18];&quot;##0.#&quot;);&quot;,&quot;)" office:value-type="string" office:string-value="106," calcext:value-type="string">
            <text:p>106,</text:p>
          </table:table-cell>
          <table:table-cell table:formula="of:=CONCATENATE(TEXT(([.AA67]-[.$D$19])/[.$D$18];&quot;##0.#&quot;);&quot;,&quot;)" office:value-type="string" office:string-value="104," calcext:value-type="string">
            <text:p>104,</text:p>
          </table:table-cell>
          <table:table-cell table:formula="of:=CONCATENATE(TEXT(([.AB67]-[.$D$19])/[.$D$18];&quot;##0.#&quot;);&quot;,&quot;)" office:value-type="string" office:string-value="102," calcext:value-type="string">
            <text:p>102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8]-[.$D$19])/[.$D$18];&quot;##0.#&quot;);&quot;,&quot;)" office:value-type="string" office:string-value="165," calcext:value-type="string">
            <text:p>165,</text:p>
          </table:table-cell>
          <table:table-cell table:formula="of:=CONCATENATE(TEXT(([.J68]-[.$D$19])/[.$D$18];&quot;##0.#&quot;);&quot;,&quot;)" office:value-type="string" office:string-value="178," calcext:value-type="string">
            <text:p>178,</text:p>
          </table:table-cell>
          <table:table-cell table:formula="of:=CONCATENATE(TEXT(([.K68]-[.$D$19])/[.$D$18];&quot;##0.#&quot;);&quot;,&quot;)" office:value-type="string" office:string-value="178," calcext:value-type="string">
            <text:p>178,</text:p>
          </table:table-cell>
          <table:table-cell table:formula="of:=CONCATENATE(TEXT(([.L68]-[.$D$19])/[.$D$18];&quot;##0.#&quot;);&quot;,&quot;)" office:value-type="string" office:string-value="175," calcext:value-type="string">
            <text:p>175,</text:p>
          </table:table-cell>
          <table:table-cell table:formula="of:=CONCATENATE(TEXT(([.M68]-[.$D$19])/[.$D$18];&quot;##0.#&quot;);&quot;,&quot;)" office:value-type="string" office:string-value="171," calcext:value-type="string">
            <text:p>171,</text:p>
          </table:table-cell>
          <table:table-cell table:formula="of:=CONCATENATE(TEXT(([.N68]-[.$D$19])/[.$D$18];&quot;##0.#&quot;);&quot;,&quot;)" office:value-type="string" office:string-value="164," calcext:value-type="string">
            <text:p>164,</text:p>
          </table:table-cell>
          <table:table-cell table:formula="of:=CONCATENATE(TEXT(([.O68]-[.$D$19])/[.$D$18];&quot;##0.#&quot;);&quot;,&quot;)" office:value-type="string" office:string-value="156," calcext:value-type="string">
            <text:p>156,</text:p>
          </table:table-cell>
          <table:table-cell table:formula="of:=CONCATENATE(TEXT(([.P68]-[.$D$19])/[.$D$18];&quot;##0.#&quot;);&quot;,&quot;)" office:value-type="string" office:string-value="151," calcext:value-type="string">
            <text:p>151,</text:p>
          </table:table-cell>
          <table:table-cell table:formula="of:=CONCATENATE(TEXT(([.Q68]-[.$D$19])/[.$D$18];&quot;##0.#&quot;);&quot;,&quot;)" office:value-type="string" office:string-value="140," calcext:value-type="string">
            <text:p>140,</text:p>
          </table:table-cell>
          <table:table-cell table:formula="of:=CONCATENATE(TEXT(([.R68]-[.$D$19])/[.$D$18];&quot;##0.#&quot;);&quot;,&quot;)" office:value-type="string" office:string-value="140," calcext:value-type="string">
            <text:p>140,</text:p>
          </table:table-cell>
          <table:table-cell table:formula="of:=CONCATENATE(TEXT(([.S68]-[.$D$19])/[.$D$18];&quot;##0.#&quot;);&quot;,&quot;)" office:value-type="string" office:string-value="134," calcext:value-type="string">
            <text:p>134,</text:p>
          </table:table-cell>
          <table:table-cell table:formula="of:=CONCATENATE(TEXT(([.T68]-[.$D$19])/[.$D$18];&quot;##0.#&quot;);&quot;,&quot;)" office:value-type="string" office:string-value="128," calcext:value-type="string">
            <text:p>128,</text:p>
          </table:table-cell>
          <table:table-cell table:formula="of:=CONCATENATE(TEXT(([.U68]-[.$D$19])/[.$D$18];&quot;##0.#&quot;);&quot;,&quot;)" office:value-type="string" office:string-value="124," calcext:value-type="string">
            <text:p>124,</text:p>
          </table:table-cell>
          <table:table-cell table:formula="of:=CONCATENATE(TEXT(([.V68]-[.$D$19])/[.$D$18];&quot;##0.#&quot;);&quot;,&quot;)" office:value-type="string" office:string-value="120," calcext:value-type="string">
            <text:p>120,</text:p>
          </table:table-cell>
          <table:table-cell table:formula="of:=CONCATENATE(TEXT(([.W68]-[.$D$19])/[.$D$18];&quot;##0.#&quot;);&quot;,&quot;)" office:value-type="string" office:string-value="114," calcext:value-type="string">
            <text:p>114,</text:p>
          </table:table-cell>
          <table:table-cell table:formula="of:=CONCATENATE(TEXT(([.X68]-[.$D$19])/[.$D$18];&quot;##0.#&quot;);&quot;,&quot;)" office:value-type="string" office:string-value="112," calcext:value-type="string">
            <text:p>112,</text:p>
          </table:table-cell>
          <table:table-cell table:formula="of:=CONCATENATE(TEXT(([.Y68]-[.$D$19])/[.$D$18];&quot;##0.#&quot;);&quot;,&quot;)" office:value-type="string" office:string-value="110," calcext:value-type="string">
            <text:p>110,</text:p>
          </table:table-cell>
          <table:table-cell table:formula="of:=CONCATENATE(TEXT(([.Z68]-[.$D$19])/[.$D$18];&quot;##0.#&quot;);&quot;,&quot;)" office:value-type="string" office:string-value="107," calcext:value-type="string">
            <text:p>107,</text:p>
          </table:table-cell>
          <table:table-cell table:formula="of:=CONCATENATE(TEXT(([.AA68]-[.$D$19])/[.$D$18];&quot;##0.#&quot;);&quot;,&quot;)" office:value-type="string" office:string-value="105," calcext:value-type="string">
            <text:p>105,</text:p>
          </table:table-cell>
          <table:table-cell table:formula="of:=CONCATENATE(TEXT(([.AB68]-[.$D$19])/[.$D$18];&quot;##0.#&quot;);&quot;,&quot;)" office:value-type="string" office:string-value="103," calcext:value-type="string">
            <text:p>103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69]-[.$D$19])/[.$D$18];&quot;##0.#&quot;);&quot;,&quot;)" office:value-type="string" office:string-value="165," calcext:value-type="string">
            <text:p>165,</text:p>
          </table:table-cell>
          <table:table-cell table:formula="of:=CONCATENATE(TEXT(([.J69]-[.$D$19])/[.$D$18];&quot;##0.#&quot;);&quot;,&quot;)" office:value-type="string" office:string-value="178," calcext:value-type="string">
            <text:p>178,</text:p>
          </table:table-cell>
          <table:table-cell table:formula="of:=CONCATENATE(TEXT(([.K69]-[.$D$19])/[.$D$18];&quot;##0.#&quot;);&quot;,&quot;)" office:value-type="string" office:string-value="178," calcext:value-type="string">
            <text:p>178,</text:p>
          </table:table-cell>
          <table:table-cell table:formula="of:=CONCATENATE(TEXT(([.L69]-[.$D$19])/[.$D$18];&quot;##0.#&quot;);&quot;,&quot;)" office:value-type="string" office:string-value="175," calcext:value-type="string">
            <text:p>175,</text:p>
          </table:table-cell>
          <table:table-cell table:formula="of:=CONCATENATE(TEXT(([.M69]-[.$D$19])/[.$D$18];&quot;##0.#&quot;);&quot;,&quot;)" office:value-type="string" office:string-value="171," calcext:value-type="string">
            <text:p>171,</text:p>
          </table:table-cell>
          <table:table-cell table:formula="of:=CONCATENATE(TEXT(([.N69]-[.$D$19])/[.$D$18];&quot;##0.#&quot;);&quot;,&quot;)" office:value-type="string" office:string-value="164," calcext:value-type="string">
            <text:p>164,</text:p>
          </table:table-cell>
          <table:table-cell table:formula="of:=CONCATENATE(TEXT(([.O69]-[.$D$19])/[.$D$18];&quot;##0.#&quot;);&quot;,&quot;)" office:value-type="string" office:string-value="156," calcext:value-type="string">
            <text:p>156,</text:p>
          </table:table-cell>
          <table:table-cell table:formula="of:=CONCATENATE(TEXT(([.P69]-[.$D$19])/[.$D$18];&quot;##0.#&quot;);&quot;,&quot;)" office:value-type="string" office:string-value="151," calcext:value-type="string">
            <text:p>151,</text:p>
          </table:table-cell>
          <table:table-cell table:formula="of:=CONCATENATE(TEXT(([.Q69]-[.$D$19])/[.$D$18];&quot;##0.#&quot;);&quot;,&quot;)" office:value-type="string" office:string-value="140," calcext:value-type="string">
            <text:p>140,</text:p>
          </table:table-cell>
          <table:table-cell table:formula="of:=CONCATENATE(TEXT(([.R69]-[.$D$19])/[.$D$18];&quot;##0.#&quot;);&quot;,&quot;)" office:value-type="string" office:string-value="140," calcext:value-type="string">
            <text:p>140,</text:p>
          </table:table-cell>
          <table:table-cell table:formula="of:=CONCATENATE(TEXT(([.S69]-[.$D$19])/[.$D$18];&quot;##0.#&quot;);&quot;,&quot;)" office:value-type="string" office:string-value="134," calcext:value-type="string">
            <text:p>134,</text:p>
          </table:table-cell>
          <table:table-cell table:formula="of:=CONCATENATE(TEXT(([.T69]-[.$D$19])/[.$D$18];&quot;##0.#&quot;);&quot;,&quot;)" office:value-type="string" office:string-value="128," calcext:value-type="string">
            <text:p>128,</text:p>
          </table:table-cell>
          <table:table-cell table:formula="of:=CONCATENATE(TEXT(([.U69]-[.$D$19])/[.$D$18];&quot;##0.#&quot;);&quot;,&quot;)" office:value-type="string" office:string-value="124," calcext:value-type="string">
            <text:p>124,</text:p>
          </table:table-cell>
          <table:table-cell table:formula="of:=CONCATENATE(TEXT(([.V69]-[.$D$19])/[.$D$18];&quot;##0.#&quot;);&quot;,&quot;)" office:value-type="string" office:string-value="120," calcext:value-type="string">
            <text:p>120,</text:p>
          </table:table-cell>
          <table:table-cell table:formula="of:=CONCATENATE(TEXT(([.W69]-[.$D$19])/[.$D$18];&quot;##0.#&quot;);&quot;,&quot;)" office:value-type="string" office:string-value="114," calcext:value-type="string">
            <text:p>114,</text:p>
          </table:table-cell>
          <table:table-cell table:formula="of:=CONCATENATE(TEXT(([.X69]-[.$D$19])/[.$D$18];&quot;##0.#&quot;);&quot;,&quot;)" office:value-type="string" office:string-value="112," calcext:value-type="string">
            <text:p>112,</text:p>
          </table:table-cell>
          <table:table-cell table:formula="of:=CONCATENATE(TEXT(([.Y69]-[.$D$19])/[.$D$18];&quot;##0.#&quot;);&quot;,&quot;)" office:value-type="string" office:string-value="110," calcext:value-type="string">
            <text:p>110,</text:p>
          </table:table-cell>
          <table:table-cell table:formula="of:=CONCATENATE(TEXT(([.Z69]-[.$D$19])/[.$D$18];&quot;##0.#&quot;);&quot;,&quot;)" office:value-type="string" office:string-value="107," calcext:value-type="string">
            <text:p>107,</text:p>
          </table:table-cell>
          <table:table-cell table:formula="of:=CONCATENATE(TEXT(([.AA69]-[.$D$19])/[.$D$18];&quot;##0.#&quot;);&quot;,&quot;)" office:value-type="string" office:string-value="105," calcext:value-type="string">
            <text:p>105,</text:p>
          </table:table-cell>
          <table:table-cell table:formula="of:=CONCATENATE(TEXT(([.AB69]-[.$D$19])/[.$D$18];&quot;##0.#&quot;);&quot;,&quot;)" office:value-type="string" office:string-value="103," calcext:value-type="string">
            <text:p>103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70]-[.$D$19])/[.$D$18];&quot;##0.#&quot;);&quot;,&quot;)" office:value-type="string" office:string-value="165," calcext:value-type="string">
            <text:p>165,</text:p>
          </table:table-cell>
          <table:table-cell table:formula="of:=CONCATENATE(TEXT(([.J70]-[.$D$19])/[.$D$18];&quot;##0.#&quot;);&quot;,&quot;)" office:value-type="string" office:string-value="178," calcext:value-type="string">
            <text:p>178,</text:p>
          </table:table-cell>
          <table:table-cell table:formula="of:=CONCATENATE(TEXT(([.K70]-[.$D$19])/[.$D$18];&quot;##0.#&quot;);&quot;,&quot;)" office:value-type="string" office:string-value="178," calcext:value-type="string">
            <text:p>178,</text:p>
          </table:table-cell>
          <table:table-cell table:formula="of:=CONCATENATE(TEXT(([.L70]-[.$D$19])/[.$D$18];&quot;##0.#&quot;);&quot;,&quot;)" office:value-type="string" office:string-value="175," calcext:value-type="string">
            <text:p>175,</text:p>
          </table:table-cell>
          <table:table-cell table:formula="of:=CONCATENATE(TEXT(([.M70]-[.$D$19])/[.$D$18];&quot;##0.#&quot;);&quot;,&quot;)" office:value-type="string" office:string-value="171," calcext:value-type="string">
            <text:p>171,</text:p>
          </table:table-cell>
          <table:table-cell table:formula="of:=CONCATENATE(TEXT(([.N70]-[.$D$19])/[.$D$18];&quot;##0.#&quot;);&quot;,&quot;)" office:value-type="string" office:string-value="164," calcext:value-type="string">
            <text:p>164,</text:p>
          </table:table-cell>
          <table:table-cell table:formula="of:=CONCATENATE(TEXT(([.O70]-[.$D$19])/[.$D$18];&quot;##0.#&quot;);&quot;,&quot;)" office:value-type="string" office:string-value="156," calcext:value-type="string">
            <text:p>156,</text:p>
          </table:table-cell>
          <table:table-cell table:formula="of:=CONCATENATE(TEXT(([.P70]-[.$D$19])/[.$D$18];&quot;##0.#&quot;);&quot;,&quot;)" office:value-type="string" office:string-value="151," calcext:value-type="string">
            <text:p>151,</text:p>
          </table:table-cell>
          <table:table-cell table:formula="of:=CONCATENATE(TEXT(([.Q70]-[.$D$19])/[.$D$18];&quot;##0.#&quot;);&quot;,&quot;)" office:value-type="string" office:string-value="140," calcext:value-type="string">
            <text:p>140,</text:p>
          </table:table-cell>
          <table:table-cell table:formula="of:=CONCATENATE(TEXT(([.R70]-[.$D$19])/[.$D$18];&quot;##0.#&quot;);&quot;,&quot;)" office:value-type="string" office:string-value="140," calcext:value-type="string">
            <text:p>140,</text:p>
          </table:table-cell>
          <table:table-cell table:formula="of:=CONCATENATE(TEXT(([.S70]-[.$D$19])/[.$D$18];&quot;##0.#&quot;);&quot;,&quot;)" office:value-type="string" office:string-value="134," calcext:value-type="string">
            <text:p>134,</text:p>
          </table:table-cell>
          <table:table-cell table:formula="of:=CONCATENATE(TEXT(([.T70]-[.$D$19])/[.$D$18];&quot;##0.#&quot;);&quot;,&quot;)" office:value-type="string" office:string-value="128," calcext:value-type="string">
            <text:p>128,</text:p>
          </table:table-cell>
          <table:table-cell table:formula="of:=CONCATENATE(TEXT(([.U70]-[.$D$19])/[.$D$18];&quot;##0.#&quot;);&quot;,&quot;)" office:value-type="string" office:string-value="124," calcext:value-type="string">
            <text:p>124,</text:p>
          </table:table-cell>
          <table:table-cell table:formula="of:=CONCATENATE(TEXT(([.V70]-[.$D$19])/[.$D$18];&quot;##0.#&quot;);&quot;,&quot;)" office:value-type="string" office:string-value="120," calcext:value-type="string">
            <text:p>120,</text:p>
          </table:table-cell>
          <table:table-cell table:formula="of:=CONCATENATE(TEXT(([.W70]-[.$D$19])/[.$D$18];&quot;##0.#&quot;);&quot;,&quot;)" office:value-type="string" office:string-value="114," calcext:value-type="string">
            <text:p>114,</text:p>
          </table:table-cell>
          <table:table-cell table:formula="of:=CONCATENATE(TEXT(([.X70]-[.$D$19])/[.$D$18];&quot;##0.#&quot;);&quot;,&quot;)" office:value-type="string" office:string-value="112," calcext:value-type="string">
            <text:p>112,</text:p>
          </table:table-cell>
          <table:table-cell table:formula="of:=CONCATENATE(TEXT(([.Y70]-[.$D$19])/[.$D$18];&quot;##0.#&quot;);&quot;,&quot;)" office:value-type="string" office:string-value="110," calcext:value-type="string">
            <text:p>110,</text:p>
          </table:table-cell>
          <table:table-cell table:formula="of:=CONCATENATE(TEXT(([.Z70]-[.$D$19])/[.$D$18];&quot;##0.#&quot;);&quot;,&quot;)" office:value-type="string" office:string-value="107," calcext:value-type="string">
            <text:p>107,</text:p>
          </table:table-cell>
          <table:table-cell table:formula="of:=CONCATENATE(TEXT(([.AA70]-[.$D$19])/[.$D$18];&quot;##0.#&quot;);&quot;,&quot;)" office:value-type="string" office:string-value="105," calcext:value-type="string">
            <text:p>105,</text:p>
          </table:table-cell>
          <table:table-cell table:formula="of:=CONCATENATE(TEXT(([.AB70]-[.$D$19])/[.$D$18];&quot;##0.#&quot;);&quot;,&quot;)" office:value-type="string" office:string-value="103," calcext:value-type="string">
            <text:p>103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71]-[.$D$19])/[.$D$18];&quot;##0.#&quot;);&quot;,&quot;)" office:value-type="string" office:string-value="56.9," calcext:value-type="string">
            <text:p>56.9,</text:p>
          </table:table-cell>
          <table:table-cell table:formula="of:=CONCATENATE(TEXT(([.J71]-[.$D$19])/[.$D$18];&quot;##0.#&quot;);&quot;,&quot;)" office:value-type="string" office:string-value="56.9," calcext:value-type="string">
            <text:p>56.9,</text:p>
          </table:table-cell>
          <table:table-cell table:formula="of:=CONCATENATE(TEXT(([.K71]-[.$D$19])/[.$D$18];&quot;##0.#&quot;);&quot;,&quot;)" office:value-type="string" office:string-value="56.9," calcext:value-type="string">
            <text:p>56.9,</text:p>
          </table:table-cell>
          <table:table-cell table:formula="of:=CONCATENATE(TEXT(([.L71]-[.$D$19])/[.$D$18];&quot;##0.#&quot;);&quot;,&quot;)" office:value-type="string" office:string-value="56.9," calcext:value-type="string">
            <text:p>56.9,</text:p>
          </table:table-cell>
          <table:table-cell table:formula="of:=CONCATENATE(TEXT(([.M71]-[.$D$19])/[.$D$18];&quot;##0.#&quot;);&quot;,&quot;)" office:value-type="string" office:string-value="56.9," calcext:value-type="string">
            <text:p>56.9,</text:p>
          </table:table-cell>
          <table:table-cell table:formula="of:=CONCATENATE(TEXT(([.N71]-[.$D$19])/[.$D$18];&quot;##0.#&quot;);&quot;,&quot;)" office:value-type="string" office:string-value="56.9," calcext:value-type="string">
            <text:p>56.9,</text:p>
          </table:table-cell>
          <table:table-cell table:formula="of:=CONCATENATE(TEXT(([.O71]-[.$D$19])/[.$D$18];&quot;##0.#&quot;);&quot;,&quot;)" office:value-type="string" office:string-value="56.9," calcext:value-type="string">
            <text:p>56.9,</text:p>
          </table:table-cell>
          <table:table-cell table:formula="of:=CONCATENATE(TEXT(([.P71]-[.$D$19])/[.$D$18];&quot;##0.#&quot;);&quot;,&quot;)" office:value-type="string" office:string-value="56.9," calcext:value-type="string">
            <text:p>56.9,</text:p>
          </table:table-cell>
          <table:table-cell table:formula="of:=CONCATENATE(TEXT(([.Q71]-[.$D$19])/[.$D$18];&quot;##0.#&quot;);&quot;,&quot;)" office:value-type="string" office:string-value="56.9," calcext:value-type="string">
            <text:p>56.9,</text:p>
          </table:table-cell>
          <table:table-cell table:formula="of:=CONCATENATE(TEXT(([.R71]-[.$D$19])/[.$D$18];&quot;##0.#&quot;);&quot;,&quot;)" office:value-type="string" office:string-value="56.9," calcext:value-type="string">
            <text:p>56.9,</text:p>
          </table:table-cell>
          <table:table-cell table:formula="of:=CONCATENATE(TEXT(([.S71]-[.$D$19])/[.$D$18];&quot;##0.#&quot;);&quot;,&quot;)" office:value-type="string" office:string-value="56.9," calcext:value-type="string">
            <text:p>56.9,</text:p>
          </table:table-cell>
          <table:table-cell table:formula="of:=CONCATENATE(TEXT(([.T71]-[.$D$19])/[.$D$18];&quot;##0.#&quot;);&quot;,&quot;)" office:value-type="string" office:string-value="56.9," calcext:value-type="string">
            <text:p>56.9,</text:p>
          </table:table-cell>
          <table:table-cell table:formula="of:=CONCATENATE(TEXT(([.U71]-[.$D$19])/[.$D$18];&quot;##0.#&quot;);&quot;,&quot;)" office:value-type="string" office:string-value="56.9," calcext:value-type="string">
            <text:p>56.9,</text:p>
          </table:table-cell>
          <table:table-cell table:formula="of:=CONCATENATE(TEXT(([.V71]-[.$D$19])/[.$D$18];&quot;##0.#&quot;);&quot;,&quot;)" office:value-type="string" office:string-value="56.9," calcext:value-type="string">
            <text:p>56.9,</text:p>
          </table:table-cell>
          <table:table-cell table:formula="of:=CONCATENATE(TEXT(([.W71]-[.$D$19])/[.$D$18];&quot;##0.#&quot;);&quot;,&quot;)" office:value-type="string" office:string-value="56.9," calcext:value-type="string">
            <text:p>56.9,</text:p>
          </table:table-cell>
          <table:table-cell table:formula="of:=CONCATENATE(TEXT(([.X71]-[.$D$19])/[.$D$18];&quot;##0.#&quot;);&quot;,&quot;)" office:value-type="string" office:string-value="56.9," calcext:value-type="string">
            <text:p>56.9,</text:p>
          </table:table-cell>
          <table:table-cell table:formula="of:=CONCATENATE(TEXT(([.Y71]-[.$D$19])/[.$D$18];&quot;##0.#&quot;);&quot;,&quot;)" office:value-type="string" office:string-value="56.9," calcext:value-type="string">
            <text:p>56.9,</text:p>
          </table:table-cell>
          <table:table-cell table:formula="of:=CONCATENATE(TEXT(([.Z71]-[.$D$19])/[.$D$18];&quot;##0.#&quot;);&quot;,&quot;)" office:value-type="string" office:string-value="56.9," calcext:value-type="string">
            <text:p>56.9,</text:p>
          </table:table-cell>
          <table:table-cell table:formula="of:=CONCATENATE(TEXT(([.AA71]-[.$D$19])/[.$D$18];&quot;##0.#&quot;);&quot;,&quot;)" office:value-type="string" office:string-value="56.9," calcext:value-type="string">
            <text:p>56.9,</text:p>
          </table:table-cell>
          <table:table-cell table:formula="of:=CONCATENATE(TEXT(([.AB71]-[.$D$19])/[.$D$18];&quot;##0.#&quot;);&quot;,&quot;)" office:value-type="string" office:string-value="56.9," calcext:value-type="string">
            <text:p>56.9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72]-[.$D$19])/[.$D$18];&quot;##0.#&quot;);&quot;,&quot;)" office:value-type="string" office:string-value="56.9," calcext:value-type="string">
            <text:p>56.9,</text:p>
          </table:table-cell>
          <table:table-cell table:formula="of:=CONCATENATE(TEXT(([.J72]-[.$D$19])/[.$D$18];&quot;##0.#&quot;);&quot;,&quot;)" office:value-type="string" office:string-value="56.9," calcext:value-type="string">
            <text:p>56.9,</text:p>
          </table:table-cell>
          <table:table-cell table:formula="of:=CONCATENATE(TEXT(([.K72]-[.$D$19])/[.$D$18];&quot;##0.#&quot;);&quot;,&quot;)" office:value-type="string" office:string-value="56.9," calcext:value-type="string">
            <text:p>56.9,</text:p>
          </table:table-cell>
          <table:table-cell table:formula="of:=CONCATENATE(TEXT(([.L72]-[.$D$19])/[.$D$18];&quot;##0.#&quot;);&quot;,&quot;)" office:value-type="string" office:string-value="56.9," calcext:value-type="string">
            <text:p>56.9,</text:p>
          </table:table-cell>
          <table:table-cell table:formula="of:=CONCATENATE(TEXT(([.M72]-[.$D$19])/[.$D$18];&quot;##0.#&quot;);&quot;,&quot;)" office:value-type="string" office:string-value="56.9," calcext:value-type="string">
            <text:p>56.9,</text:p>
          </table:table-cell>
          <table:table-cell table:formula="of:=CONCATENATE(TEXT(([.N72]-[.$D$19])/[.$D$18];&quot;##0.#&quot;);&quot;,&quot;)" office:value-type="string" office:string-value="56.9," calcext:value-type="string">
            <text:p>56.9,</text:p>
          </table:table-cell>
          <table:table-cell table:formula="of:=CONCATENATE(TEXT(([.O72]-[.$D$19])/[.$D$18];&quot;##0.#&quot;);&quot;,&quot;)" office:value-type="string" office:string-value="56.9," calcext:value-type="string">
            <text:p>56.9,</text:p>
          </table:table-cell>
          <table:table-cell table:formula="of:=CONCATENATE(TEXT(([.P72]-[.$D$19])/[.$D$18];&quot;##0.#&quot;);&quot;,&quot;)" office:value-type="string" office:string-value="56.9," calcext:value-type="string">
            <text:p>56.9,</text:p>
          </table:table-cell>
          <table:table-cell table:formula="of:=CONCATENATE(TEXT(([.Q72]-[.$D$19])/[.$D$18];&quot;##0.#&quot;);&quot;,&quot;)" office:value-type="string" office:string-value="56.9," calcext:value-type="string">
            <text:p>56.9,</text:p>
          </table:table-cell>
          <table:table-cell table:formula="of:=CONCATENATE(TEXT(([.R72]-[.$D$19])/[.$D$18];&quot;##0.#&quot;);&quot;,&quot;)" office:value-type="string" office:string-value="56.9," calcext:value-type="string">
            <text:p>56.9,</text:p>
          </table:table-cell>
          <table:table-cell table:formula="of:=CONCATENATE(TEXT(([.S72]-[.$D$19])/[.$D$18];&quot;##0.#&quot;);&quot;,&quot;)" office:value-type="string" office:string-value="56.9," calcext:value-type="string">
            <text:p>56.9,</text:p>
          </table:table-cell>
          <table:table-cell table:formula="of:=CONCATENATE(TEXT(([.T72]-[.$D$19])/[.$D$18];&quot;##0.#&quot;);&quot;,&quot;)" office:value-type="string" office:string-value="56.9," calcext:value-type="string">
            <text:p>56.9,</text:p>
          </table:table-cell>
          <table:table-cell table:formula="of:=CONCATENATE(TEXT(([.U72]-[.$D$19])/[.$D$18];&quot;##0.#&quot;);&quot;,&quot;)" office:value-type="string" office:string-value="56.9," calcext:value-type="string">
            <text:p>56.9,</text:p>
          </table:table-cell>
          <table:table-cell table:formula="of:=CONCATENATE(TEXT(([.V72]-[.$D$19])/[.$D$18];&quot;##0.#&quot;);&quot;,&quot;)" office:value-type="string" office:string-value="56.9," calcext:value-type="string">
            <text:p>56.9,</text:p>
          </table:table-cell>
          <table:table-cell table:formula="of:=CONCATENATE(TEXT(([.W72]-[.$D$19])/[.$D$18];&quot;##0.#&quot;);&quot;,&quot;)" office:value-type="string" office:string-value="56.9," calcext:value-type="string">
            <text:p>56.9,</text:p>
          </table:table-cell>
          <table:table-cell table:formula="of:=CONCATENATE(TEXT(([.X72]-[.$D$19])/[.$D$18];&quot;##0.#&quot;);&quot;,&quot;)" office:value-type="string" office:string-value="56.9," calcext:value-type="string">
            <text:p>56.9,</text:p>
          </table:table-cell>
          <table:table-cell table:formula="of:=CONCATENATE(TEXT(([.Y72]-[.$D$19])/[.$D$18];&quot;##0.#&quot;);&quot;,&quot;)" office:value-type="string" office:string-value="56.9," calcext:value-type="string">
            <text:p>56.9,</text:p>
          </table:table-cell>
          <table:table-cell table:formula="of:=CONCATENATE(TEXT(([.Z72]-[.$D$19])/[.$D$18];&quot;##0.#&quot;);&quot;,&quot;)" office:value-type="string" office:string-value="56.9," calcext:value-type="string">
            <text:p>56.9,</text:p>
          </table:table-cell>
          <table:table-cell table:formula="of:=CONCATENATE(TEXT(([.AA72]-[.$D$19])/[.$D$18];&quot;##0.#&quot;);&quot;,&quot;)" office:value-type="string" office:string-value="56.9," calcext:value-type="string">
            <text:p>56.9,</text:p>
          </table:table-cell>
          <table:table-cell table:formula="of:=CONCATENATE(TEXT(([.AB72]-[.$D$19])/[.$D$18];&quot;##0.#&quot;);&quot;,&quot;)" office:value-type="string" office:string-value="56.9," calcext:value-type="string">
            <text:p>56.9,</text:p>
          </table:table-cell>
          <table:table-cell table:number-columns-repeated="52"/>
        </table:table-row>
        <table:table-row table:style-name="ro1">
          <table:table-cell table:number-columns-repeated="8"/>
          <table:table-cell table:formula="of:=CONCATENATE(TEXT(([.I73]-[.$D$19])/[.$D$18];&quot;##0.#&quot;);&quot;,&quot;)" office:value-type="string" office:string-value="56.9," calcext:value-type="string">
            <text:p>56.9,</text:p>
          </table:table-cell>
          <table:table-cell table:formula="of:=CONCATENATE(TEXT(([.J73]-[.$D$19])/[.$D$18];&quot;##0.#&quot;);&quot;,&quot;)" office:value-type="string" office:string-value="56.9," calcext:value-type="string">
            <text:p>56.9,</text:p>
          </table:table-cell>
          <table:table-cell table:formula="of:=CONCATENATE(TEXT(([.K73]-[.$D$19])/[.$D$18];&quot;##0.#&quot;);&quot;,&quot;)" office:value-type="string" office:string-value="56.9," calcext:value-type="string">
            <text:p>56.9,</text:p>
          </table:table-cell>
          <table:table-cell table:formula="of:=CONCATENATE(TEXT(([.L73]-[.$D$19])/[.$D$18];&quot;##0.#&quot;);&quot;,&quot;)" office:value-type="string" office:string-value="56.9," calcext:value-type="string">
            <text:p>56.9,</text:p>
          </table:table-cell>
          <table:table-cell table:formula="of:=CONCATENATE(TEXT(([.M73]-[.$D$19])/[.$D$18];&quot;##0.#&quot;);&quot;,&quot;)" office:value-type="string" office:string-value="56.9," calcext:value-type="string">
            <text:p>56.9,</text:p>
          </table:table-cell>
          <table:table-cell table:formula="of:=CONCATENATE(TEXT(([.N73]-[.$D$19])/[.$D$18];&quot;##0.#&quot;);&quot;,&quot;)" office:value-type="string" office:string-value="56.9," calcext:value-type="string">
            <text:p>56.9,</text:p>
          </table:table-cell>
          <table:table-cell table:formula="of:=CONCATENATE(TEXT(([.O73]-[.$D$19])/[.$D$18];&quot;##0.#&quot;);&quot;,&quot;)" office:value-type="string" office:string-value="56.9," calcext:value-type="string">
            <text:p>56.9,</text:p>
          </table:table-cell>
          <table:table-cell table:formula="of:=CONCATENATE(TEXT(([.P73]-[.$D$19])/[.$D$18];&quot;##0.#&quot;);&quot;,&quot;)" office:value-type="string" office:string-value="56.9," calcext:value-type="string">
            <text:p>56.9,</text:p>
          </table:table-cell>
          <table:table-cell table:formula="of:=CONCATENATE(TEXT(([.Q73]-[.$D$19])/[.$D$18];&quot;##0.#&quot;);&quot;,&quot;)" office:value-type="string" office:string-value="56.9," calcext:value-type="string">
            <text:p>56.9,</text:p>
          </table:table-cell>
          <table:table-cell table:formula="of:=CONCATENATE(TEXT(([.R73]-[.$D$19])/[.$D$18];&quot;##0.#&quot;);&quot;,&quot;)" office:value-type="string" office:string-value="56.9," calcext:value-type="string">
            <text:p>56.9,</text:p>
          </table:table-cell>
          <table:table-cell table:formula="of:=CONCATENATE(TEXT(([.S73]-[.$D$19])/[.$D$18];&quot;##0.#&quot;);&quot;,&quot;)" office:value-type="string" office:string-value="56.9," calcext:value-type="string">
            <text:p>56.9,</text:p>
          </table:table-cell>
          <table:table-cell table:formula="of:=CONCATENATE(TEXT(([.T73]-[.$D$19])/[.$D$18];&quot;##0.#&quot;);&quot;,&quot;)" office:value-type="string" office:string-value="56.9," calcext:value-type="string">
            <text:p>56.9,</text:p>
          </table:table-cell>
          <table:table-cell table:formula="of:=CONCATENATE(TEXT(([.U73]-[.$D$19])/[.$D$18];&quot;##0.#&quot;);&quot;,&quot;)" office:value-type="string" office:string-value="56.9," calcext:value-type="string">
            <text:p>56.9,</text:p>
          </table:table-cell>
          <table:table-cell table:formula="of:=CONCATENATE(TEXT(([.V73]-[.$D$19])/[.$D$18];&quot;##0.#&quot;);&quot;,&quot;)" office:value-type="string" office:string-value="56.9," calcext:value-type="string">
            <text:p>56.9,</text:p>
          </table:table-cell>
          <table:table-cell table:formula="of:=CONCATENATE(TEXT(([.W73]-[.$D$19])/[.$D$18];&quot;##0.#&quot;);&quot;,&quot;)" office:value-type="string" office:string-value="56.9," calcext:value-type="string">
            <text:p>56.9,</text:p>
          </table:table-cell>
          <table:table-cell table:formula="of:=CONCATENATE(TEXT(([.X73]-[.$D$19])/[.$D$18];&quot;##0.#&quot;);&quot;,&quot;)" office:value-type="string" office:string-value="56.9," calcext:value-type="string">
            <text:p>56.9,</text:p>
          </table:table-cell>
          <table:table-cell table:formula="of:=CONCATENATE(TEXT(([.Y73]-[.$D$19])/[.$D$18];&quot;##0.#&quot;);&quot;,&quot;)" office:value-type="string" office:string-value="56.9," calcext:value-type="string">
            <text:p>56.9,</text:p>
          </table:table-cell>
          <table:table-cell table:formula="of:=CONCATENATE(TEXT(([.Z73]-[.$D$19])/[.$D$18];&quot;##0.#&quot;);&quot;,&quot;)" office:value-type="string" office:string-value="56.9," calcext:value-type="string">
            <text:p>56.9,</text:p>
          </table:table-cell>
          <table:table-cell table:formula="of:=CONCATENATE(TEXT(([.AA73]-[.$D$19])/[.$D$18];&quot;##0.#&quot;);&quot;,&quot;)" office:value-type="string" office:string-value="56.9," calcext:value-type="string">
            <text:p>56.9,</text:p>
          </table:table-cell>
          <table:table-cell table:formula="of:=CONCATENATE(TEXT(([.AB73]-[.$D$19])/[.$D$18];&quot;##0.#&quot;);&quot;,&quot;)" office:value-type="string" office:string-value="56.9," calcext:value-type="string">
            <text:p>56.9,</text:p>
          </table:table-cell>
          <table:table-cell table:number-columns-repeated="52"/>
        </table:table-row>
      </table:table>
      <table:table table:name="Target Boost" table:style-name="ta1">
        <table:table-column table:style-name="co1" table:number-columns-repeated="41" table:default-cell-style-name="Default"/>
        <table:table-row table:style-name="ro1">
          <table:table-cell table:number-columns-repeated="41"/>
        </table:table-row>
        <table:table-row table:style-name="ro2">
          <table:table-cell/>
          <table:table-cell office:value-type="string" calcext:value-type="string">
            <text:p>LC Timing Retard</text:p>
          </table:table-cell>
          <table:table-cell table:number-columns-repeated="6"/>
          <table:table-cell office:value-type="string" calcext:value-type="string">
            <text:p>Boost + PGWGMax Comp</text:p>
          </table:table-cell>
          <table:table-cell table:number-columns-repeated="16"/>
          <table:table-cell office:value-type="string" calcext:value-type="string">
            <text:p>INITIAL Comp</text:p>
          </table:table-cell>
          <table:table-cell table:number-columns-repeated="15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7421875" calcext:value-type="float">
            <text:p>0.7421875</text:p>
          </table:table-cell>
          <table:table-cell table:number-columns-repeated="2"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1.09375" calcext:value-type="float">
            <text:p>1.09375</text:p>
          </table:table-cell>
          <table:table-cell table:number-columns-repeated="2" office:value-type="float" office:value="0.7421875" calcext:value-type="float">
            <text:p>0.742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1.796875" calcext:value-type="float">
            <text:p>1.7968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2.1484375" calcext:value-type="float">
            <text:p>2.1484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3.203125" calcext:value-type="float">
            <text:p>3.203125</text:p>
          </table:table-cell>
          <table:table-cell office:value-type="float" office:value="2.5" calcext:value-type="float">
            <text:p>2.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3.90625" calcext:value-type="float">
            <text:p>3.9062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4.2578125" calcext:value-type="float">
            <text:p>4.25781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5" calcext:value-type="float">
            <text:p>2.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dient</text:p>
          </table:table-cell>
          <table:table-cell office:value-type="float" office:value="0.0061037" calcext:value-type="float">
            <text:p>0.006103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.690662" calcext:value-type="float">
            <text:p>7.690662</text:p>
          </table:table-cell>
          <table:table-cell office:value-type="float" office:value="15.3874277" calcext:value-type="float">
            <text:p>15.3874277</text:p>
          </table:table-cell>
          <table:table-cell office:value-type="float" office:value="23.0780897" calcext:value-type="float">
            <text:p>23.0780897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8.4655174" calcext:value-type="float">
            <text:p>38.4655174</text:p>
          </table:table-cell>
          <table:table-cell office:value-type="float" office:value="46.1561794" calcext:value-type="float">
            <text:p>46.1561794</text:p>
          </table:table-cell>
          <table:table-cell office:value-type="float" office:value="53.8468414" calcext:value-type="float">
            <text:p>53.8468414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9.2342691" calcext:value-type="float">
            <text:p>69.2342691</text:p>
          </table:table-cell>
          <table:table-cell office:value-type="float" office:value="76.9249311" calcext:value-type="float">
            <text:p>76.9249311</text:p>
          </table:table-cell>
          <table:table-cell office:value-type="float" office:value="84.6155931" calcext:value-type="float">
            <text:p>84.6155931</text:p>
          </table:table-cell>
          <table:table-cell office:value-type="float" office:value="92.3123588" calcext:value-type="float">
            <text:p>92.3123588</text:p>
          </table:table-cell>
          <table:table-cell table:number-columns-repeated="2" office:value-type="float" office:value="100.0030208" calcext:value-type="float">
            <text:p>100.0030208</text:p>
          </table:table-cell>
          <table:table-cell office:value-type="float" office:value="100.10068" calcext:value-type="float">
            <text:p>100.10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25296" calcext:value-type="float">
            <text:p>6.1525296</text:p>
          </table:table-cell>
          <table:table-cell office:value-type="float" office:value="12.3050592" calcext:value-type="float">
            <text:p>12.3050592</text:p>
          </table:table-cell>
          <table:table-cell office:value-type="float" office:value="18.4636925" calcext:value-type="float">
            <text:p>18.4636925</text:p>
          </table:table-cell>
          <table:table-cell office:value-type="float" office:value="24.6162221" calcext:value-type="float">
            <text:p>24.6162221</text:p>
          </table:table-cell>
          <table:table-cell office:value-type="float" office:value="30.7687517" calcext:value-type="float">
            <text:p>30.7687517</text:p>
          </table:table-cell>
          <table:table-cell office:value-type="float" office:value="36.9212813" calcext:value-type="float">
            <text:p>36.9212813</text:p>
          </table:table-cell>
          <table:table-cell office:value-type="float" office:value="43.0799146" calcext:value-type="float">
            <text:p>43.0799146</text:p>
          </table:table-cell>
          <table:table-cell office:value-type="float" office:value="49.2324442" calcext:value-type="float">
            <text:p>49.2324442</text:p>
          </table:table-cell>
          <table:table-cell office:value-type="float" office:value="55.3849738" calcext:value-type="float">
            <text:p>55.3849738</text:p>
          </table:table-cell>
          <table:table-cell office:value-type="float" office:value="61.5375034" calcext:value-type="float">
            <text:p>61.5375034</text:p>
          </table:table-cell>
          <table:table-cell office:value-type="float" office:value="67.6961367" calcext:value-type="float">
            <text:p>67.6961367</text:p>
          </table:table-cell>
          <table:table-cell office:value-type="float" office:value="73.8486663" calcext:value-type="float">
            <text:p>73.8486663</text:p>
          </table:table-cell>
          <table:table-cell table:number-columns-repeated="3" office:value-type="float" office:value="80.0011959" calcext:value-type="float">
            <text:p>80.0011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table:formula="of:=[.D20]*8"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Signed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Value Space</text:p>
          </table:table-cell>
          <table:table-cell table:formula="of:=2^[.D21]" office:value-type="float" office:value="256" calcext:value-type="float">
            <text:p>256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formula="of:=CONCATENATE(TEXT(([.C5]-[.$D$19])/[.$D$18];&quot;##0.#&quot;);&quot;,&quot;)" office:value-type="string" office:string-value="6.4," calcext:value-type="string">
            <text:p>6.4,</text:p>
          </table:table-cell>
          <table:table-cell table:formula="of:=CONCATENATE(TEXT(([.D5]-[.$D$19])/[.$D$18];&quot;##0.#&quot;);&quot;,&quot;)" office:value-type="string" office:string-value="6.4," calcext:value-type="string">
            <text:p>6.4,</text:p>
          </table:table-cell>
          <table:table-cell table:formula="of:=CONCATENATE(TEXT(([.E5]-[.$D$19])/[.$D$18];&quot;##0.#&quot;);&quot;,&quot;)" office:value-type="string" office:string-value="6.4," calcext:value-type="string">
            <text:p>6.4,</text:p>
          </table:table-cell>
          <table:table-cell table:formula="of:=CONCATENATE(TEXT(([.F5]-[.$D$19])/[.$D$18];&quot;##0.#&quot;);&quot;,&quot;)" office:value-type="string" office:string-value="6.4," calcext:value-type="string">
            <text:p>6.4,</text:p>
          </table:table-cell>
          <table:table-cell table:formula="of:=CONCATENATE(TEXT(([.G5]-[.$D$19])/[.$D$18];&quot;##0.#&quot;);&quot;,&quot;)" office:value-type="string" office:string-value="6.4," calcext:value-type="string">
            <text:p>6.4,</text:p>
          </table:table-cell>
          <table:table-cell table:number-columns-repeated="34"/>
        </table:table-row>
        <table:table-row table:style-name="ro1">
          <table:table-cell table:number-columns-repeated="2"/>
          <table:table-cell table:formula="of:=CONCATENATE(TEXT(([.C6]-[.$D$19])/[.$D$18];&quot;##0.#&quot;);&quot;,&quot;)" office:value-type="string" office:string-value="6.4," calcext:value-type="string">
            <text:p>6.4,</text:p>
          </table:table-cell>
          <table:table-cell table:formula="of:=CONCATENATE(TEXT(([.D6]-[.$D$19])/[.$D$18];&quot;##0.#&quot;);&quot;,&quot;)" office:value-type="string" office:string-value="6.4," calcext:value-type="string">
            <text:p>6.4,</text:p>
          </table:table-cell>
          <table:table-cell table:formula="of:=CONCATENATE(TEXT(([.E6]-[.$D$19])/[.$D$18];&quot;##0.#&quot;);&quot;,&quot;)" office:value-type="string" office:string-value="6.4," calcext:value-type="string">
            <text:p>6.4,</text:p>
          </table:table-cell>
          <table:table-cell table:formula="of:=CONCATENATE(TEXT(([.F6]-[.$D$19])/[.$D$18];&quot;##0.#&quot;);&quot;,&quot;)" office:value-type="string" office:string-value="6.4," calcext:value-type="string">
            <text:p>6.4,</text:p>
          </table:table-cell>
          <table:table-cell table:formula="of:=CONCATENATE(TEXT(([.G6]-[.$D$19])/[.$D$18];&quot;##0.#&quot;);&quot;,&quot;)" office:value-type="string" office:string-value="6.4," calcext:value-type="string">
            <text:p>6.4,</text:p>
          </table:table-cell>
          <table:table-cell table:number-columns-repeated="34"/>
        </table:table-row>
        <table:table-row table:style-name="ro1">
          <table:table-cell table:number-columns-repeated="2"/>
          <table:table-cell table:formula="of:=CONCATENATE(TEXT(([.C7]-[.$D$19])/[.$D$18];&quot;##0.#&quot;);&quot;,&quot;)" office:value-type="string" office:string-value="6.4," calcext:value-type="string">
            <text:p>6.4,</text:p>
          </table:table-cell>
          <table:table-cell table:formula="of:=CONCATENATE(TEXT(([.D7]-[.$D$19])/[.$D$18];&quot;##0.#&quot;);&quot;,&quot;)" office:value-type="string" office:string-value="6.4," calcext:value-type="string">
            <text:p>6.4,</text:p>
          </table:table-cell>
          <table:table-cell table:formula="of:=CONCATENATE(TEXT(([.E7]-[.$D$19])/[.$D$18];&quot;##0.#&quot;);&quot;,&quot;)" office:value-type="string" office:string-value="6.4," calcext:value-type="string">
            <text:p>6.4,</text:p>
          </table:table-cell>
          <table:table-cell table:formula="of:=CONCATENATE(TEXT(([.F7]-[.$D$19])/[.$D$18];&quot;##0.#&quot;);&quot;,&quot;)" office:value-type="string" office:string-value="6.4," calcext:value-type="string">
            <text:p>6.4,</text:p>
          </table:table-cell>
          <table:table-cell table:formula="of:=CONCATENATE(TEXT(([.G7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5]-[.$D$19])/[.$D$18];&quot;##0&quot;);&quot;,&quot;)" office:value-type="string" office:string-value="0," calcext:value-type="string">
            <text:p>0,</text:p>
          </table:table-cell>
          <table:table-cell table:formula="of:=CONCATENATE(TEXT(([.J5]-[.$D$19])/[.$D$18];&quot;##0&quot;);&quot;,&quot;)" office:value-type="string" office:string-value="1260," calcext:value-type="string">
            <text:p>1260,</text:p>
          </table:table-cell>
          <table:table-cell table:formula="of:=CONCATENATE(TEXT(([.K5]-[.$D$19])/[.$D$18];&quot;##0&quot;);&quot;,&quot;)" office:value-type="string" office:string-value="2521," calcext:value-type="string">
            <text:p>2521,</text:p>
          </table:table-cell>
          <table:table-cell table:formula="of:=CONCATENATE(TEXT(([.L5]-[.$D$19])/[.$D$18];&quot;##0&quot;);&quot;,&quot;)" office:value-type="string" office:string-value="3781," calcext:value-type="string">
            <text:p>3781,</text:p>
          </table:table-cell>
          <table:table-cell table:formula="of:=CONCATENATE(TEXT(([.M5]-[.$D$19])/[.$D$18];&quot;##0&quot;);&quot;,&quot;)" office:value-type="string" office:string-value="5041," calcext:value-type="string">
            <text:p>5041,</text:p>
          </table:table-cell>
          <table:table-cell table:formula="of:=CONCATENATE(TEXT(([.N5]-[.$D$19])/[.$D$18];&quot;##0&quot;);&quot;,&quot;)" office:value-type="string" office:string-value="6302," calcext:value-type="string">
            <text:p>6302,</text:p>
          </table:table-cell>
          <table:table-cell table:formula="of:=CONCATENATE(TEXT(([.O5]-[.$D$19])/[.$D$18];&quot;##0&quot;);&quot;,&quot;)" office:value-type="string" office:string-value="7562," calcext:value-type="string">
            <text:p>7562,</text:p>
          </table:table-cell>
          <table:table-cell table:formula="of:=CONCATENATE(TEXT(([.P5]-[.$D$19])/[.$D$18];&quot;##0&quot;);&quot;,&quot;)" office:value-type="string" office:string-value="8822," calcext:value-type="string">
            <text:p>8822,</text:p>
          </table:table-cell>
          <table:table-cell table:formula="of:=CONCATENATE(TEXT(([.Q5]-[.$D$19])/[.$D$18];&quot;##0&quot;);&quot;,&quot;)" office:value-type="string" office:string-value="10082," calcext:value-type="string">
            <text:p>10082,</text:p>
          </table:table-cell>
          <table:table-cell table:formula="of:=CONCATENATE(TEXT(([.R5]-[.$D$19])/[.$D$18];&quot;##0&quot;);&quot;,&quot;)" office:value-type="string" office:string-value="11343," calcext:value-type="string">
            <text:p>11343,</text:p>
          </table:table-cell>
          <table:table-cell table:formula="of:=CONCATENATE(TEXT(([.S5]-[.$D$19])/[.$D$18];&quot;##0&quot;);&quot;,&quot;)" office:value-type="string" office:string-value="12603," calcext:value-type="string">
            <text:p>12603,</text:p>
          </table:table-cell>
          <table:table-cell table:formula="of:=CONCATENATE(TEXT(([.T5]-[.$D$19])/[.$D$18];&quot;##0&quot;);&quot;,&quot;)" office:value-type="string" office:string-value="13863," calcext:value-type="string">
            <text:p>13863,</text:p>
          </table:table-cell>
          <table:table-cell table:formula="of:=CONCATENATE(TEXT(([.U5]-[.$D$19])/[.$D$18];&quot;##0&quot;);&quot;,&quot;)" office:value-type="string" office:string-value="15124," calcext:value-type="string">
            <text:p>15124,</text:p>
          </table:table-cell>
          <table:table-cell table:formula="of:=CONCATENATE(TEXT(([.V5]-[.$D$19])/[.$D$18];&quot;##0&quot;);&quot;,&quot;)" office:value-type="string" office:string-value="16384," calcext:value-type="string">
            <text:p>16384,</text:p>
          </table:table-cell>
          <table:table-cell table:formula="of:=CONCATENATE(TEXT(([.W5]-[.$D$19])/[.$D$18];&quot;##0&quot;);&quot;,&quot;)" office:value-type="string" office:string-value="16384," calcext:value-type="string">
            <text:p>16384,</text:p>
          </table:table-cell>
          <table:table-cell table:formula="of:=CONCATENATE(TEXT(([.X5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5]-[.$D$19])/[.$D$18];&quot;##0&quot;);&quot;,&quot;)" office:value-type="string" office:string-value="0," calcext:value-type="string">
            <text:p>0,</text:p>
          </table:table-cell>
          <table:table-cell table:formula="of:=CONCATENATE(TEXT(([.AA5]-[.$D$19])/[.$D$18];&quot;##0&quot;);&quot;,&quot;)" office:value-type="string" office:string-value="1008," calcext:value-type="string">
            <text:p>1008,</text:p>
          </table:table-cell>
          <table:table-cell table:formula="of:=CONCATENATE(TEXT(([.AB5]-[.$D$19])/[.$D$18];&quot;##0&quot;);&quot;,&quot;)" office:value-type="string" office:string-value="2016," calcext:value-type="string">
            <text:p>2016,</text:p>
          </table:table-cell>
          <table:table-cell table:formula="of:=CONCATENATE(TEXT(([.AC5]-[.$D$19])/[.$D$18];&quot;##0&quot;);&quot;,&quot;)" office:value-type="string" office:string-value="3025," calcext:value-type="string">
            <text:p>3025,</text:p>
          </table:table-cell>
          <table:table-cell table:formula="of:=CONCATENATE(TEXT(([.AD5]-[.$D$19])/[.$D$18];&quot;##0&quot;);&quot;,&quot;)" office:value-type="string" office:string-value="4033," calcext:value-type="string">
            <text:p>4033,</text:p>
          </table:table-cell>
          <table:table-cell table:formula="of:=CONCATENATE(TEXT(([.AE5]-[.$D$19])/[.$D$18];&quot;##0&quot;);&quot;,&quot;)" office:value-type="string" office:string-value="5041," calcext:value-type="string">
            <text:p>5041,</text:p>
          </table:table-cell>
          <table:table-cell table:formula="of:=CONCATENATE(TEXT(([.AF5]-[.$D$19])/[.$D$18];&quot;##0&quot;);&quot;,&quot;)" office:value-type="string" office:string-value="6049," calcext:value-type="string">
            <text:p>6049,</text:p>
          </table:table-cell>
          <table:table-cell table:formula="of:=CONCATENATE(TEXT(([.AG5]-[.$D$19])/[.$D$18];&quot;##0&quot;);&quot;,&quot;)" office:value-type="string" office:string-value="7058," calcext:value-type="string">
            <text:p>7058,</text:p>
          </table:table-cell>
          <table:table-cell table:formula="of:=CONCATENATE(TEXT(([.AH5]-[.$D$19])/[.$D$18];&quot;##0&quot;);&quot;,&quot;)" office:value-type="string" office:string-value="8066," calcext:value-type="string">
            <text:p>8066,</text:p>
          </table:table-cell>
          <table:table-cell table:formula="of:=CONCATENATE(TEXT(([.AI5]-[.$D$19])/[.$D$18];&quot;##0&quot;);&quot;,&quot;)" office:value-type="string" office:string-value="9074," calcext:value-type="string">
            <text:p>9074,</text:p>
          </table:table-cell>
          <table:table-cell table:formula="of:=CONCATENATE(TEXT(([.AJ5]-[.$D$19])/[.$D$18];&quot;##0&quot;);&quot;,&quot;)" office:value-type="string" office:string-value="10082," calcext:value-type="string">
            <text:p>10082,</text:p>
          </table:table-cell>
          <table:table-cell table:formula="of:=CONCATENATE(TEXT(([.AK5]-[.$D$19])/[.$D$18];&quot;##0&quot;);&quot;,&quot;)" office:value-type="string" office:string-value="11091," calcext:value-type="string">
            <text:p>11091,</text:p>
          </table:table-cell>
          <table:table-cell table:formula="of:=CONCATENATE(TEXT(([.AL5]-[.$D$19])/[.$D$18];&quot;##0&quot;);&quot;,&quot;)" office:value-type="string" office:string-value="12099," calcext:value-type="string">
            <text:p>12099,</text:p>
          </table:table-cell>
          <table:table-cell table:formula="of:=CONCATENATE(TEXT(([.AM5]-[.$D$19])/[.$D$18];&quot;##0&quot;);&quot;,&quot;)" office:value-type="string" office:string-value="13107," calcext:value-type="string">
            <text:p>13107,</text:p>
          </table:table-cell>
          <table:table-cell table:formula="of:=CONCATENATE(TEXT(([.AN5]-[.$D$19])/[.$D$18];&quot;##0&quot;);&quot;,&quot;)" office:value-type="string" office:string-value="13107," calcext:value-type="string">
            <text:p>13107,</text:p>
          </table:table-cell>
          <table:table-cell table:formula="of:=CONCATENATE(TEXT(([.AO5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8]-[.$D$19])/[.$D$18];&quot;##0.#&quot;);&quot;,&quot;)" office:value-type="string" office:string-value="121.6," calcext:value-type="string">
            <text:p>121.6,</text:p>
          </table:table-cell>
          <table:table-cell table:formula="of:=CONCATENATE(TEXT(([.D8]-[.$D$19])/[.$D$18];&quot;##0.#&quot;);&quot;,&quot;)" office:value-type="string" office:string-value="121.6," calcext:value-type="string">
            <text:p>121.6,</text:p>
          </table:table-cell>
          <table:table-cell table:formula="of:=CONCATENATE(TEXT(([.E8]-[.$D$19])/[.$D$18];&quot;##0.#&quot;);&quot;,&quot;)" office:value-type="string" office:string-value="64," calcext:value-type="string">
            <text:p>64,</text:p>
          </table:table-cell>
          <table:table-cell table:formula="of:=CONCATENATE(TEXT(([.F8]-[.$D$19])/[.$D$18];&quot;##0.#&quot;);&quot;,&quot;)" office:value-type="string" office:string-value="64," calcext:value-type="string">
            <text:p>64,</text:p>
          </table:table-cell>
          <table:table-cell table:formula="of:=CONCATENATE(TEXT(([.G8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6]-[.$D$19])/[.$D$18];&quot;##0&quot;);&quot;,&quot;)" office:value-type="string" office:string-value="0," calcext:value-type="string">
            <text:p>0,</text:p>
          </table:table-cell>
          <table:table-cell table:formula="of:=CONCATENATE(TEXT(([.J6]-[.$D$19])/[.$D$18];&quot;##0&quot;);&quot;,&quot;)" office:value-type="string" office:string-value="1260," calcext:value-type="string">
            <text:p>1260,</text:p>
          </table:table-cell>
          <table:table-cell table:formula="of:=CONCATENATE(TEXT(([.K6]-[.$D$19])/[.$D$18];&quot;##0&quot;);&quot;,&quot;)" office:value-type="string" office:string-value="2521," calcext:value-type="string">
            <text:p>2521,</text:p>
          </table:table-cell>
          <table:table-cell table:formula="of:=CONCATENATE(TEXT(([.L6]-[.$D$19])/[.$D$18];&quot;##0&quot;);&quot;,&quot;)" office:value-type="string" office:string-value="3781," calcext:value-type="string">
            <text:p>3781,</text:p>
          </table:table-cell>
          <table:table-cell table:formula="of:=CONCATENATE(TEXT(([.M6]-[.$D$19])/[.$D$18];&quot;##0&quot;);&quot;,&quot;)" office:value-type="string" office:string-value="5041," calcext:value-type="string">
            <text:p>5041,</text:p>
          </table:table-cell>
          <table:table-cell table:formula="of:=CONCATENATE(TEXT(([.N6]-[.$D$19])/[.$D$18];&quot;##0&quot;);&quot;,&quot;)" office:value-type="string" office:string-value="6302," calcext:value-type="string">
            <text:p>6302,</text:p>
          </table:table-cell>
          <table:table-cell table:formula="of:=CONCATENATE(TEXT(([.O6]-[.$D$19])/[.$D$18];&quot;##0&quot;);&quot;,&quot;)" office:value-type="string" office:string-value="7562," calcext:value-type="string">
            <text:p>7562,</text:p>
          </table:table-cell>
          <table:table-cell table:formula="of:=CONCATENATE(TEXT(([.P6]-[.$D$19])/[.$D$18];&quot;##0&quot;);&quot;,&quot;)" office:value-type="string" office:string-value="8822," calcext:value-type="string">
            <text:p>8822,</text:p>
          </table:table-cell>
          <table:table-cell table:formula="of:=CONCATENATE(TEXT(([.Q6]-[.$D$19])/[.$D$18];&quot;##0&quot;);&quot;,&quot;)" office:value-type="string" office:string-value="10082," calcext:value-type="string">
            <text:p>10082,</text:p>
          </table:table-cell>
          <table:table-cell table:formula="of:=CONCATENATE(TEXT(([.R6]-[.$D$19])/[.$D$18];&quot;##0&quot;);&quot;,&quot;)" office:value-type="string" office:string-value="11343," calcext:value-type="string">
            <text:p>11343,</text:p>
          </table:table-cell>
          <table:table-cell table:formula="of:=CONCATENATE(TEXT(([.S6]-[.$D$19])/[.$D$18];&quot;##0&quot;);&quot;,&quot;)" office:value-type="string" office:string-value="12603," calcext:value-type="string">
            <text:p>12603,</text:p>
          </table:table-cell>
          <table:table-cell table:formula="of:=CONCATENATE(TEXT(([.T6]-[.$D$19])/[.$D$18];&quot;##0&quot;);&quot;,&quot;)" office:value-type="string" office:string-value="13863," calcext:value-type="string">
            <text:p>13863,</text:p>
          </table:table-cell>
          <table:table-cell table:formula="of:=CONCATENATE(TEXT(([.U6]-[.$D$19])/[.$D$18];&quot;##0&quot;);&quot;,&quot;)" office:value-type="string" office:string-value="15124," calcext:value-type="string">
            <text:p>15124,</text:p>
          </table:table-cell>
          <table:table-cell table:formula="of:=CONCATENATE(TEXT(([.V6]-[.$D$19])/[.$D$18];&quot;##0&quot;);&quot;,&quot;)" office:value-type="string" office:string-value="16384," calcext:value-type="string">
            <text:p>16384,</text:p>
          </table:table-cell>
          <table:table-cell table:formula="of:=CONCATENATE(TEXT(([.W6]-[.$D$19])/[.$D$18];&quot;##0&quot;);&quot;,&quot;)" office:value-type="string" office:string-value="16384," calcext:value-type="string">
            <text:p>16384,</text:p>
          </table:table-cell>
          <table:table-cell table:formula="of:=CONCATENATE(TEXT(([.X6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6]-[.$D$19])/[.$D$18];&quot;##0&quot;);&quot;,&quot;)" office:value-type="string" office:string-value="0," calcext:value-type="string">
            <text:p>0,</text:p>
          </table:table-cell>
          <table:table-cell table:formula="of:=CONCATENATE(TEXT(([.AA6]-[.$D$19])/[.$D$18];&quot;##0&quot;);&quot;,&quot;)" office:value-type="string" office:string-value="1008," calcext:value-type="string">
            <text:p>1008,</text:p>
          </table:table-cell>
          <table:table-cell table:formula="of:=CONCATENATE(TEXT(([.AB6]-[.$D$19])/[.$D$18];&quot;##0&quot;);&quot;,&quot;)" office:value-type="string" office:string-value="2016," calcext:value-type="string">
            <text:p>2016,</text:p>
          </table:table-cell>
          <table:table-cell table:formula="of:=CONCATENATE(TEXT(([.AC6]-[.$D$19])/[.$D$18];&quot;##0&quot;);&quot;,&quot;)" office:value-type="string" office:string-value="3025," calcext:value-type="string">
            <text:p>3025,</text:p>
          </table:table-cell>
          <table:table-cell table:formula="of:=CONCATENATE(TEXT(([.AD6]-[.$D$19])/[.$D$18];&quot;##0&quot;);&quot;,&quot;)" office:value-type="string" office:string-value="4033," calcext:value-type="string">
            <text:p>4033,</text:p>
          </table:table-cell>
          <table:table-cell table:formula="of:=CONCATENATE(TEXT(([.AE6]-[.$D$19])/[.$D$18];&quot;##0&quot;);&quot;,&quot;)" office:value-type="string" office:string-value="5041," calcext:value-type="string">
            <text:p>5041,</text:p>
          </table:table-cell>
          <table:table-cell table:formula="of:=CONCATENATE(TEXT(([.AF6]-[.$D$19])/[.$D$18];&quot;##0&quot;);&quot;,&quot;)" office:value-type="string" office:string-value="6049," calcext:value-type="string">
            <text:p>6049,</text:p>
          </table:table-cell>
          <table:table-cell table:formula="of:=CONCATENATE(TEXT(([.AG6]-[.$D$19])/[.$D$18];&quot;##0&quot;);&quot;,&quot;)" office:value-type="string" office:string-value="7058," calcext:value-type="string">
            <text:p>7058,</text:p>
          </table:table-cell>
          <table:table-cell table:formula="of:=CONCATENATE(TEXT(([.AH6]-[.$D$19])/[.$D$18];&quot;##0&quot;);&quot;,&quot;)" office:value-type="string" office:string-value="8066," calcext:value-type="string">
            <text:p>8066,</text:p>
          </table:table-cell>
          <table:table-cell table:formula="of:=CONCATENATE(TEXT(([.AI6]-[.$D$19])/[.$D$18];&quot;##0&quot;);&quot;,&quot;)" office:value-type="string" office:string-value="9074," calcext:value-type="string">
            <text:p>9074,</text:p>
          </table:table-cell>
          <table:table-cell table:formula="of:=CONCATENATE(TEXT(([.AJ6]-[.$D$19])/[.$D$18];&quot;##0&quot;);&quot;,&quot;)" office:value-type="string" office:string-value="10082," calcext:value-type="string">
            <text:p>10082,</text:p>
          </table:table-cell>
          <table:table-cell table:formula="of:=CONCATENATE(TEXT(([.AK6]-[.$D$19])/[.$D$18];&quot;##0&quot;);&quot;,&quot;)" office:value-type="string" office:string-value="11091," calcext:value-type="string">
            <text:p>11091,</text:p>
          </table:table-cell>
          <table:table-cell table:formula="of:=CONCATENATE(TEXT(([.AL6]-[.$D$19])/[.$D$18];&quot;##0&quot;);&quot;,&quot;)" office:value-type="string" office:string-value="12099," calcext:value-type="string">
            <text:p>12099,</text:p>
          </table:table-cell>
          <table:table-cell table:formula="of:=CONCATENATE(TEXT(([.AM6]-[.$D$19])/[.$D$18];&quot;##0&quot;);&quot;,&quot;)" office:value-type="string" office:string-value="13107," calcext:value-type="string">
            <text:p>13107,</text:p>
          </table:table-cell>
          <table:table-cell table:formula="of:=CONCATENATE(TEXT(([.AN6]-[.$D$19])/[.$D$18];&quot;##0&quot;);&quot;,&quot;)" office:value-type="string" office:string-value="13107," calcext:value-type="string">
            <text:p>13107,</text:p>
          </table:table-cell>
          <table:table-cell table:formula="of:=CONCATENATE(TEXT(([.AO6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9]-[.$D$19])/[.$D$18];&quot;##0.#&quot;);&quot;,&quot;)" office:value-type="string" office:string-value="179.2," calcext:value-type="string">
            <text:p>179.2,</text:p>
          </table:table-cell>
          <table:table-cell table:formula="of:=CONCATENATE(TEXT(([.D9]-[.$D$19])/[.$D$18];&quot;##0.#&quot;);&quot;,&quot;)" office:value-type="string" office:string-value="121.6," calcext:value-type="string">
            <text:p>121.6,</text:p>
          </table:table-cell>
          <table:table-cell table:formula="of:=CONCATENATE(TEXT(([.E9]-[.$D$19])/[.$D$18];&quot;##0.#&quot;);&quot;,&quot;)" office:value-type="string" office:string-value="121.6," calcext:value-type="string">
            <text:p>121.6,</text:p>
          </table:table-cell>
          <table:table-cell table:formula="of:=CONCATENATE(TEXT(([.F9]-[.$D$19])/[.$D$18];&quot;##0.#&quot;);&quot;,&quot;)" office:value-type="string" office:string-value="64," calcext:value-type="string">
            <text:p>64,</text:p>
          </table:table-cell>
          <table:table-cell table:formula="of:=CONCATENATE(TEXT(([.G9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7]-[.$D$19])/[.$D$18];&quot;##0&quot;);&quot;,&quot;)" office:value-type="string" office:string-value="0," calcext:value-type="string">
            <text:p>0,</text:p>
          </table:table-cell>
          <table:table-cell table:formula="of:=CONCATENATE(TEXT(([.J7]-[.$D$19])/[.$D$18];&quot;##0&quot;);&quot;,&quot;)" office:value-type="string" office:string-value="1260," calcext:value-type="string">
            <text:p>1260,</text:p>
          </table:table-cell>
          <table:table-cell table:formula="of:=CONCATENATE(TEXT(([.K7]-[.$D$19])/[.$D$18];&quot;##0&quot;);&quot;,&quot;)" office:value-type="string" office:string-value="2521," calcext:value-type="string">
            <text:p>2521,</text:p>
          </table:table-cell>
          <table:table-cell table:formula="of:=CONCATENATE(TEXT(([.L7]-[.$D$19])/[.$D$18];&quot;##0&quot;);&quot;,&quot;)" office:value-type="string" office:string-value="3781," calcext:value-type="string">
            <text:p>3781,</text:p>
          </table:table-cell>
          <table:table-cell table:formula="of:=CONCATENATE(TEXT(([.M7]-[.$D$19])/[.$D$18];&quot;##0&quot;);&quot;,&quot;)" office:value-type="string" office:string-value="5041," calcext:value-type="string">
            <text:p>5041,</text:p>
          </table:table-cell>
          <table:table-cell table:formula="of:=CONCATENATE(TEXT(([.N7]-[.$D$19])/[.$D$18];&quot;##0&quot;);&quot;,&quot;)" office:value-type="string" office:string-value="6302," calcext:value-type="string">
            <text:p>6302,</text:p>
          </table:table-cell>
          <table:table-cell table:formula="of:=CONCATENATE(TEXT(([.O7]-[.$D$19])/[.$D$18];&quot;##0&quot;);&quot;,&quot;)" office:value-type="string" office:string-value="7562," calcext:value-type="string">
            <text:p>7562,</text:p>
          </table:table-cell>
          <table:table-cell table:formula="of:=CONCATENATE(TEXT(([.P7]-[.$D$19])/[.$D$18];&quot;##0&quot;);&quot;,&quot;)" office:value-type="string" office:string-value="8822," calcext:value-type="string">
            <text:p>8822,</text:p>
          </table:table-cell>
          <table:table-cell table:formula="of:=CONCATENATE(TEXT(([.Q7]-[.$D$19])/[.$D$18];&quot;##0&quot;);&quot;,&quot;)" office:value-type="string" office:string-value="10082," calcext:value-type="string">
            <text:p>10082,</text:p>
          </table:table-cell>
          <table:table-cell table:formula="of:=CONCATENATE(TEXT(([.R7]-[.$D$19])/[.$D$18];&quot;##0&quot;);&quot;,&quot;)" office:value-type="string" office:string-value="11343," calcext:value-type="string">
            <text:p>11343,</text:p>
          </table:table-cell>
          <table:table-cell table:formula="of:=CONCATENATE(TEXT(([.S7]-[.$D$19])/[.$D$18];&quot;##0&quot;);&quot;,&quot;)" office:value-type="string" office:string-value="12603," calcext:value-type="string">
            <text:p>12603,</text:p>
          </table:table-cell>
          <table:table-cell table:formula="of:=CONCATENATE(TEXT(([.T7]-[.$D$19])/[.$D$18];&quot;##0&quot;);&quot;,&quot;)" office:value-type="string" office:string-value="13863," calcext:value-type="string">
            <text:p>13863,</text:p>
          </table:table-cell>
          <table:table-cell table:formula="of:=CONCATENATE(TEXT(([.U7]-[.$D$19])/[.$D$18];&quot;##0&quot;);&quot;,&quot;)" office:value-type="string" office:string-value="15124," calcext:value-type="string">
            <text:p>15124,</text:p>
          </table:table-cell>
          <table:table-cell table:formula="of:=CONCATENATE(TEXT(([.V7]-[.$D$19])/[.$D$18];&quot;##0&quot;);&quot;,&quot;)" office:value-type="string" office:string-value="16384," calcext:value-type="string">
            <text:p>16384,</text:p>
          </table:table-cell>
          <table:table-cell table:formula="of:=CONCATENATE(TEXT(([.W7]-[.$D$19])/[.$D$18];&quot;##0&quot;);&quot;,&quot;)" office:value-type="string" office:string-value="16384," calcext:value-type="string">
            <text:p>16384,</text:p>
          </table:table-cell>
          <table:table-cell table:formula="of:=CONCATENATE(TEXT(([.X7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7]-[.$D$19])/[.$D$18];&quot;##0&quot;);&quot;,&quot;)" office:value-type="string" office:string-value="0," calcext:value-type="string">
            <text:p>0,</text:p>
          </table:table-cell>
          <table:table-cell table:formula="of:=CONCATENATE(TEXT(([.AA7]-[.$D$19])/[.$D$18];&quot;##0&quot;);&quot;,&quot;)" office:value-type="string" office:string-value="1008," calcext:value-type="string">
            <text:p>1008,</text:p>
          </table:table-cell>
          <table:table-cell table:formula="of:=CONCATENATE(TEXT(([.AB7]-[.$D$19])/[.$D$18];&quot;##0&quot;);&quot;,&quot;)" office:value-type="string" office:string-value="2016," calcext:value-type="string">
            <text:p>2016,</text:p>
          </table:table-cell>
          <table:table-cell table:formula="of:=CONCATENATE(TEXT(([.AC7]-[.$D$19])/[.$D$18];&quot;##0&quot;);&quot;,&quot;)" office:value-type="string" office:string-value="3025," calcext:value-type="string">
            <text:p>3025,</text:p>
          </table:table-cell>
          <table:table-cell table:formula="of:=CONCATENATE(TEXT(([.AD7]-[.$D$19])/[.$D$18];&quot;##0&quot;);&quot;,&quot;)" office:value-type="string" office:string-value="4033," calcext:value-type="string">
            <text:p>4033,</text:p>
          </table:table-cell>
          <table:table-cell table:formula="of:=CONCATENATE(TEXT(([.AE7]-[.$D$19])/[.$D$18];&quot;##0&quot;);&quot;,&quot;)" office:value-type="string" office:string-value="5041," calcext:value-type="string">
            <text:p>5041,</text:p>
          </table:table-cell>
          <table:table-cell table:formula="of:=CONCATENATE(TEXT(([.AF7]-[.$D$19])/[.$D$18];&quot;##0&quot;);&quot;,&quot;)" office:value-type="string" office:string-value="6049," calcext:value-type="string">
            <text:p>6049,</text:p>
          </table:table-cell>
          <table:table-cell table:formula="of:=CONCATENATE(TEXT(([.AG7]-[.$D$19])/[.$D$18];&quot;##0&quot;);&quot;,&quot;)" office:value-type="string" office:string-value="7058," calcext:value-type="string">
            <text:p>7058,</text:p>
          </table:table-cell>
          <table:table-cell table:formula="of:=CONCATENATE(TEXT(([.AH7]-[.$D$19])/[.$D$18];&quot;##0&quot;);&quot;,&quot;)" office:value-type="string" office:string-value="8066," calcext:value-type="string">
            <text:p>8066,</text:p>
          </table:table-cell>
          <table:table-cell table:formula="of:=CONCATENATE(TEXT(([.AI7]-[.$D$19])/[.$D$18];&quot;##0&quot;);&quot;,&quot;)" office:value-type="string" office:string-value="9074," calcext:value-type="string">
            <text:p>9074,</text:p>
          </table:table-cell>
          <table:table-cell table:formula="of:=CONCATENATE(TEXT(([.AJ7]-[.$D$19])/[.$D$18];&quot;##0&quot;);&quot;,&quot;)" office:value-type="string" office:string-value="10082," calcext:value-type="string">
            <text:p>10082,</text:p>
          </table:table-cell>
          <table:table-cell table:formula="of:=CONCATENATE(TEXT(([.AK7]-[.$D$19])/[.$D$18];&quot;##0&quot;);&quot;,&quot;)" office:value-type="string" office:string-value="11091," calcext:value-type="string">
            <text:p>11091,</text:p>
          </table:table-cell>
          <table:table-cell table:formula="of:=CONCATENATE(TEXT(([.AL7]-[.$D$19])/[.$D$18];&quot;##0&quot;);&quot;,&quot;)" office:value-type="string" office:string-value="12099," calcext:value-type="string">
            <text:p>12099,</text:p>
          </table:table-cell>
          <table:table-cell table:formula="of:=CONCATENATE(TEXT(([.AM7]-[.$D$19])/[.$D$18];&quot;##0&quot;);&quot;,&quot;)" office:value-type="string" office:string-value="13107," calcext:value-type="string">
            <text:p>13107,</text:p>
          </table:table-cell>
          <table:table-cell table:formula="of:=CONCATENATE(TEXT(([.AN7]-[.$D$19])/[.$D$18];&quot;##0&quot;);&quot;,&quot;)" office:value-type="string" office:string-value="13107," calcext:value-type="string">
            <text:p>13107,</text:p>
          </table:table-cell>
          <table:table-cell table:formula="of:=CONCATENATE(TEXT(([.AO7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0]-[.$D$19])/[.$D$18];&quot;##0.#&quot;);&quot;,&quot;)" office:value-type="string" office:string-value="294.4," calcext:value-type="string">
            <text:p>294.4,</text:p>
          </table:table-cell>
          <table:table-cell table:formula="of:=CONCATENATE(TEXT(([.D10]-[.$D$19])/[.$D$18];&quot;##0.#&quot;);&quot;,&quot;)" office:value-type="string" office:string-value="236.8," calcext:value-type="string">
            <text:p>236.8,</text:p>
          </table:table-cell>
          <table:table-cell table:formula="of:=CONCATENATE(TEXT(([.E10]-[.$D$19])/[.$D$18];&quot;##0.#&quot;);&quot;,&quot;)" office:value-type="string" office:string-value="179.2," calcext:value-type="string">
            <text:p>179.2,</text:p>
          </table:table-cell>
          <table:table-cell table:formula="of:=CONCATENATE(TEXT(([.F10]-[.$D$19])/[.$D$18];&quot;##0.#&quot;);&quot;,&quot;)" office:value-type="string" office:string-value="64," calcext:value-type="string">
            <text:p>64,</text:p>
          </table:table-cell>
          <table:table-cell table:formula="of:=CONCATENATE(TEXT(([.G10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8]-[.$D$19])/[.$D$18];&quot;##0&quot;);&quot;,&quot;)" office:value-type="string" office:string-value="0," calcext:value-type="string">
            <text:p>0,</text:p>
          </table:table-cell>
          <table:table-cell table:formula="of:=CONCATENATE(TEXT(([.J8]-[.$D$19])/[.$D$18];&quot;##0&quot;);&quot;,&quot;)" office:value-type="string" office:string-value="1260," calcext:value-type="string">
            <text:p>1260,</text:p>
          </table:table-cell>
          <table:table-cell table:formula="of:=CONCATENATE(TEXT(([.K8]-[.$D$19])/[.$D$18];&quot;##0&quot;);&quot;,&quot;)" office:value-type="string" office:string-value="2521," calcext:value-type="string">
            <text:p>2521,</text:p>
          </table:table-cell>
          <table:table-cell table:formula="of:=CONCATENATE(TEXT(([.L8]-[.$D$19])/[.$D$18];&quot;##0&quot;);&quot;,&quot;)" office:value-type="string" office:string-value="3781," calcext:value-type="string">
            <text:p>3781,</text:p>
          </table:table-cell>
          <table:table-cell table:formula="of:=CONCATENATE(TEXT(([.M8]-[.$D$19])/[.$D$18];&quot;##0&quot;);&quot;,&quot;)" office:value-type="string" office:string-value="5041," calcext:value-type="string">
            <text:p>5041,</text:p>
          </table:table-cell>
          <table:table-cell table:formula="of:=CONCATENATE(TEXT(([.N8]-[.$D$19])/[.$D$18];&quot;##0&quot;);&quot;,&quot;)" office:value-type="string" office:string-value="6302," calcext:value-type="string">
            <text:p>6302,</text:p>
          </table:table-cell>
          <table:table-cell table:formula="of:=CONCATENATE(TEXT(([.O8]-[.$D$19])/[.$D$18];&quot;##0&quot;);&quot;,&quot;)" office:value-type="string" office:string-value="7562," calcext:value-type="string">
            <text:p>7562,</text:p>
          </table:table-cell>
          <table:table-cell table:formula="of:=CONCATENATE(TEXT(([.P8]-[.$D$19])/[.$D$18];&quot;##0&quot;);&quot;,&quot;)" office:value-type="string" office:string-value="8822," calcext:value-type="string">
            <text:p>8822,</text:p>
          </table:table-cell>
          <table:table-cell table:formula="of:=CONCATENATE(TEXT(([.Q8]-[.$D$19])/[.$D$18];&quot;##0&quot;);&quot;,&quot;)" office:value-type="string" office:string-value="10082," calcext:value-type="string">
            <text:p>10082,</text:p>
          </table:table-cell>
          <table:table-cell table:formula="of:=CONCATENATE(TEXT(([.R8]-[.$D$19])/[.$D$18];&quot;##0&quot;);&quot;,&quot;)" office:value-type="string" office:string-value="11343," calcext:value-type="string">
            <text:p>11343,</text:p>
          </table:table-cell>
          <table:table-cell table:formula="of:=CONCATENATE(TEXT(([.S8]-[.$D$19])/[.$D$18];&quot;##0&quot;);&quot;,&quot;)" office:value-type="string" office:string-value="12603," calcext:value-type="string">
            <text:p>12603,</text:p>
          </table:table-cell>
          <table:table-cell table:formula="of:=CONCATENATE(TEXT(([.T8]-[.$D$19])/[.$D$18];&quot;##0&quot;);&quot;,&quot;)" office:value-type="string" office:string-value="13863," calcext:value-type="string">
            <text:p>13863,</text:p>
          </table:table-cell>
          <table:table-cell table:formula="of:=CONCATENATE(TEXT(([.U8]-[.$D$19])/[.$D$18];&quot;##0&quot;);&quot;,&quot;)" office:value-type="string" office:string-value="15124," calcext:value-type="string">
            <text:p>15124,</text:p>
          </table:table-cell>
          <table:table-cell table:formula="of:=CONCATENATE(TEXT(([.V8]-[.$D$19])/[.$D$18];&quot;##0&quot;);&quot;,&quot;)" office:value-type="string" office:string-value="16384," calcext:value-type="string">
            <text:p>16384,</text:p>
          </table:table-cell>
          <table:table-cell table:formula="of:=CONCATENATE(TEXT(([.W8]-[.$D$19])/[.$D$18];&quot;##0&quot;);&quot;,&quot;)" office:value-type="string" office:string-value="16384," calcext:value-type="string">
            <text:p>16384,</text:p>
          </table:table-cell>
          <table:table-cell table:formula="of:=CONCATENATE(TEXT(([.X8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8]-[.$D$19])/[.$D$18];&quot;##0&quot;);&quot;,&quot;)" office:value-type="string" office:string-value="0," calcext:value-type="string">
            <text:p>0,</text:p>
          </table:table-cell>
          <table:table-cell table:formula="of:=CONCATENATE(TEXT(([.AA8]-[.$D$19])/[.$D$18];&quot;##0&quot;);&quot;,&quot;)" office:value-type="string" office:string-value="1008," calcext:value-type="string">
            <text:p>1008,</text:p>
          </table:table-cell>
          <table:table-cell table:formula="of:=CONCATENATE(TEXT(([.AB8]-[.$D$19])/[.$D$18];&quot;##0&quot;);&quot;,&quot;)" office:value-type="string" office:string-value="2016," calcext:value-type="string">
            <text:p>2016,</text:p>
          </table:table-cell>
          <table:table-cell table:formula="of:=CONCATENATE(TEXT(([.AC8]-[.$D$19])/[.$D$18];&quot;##0&quot;);&quot;,&quot;)" office:value-type="string" office:string-value="3025," calcext:value-type="string">
            <text:p>3025,</text:p>
          </table:table-cell>
          <table:table-cell table:formula="of:=CONCATENATE(TEXT(([.AD8]-[.$D$19])/[.$D$18];&quot;##0&quot;);&quot;,&quot;)" office:value-type="string" office:string-value="4033," calcext:value-type="string">
            <text:p>4033,</text:p>
          </table:table-cell>
          <table:table-cell table:formula="of:=CONCATENATE(TEXT(([.AE8]-[.$D$19])/[.$D$18];&quot;##0&quot;);&quot;,&quot;)" office:value-type="string" office:string-value="5041," calcext:value-type="string">
            <text:p>5041,</text:p>
          </table:table-cell>
          <table:table-cell table:formula="of:=CONCATENATE(TEXT(([.AF8]-[.$D$19])/[.$D$18];&quot;##0&quot;);&quot;,&quot;)" office:value-type="string" office:string-value="6049," calcext:value-type="string">
            <text:p>6049,</text:p>
          </table:table-cell>
          <table:table-cell table:formula="of:=CONCATENATE(TEXT(([.AG8]-[.$D$19])/[.$D$18];&quot;##0&quot;);&quot;,&quot;)" office:value-type="string" office:string-value="7058," calcext:value-type="string">
            <text:p>7058,</text:p>
          </table:table-cell>
          <table:table-cell table:formula="of:=CONCATENATE(TEXT(([.AH8]-[.$D$19])/[.$D$18];&quot;##0&quot;);&quot;,&quot;)" office:value-type="string" office:string-value="8066," calcext:value-type="string">
            <text:p>8066,</text:p>
          </table:table-cell>
          <table:table-cell table:formula="of:=CONCATENATE(TEXT(([.AI8]-[.$D$19])/[.$D$18];&quot;##0&quot;);&quot;,&quot;)" office:value-type="string" office:string-value="9074," calcext:value-type="string">
            <text:p>9074,</text:p>
          </table:table-cell>
          <table:table-cell table:formula="of:=CONCATENATE(TEXT(([.AJ8]-[.$D$19])/[.$D$18];&quot;##0&quot;);&quot;,&quot;)" office:value-type="string" office:string-value="10082," calcext:value-type="string">
            <text:p>10082,</text:p>
          </table:table-cell>
          <table:table-cell table:formula="of:=CONCATENATE(TEXT(([.AK8]-[.$D$19])/[.$D$18];&quot;##0&quot;);&quot;,&quot;)" office:value-type="string" office:string-value="11091," calcext:value-type="string">
            <text:p>11091,</text:p>
          </table:table-cell>
          <table:table-cell table:formula="of:=CONCATENATE(TEXT(([.AL8]-[.$D$19])/[.$D$18];&quot;##0&quot;);&quot;,&quot;)" office:value-type="string" office:string-value="12099," calcext:value-type="string">
            <text:p>12099,</text:p>
          </table:table-cell>
          <table:table-cell table:formula="of:=CONCATENATE(TEXT(([.AM8]-[.$D$19])/[.$D$18];&quot;##0&quot;);&quot;,&quot;)" office:value-type="string" office:string-value="13107," calcext:value-type="string">
            <text:p>13107,</text:p>
          </table:table-cell>
          <table:table-cell table:formula="of:=CONCATENATE(TEXT(([.AN8]-[.$D$19])/[.$D$18];&quot;##0&quot;);&quot;,&quot;)" office:value-type="string" office:string-value="13107," calcext:value-type="string">
            <text:p>13107,</text:p>
          </table:table-cell>
          <table:table-cell table:formula="of:=CONCATENATE(TEXT(([.AO8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1]-[.$D$19])/[.$D$18];&quot;##0.#&quot;);&quot;,&quot;)" office:value-type="string" office:string-value="352," calcext:value-type="string">
            <text:p>352,</text:p>
          </table:table-cell>
          <table:table-cell table:formula="of:=CONCATENATE(TEXT(([.D11]-[.$D$19])/[.$D$18];&quot;##0.#&quot;);&quot;,&quot;)" office:value-type="string" office:string-value="294.4," calcext:value-type="string">
            <text:p>294.4,</text:p>
          </table:table-cell>
          <table:table-cell table:formula="of:=CONCATENATE(TEXT(([.E11]-[.$D$19])/[.$D$18];&quot;##0.#&quot;);&quot;,&quot;)" office:value-type="string" office:string-value="179.2," calcext:value-type="string">
            <text:p>179.2,</text:p>
          </table:table-cell>
          <table:table-cell table:formula="of:=CONCATENATE(TEXT(([.F11]-[.$D$19])/[.$D$18];&quot;##0.#&quot;);&quot;,&quot;)" office:value-type="string" office:string-value="121.6," calcext:value-type="string">
            <text:p>121.6,</text:p>
          </table:table-cell>
          <table:table-cell table:formula="of:=CONCATENATE(TEXT(([.G11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9]-[.$D$19])/[.$D$18];&quot;##0&quot;);&quot;,&quot;)" office:value-type="string" office:string-value="0," calcext:value-type="string">
            <text:p>0,</text:p>
          </table:table-cell>
          <table:table-cell table:formula="of:=CONCATENATE(TEXT(([.J9]-[.$D$19])/[.$D$18];&quot;##0&quot;);&quot;,&quot;)" office:value-type="string" office:string-value="1260," calcext:value-type="string">
            <text:p>1260,</text:p>
          </table:table-cell>
          <table:table-cell table:formula="of:=CONCATENATE(TEXT(([.K9]-[.$D$19])/[.$D$18];&quot;##0&quot;);&quot;,&quot;)" office:value-type="string" office:string-value="2521," calcext:value-type="string">
            <text:p>2521,</text:p>
          </table:table-cell>
          <table:table-cell table:formula="of:=CONCATENATE(TEXT(([.L9]-[.$D$19])/[.$D$18];&quot;##0&quot;);&quot;,&quot;)" office:value-type="string" office:string-value="3781," calcext:value-type="string">
            <text:p>3781,</text:p>
          </table:table-cell>
          <table:table-cell table:formula="of:=CONCATENATE(TEXT(([.M9]-[.$D$19])/[.$D$18];&quot;##0&quot;);&quot;,&quot;)" office:value-type="string" office:string-value="5041," calcext:value-type="string">
            <text:p>5041,</text:p>
          </table:table-cell>
          <table:table-cell table:formula="of:=CONCATENATE(TEXT(([.N9]-[.$D$19])/[.$D$18];&quot;##0&quot;);&quot;,&quot;)" office:value-type="string" office:string-value="6302," calcext:value-type="string">
            <text:p>6302,</text:p>
          </table:table-cell>
          <table:table-cell table:formula="of:=CONCATENATE(TEXT(([.O9]-[.$D$19])/[.$D$18];&quot;##0&quot;);&quot;,&quot;)" office:value-type="string" office:string-value="7562," calcext:value-type="string">
            <text:p>7562,</text:p>
          </table:table-cell>
          <table:table-cell table:formula="of:=CONCATENATE(TEXT(([.P9]-[.$D$19])/[.$D$18];&quot;##0&quot;);&quot;,&quot;)" office:value-type="string" office:string-value="8822," calcext:value-type="string">
            <text:p>8822,</text:p>
          </table:table-cell>
          <table:table-cell table:formula="of:=CONCATENATE(TEXT(([.Q9]-[.$D$19])/[.$D$18];&quot;##0&quot;);&quot;,&quot;)" office:value-type="string" office:string-value="10082," calcext:value-type="string">
            <text:p>10082,</text:p>
          </table:table-cell>
          <table:table-cell table:formula="of:=CONCATENATE(TEXT(([.R9]-[.$D$19])/[.$D$18];&quot;##0&quot;);&quot;,&quot;)" office:value-type="string" office:string-value="11343," calcext:value-type="string">
            <text:p>11343,</text:p>
          </table:table-cell>
          <table:table-cell table:formula="of:=CONCATENATE(TEXT(([.S9]-[.$D$19])/[.$D$18];&quot;##0&quot;);&quot;,&quot;)" office:value-type="string" office:string-value="12603," calcext:value-type="string">
            <text:p>12603,</text:p>
          </table:table-cell>
          <table:table-cell table:formula="of:=CONCATENATE(TEXT(([.T9]-[.$D$19])/[.$D$18];&quot;##0&quot;);&quot;,&quot;)" office:value-type="string" office:string-value="13863," calcext:value-type="string">
            <text:p>13863,</text:p>
          </table:table-cell>
          <table:table-cell table:formula="of:=CONCATENATE(TEXT(([.U9]-[.$D$19])/[.$D$18];&quot;##0&quot;);&quot;,&quot;)" office:value-type="string" office:string-value="15124," calcext:value-type="string">
            <text:p>15124,</text:p>
          </table:table-cell>
          <table:table-cell table:formula="of:=CONCATENATE(TEXT(([.V9]-[.$D$19])/[.$D$18];&quot;##0&quot;);&quot;,&quot;)" office:value-type="string" office:string-value="16384," calcext:value-type="string">
            <text:p>16384,</text:p>
          </table:table-cell>
          <table:table-cell table:formula="of:=CONCATENATE(TEXT(([.W9]-[.$D$19])/[.$D$18];&quot;##0&quot;);&quot;,&quot;)" office:value-type="string" office:string-value="16384," calcext:value-type="string">
            <text:p>16384,</text:p>
          </table:table-cell>
          <table:table-cell table:formula="of:=CONCATENATE(TEXT(([.X9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9]-[.$D$19])/[.$D$18];&quot;##0&quot;);&quot;,&quot;)" office:value-type="string" office:string-value="0," calcext:value-type="string">
            <text:p>0,</text:p>
          </table:table-cell>
          <table:table-cell table:formula="of:=CONCATENATE(TEXT(([.AA9]-[.$D$19])/[.$D$18];&quot;##0&quot;);&quot;,&quot;)" office:value-type="string" office:string-value="1008," calcext:value-type="string">
            <text:p>1008,</text:p>
          </table:table-cell>
          <table:table-cell table:formula="of:=CONCATENATE(TEXT(([.AB9]-[.$D$19])/[.$D$18];&quot;##0&quot;);&quot;,&quot;)" office:value-type="string" office:string-value="2016," calcext:value-type="string">
            <text:p>2016,</text:p>
          </table:table-cell>
          <table:table-cell table:formula="of:=CONCATENATE(TEXT(([.AC9]-[.$D$19])/[.$D$18];&quot;##0&quot;);&quot;,&quot;)" office:value-type="string" office:string-value="3025," calcext:value-type="string">
            <text:p>3025,</text:p>
          </table:table-cell>
          <table:table-cell table:formula="of:=CONCATENATE(TEXT(([.AD9]-[.$D$19])/[.$D$18];&quot;##0&quot;);&quot;,&quot;)" office:value-type="string" office:string-value="4033," calcext:value-type="string">
            <text:p>4033,</text:p>
          </table:table-cell>
          <table:table-cell table:formula="of:=CONCATENATE(TEXT(([.AE9]-[.$D$19])/[.$D$18];&quot;##0&quot;);&quot;,&quot;)" office:value-type="string" office:string-value="5041," calcext:value-type="string">
            <text:p>5041,</text:p>
          </table:table-cell>
          <table:table-cell table:formula="of:=CONCATENATE(TEXT(([.AF9]-[.$D$19])/[.$D$18];&quot;##0&quot;);&quot;,&quot;)" office:value-type="string" office:string-value="6049," calcext:value-type="string">
            <text:p>6049,</text:p>
          </table:table-cell>
          <table:table-cell table:formula="of:=CONCATENATE(TEXT(([.AG9]-[.$D$19])/[.$D$18];&quot;##0&quot;);&quot;,&quot;)" office:value-type="string" office:string-value="7058," calcext:value-type="string">
            <text:p>7058,</text:p>
          </table:table-cell>
          <table:table-cell table:formula="of:=CONCATENATE(TEXT(([.AH9]-[.$D$19])/[.$D$18];&quot;##0&quot;);&quot;,&quot;)" office:value-type="string" office:string-value="8066," calcext:value-type="string">
            <text:p>8066,</text:p>
          </table:table-cell>
          <table:table-cell table:formula="of:=CONCATENATE(TEXT(([.AI9]-[.$D$19])/[.$D$18];&quot;##0&quot;);&quot;,&quot;)" office:value-type="string" office:string-value="9074," calcext:value-type="string">
            <text:p>9074,</text:p>
          </table:table-cell>
          <table:table-cell table:formula="of:=CONCATENATE(TEXT(([.AJ9]-[.$D$19])/[.$D$18];&quot;##0&quot;);&quot;,&quot;)" office:value-type="string" office:string-value="10082," calcext:value-type="string">
            <text:p>10082,</text:p>
          </table:table-cell>
          <table:table-cell table:formula="of:=CONCATENATE(TEXT(([.AK9]-[.$D$19])/[.$D$18];&quot;##0&quot;);&quot;,&quot;)" office:value-type="string" office:string-value="11091," calcext:value-type="string">
            <text:p>11091,</text:p>
          </table:table-cell>
          <table:table-cell table:formula="of:=CONCATENATE(TEXT(([.AL9]-[.$D$19])/[.$D$18];&quot;##0&quot;);&quot;,&quot;)" office:value-type="string" office:string-value="12099," calcext:value-type="string">
            <text:p>12099,</text:p>
          </table:table-cell>
          <table:table-cell table:formula="of:=CONCATENATE(TEXT(([.AM9]-[.$D$19])/[.$D$18];&quot;##0&quot;);&quot;,&quot;)" office:value-type="string" office:string-value="13107," calcext:value-type="string">
            <text:p>13107,</text:p>
          </table:table-cell>
          <table:table-cell table:formula="of:=CONCATENATE(TEXT(([.AN9]-[.$D$19])/[.$D$18];&quot;##0&quot;);&quot;,&quot;)" office:value-type="string" office:string-value="13107," calcext:value-type="string">
            <text:p>13107,</text:p>
          </table:table-cell>
          <table:table-cell table:formula="of:=CONCATENATE(TEXT(([.AO9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2]-[.$D$19])/[.$D$18];&quot;##0.#&quot;);&quot;,&quot;)" office:value-type="string" office:string-value="467.2," calcext:value-type="string">
            <text:p>467.2,</text:p>
          </table:table-cell>
          <table:table-cell table:formula="of:=CONCATENATE(TEXT(([.D12]-[.$D$19])/[.$D$18];&quot;##0.#&quot;);&quot;,&quot;)" office:value-type="string" office:string-value="352," calcext:value-type="string">
            <text:p>352,</text:p>
          </table:table-cell>
          <table:table-cell table:formula="of:=CONCATENATE(TEXT(([.E12]-[.$D$19])/[.$D$18];&quot;##0.#&quot;);&quot;,&quot;)" office:value-type="string" office:string-value="236.8," calcext:value-type="string">
            <text:p>236.8,</text:p>
          </table:table-cell>
          <table:table-cell table:formula="of:=CONCATENATE(TEXT(([.F12]-[.$D$19])/[.$D$18];&quot;##0.#&quot;);&quot;,&quot;)" office:value-type="string" office:string-value="121.6," calcext:value-type="string">
            <text:p>121.6,</text:p>
          </table:table-cell>
          <table:table-cell table:formula="of:=CONCATENATE(TEXT(([.G12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10]-[.$D$19])/[.$D$18];&quot;##0&quot;);&quot;,&quot;)" office:value-type="string" office:string-value="0," calcext:value-type="string">
            <text:p>0,</text:p>
          </table:table-cell>
          <table:table-cell table:formula="of:=CONCATENATE(TEXT(([.J10]-[.$D$19])/[.$D$18];&quot;##0&quot;);&quot;,&quot;)" office:value-type="string" office:string-value="1260," calcext:value-type="string">
            <text:p>1260,</text:p>
          </table:table-cell>
          <table:table-cell table:formula="of:=CONCATENATE(TEXT(([.K10]-[.$D$19])/[.$D$18];&quot;##0&quot;);&quot;,&quot;)" office:value-type="string" office:string-value="2521," calcext:value-type="string">
            <text:p>2521,</text:p>
          </table:table-cell>
          <table:table-cell table:formula="of:=CONCATENATE(TEXT(([.L10]-[.$D$19])/[.$D$18];&quot;##0&quot;);&quot;,&quot;)" office:value-type="string" office:string-value="3781," calcext:value-type="string">
            <text:p>3781,</text:p>
          </table:table-cell>
          <table:table-cell table:formula="of:=CONCATENATE(TEXT(([.M10]-[.$D$19])/[.$D$18];&quot;##0&quot;);&quot;,&quot;)" office:value-type="string" office:string-value="5041," calcext:value-type="string">
            <text:p>5041,</text:p>
          </table:table-cell>
          <table:table-cell table:formula="of:=CONCATENATE(TEXT(([.N10]-[.$D$19])/[.$D$18];&quot;##0&quot;);&quot;,&quot;)" office:value-type="string" office:string-value="6302," calcext:value-type="string">
            <text:p>6302,</text:p>
          </table:table-cell>
          <table:table-cell table:formula="of:=CONCATENATE(TEXT(([.O10]-[.$D$19])/[.$D$18];&quot;##0&quot;);&quot;,&quot;)" office:value-type="string" office:string-value="7562," calcext:value-type="string">
            <text:p>7562,</text:p>
          </table:table-cell>
          <table:table-cell table:formula="of:=CONCATENATE(TEXT(([.P10]-[.$D$19])/[.$D$18];&quot;##0&quot;);&quot;,&quot;)" office:value-type="string" office:string-value="8822," calcext:value-type="string">
            <text:p>8822,</text:p>
          </table:table-cell>
          <table:table-cell table:formula="of:=CONCATENATE(TEXT(([.Q10]-[.$D$19])/[.$D$18];&quot;##0&quot;);&quot;,&quot;)" office:value-type="string" office:string-value="10082," calcext:value-type="string">
            <text:p>10082,</text:p>
          </table:table-cell>
          <table:table-cell table:formula="of:=CONCATENATE(TEXT(([.R10]-[.$D$19])/[.$D$18];&quot;##0&quot;);&quot;,&quot;)" office:value-type="string" office:string-value="11343," calcext:value-type="string">
            <text:p>11343,</text:p>
          </table:table-cell>
          <table:table-cell table:formula="of:=CONCATENATE(TEXT(([.S10]-[.$D$19])/[.$D$18];&quot;##0&quot;);&quot;,&quot;)" office:value-type="string" office:string-value="12603," calcext:value-type="string">
            <text:p>12603,</text:p>
          </table:table-cell>
          <table:table-cell table:formula="of:=CONCATENATE(TEXT(([.T10]-[.$D$19])/[.$D$18];&quot;##0&quot;);&quot;,&quot;)" office:value-type="string" office:string-value="13863," calcext:value-type="string">
            <text:p>13863,</text:p>
          </table:table-cell>
          <table:table-cell table:formula="of:=CONCATENATE(TEXT(([.U10]-[.$D$19])/[.$D$18];&quot;##0&quot;);&quot;,&quot;)" office:value-type="string" office:string-value="15124," calcext:value-type="string">
            <text:p>15124,</text:p>
          </table:table-cell>
          <table:table-cell table:formula="of:=CONCATENATE(TEXT(([.V10]-[.$D$19])/[.$D$18];&quot;##0&quot;);&quot;,&quot;)" office:value-type="string" office:string-value="16384," calcext:value-type="string">
            <text:p>16384,</text:p>
          </table:table-cell>
          <table:table-cell table:formula="of:=CONCATENATE(TEXT(([.W10]-[.$D$19])/[.$D$18];&quot;##0&quot;);&quot;,&quot;)" office:value-type="string" office:string-value="16384," calcext:value-type="string">
            <text:p>16384,</text:p>
          </table:table-cell>
          <table:table-cell table:formula="of:=CONCATENATE(TEXT(([.X10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0]-[.$D$19])/[.$D$18];&quot;##0&quot;);&quot;,&quot;)" office:value-type="string" office:string-value="0," calcext:value-type="string">
            <text:p>0,</text:p>
          </table:table-cell>
          <table:table-cell table:formula="of:=CONCATENATE(TEXT(([.AA10]-[.$D$19])/[.$D$18];&quot;##0&quot;);&quot;,&quot;)" office:value-type="string" office:string-value="1008," calcext:value-type="string">
            <text:p>1008,</text:p>
          </table:table-cell>
          <table:table-cell table:formula="of:=CONCATENATE(TEXT(([.AB10]-[.$D$19])/[.$D$18];&quot;##0&quot;);&quot;,&quot;)" office:value-type="string" office:string-value="2016," calcext:value-type="string">
            <text:p>2016,</text:p>
          </table:table-cell>
          <table:table-cell table:formula="of:=CONCATENATE(TEXT(([.AC10]-[.$D$19])/[.$D$18];&quot;##0&quot;);&quot;,&quot;)" office:value-type="string" office:string-value="3025," calcext:value-type="string">
            <text:p>3025,</text:p>
          </table:table-cell>
          <table:table-cell table:formula="of:=CONCATENATE(TEXT(([.AD10]-[.$D$19])/[.$D$18];&quot;##0&quot;);&quot;,&quot;)" office:value-type="string" office:string-value="4033," calcext:value-type="string">
            <text:p>4033,</text:p>
          </table:table-cell>
          <table:table-cell table:formula="of:=CONCATENATE(TEXT(([.AE10]-[.$D$19])/[.$D$18];&quot;##0&quot;);&quot;,&quot;)" office:value-type="string" office:string-value="5041," calcext:value-type="string">
            <text:p>5041,</text:p>
          </table:table-cell>
          <table:table-cell table:formula="of:=CONCATENATE(TEXT(([.AF10]-[.$D$19])/[.$D$18];&quot;##0&quot;);&quot;,&quot;)" office:value-type="string" office:string-value="6049," calcext:value-type="string">
            <text:p>6049,</text:p>
          </table:table-cell>
          <table:table-cell table:formula="of:=CONCATENATE(TEXT(([.AG10]-[.$D$19])/[.$D$18];&quot;##0&quot;);&quot;,&quot;)" office:value-type="string" office:string-value="7058," calcext:value-type="string">
            <text:p>7058,</text:p>
          </table:table-cell>
          <table:table-cell table:formula="of:=CONCATENATE(TEXT(([.AH10]-[.$D$19])/[.$D$18];&quot;##0&quot;);&quot;,&quot;)" office:value-type="string" office:string-value="8066," calcext:value-type="string">
            <text:p>8066,</text:p>
          </table:table-cell>
          <table:table-cell table:formula="of:=CONCATENATE(TEXT(([.AI10]-[.$D$19])/[.$D$18];&quot;##0&quot;);&quot;,&quot;)" office:value-type="string" office:string-value="9074," calcext:value-type="string">
            <text:p>9074,</text:p>
          </table:table-cell>
          <table:table-cell table:formula="of:=CONCATENATE(TEXT(([.AJ10]-[.$D$19])/[.$D$18];&quot;##0&quot;);&quot;,&quot;)" office:value-type="string" office:string-value="10082," calcext:value-type="string">
            <text:p>10082,</text:p>
          </table:table-cell>
          <table:table-cell table:formula="of:=CONCATENATE(TEXT(([.AK10]-[.$D$19])/[.$D$18];&quot;##0&quot;);&quot;,&quot;)" office:value-type="string" office:string-value="11091," calcext:value-type="string">
            <text:p>11091,</text:p>
          </table:table-cell>
          <table:table-cell table:formula="of:=CONCATENATE(TEXT(([.AL10]-[.$D$19])/[.$D$18];&quot;##0&quot;);&quot;,&quot;)" office:value-type="string" office:string-value="12099," calcext:value-type="string">
            <text:p>12099,</text:p>
          </table:table-cell>
          <table:table-cell table:formula="of:=CONCATENATE(TEXT(([.AM10]-[.$D$19])/[.$D$18];&quot;##0&quot;);&quot;,&quot;)" office:value-type="string" office:string-value="13107," calcext:value-type="string">
            <text:p>13107,</text:p>
          </table:table-cell>
          <table:table-cell table:formula="of:=CONCATENATE(TEXT(([.AN10]-[.$D$19])/[.$D$18];&quot;##0&quot;);&quot;,&quot;)" office:value-type="string" office:string-value="13107," calcext:value-type="string">
            <text:p>13107,</text:p>
          </table:table-cell>
          <table:table-cell table:formula="of:=CONCATENATE(TEXT(([.AO10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3]-[.$D$19])/[.$D$18];&quot;##0.#&quot;);&quot;,&quot;)" office:value-type="string" office:string-value="524.8," calcext:value-type="string">
            <text:p>524.8,</text:p>
          </table:table-cell>
          <table:table-cell table:formula="of:=CONCATENATE(TEXT(([.D13]-[.$D$19])/[.$D$18];&quot;##0.#&quot;);&quot;,&quot;)" office:value-type="string" office:string-value="409.6," calcext:value-type="string">
            <text:p>409.6,</text:p>
          </table:table-cell>
          <table:table-cell table:formula="of:=CONCATENATE(TEXT(([.E13]-[.$D$19])/[.$D$18];&quot;##0.#&quot;);&quot;,&quot;)" office:value-type="string" office:string-value="294.4," calcext:value-type="string">
            <text:p>294.4,</text:p>
          </table:table-cell>
          <table:table-cell table:formula="of:=CONCATENATE(TEXT(([.F13]-[.$D$19])/[.$D$18];&quot;##0.#&quot;);&quot;,&quot;)" office:value-type="string" office:string-value="121.6," calcext:value-type="string">
            <text:p>121.6,</text:p>
          </table:table-cell>
          <table:table-cell table:formula="of:=CONCATENATE(TEXT(([.G13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11]-[.$D$19])/[.$D$18];&quot;##0&quot;);&quot;,&quot;)" office:value-type="string" office:string-value="0," calcext:value-type="string">
            <text:p>0,</text:p>
          </table:table-cell>
          <table:table-cell table:formula="of:=CONCATENATE(TEXT(([.J11]-[.$D$19])/[.$D$18];&quot;##0&quot;);&quot;,&quot;)" office:value-type="string" office:string-value="1260," calcext:value-type="string">
            <text:p>1260,</text:p>
          </table:table-cell>
          <table:table-cell table:formula="of:=CONCATENATE(TEXT(([.K11]-[.$D$19])/[.$D$18];&quot;##0&quot;);&quot;,&quot;)" office:value-type="string" office:string-value="2521," calcext:value-type="string">
            <text:p>2521,</text:p>
          </table:table-cell>
          <table:table-cell table:formula="of:=CONCATENATE(TEXT(([.L11]-[.$D$19])/[.$D$18];&quot;##0&quot;);&quot;,&quot;)" office:value-type="string" office:string-value="3781," calcext:value-type="string">
            <text:p>3781,</text:p>
          </table:table-cell>
          <table:table-cell table:formula="of:=CONCATENATE(TEXT(([.M11]-[.$D$19])/[.$D$18];&quot;##0&quot;);&quot;,&quot;)" office:value-type="string" office:string-value="5041," calcext:value-type="string">
            <text:p>5041,</text:p>
          </table:table-cell>
          <table:table-cell table:formula="of:=CONCATENATE(TEXT(([.N11]-[.$D$19])/[.$D$18];&quot;##0&quot;);&quot;,&quot;)" office:value-type="string" office:string-value="6302," calcext:value-type="string">
            <text:p>6302,</text:p>
          </table:table-cell>
          <table:table-cell table:formula="of:=CONCATENATE(TEXT(([.O11]-[.$D$19])/[.$D$18];&quot;##0&quot;);&quot;,&quot;)" office:value-type="string" office:string-value="7562," calcext:value-type="string">
            <text:p>7562,</text:p>
          </table:table-cell>
          <table:table-cell table:formula="of:=CONCATENATE(TEXT(([.P11]-[.$D$19])/[.$D$18];&quot;##0&quot;);&quot;,&quot;)" office:value-type="string" office:string-value="8822," calcext:value-type="string">
            <text:p>8822,</text:p>
          </table:table-cell>
          <table:table-cell table:formula="of:=CONCATENATE(TEXT(([.Q11]-[.$D$19])/[.$D$18];&quot;##0&quot;);&quot;,&quot;)" office:value-type="string" office:string-value="10082," calcext:value-type="string">
            <text:p>10082,</text:p>
          </table:table-cell>
          <table:table-cell table:formula="of:=CONCATENATE(TEXT(([.R11]-[.$D$19])/[.$D$18];&quot;##0&quot;);&quot;,&quot;)" office:value-type="string" office:string-value="11343," calcext:value-type="string">
            <text:p>11343,</text:p>
          </table:table-cell>
          <table:table-cell table:formula="of:=CONCATENATE(TEXT(([.S11]-[.$D$19])/[.$D$18];&quot;##0&quot;);&quot;,&quot;)" office:value-type="string" office:string-value="12603," calcext:value-type="string">
            <text:p>12603,</text:p>
          </table:table-cell>
          <table:table-cell table:formula="of:=CONCATENATE(TEXT(([.T11]-[.$D$19])/[.$D$18];&quot;##0&quot;);&quot;,&quot;)" office:value-type="string" office:string-value="13863," calcext:value-type="string">
            <text:p>13863,</text:p>
          </table:table-cell>
          <table:table-cell table:formula="of:=CONCATENATE(TEXT(([.U11]-[.$D$19])/[.$D$18];&quot;##0&quot;);&quot;,&quot;)" office:value-type="string" office:string-value="15124," calcext:value-type="string">
            <text:p>15124,</text:p>
          </table:table-cell>
          <table:table-cell table:formula="of:=CONCATENATE(TEXT(([.V11]-[.$D$19])/[.$D$18];&quot;##0&quot;);&quot;,&quot;)" office:value-type="string" office:string-value="16384," calcext:value-type="string">
            <text:p>16384,</text:p>
          </table:table-cell>
          <table:table-cell table:formula="of:=CONCATENATE(TEXT(([.W11]-[.$D$19])/[.$D$18];&quot;##0&quot;);&quot;,&quot;)" office:value-type="string" office:string-value="16384," calcext:value-type="string">
            <text:p>16384,</text:p>
          </table:table-cell>
          <table:table-cell table:formula="of:=CONCATENATE(TEXT(([.X11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1]-[.$D$19])/[.$D$18];&quot;##0&quot;);&quot;,&quot;)" office:value-type="string" office:string-value="0," calcext:value-type="string">
            <text:p>0,</text:p>
          </table:table-cell>
          <table:table-cell table:formula="of:=CONCATENATE(TEXT(([.AA11]-[.$D$19])/[.$D$18];&quot;##0&quot;);&quot;,&quot;)" office:value-type="string" office:string-value="1008," calcext:value-type="string">
            <text:p>1008,</text:p>
          </table:table-cell>
          <table:table-cell table:formula="of:=CONCATENATE(TEXT(([.AB11]-[.$D$19])/[.$D$18];&quot;##0&quot;);&quot;,&quot;)" office:value-type="string" office:string-value="2016," calcext:value-type="string">
            <text:p>2016,</text:p>
          </table:table-cell>
          <table:table-cell table:formula="of:=CONCATENATE(TEXT(([.AC11]-[.$D$19])/[.$D$18];&quot;##0&quot;);&quot;,&quot;)" office:value-type="string" office:string-value="3025," calcext:value-type="string">
            <text:p>3025,</text:p>
          </table:table-cell>
          <table:table-cell table:formula="of:=CONCATENATE(TEXT(([.AD11]-[.$D$19])/[.$D$18];&quot;##0&quot;);&quot;,&quot;)" office:value-type="string" office:string-value="4033," calcext:value-type="string">
            <text:p>4033,</text:p>
          </table:table-cell>
          <table:table-cell table:formula="of:=CONCATENATE(TEXT(([.AE11]-[.$D$19])/[.$D$18];&quot;##0&quot;);&quot;,&quot;)" office:value-type="string" office:string-value="5041," calcext:value-type="string">
            <text:p>5041,</text:p>
          </table:table-cell>
          <table:table-cell table:formula="of:=CONCATENATE(TEXT(([.AF11]-[.$D$19])/[.$D$18];&quot;##0&quot;);&quot;,&quot;)" office:value-type="string" office:string-value="6049," calcext:value-type="string">
            <text:p>6049,</text:p>
          </table:table-cell>
          <table:table-cell table:formula="of:=CONCATENATE(TEXT(([.AG11]-[.$D$19])/[.$D$18];&quot;##0&quot;);&quot;,&quot;)" office:value-type="string" office:string-value="7058," calcext:value-type="string">
            <text:p>7058,</text:p>
          </table:table-cell>
          <table:table-cell table:formula="of:=CONCATENATE(TEXT(([.AH11]-[.$D$19])/[.$D$18];&quot;##0&quot;);&quot;,&quot;)" office:value-type="string" office:string-value="8066," calcext:value-type="string">
            <text:p>8066,</text:p>
          </table:table-cell>
          <table:table-cell table:formula="of:=CONCATENATE(TEXT(([.AI11]-[.$D$19])/[.$D$18];&quot;##0&quot;);&quot;,&quot;)" office:value-type="string" office:string-value="9074," calcext:value-type="string">
            <text:p>9074,</text:p>
          </table:table-cell>
          <table:table-cell table:formula="of:=CONCATENATE(TEXT(([.AJ11]-[.$D$19])/[.$D$18];&quot;##0&quot;);&quot;,&quot;)" office:value-type="string" office:string-value="10082," calcext:value-type="string">
            <text:p>10082,</text:p>
          </table:table-cell>
          <table:table-cell table:formula="of:=CONCATENATE(TEXT(([.AK11]-[.$D$19])/[.$D$18];&quot;##0&quot;);&quot;,&quot;)" office:value-type="string" office:string-value="11091," calcext:value-type="string">
            <text:p>11091,</text:p>
          </table:table-cell>
          <table:table-cell table:formula="of:=CONCATENATE(TEXT(([.AL11]-[.$D$19])/[.$D$18];&quot;##0&quot;);&quot;,&quot;)" office:value-type="string" office:string-value="12099," calcext:value-type="string">
            <text:p>12099,</text:p>
          </table:table-cell>
          <table:table-cell table:formula="of:=CONCATENATE(TEXT(([.AM11]-[.$D$19])/[.$D$18];&quot;##0&quot;);&quot;,&quot;)" office:value-type="string" office:string-value="13107," calcext:value-type="string">
            <text:p>13107,</text:p>
          </table:table-cell>
          <table:table-cell table:formula="of:=CONCATENATE(TEXT(([.AN11]-[.$D$19])/[.$D$18];&quot;##0&quot;);&quot;,&quot;)" office:value-type="string" office:string-value="13107," calcext:value-type="string">
            <text:p>13107,</text:p>
          </table:table-cell>
          <table:table-cell table:formula="of:=CONCATENATE(TEXT(([.AO11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4]-[.$D$19])/[.$D$18];&quot;##0.#&quot;);&quot;,&quot;)" office:value-type="string" office:string-value="640," calcext:value-type="string">
            <text:p>640,</text:p>
          </table:table-cell>
          <table:table-cell table:formula="of:=CONCATENATE(TEXT(([.D14]-[.$D$19])/[.$D$18];&quot;##0.#&quot;);&quot;,&quot;)" office:value-type="string" office:string-value="467.2," calcext:value-type="string">
            <text:p>467.2,</text:p>
          </table:table-cell>
          <table:table-cell table:formula="of:=CONCATENATE(TEXT(([.E14]-[.$D$19])/[.$D$18];&quot;##0.#&quot;);&quot;,&quot;)" office:value-type="string" office:string-value="352," calcext:value-type="string">
            <text:p>352,</text:p>
          </table:table-cell>
          <table:table-cell table:formula="of:=CONCATENATE(TEXT(([.F14]-[.$D$19])/[.$D$18];&quot;##0.#&quot;);&quot;,&quot;)" office:value-type="string" office:string-value="179.2," calcext:value-type="string">
            <text:p>179.2,</text:p>
          </table:table-cell>
          <table:table-cell table:formula="of:=CONCATENATE(TEXT(([.G14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12]-[.$D$19])/[.$D$18];&quot;##0&quot;);&quot;,&quot;)" office:value-type="string" office:string-value="0," calcext:value-type="string">
            <text:p>0,</text:p>
          </table:table-cell>
          <table:table-cell table:formula="of:=CONCATENATE(TEXT(([.J12]-[.$D$19])/[.$D$18];&quot;##0&quot;);&quot;,&quot;)" office:value-type="string" office:string-value="1260," calcext:value-type="string">
            <text:p>1260,</text:p>
          </table:table-cell>
          <table:table-cell table:formula="of:=CONCATENATE(TEXT(([.K12]-[.$D$19])/[.$D$18];&quot;##0&quot;);&quot;,&quot;)" office:value-type="string" office:string-value="2521," calcext:value-type="string">
            <text:p>2521,</text:p>
          </table:table-cell>
          <table:table-cell table:formula="of:=CONCATENATE(TEXT(([.L12]-[.$D$19])/[.$D$18];&quot;##0&quot;);&quot;,&quot;)" office:value-type="string" office:string-value="3781," calcext:value-type="string">
            <text:p>3781,</text:p>
          </table:table-cell>
          <table:table-cell table:formula="of:=CONCATENATE(TEXT(([.M12]-[.$D$19])/[.$D$18];&quot;##0&quot;);&quot;,&quot;)" office:value-type="string" office:string-value="5041," calcext:value-type="string">
            <text:p>5041,</text:p>
          </table:table-cell>
          <table:table-cell table:formula="of:=CONCATENATE(TEXT(([.N12]-[.$D$19])/[.$D$18];&quot;##0&quot;);&quot;,&quot;)" office:value-type="string" office:string-value="6302," calcext:value-type="string">
            <text:p>6302,</text:p>
          </table:table-cell>
          <table:table-cell table:formula="of:=CONCATENATE(TEXT(([.O12]-[.$D$19])/[.$D$18];&quot;##0&quot;);&quot;,&quot;)" office:value-type="string" office:string-value="7562," calcext:value-type="string">
            <text:p>7562,</text:p>
          </table:table-cell>
          <table:table-cell table:formula="of:=CONCATENATE(TEXT(([.P12]-[.$D$19])/[.$D$18];&quot;##0&quot;);&quot;,&quot;)" office:value-type="string" office:string-value="8822," calcext:value-type="string">
            <text:p>8822,</text:p>
          </table:table-cell>
          <table:table-cell table:formula="of:=CONCATENATE(TEXT(([.Q12]-[.$D$19])/[.$D$18];&quot;##0&quot;);&quot;,&quot;)" office:value-type="string" office:string-value="10082," calcext:value-type="string">
            <text:p>10082,</text:p>
          </table:table-cell>
          <table:table-cell table:formula="of:=CONCATENATE(TEXT(([.R12]-[.$D$19])/[.$D$18];&quot;##0&quot;);&quot;,&quot;)" office:value-type="string" office:string-value="11343," calcext:value-type="string">
            <text:p>11343,</text:p>
          </table:table-cell>
          <table:table-cell table:formula="of:=CONCATENATE(TEXT(([.S12]-[.$D$19])/[.$D$18];&quot;##0&quot;);&quot;,&quot;)" office:value-type="string" office:string-value="12603," calcext:value-type="string">
            <text:p>12603,</text:p>
          </table:table-cell>
          <table:table-cell table:formula="of:=CONCATENATE(TEXT(([.T12]-[.$D$19])/[.$D$18];&quot;##0&quot;);&quot;,&quot;)" office:value-type="string" office:string-value="13863," calcext:value-type="string">
            <text:p>13863,</text:p>
          </table:table-cell>
          <table:table-cell table:formula="of:=CONCATENATE(TEXT(([.U12]-[.$D$19])/[.$D$18];&quot;##0&quot;);&quot;,&quot;)" office:value-type="string" office:string-value="15124," calcext:value-type="string">
            <text:p>15124,</text:p>
          </table:table-cell>
          <table:table-cell table:formula="of:=CONCATENATE(TEXT(([.V12]-[.$D$19])/[.$D$18];&quot;##0&quot;);&quot;,&quot;)" office:value-type="string" office:string-value="16384," calcext:value-type="string">
            <text:p>16384,</text:p>
          </table:table-cell>
          <table:table-cell table:formula="of:=CONCATENATE(TEXT(([.W12]-[.$D$19])/[.$D$18];&quot;##0&quot;);&quot;,&quot;)" office:value-type="string" office:string-value="16384," calcext:value-type="string">
            <text:p>16384,</text:p>
          </table:table-cell>
          <table:table-cell table:formula="of:=CONCATENATE(TEXT(([.X12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2]-[.$D$19])/[.$D$18];&quot;##0&quot;);&quot;,&quot;)" office:value-type="string" office:string-value="0," calcext:value-type="string">
            <text:p>0,</text:p>
          </table:table-cell>
          <table:table-cell table:formula="of:=CONCATENATE(TEXT(([.AA12]-[.$D$19])/[.$D$18];&quot;##0&quot;);&quot;,&quot;)" office:value-type="string" office:string-value="1008," calcext:value-type="string">
            <text:p>1008,</text:p>
          </table:table-cell>
          <table:table-cell table:formula="of:=CONCATENATE(TEXT(([.AB12]-[.$D$19])/[.$D$18];&quot;##0&quot;);&quot;,&quot;)" office:value-type="string" office:string-value="2016," calcext:value-type="string">
            <text:p>2016,</text:p>
          </table:table-cell>
          <table:table-cell table:formula="of:=CONCATENATE(TEXT(([.AC12]-[.$D$19])/[.$D$18];&quot;##0&quot;);&quot;,&quot;)" office:value-type="string" office:string-value="3025," calcext:value-type="string">
            <text:p>3025,</text:p>
          </table:table-cell>
          <table:table-cell table:formula="of:=CONCATENATE(TEXT(([.AD12]-[.$D$19])/[.$D$18];&quot;##0&quot;);&quot;,&quot;)" office:value-type="string" office:string-value="4033," calcext:value-type="string">
            <text:p>4033,</text:p>
          </table:table-cell>
          <table:table-cell table:formula="of:=CONCATENATE(TEXT(([.AE12]-[.$D$19])/[.$D$18];&quot;##0&quot;);&quot;,&quot;)" office:value-type="string" office:string-value="5041," calcext:value-type="string">
            <text:p>5041,</text:p>
          </table:table-cell>
          <table:table-cell table:formula="of:=CONCATENATE(TEXT(([.AF12]-[.$D$19])/[.$D$18];&quot;##0&quot;);&quot;,&quot;)" office:value-type="string" office:string-value="6049," calcext:value-type="string">
            <text:p>6049,</text:p>
          </table:table-cell>
          <table:table-cell table:formula="of:=CONCATENATE(TEXT(([.AG12]-[.$D$19])/[.$D$18];&quot;##0&quot;);&quot;,&quot;)" office:value-type="string" office:string-value="7058," calcext:value-type="string">
            <text:p>7058,</text:p>
          </table:table-cell>
          <table:table-cell table:formula="of:=CONCATENATE(TEXT(([.AH12]-[.$D$19])/[.$D$18];&quot;##0&quot;);&quot;,&quot;)" office:value-type="string" office:string-value="8066," calcext:value-type="string">
            <text:p>8066,</text:p>
          </table:table-cell>
          <table:table-cell table:formula="of:=CONCATENATE(TEXT(([.AI12]-[.$D$19])/[.$D$18];&quot;##0&quot;);&quot;,&quot;)" office:value-type="string" office:string-value="9074," calcext:value-type="string">
            <text:p>9074,</text:p>
          </table:table-cell>
          <table:table-cell table:formula="of:=CONCATENATE(TEXT(([.AJ12]-[.$D$19])/[.$D$18];&quot;##0&quot;);&quot;,&quot;)" office:value-type="string" office:string-value="10082," calcext:value-type="string">
            <text:p>10082,</text:p>
          </table:table-cell>
          <table:table-cell table:formula="of:=CONCATENATE(TEXT(([.AK12]-[.$D$19])/[.$D$18];&quot;##0&quot;);&quot;,&quot;)" office:value-type="string" office:string-value="11091," calcext:value-type="string">
            <text:p>11091,</text:p>
          </table:table-cell>
          <table:table-cell table:formula="of:=CONCATENATE(TEXT(([.AL12]-[.$D$19])/[.$D$18];&quot;##0&quot;);&quot;,&quot;)" office:value-type="string" office:string-value="12099," calcext:value-type="string">
            <text:p>12099,</text:p>
          </table:table-cell>
          <table:table-cell table:formula="of:=CONCATENATE(TEXT(([.AM12]-[.$D$19])/[.$D$18];&quot;##0&quot;);&quot;,&quot;)" office:value-type="string" office:string-value="13107," calcext:value-type="string">
            <text:p>13107,</text:p>
          </table:table-cell>
          <table:table-cell table:formula="of:=CONCATENATE(TEXT(([.AN12]-[.$D$19])/[.$D$18];&quot;##0&quot;);&quot;,&quot;)" office:value-type="string" office:string-value="13107," calcext:value-type="string">
            <text:p>13107,</text:p>
          </table:table-cell>
          <table:table-cell table:formula="of:=CONCATENATE(TEXT(([.AO12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5]-[.$D$19])/[.$D$18];&quot;##0.#&quot;);&quot;,&quot;)" office:value-type="string" office:string-value="697.6," calcext:value-type="string">
            <text:p>697.6,</text:p>
          </table:table-cell>
          <table:table-cell table:formula="of:=CONCATENATE(TEXT(([.D15]-[.$D$19])/[.$D$18];&quot;##0.#&quot;);&quot;,&quot;)" office:value-type="string" office:string-value="524.8," calcext:value-type="string">
            <text:p>524.8,</text:p>
          </table:table-cell>
          <table:table-cell table:formula="of:=CONCATENATE(TEXT(([.E15]-[.$D$19])/[.$D$18];&quot;##0.#&quot;);&quot;,&quot;)" office:value-type="string" office:string-value="352," calcext:value-type="string">
            <text:p>352,</text:p>
          </table:table-cell>
          <table:table-cell table:formula="of:=CONCATENATE(TEXT(([.F15]-[.$D$19])/[.$D$18];&quot;##0.#&quot;);&quot;,&quot;)" office:value-type="string" office:string-value="179.2," calcext:value-type="string">
            <text:p>179.2,</text:p>
          </table:table-cell>
          <table:table-cell table:formula="of:=CONCATENATE(TEXT(([.G15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13]-[.$D$19])/[.$D$18];&quot;##0&quot;);&quot;,&quot;)" office:value-type="string" office:string-value="0," calcext:value-type="string">
            <text:p>0,</text:p>
          </table:table-cell>
          <table:table-cell table:formula="of:=CONCATENATE(TEXT(([.J13]-[.$D$19])/[.$D$18];&quot;##0&quot;);&quot;,&quot;)" office:value-type="string" office:string-value="1260," calcext:value-type="string">
            <text:p>1260,</text:p>
          </table:table-cell>
          <table:table-cell table:formula="of:=CONCATENATE(TEXT(([.K13]-[.$D$19])/[.$D$18];&quot;##0&quot;);&quot;,&quot;)" office:value-type="string" office:string-value="2521," calcext:value-type="string">
            <text:p>2521,</text:p>
          </table:table-cell>
          <table:table-cell table:formula="of:=CONCATENATE(TEXT(([.L13]-[.$D$19])/[.$D$18];&quot;##0&quot;);&quot;,&quot;)" office:value-type="string" office:string-value="3781," calcext:value-type="string">
            <text:p>3781,</text:p>
          </table:table-cell>
          <table:table-cell table:formula="of:=CONCATENATE(TEXT(([.M13]-[.$D$19])/[.$D$18];&quot;##0&quot;);&quot;,&quot;)" office:value-type="string" office:string-value="5041," calcext:value-type="string">
            <text:p>5041,</text:p>
          </table:table-cell>
          <table:table-cell table:formula="of:=CONCATENATE(TEXT(([.N13]-[.$D$19])/[.$D$18];&quot;##0&quot;);&quot;,&quot;)" office:value-type="string" office:string-value="6302," calcext:value-type="string">
            <text:p>6302,</text:p>
          </table:table-cell>
          <table:table-cell table:formula="of:=CONCATENATE(TEXT(([.O13]-[.$D$19])/[.$D$18];&quot;##0&quot;);&quot;,&quot;)" office:value-type="string" office:string-value="7562," calcext:value-type="string">
            <text:p>7562,</text:p>
          </table:table-cell>
          <table:table-cell table:formula="of:=CONCATENATE(TEXT(([.P13]-[.$D$19])/[.$D$18];&quot;##0&quot;);&quot;,&quot;)" office:value-type="string" office:string-value="8822," calcext:value-type="string">
            <text:p>8822,</text:p>
          </table:table-cell>
          <table:table-cell table:formula="of:=CONCATENATE(TEXT(([.Q13]-[.$D$19])/[.$D$18];&quot;##0&quot;);&quot;,&quot;)" office:value-type="string" office:string-value="10082," calcext:value-type="string">
            <text:p>10082,</text:p>
          </table:table-cell>
          <table:table-cell table:formula="of:=CONCATENATE(TEXT(([.R13]-[.$D$19])/[.$D$18];&quot;##0&quot;);&quot;,&quot;)" office:value-type="string" office:string-value="11343," calcext:value-type="string">
            <text:p>11343,</text:p>
          </table:table-cell>
          <table:table-cell table:formula="of:=CONCATENATE(TEXT(([.S13]-[.$D$19])/[.$D$18];&quot;##0&quot;);&quot;,&quot;)" office:value-type="string" office:string-value="12603," calcext:value-type="string">
            <text:p>12603,</text:p>
          </table:table-cell>
          <table:table-cell table:formula="of:=CONCATENATE(TEXT(([.T13]-[.$D$19])/[.$D$18];&quot;##0&quot;);&quot;,&quot;)" office:value-type="string" office:string-value="13863," calcext:value-type="string">
            <text:p>13863,</text:p>
          </table:table-cell>
          <table:table-cell table:formula="of:=CONCATENATE(TEXT(([.U13]-[.$D$19])/[.$D$18];&quot;##0&quot;);&quot;,&quot;)" office:value-type="string" office:string-value="15124," calcext:value-type="string">
            <text:p>15124,</text:p>
          </table:table-cell>
          <table:table-cell table:formula="of:=CONCATENATE(TEXT(([.V13]-[.$D$19])/[.$D$18];&quot;##0&quot;);&quot;,&quot;)" office:value-type="string" office:string-value="16384," calcext:value-type="string">
            <text:p>16384,</text:p>
          </table:table-cell>
          <table:table-cell table:formula="of:=CONCATENATE(TEXT(([.W13]-[.$D$19])/[.$D$18];&quot;##0&quot;);&quot;,&quot;)" office:value-type="string" office:string-value="16384," calcext:value-type="string">
            <text:p>16384,</text:p>
          </table:table-cell>
          <table:table-cell table:formula="of:=CONCATENATE(TEXT(([.X13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3]-[.$D$19])/[.$D$18];&quot;##0&quot;);&quot;,&quot;)" office:value-type="string" office:string-value="0," calcext:value-type="string">
            <text:p>0,</text:p>
          </table:table-cell>
          <table:table-cell table:formula="of:=CONCATENATE(TEXT(([.AA13]-[.$D$19])/[.$D$18];&quot;##0&quot;);&quot;,&quot;)" office:value-type="string" office:string-value="1008," calcext:value-type="string">
            <text:p>1008,</text:p>
          </table:table-cell>
          <table:table-cell table:formula="of:=CONCATENATE(TEXT(([.AB13]-[.$D$19])/[.$D$18];&quot;##0&quot;);&quot;,&quot;)" office:value-type="string" office:string-value="2016," calcext:value-type="string">
            <text:p>2016,</text:p>
          </table:table-cell>
          <table:table-cell table:formula="of:=CONCATENATE(TEXT(([.AC13]-[.$D$19])/[.$D$18];&quot;##0&quot;);&quot;,&quot;)" office:value-type="string" office:string-value="3025," calcext:value-type="string">
            <text:p>3025,</text:p>
          </table:table-cell>
          <table:table-cell table:formula="of:=CONCATENATE(TEXT(([.AD13]-[.$D$19])/[.$D$18];&quot;##0&quot;);&quot;,&quot;)" office:value-type="string" office:string-value="4033," calcext:value-type="string">
            <text:p>4033,</text:p>
          </table:table-cell>
          <table:table-cell table:formula="of:=CONCATENATE(TEXT(([.AE13]-[.$D$19])/[.$D$18];&quot;##0&quot;);&quot;,&quot;)" office:value-type="string" office:string-value="5041," calcext:value-type="string">
            <text:p>5041,</text:p>
          </table:table-cell>
          <table:table-cell table:formula="of:=CONCATENATE(TEXT(([.AF13]-[.$D$19])/[.$D$18];&quot;##0&quot;);&quot;,&quot;)" office:value-type="string" office:string-value="6049," calcext:value-type="string">
            <text:p>6049,</text:p>
          </table:table-cell>
          <table:table-cell table:formula="of:=CONCATENATE(TEXT(([.AG13]-[.$D$19])/[.$D$18];&quot;##0&quot;);&quot;,&quot;)" office:value-type="string" office:string-value="7058," calcext:value-type="string">
            <text:p>7058,</text:p>
          </table:table-cell>
          <table:table-cell table:formula="of:=CONCATENATE(TEXT(([.AH13]-[.$D$19])/[.$D$18];&quot;##0&quot;);&quot;,&quot;)" office:value-type="string" office:string-value="8066," calcext:value-type="string">
            <text:p>8066,</text:p>
          </table:table-cell>
          <table:table-cell table:formula="of:=CONCATENATE(TEXT(([.AI13]-[.$D$19])/[.$D$18];&quot;##0&quot;);&quot;,&quot;)" office:value-type="string" office:string-value="9074," calcext:value-type="string">
            <text:p>9074,</text:p>
          </table:table-cell>
          <table:table-cell table:formula="of:=CONCATENATE(TEXT(([.AJ13]-[.$D$19])/[.$D$18];&quot;##0&quot;);&quot;,&quot;)" office:value-type="string" office:string-value="10082," calcext:value-type="string">
            <text:p>10082,</text:p>
          </table:table-cell>
          <table:table-cell table:formula="of:=CONCATENATE(TEXT(([.AK13]-[.$D$19])/[.$D$18];&quot;##0&quot;);&quot;,&quot;)" office:value-type="string" office:string-value="11091," calcext:value-type="string">
            <text:p>11091,</text:p>
          </table:table-cell>
          <table:table-cell table:formula="of:=CONCATENATE(TEXT(([.AL13]-[.$D$19])/[.$D$18];&quot;##0&quot;);&quot;,&quot;)" office:value-type="string" office:string-value="12099," calcext:value-type="string">
            <text:p>12099,</text:p>
          </table:table-cell>
          <table:table-cell table:formula="of:=CONCATENATE(TEXT(([.AM13]-[.$D$19])/[.$D$18];&quot;##0&quot;);&quot;,&quot;)" office:value-type="string" office:string-value="13107," calcext:value-type="string">
            <text:p>13107,</text:p>
          </table:table-cell>
          <table:table-cell table:formula="of:=CONCATENATE(TEXT(([.AN13]-[.$D$19])/[.$D$18];&quot;##0&quot;);&quot;,&quot;)" office:value-type="string" office:string-value="13107," calcext:value-type="string">
            <text:p>13107,</text:p>
          </table:table-cell>
          <table:table-cell table:formula="of:=CONCATENATE(TEXT(([.AO13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2"/>
          <table:table-cell table:formula="of:=CONCATENATE(TEXT(([.C16]-[.$D$19])/[.$D$18];&quot;##0.#&quot;);&quot;,&quot;)" office:value-type="string" office:string-value="812.8," calcext:value-type="string">
            <text:p>812.8,</text:p>
          </table:table-cell>
          <table:table-cell table:formula="of:=CONCATENATE(TEXT(([.D16]-[.$D$19])/[.$D$18];&quot;##0.#&quot;);&quot;,&quot;)" office:value-type="string" office:string-value="640," calcext:value-type="string">
            <text:p>640,</text:p>
          </table:table-cell>
          <table:table-cell table:formula="of:=CONCATENATE(TEXT(([.E16]-[.$D$19])/[.$D$18];&quot;##0.#&quot;);&quot;,&quot;)" office:value-type="string" office:string-value="409.6," calcext:value-type="string">
            <text:p>409.6,</text:p>
          </table:table-cell>
          <table:table-cell table:formula="of:=CONCATENATE(TEXT(([.F16]-[.$D$19])/[.$D$18];&quot;##0.#&quot;);&quot;,&quot;)" office:value-type="string" office:string-value="236.8," calcext:value-type="string">
            <text:p>236.8,</text:p>
          </table:table-cell>
          <table:table-cell table:formula="of:=CONCATENATE(TEXT(([.G16]-[.$D$19])/[.$D$18];&quot;##0.#&quot;);&quot;,&quot;)" office:value-type="string" office:string-value="6.4," calcext:value-type="string">
            <text:p>6.4,</text:p>
          </table:table-cell>
          <table:table-cell/>
          <table:table-cell table:formula="of:=CONCATENATE(TEXT(([.I14]-[.$D$19])/[.$D$18];&quot;##0&quot;);&quot;,&quot;)" office:value-type="string" office:string-value="0," calcext:value-type="string">
            <text:p>0,</text:p>
          </table:table-cell>
          <table:table-cell table:formula="of:=CONCATENATE(TEXT(([.J14]-[.$D$19])/[.$D$18];&quot;##0&quot;);&quot;,&quot;)" office:value-type="string" office:string-value="1260," calcext:value-type="string">
            <text:p>1260,</text:p>
          </table:table-cell>
          <table:table-cell table:formula="of:=CONCATENATE(TEXT(([.K14]-[.$D$19])/[.$D$18];&quot;##0&quot;);&quot;,&quot;)" office:value-type="string" office:string-value="2521," calcext:value-type="string">
            <text:p>2521,</text:p>
          </table:table-cell>
          <table:table-cell table:formula="of:=CONCATENATE(TEXT(([.L14]-[.$D$19])/[.$D$18];&quot;##0&quot;);&quot;,&quot;)" office:value-type="string" office:string-value="3781," calcext:value-type="string">
            <text:p>3781,</text:p>
          </table:table-cell>
          <table:table-cell table:formula="of:=CONCATENATE(TEXT(([.M14]-[.$D$19])/[.$D$18];&quot;##0&quot;);&quot;,&quot;)" office:value-type="string" office:string-value="5041," calcext:value-type="string">
            <text:p>5041,</text:p>
          </table:table-cell>
          <table:table-cell table:formula="of:=CONCATENATE(TEXT(([.N14]-[.$D$19])/[.$D$18];&quot;##0&quot;);&quot;,&quot;)" office:value-type="string" office:string-value="6302," calcext:value-type="string">
            <text:p>6302,</text:p>
          </table:table-cell>
          <table:table-cell table:formula="of:=CONCATENATE(TEXT(([.O14]-[.$D$19])/[.$D$18];&quot;##0&quot;);&quot;,&quot;)" office:value-type="string" office:string-value="7562," calcext:value-type="string">
            <text:p>7562,</text:p>
          </table:table-cell>
          <table:table-cell table:formula="of:=CONCATENATE(TEXT(([.P14]-[.$D$19])/[.$D$18];&quot;##0&quot;);&quot;,&quot;)" office:value-type="string" office:string-value="8822," calcext:value-type="string">
            <text:p>8822,</text:p>
          </table:table-cell>
          <table:table-cell table:formula="of:=CONCATENATE(TEXT(([.Q14]-[.$D$19])/[.$D$18];&quot;##0&quot;);&quot;,&quot;)" office:value-type="string" office:string-value="10082," calcext:value-type="string">
            <text:p>10082,</text:p>
          </table:table-cell>
          <table:table-cell table:formula="of:=CONCATENATE(TEXT(([.R14]-[.$D$19])/[.$D$18];&quot;##0&quot;);&quot;,&quot;)" office:value-type="string" office:string-value="11343," calcext:value-type="string">
            <text:p>11343,</text:p>
          </table:table-cell>
          <table:table-cell table:formula="of:=CONCATENATE(TEXT(([.S14]-[.$D$19])/[.$D$18];&quot;##0&quot;);&quot;,&quot;)" office:value-type="string" office:string-value="12603," calcext:value-type="string">
            <text:p>12603,</text:p>
          </table:table-cell>
          <table:table-cell table:formula="of:=CONCATENATE(TEXT(([.T14]-[.$D$19])/[.$D$18];&quot;##0&quot;);&quot;,&quot;)" office:value-type="string" office:string-value="13863," calcext:value-type="string">
            <text:p>13863,</text:p>
          </table:table-cell>
          <table:table-cell table:formula="of:=CONCATENATE(TEXT(([.U14]-[.$D$19])/[.$D$18];&quot;##0&quot;);&quot;,&quot;)" office:value-type="string" office:string-value="15124," calcext:value-type="string">
            <text:p>15124,</text:p>
          </table:table-cell>
          <table:table-cell table:formula="of:=CONCATENATE(TEXT(([.V14]-[.$D$19])/[.$D$18];&quot;##0&quot;);&quot;,&quot;)" office:value-type="string" office:string-value="16384," calcext:value-type="string">
            <text:p>16384,</text:p>
          </table:table-cell>
          <table:table-cell table:formula="of:=CONCATENATE(TEXT(([.W14]-[.$D$19])/[.$D$18];&quot;##0&quot;);&quot;,&quot;)" office:value-type="string" office:string-value="16384," calcext:value-type="string">
            <text:p>16384,</text:p>
          </table:table-cell>
          <table:table-cell table:formula="of:=CONCATENATE(TEXT(([.X14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4]-[.$D$19])/[.$D$18];&quot;##0&quot;);&quot;,&quot;)" office:value-type="string" office:string-value="0," calcext:value-type="string">
            <text:p>0,</text:p>
          </table:table-cell>
          <table:table-cell table:formula="of:=CONCATENATE(TEXT(([.AA14]-[.$D$19])/[.$D$18];&quot;##0&quot;);&quot;,&quot;)" office:value-type="string" office:string-value="1008," calcext:value-type="string">
            <text:p>1008,</text:p>
          </table:table-cell>
          <table:table-cell table:formula="of:=CONCATENATE(TEXT(([.AB14]-[.$D$19])/[.$D$18];&quot;##0&quot;);&quot;,&quot;)" office:value-type="string" office:string-value="2016," calcext:value-type="string">
            <text:p>2016,</text:p>
          </table:table-cell>
          <table:table-cell table:formula="of:=CONCATENATE(TEXT(([.AC14]-[.$D$19])/[.$D$18];&quot;##0&quot;);&quot;,&quot;)" office:value-type="string" office:string-value="3025," calcext:value-type="string">
            <text:p>3025,</text:p>
          </table:table-cell>
          <table:table-cell table:formula="of:=CONCATENATE(TEXT(([.AD14]-[.$D$19])/[.$D$18];&quot;##0&quot;);&quot;,&quot;)" office:value-type="string" office:string-value="4033," calcext:value-type="string">
            <text:p>4033,</text:p>
          </table:table-cell>
          <table:table-cell table:formula="of:=CONCATENATE(TEXT(([.AE14]-[.$D$19])/[.$D$18];&quot;##0&quot;);&quot;,&quot;)" office:value-type="string" office:string-value="5041," calcext:value-type="string">
            <text:p>5041,</text:p>
          </table:table-cell>
          <table:table-cell table:formula="of:=CONCATENATE(TEXT(([.AF14]-[.$D$19])/[.$D$18];&quot;##0&quot;);&quot;,&quot;)" office:value-type="string" office:string-value="6049," calcext:value-type="string">
            <text:p>6049,</text:p>
          </table:table-cell>
          <table:table-cell table:formula="of:=CONCATENATE(TEXT(([.AG14]-[.$D$19])/[.$D$18];&quot;##0&quot;);&quot;,&quot;)" office:value-type="string" office:string-value="7058," calcext:value-type="string">
            <text:p>7058,</text:p>
          </table:table-cell>
          <table:table-cell table:formula="of:=CONCATENATE(TEXT(([.AH14]-[.$D$19])/[.$D$18];&quot;##0&quot;);&quot;,&quot;)" office:value-type="string" office:string-value="8066," calcext:value-type="string">
            <text:p>8066,</text:p>
          </table:table-cell>
          <table:table-cell table:formula="of:=CONCATENATE(TEXT(([.AI14]-[.$D$19])/[.$D$18];&quot;##0&quot;);&quot;,&quot;)" office:value-type="string" office:string-value="9074," calcext:value-type="string">
            <text:p>9074,</text:p>
          </table:table-cell>
          <table:table-cell table:formula="of:=CONCATENATE(TEXT(([.AJ14]-[.$D$19])/[.$D$18];&quot;##0&quot;);&quot;,&quot;)" office:value-type="string" office:string-value="10082," calcext:value-type="string">
            <text:p>10082,</text:p>
          </table:table-cell>
          <table:table-cell table:formula="of:=CONCATENATE(TEXT(([.AK14]-[.$D$19])/[.$D$18];&quot;##0&quot;);&quot;,&quot;)" office:value-type="string" office:string-value="11091," calcext:value-type="string">
            <text:p>11091,</text:p>
          </table:table-cell>
          <table:table-cell table:formula="of:=CONCATENATE(TEXT(([.AL14]-[.$D$19])/[.$D$18];&quot;##0&quot;);&quot;,&quot;)" office:value-type="string" office:string-value="12099," calcext:value-type="string">
            <text:p>12099,</text:p>
          </table:table-cell>
          <table:table-cell table:formula="of:=CONCATENATE(TEXT(([.AM14]-[.$D$19])/[.$D$18];&quot;##0&quot;);&quot;,&quot;)" office:value-type="string" office:string-value="13107," calcext:value-type="string">
            <text:p>13107,</text:p>
          </table:table-cell>
          <table:table-cell table:formula="of:=CONCATENATE(TEXT(([.AN14]-[.$D$19])/[.$D$18];&quot;##0&quot;);&quot;,&quot;)" office:value-type="string" office:string-value="13107," calcext:value-type="string">
            <text:p>13107,</text:p>
          </table:table-cell>
          <table:table-cell table:formula="of:=CONCATENATE(TEXT(([.AO14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15]-[.$D$19])/[.$D$18];&quot;##0&quot;);&quot;,&quot;)" office:value-type="string" office:string-value="0," calcext:value-type="string">
            <text:p>0,</text:p>
          </table:table-cell>
          <table:table-cell table:formula="of:=CONCATENATE(TEXT(([.J15]-[.$D$19])/[.$D$18];&quot;##0&quot;);&quot;,&quot;)" office:value-type="string" office:string-value="1260," calcext:value-type="string">
            <text:p>1260,</text:p>
          </table:table-cell>
          <table:table-cell table:formula="of:=CONCATENATE(TEXT(([.K15]-[.$D$19])/[.$D$18];&quot;##0&quot;);&quot;,&quot;)" office:value-type="string" office:string-value="2521," calcext:value-type="string">
            <text:p>2521,</text:p>
          </table:table-cell>
          <table:table-cell table:formula="of:=CONCATENATE(TEXT(([.L15]-[.$D$19])/[.$D$18];&quot;##0&quot;);&quot;,&quot;)" office:value-type="string" office:string-value="3781," calcext:value-type="string">
            <text:p>3781,</text:p>
          </table:table-cell>
          <table:table-cell table:formula="of:=CONCATENATE(TEXT(([.M15]-[.$D$19])/[.$D$18];&quot;##0&quot;);&quot;,&quot;)" office:value-type="string" office:string-value="5041," calcext:value-type="string">
            <text:p>5041,</text:p>
          </table:table-cell>
          <table:table-cell table:formula="of:=CONCATENATE(TEXT(([.N15]-[.$D$19])/[.$D$18];&quot;##0&quot;);&quot;,&quot;)" office:value-type="string" office:string-value="6302," calcext:value-type="string">
            <text:p>6302,</text:p>
          </table:table-cell>
          <table:table-cell table:formula="of:=CONCATENATE(TEXT(([.O15]-[.$D$19])/[.$D$18];&quot;##0&quot;);&quot;,&quot;)" office:value-type="string" office:string-value="7562," calcext:value-type="string">
            <text:p>7562,</text:p>
          </table:table-cell>
          <table:table-cell table:formula="of:=CONCATENATE(TEXT(([.P15]-[.$D$19])/[.$D$18];&quot;##0&quot;);&quot;,&quot;)" office:value-type="string" office:string-value="8822," calcext:value-type="string">
            <text:p>8822,</text:p>
          </table:table-cell>
          <table:table-cell table:formula="of:=CONCATENATE(TEXT(([.Q15]-[.$D$19])/[.$D$18];&quot;##0&quot;);&quot;,&quot;)" office:value-type="string" office:string-value="10082," calcext:value-type="string">
            <text:p>10082,</text:p>
          </table:table-cell>
          <table:table-cell table:formula="of:=CONCATENATE(TEXT(([.R15]-[.$D$19])/[.$D$18];&quot;##0&quot;);&quot;,&quot;)" office:value-type="string" office:string-value="11343," calcext:value-type="string">
            <text:p>11343,</text:p>
          </table:table-cell>
          <table:table-cell table:formula="of:=CONCATENATE(TEXT(([.S15]-[.$D$19])/[.$D$18];&quot;##0&quot;);&quot;,&quot;)" office:value-type="string" office:string-value="12603," calcext:value-type="string">
            <text:p>12603,</text:p>
          </table:table-cell>
          <table:table-cell table:formula="of:=CONCATENATE(TEXT(([.T15]-[.$D$19])/[.$D$18];&quot;##0&quot;);&quot;,&quot;)" office:value-type="string" office:string-value="13863," calcext:value-type="string">
            <text:p>13863,</text:p>
          </table:table-cell>
          <table:table-cell table:formula="of:=CONCATENATE(TEXT(([.U15]-[.$D$19])/[.$D$18];&quot;##0&quot;);&quot;,&quot;)" office:value-type="string" office:string-value="15124," calcext:value-type="string">
            <text:p>15124,</text:p>
          </table:table-cell>
          <table:table-cell table:formula="of:=CONCATENATE(TEXT(([.V15]-[.$D$19])/[.$D$18];&quot;##0&quot;);&quot;,&quot;)" office:value-type="string" office:string-value="16384," calcext:value-type="string">
            <text:p>16384,</text:p>
          </table:table-cell>
          <table:table-cell table:formula="of:=CONCATENATE(TEXT(([.W15]-[.$D$19])/[.$D$18];&quot;##0&quot;);&quot;,&quot;)" office:value-type="string" office:string-value="16384," calcext:value-type="string">
            <text:p>16384,</text:p>
          </table:table-cell>
          <table:table-cell table:formula="of:=CONCATENATE(TEXT(([.X15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5]-[.$D$19])/[.$D$18];&quot;##0&quot;);&quot;,&quot;)" office:value-type="string" office:string-value="0," calcext:value-type="string">
            <text:p>0,</text:p>
          </table:table-cell>
          <table:table-cell table:formula="of:=CONCATENATE(TEXT(([.AA15]-[.$D$19])/[.$D$18];&quot;##0&quot;);&quot;,&quot;)" office:value-type="string" office:string-value="1008," calcext:value-type="string">
            <text:p>1008,</text:p>
          </table:table-cell>
          <table:table-cell table:formula="of:=CONCATENATE(TEXT(([.AB15]-[.$D$19])/[.$D$18];&quot;##0&quot;);&quot;,&quot;)" office:value-type="string" office:string-value="2016," calcext:value-type="string">
            <text:p>2016,</text:p>
          </table:table-cell>
          <table:table-cell table:formula="of:=CONCATENATE(TEXT(([.AC15]-[.$D$19])/[.$D$18];&quot;##0&quot;);&quot;,&quot;)" office:value-type="string" office:string-value="3025," calcext:value-type="string">
            <text:p>3025,</text:p>
          </table:table-cell>
          <table:table-cell table:formula="of:=CONCATENATE(TEXT(([.AD15]-[.$D$19])/[.$D$18];&quot;##0&quot;);&quot;,&quot;)" office:value-type="string" office:string-value="4033," calcext:value-type="string">
            <text:p>4033,</text:p>
          </table:table-cell>
          <table:table-cell table:formula="of:=CONCATENATE(TEXT(([.AE15]-[.$D$19])/[.$D$18];&quot;##0&quot;);&quot;,&quot;)" office:value-type="string" office:string-value="5041," calcext:value-type="string">
            <text:p>5041,</text:p>
          </table:table-cell>
          <table:table-cell table:formula="of:=CONCATENATE(TEXT(([.AF15]-[.$D$19])/[.$D$18];&quot;##0&quot;);&quot;,&quot;)" office:value-type="string" office:string-value="6049," calcext:value-type="string">
            <text:p>6049,</text:p>
          </table:table-cell>
          <table:table-cell table:formula="of:=CONCATENATE(TEXT(([.AG15]-[.$D$19])/[.$D$18];&quot;##0&quot;);&quot;,&quot;)" office:value-type="string" office:string-value="7058," calcext:value-type="string">
            <text:p>7058,</text:p>
          </table:table-cell>
          <table:table-cell table:formula="of:=CONCATENATE(TEXT(([.AH15]-[.$D$19])/[.$D$18];&quot;##0&quot;);&quot;,&quot;)" office:value-type="string" office:string-value="8066," calcext:value-type="string">
            <text:p>8066,</text:p>
          </table:table-cell>
          <table:table-cell table:formula="of:=CONCATENATE(TEXT(([.AI15]-[.$D$19])/[.$D$18];&quot;##0&quot;);&quot;,&quot;)" office:value-type="string" office:string-value="9074," calcext:value-type="string">
            <text:p>9074,</text:p>
          </table:table-cell>
          <table:table-cell table:formula="of:=CONCATENATE(TEXT(([.AJ15]-[.$D$19])/[.$D$18];&quot;##0&quot;);&quot;,&quot;)" office:value-type="string" office:string-value="10082," calcext:value-type="string">
            <text:p>10082,</text:p>
          </table:table-cell>
          <table:table-cell table:formula="of:=CONCATENATE(TEXT(([.AK15]-[.$D$19])/[.$D$18];&quot;##0&quot;);&quot;,&quot;)" office:value-type="string" office:string-value="11091," calcext:value-type="string">
            <text:p>11091,</text:p>
          </table:table-cell>
          <table:table-cell table:formula="of:=CONCATENATE(TEXT(([.AL15]-[.$D$19])/[.$D$18];&quot;##0&quot;);&quot;,&quot;)" office:value-type="string" office:string-value="12099," calcext:value-type="string">
            <text:p>12099,</text:p>
          </table:table-cell>
          <table:table-cell table:formula="of:=CONCATENATE(TEXT(([.AM15]-[.$D$19])/[.$D$18];&quot;##0&quot;);&quot;,&quot;)" office:value-type="string" office:string-value="13107," calcext:value-type="string">
            <text:p>13107,</text:p>
          </table:table-cell>
          <table:table-cell table:formula="of:=CONCATENATE(TEXT(([.AN15]-[.$D$19])/[.$D$18];&quot;##0&quot;);&quot;,&quot;)" office:value-type="string" office:string-value="13107," calcext:value-type="string">
            <text:p>13107,</text:p>
          </table:table-cell>
          <table:table-cell table:formula="of:=CONCATENATE(TEXT(([.AO15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16]-[.$D$19])/[.$D$18];&quot;##0&quot;);&quot;,&quot;)" office:value-type="string" office:string-value="0," calcext:value-type="string">
            <text:p>0,</text:p>
          </table:table-cell>
          <table:table-cell table:formula="of:=CONCATENATE(TEXT(([.J16]-[.$D$19])/[.$D$18];&quot;##0&quot;);&quot;,&quot;)" office:value-type="string" office:string-value="1260," calcext:value-type="string">
            <text:p>1260,</text:p>
          </table:table-cell>
          <table:table-cell table:formula="of:=CONCATENATE(TEXT(([.K16]-[.$D$19])/[.$D$18];&quot;##0&quot;);&quot;,&quot;)" office:value-type="string" office:string-value="2521," calcext:value-type="string">
            <text:p>2521,</text:p>
          </table:table-cell>
          <table:table-cell table:formula="of:=CONCATENATE(TEXT(([.L16]-[.$D$19])/[.$D$18];&quot;##0&quot;);&quot;,&quot;)" office:value-type="string" office:string-value="3781," calcext:value-type="string">
            <text:p>3781,</text:p>
          </table:table-cell>
          <table:table-cell table:formula="of:=CONCATENATE(TEXT(([.M16]-[.$D$19])/[.$D$18];&quot;##0&quot;);&quot;,&quot;)" office:value-type="string" office:string-value="5041," calcext:value-type="string">
            <text:p>5041,</text:p>
          </table:table-cell>
          <table:table-cell table:formula="of:=CONCATENATE(TEXT(([.N16]-[.$D$19])/[.$D$18];&quot;##0&quot;);&quot;,&quot;)" office:value-type="string" office:string-value="6302," calcext:value-type="string">
            <text:p>6302,</text:p>
          </table:table-cell>
          <table:table-cell table:formula="of:=CONCATENATE(TEXT(([.O16]-[.$D$19])/[.$D$18];&quot;##0&quot;);&quot;,&quot;)" office:value-type="string" office:string-value="7562," calcext:value-type="string">
            <text:p>7562,</text:p>
          </table:table-cell>
          <table:table-cell table:formula="of:=CONCATENATE(TEXT(([.P16]-[.$D$19])/[.$D$18];&quot;##0&quot;);&quot;,&quot;)" office:value-type="string" office:string-value="8822," calcext:value-type="string">
            <text:p>8822,</text:p>
          </table:table-cell>
          <table:table-cell table:formula="of:=CONCATENATE(TEXT(([.Q16]-[.$D$19])/[.$D$18];&quot;##0&quot;);&quot;,&quot;)" office:value-type="string" office:string-value="10082," calcext:value-type="string">
            <text:p>10082,</text:p>
          </table:table-cell>
          <table:table-cell table:formula="of:=CONCATENATE(TEXT(([.R16]-[.$D$19])/[.$D$18];&quot;##0&quot;);&quot;,&quot;)" office:value-type="string" office:string-value="11343," calcext:value-type="string">
            <text:p>11343,</text:p>
          </table:table-cell>
          <table:table-cell table:formula="of:=CONCATENATE(TEXT(([.S16]-[.$D$19])/[.$D$18];&quot;##0&quot;);&quot;,&quot;)" office:value-type="string" office:string-value="12603," calcext:value-type="string">
            <text:p>12603,</text:p>
          </table:table-cell>
          <table:table-cell table:formula="of:=CONCATENATE(TEXT(([.T16]-[.$D$19])/[.$D$18];&quot;##0&quot;);&quot;,&quot;)" office:value-type="string" office:string-value="13863," calcext:value-type="string">
            <text:p>13863,</text:p>
          </table:table-cell>
          <table:table-cell table:formula="of:=CONCATENATE(TEXT(([.U16]-[.$D$19])/[.$D$18];&quot;##0&quot;);&quot;,&quot;)" office:value-type="string" office:string-value="15124," calcext:value-type="string">
            <text:p>15124,</text:p>
          </table:table-cell>
          <table:table-cell table:formula="of:=CONCATENATE(TEXT(([.V16]-[.$D$19])/[.$D$18];&quot;##0&quot;);&quot;,&quot;)" office:value-type="string" office:string-value="16384," calcext:value-type="string">
            <text:p>16384,</text:p>
          </table:table-cell>
          <table:table-cell table:formula="of:=CONCATENATE(TEXT(([.W16]-[.$D$19])/[.$D$18];&quot;##0&quot;);&quot;,&quot;)" office:value-type="string" office:string-value="16384," calcext:value-type="string">
            <text:p>16384,</text:p>
          </table:table-cell>
          <table:table-cell table:formula="of:=CONCATENATE(TEXT(([.X16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6]-[.$D$19])/[.$D$18];&quot;##0&quot;);&quot;,&quot;)" office:value-type="string" office:string-value="0," calcext:value-type="string">
            <text:p>0,</text:p>
          </table:table-cell>
          <table:table-cell table:formula="of:=CONCATENATE(TEXT(([.AA16]-[.$D$19])/[.$D$18];&quot;##0&quot;);&quot;,&quot;)" office:value-type="string" office:string-value="1008," calcext:value-type="string">
            <text:p>1008,</text:p>
          </table:table-cell>
          <table:table-cell table:formula="of:=CONCATENATE(TEXT(([.AB16]-[.$D$19])/[.$D$18];&quot;##0&quot;);&quot;,&quot;)" office:value-type="string" office:string-value="2016," calcext:value-type="string">
            <text:p>2016,</text:p>
          </table:table-cell>
          <table:table-cell table:formula="of:=CONCATENATE(TEXT(([.AC16]-[.$D$19])/[.$D$18];&quot;##0&quot;);&quot;,&quot;)" office:value-type="string" office:string-value="3025," calcext:value-type="string">
            <text:p>3025,</text:p>
          </table:table-cell>
          <table:table-cell table:formula="of:=CONCATENATE(TEXT(([.AD16]-[.$D$19])/[.$D$18];&quot;##0&quot;);&quot;,&quot;)" office:value-type="string" office:string-value="4033," calcext:value-type="string">
            <text:p>4033,</text:p>
          </table:table-cell>
          <table:table-cell table:formula="of:=CONCATENATE(TEXT(([.AE16]-[.$D$19])/[.$D$18];&quot;##0&quot;);&quot;,&quot;)" office:value-type="string" office:string-value="5041," calcext:value-type="string">
            <text:p>5041,</text:p>
          </table:table-cell>
          <table:table-cell table:formula="of:=CONCATENATE(TEXT(([.AF16]-[.$D$19])/[.$D$18];&quot;##0&quot;);&quot;,&quot;)" office:value-type="string" office:string-value="6049," calcext:value-type="string">
            <text:p>6049,</text:p>
          </table:table-cell>
          <table:table-cell table:formula="of:=CONCATENATE(TEXT(([.AG16]-[.$D$19])/[.$D$18];&quot;##0&quot;);&quot;,&quot;)" office:value-type="string" office:string-value="7058," calcext:value-type="string">
            <text:p>7058,</text:p>
          </table:table-cell>
          <table:table-cell table:formula="of:=CONCATENATE(TEXT(([.AH16]-[.$D$19])/[.$D$18];&quot;##0&quot;);&quot;,&quot;)" office:value-type="string" office:string-value="8066," calcext:value-type="string">
            <text:p>8066,</text:p>
          </table:table-cell>
          <table:table-cell table:formula="of:=CONCATENATE(TEXT(([.AI16]-[.$D$19])/[.$D$18];&quot;##0&quot;);&quot;,&quot;)" office:value-type="string" office:string-value="9074," calcext:value-type="string">
            <text:p>9074,</text:p>
          </table:table-cell>
          <table:table-cell table:formula="of:=CONCATENATE(TEXT(([.AJ16]-[.$D$19])/[.$D$18];&quot;##0&quot;);&quot;,&quot;)" office:value-type="string" office:string-value="10082," calcext:value-type="string">
            <text:p>10082,</text:p>
          </table:table-cell>
          <table:table-cell table:formula="of:=CONCATENATE(TEXT(([.AK16]-[.$D$19])/[.$D$18];&quot;##0&quot;);&quot;,&quot;)" office:value-type="string" office:string-value="11091," calcext:value-type="string">
            <text:p>11091,</text:p>
          </table:table-cell>
          <table:table-cell table:formula="of:=CONCATENATE(TEXT(([.AL16]-[.$D$19])/[.$D$18];&quot;##0&quot;);&quot;,&quot;)" office:value-type="string" office:string-value="12099," calcext:value-type="string">
            <text:p>12099,</text:p>
          </table:table-cell>
          <table:table-cell table:formula="of:=CONCATENATE(TEXT(([.AM16]-[.$D$19])/[.$D$18];&quot;##0&quot;);&quot;,&quot;)" office:value-type="string" office:string-value="13107," calcext:value-type="string">
            <text:p>13107,</text:p>
          </table:table-cell>
          <table:table-cell table:formula="of:=CONCATENATE(TEXT(([.AN16]-[.$D$19])/[.$D$18];&quot;##0&quot;);&quot;,&quot;)" office:value-type="string" office:string-value="13107," calcext:value-type="string">
            <text:p>13107,</text:p>
          </table:table-cell>
          <table:table-cell table:formula="of:=CONCATENATE(TEXT(([.AO16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17]-[.$D$19])/[.$D$18];&quot;##0&quot;);&quot;,&quot;)" office:value-type="string" office:string-value="0," calcext:value-type="string">
            <text:p>0,</text:p>
          </table:table-cell>
          <table:table-cell table:formula="of:=CONCATENATE(TEXT(([.J17]-[.$D$19])/[.$D$18];&quot;##0&quot;);&quot;,&quot;)" office:value-type="string" office:string-value="1260," calcext:value-type="string">
            <text:p>1260,</text:p>
          </table:table-cell>
          <table:table-cell table:formula="of:=CONCATENATE(TEXT(([.K17]-[.$D$19])/[.$D$18];&quot;##0&quot;);&quot;,&quot;)" office:value-type="string" office:string-value="2521," calcext:value-type="string">
            <text:p>2521,</text:p>
          </table:table-cell>
          <table:table-cell table:formula="of:=CONCATENATE(TEXT(([.L17]-[.$D$19])/[.$D$18];&quot;##0&quot;);&quot;,&quot;)" office:value-type="string" office:string-value="3781," calcext:value-type="string">
            <text:p>3781,</text:p>
          </table:table-cell>
          <table:table-cell table:formula="of:=CONCATENATE(TEXT(([.M17]-[.$D$19])/[.$D$18];&quot;##0&quot;);&quot;,&quot;)" office:value-type="string" office:string-value="5041," calcext:value-type="string">
            <text:p>5041,</text:p>
          </table:table-cell>
          <table:table-cell table:formula="of:=CONCATENATE(TEXT(([.N17]-[.$D$19])/[.$D$18];&quot;##0&quot;);&quot;,&quot;)" office:value-type="string" office:string-value="6302," calcext:value-type="string">
            <text:p>6302,</text:p>
          </table:table-cell>
          <table:table-cell table:formula="of:=CONCATENATE(TEXT(([.O17]-[.$D$19])/[.$D$18];&quot;##0&quot;);&quot;,&quot;)" office:value-type="string" office:string-value="7562," calcext:value-type="string">
            <text:p>7562,</text:p>
          </table:table-cell>
          <table:table-cell table:formula="of:=CONCATENATE(TEXT(([.P17]-[.$D$19])/[.$D$18];&quot;##0&quot;);&quot;,&quot;)" office:value-type="string" office:string-value="8822," calcext:value-type="string">
            <text:p>8822,</text:p>
          </table:table-cell>
          <table:table-cell table:formula="of:=CONCATENATE(TEXT(([.Q17]-[.$D$19])/[.$D$18];&quot;##0&quot;);&quot;,&quot;)" office:value-type="string" office:string-value="10082," calcext:value-type="string">
            <text:p>10082,</text:p>
          </table:table-cell>
          <table:table-cell table:formula="of:=CONCATENATE(TEXT(([.R17]-[.$D$19])/[.$D$18];&quot;##0&quot;);&quot;,&quot;)" office:value-type="string" office:string-value="11343," calcext:value-type="string">
            <text:p>11343,</text:p>
          </table:table-cell>
          <table:table-cell table:formula="of:=CONCATENATE(TEXT(([.S17]-[.$D$19])/[.$D$18];&quot;##0&quot;);&quot;,&quot;)" office:value-type="string" office:string-value="12603," calcext:value-type="string">
            <text:p>12603,</text:p>
          </table:table-cell>
          <table:table-cell table:formula="of:=CONCATENATE(TEXT(([.T17]-[.$D$19])/[.$D$18];&quot;##0&quot;);&quot;,&quot;)" office:value-type="string" office:string-value="13863," calcext:value-type="string">
            <text:p>13863,</text:p>
          </table:table-cell>
          <table:table-cell table:formula="of:=CONCATENATE(TEXT(([.U17]-[.$D$19])/[.$D$18];&quot;##0&quot;);&quot;,&quot;)" office:value-type="string" office:string-value="15124," calcext:value-type="string">
            <text:p>15124,</text:p>
          </table:table-cell>
          <table:table-cell table:formula="of:=CONCATENATE(TEXT(([.V17]-[.$D$19])/[.$D$18];&quot;##0&quot;);&quot;,&quot;)" office:value-type="string" office:string-value="16384," calcext:value-type="string">
            <text:p>16384,</text:p>
          </table:table-cell>
          <table:table-cell table:formula="of:=CONCATENATE(TEXT(([.W17]-[.$D$19])/[.$D$18];&quot;##0&quot;);&quot;,&quot;)" office:value-type="string" office:string-value="16384," calcext:value-type="string">
            <text:p>16384,</text:p>
          </table:table-cell>
          <table:table-cell table:formula="of:=CONCATENATE(TEXT(([.X17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7]-[.$D$19])/[.$D$18];&quot;##0&quot;);&quot;,&quot;)" office:value-type="string" office:string-value="0," calcext:value-type="string">
            <text:p>0,</text:p>
          </table:table-cell>
          <table:table-cell table:formula="of:=CONCATENATE(TEXT(([.AA17]-[.$D$19])/[.$D$18];&quot;##0&quot;);&quot;,&quot;)" office:value-type="string" office:string-value="1008," calcext:value-type="string">
            <text:p>1008,</text:p>
          </table:table-cell>
          <table:table-cell table:formula="of:=CONCATENATE(TEXT(([.AB17]-[.$D$19])/[.$D$18];&quot;##0&quot;);&quot;,&quot;)" office:value-type="string" office:string-value="2016," calcext:value-type="string">
            <text:p>2016,</text:p>
          </table:table-cell>
          <table:table-cell table:formula="of:=CONCATENATE(TEXT(([.AC17]-[.$D$19])/[.$D$18];&quot;##0&quot;);&quot;,&quot;)" office:value-type="string" office:string-value="3025," calcext:value-type="string">
            <text:p>3025,</text:p>
          </table:table-cell>
          <table:table-cell table:formula="of:=CONCATENATE(TEXT(([.AD17]-[.$D$19])/[.$D$18];&quot;##0&quot;);&quot;,&quot;)" office:value-type="string" office:string-value="4033," calcext:value-type="string">
            <text:p>4033,</text:p>
          </table:table-cell>
          <table:table-cell table:formula="of:=CONCATENATE(TEXT(([.AE17]-[.$D$19])/[.$D$18];&quot;##0&quot;);&quot;,&quot;)" office:value-type="string" office:string-value="5041," calcext:value-type="string">
            <text:p>5041,</text:p>
          </table:table-cell>
          <table:table-cell table:formula="of:=CONCATENATE(TEXT(([.AF17]-[.$D$19])/[.$D$18];&quot;##0&quot;);&quot;,&quot;)" office:value-type="string" office:string-value="6049," calcext:value-type="string">
            <text:p>6049,</text:p>
          </table:table-cell>
          <table:table-cell table:formula="of:=CONCATENATE(TEXT(([.AG17]-[.$D$19])/[.$D$18];&quot;##0&quot;);&quot;,&quot;)" office:value-type="string" office:string-value="7058," calcext:value-type="string">
            <text:p>7058,</text:p>
          </table:table-cell>
          <table:table-cell table:formula="of:=CONCATENATE(TEXT(([.AH17]-[.$D$19])/[.$D$18];&quot;##0&quot;);&quot;,&quot;)" office:value-type="string" office:string-value="8066," calcext:value-type="string">
            <text:p>8066,</text:p>
          </table:table-cell>
          <table:table-cell table:formula="of:=CONCATENATE(TEXT(([.AI17]-[.$D$19])/[.$D$18];&quot;##0&quot;);&quot;,&quot;)" office:value-type="string" office:string-value="9074," calcext:value-type="string">
            <text:p>9074,</text:p>
          </table:table-cell>
          <table:table-cell table:formula="of:=CONCATENATE(TEXT(([.AJ17]-[.$D$19])/[.$D$18];&quot;##0&quot;);&quot;,&quot;)" office:value-type="string" office:string-value="10082," calcext:value-type="string">
            <text:p>10082,</text:p>
          </table:table-cell>
          <table:table-cell table:formula="of:=CONCATENATE(TEXT(([.AK17]-[.$D$19])/[.$D$18];&quot;##0&quot;);&quot;,&quot;)" office:value-type="string" office:string-value="11091," calcext:value-type="string">
            <text:p>11091,</text:p>
          </table:table-cell>
          <table:table-cell table:formula="of:=CONCATENATE(TEXT(([.AL17]-[.$D$19])/[.$D$18];&quot;##0&quot;);&quot;,&quot;)" office:value-type="string" office:string-value="12099," calcext:value-type="string">
            <text:p>12099,</text:p>
          </table:table-cell>
          <table:table-cell table:formula="of:=CONCATENATE(TEXT(([.AM17]-[.$D$19])/[.$D$18];&quot;##0&quot;);&quot;,&quot;)" office:value-type="string" office:string-value="13107," calcext:value-type="string">
            <text:p>13107,</text:p>
          </table:table-cell>
          <table:table-cell table:formula="of:=CONCATENATE(TEXT(([.AN17]-[.$D$19])/[.$D$18];&quot;##0&quot;);&quot;,&quot;)" office:value-type="string" office:string-value="13107," calcext:value-type="string">
            <text:p>13107,</text:p>
          </table:table-cell>
          <table:table-cell table:formula="of:=CONCATENATE(TEXT(([.AO17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18]-[.$D$19])/[.$D$18];&quot;##0&quot;);&quot;,&quot;)" office:value-type="string" office:string-value="0," calcext:value-type="string">
            <text:p>0,</text:p>
          </table:table-cell>
          <table:table-cell table:formula="of:=CONCATENATE(TEXT(([.J18]-[.$D$19])/[.$D$18];&quot;##0&quot;);&quot;,&quot;)" office:value-type="string" office:string-value="1260," calcext:value-type="string">
            <text:p>1260,</text:p>
          </table:table-cell>
          <table:table-cell table:formula="of:=CONCATENATE(TEXT(([.K18]-[.$D$19])/[.$D$18];&quot;##0&quot;);&quot;,&quot;)" office:value-type="string" office:string-value="2521," calcext:value-type="string">
            <text:p>2521,</text:p>
          </table:table-cell>
          <table:table-cell table:formula="of:=CONCATENATE(TEXT(([.L18]-[.$D$19])/[.$D$18];&quot;##0&quot;);&quot;,&quot;)" office:value-type="string" office:string-value="3781," calcext:value-type="string">
            <text:p>3781,</text:p>
          </table:table-cell>
          <table:table-cell table:formula="of:=CONCATENATE(TEXT(([.M18]-[.$D$19])/[.$D$18];&quot;##0&quot;);&quot;,&quot;)" office:value-type="string" office:string-value="5041," calcext:value-type="string">
            <text:p>5041,</text:p>
          </table:table-cell>
          <table:table-cell table:formula="of:=CONCATENATE(TEXT(([.N18]-[.$D$19])/[.$D$18];&quot;##0&quot;);&quot;,&quot;)" office:value-type="string" office:string-value="6302," calcext:value-type="string">
            <text:p>6302,</text:p>
          </table:table-cell>
          <table:table-cell table:formula="of:=CONCATENATE(TEXT(([.O18]-[.$D$19])/[.$D$18];&quot;##0&quot;);&quot;,&quot;)" office:value-type="string" office:string-value="7562," calcext:value-type="string">
            <text:p>7562,</text:p>
          </table:table-cell>
          <table:table-cell table:formula="of:=CONCATENATE(TEXT(([.P18]-[.$D$19])/[.$D$18];&quot;##0&quot;);&quot;,&quot;)" office:value-type="string" office:string-value="8822," calcext:value-type="string">
            <text:p>8822,</text:p>
          </table:table-cell>
          <table:table-cell table:formula="of:=CONCATENATE(TEXT(([.Q18]-[.$D$19])/[.$D$18];&quot;##0&quot;);&quot;,&quot;)" office:value-type="string" office:string-value="10082," calcext:value-type="string">
            <text:p>10082,</text:p>
          </table:table-cell>
          <table:table-cell table:formula="of:=CONCATENATE(TEXT(([.R18]-[.$D$19])/[.$D$18];&quot;##0&quot;);&quot;,&quot;)" office:value-type="string" office:string-value="11343," calcext:value-type="string">
            <text:p>11343,</text:p>
          </table:table-cell>
          <table:table-cell table:formula="of:=CONCATENATE(TEXT(([.S18]-[.$D$19])/[.$D$18];&quot;##0&quot;);&quot;,&quot;)" office:value-type="string" office:string-value="12603," calcext:value-type="string">
            <text:p>12603,</text:p>
          </table:table-cell>
          <table:table-cell table:formula="of:=CONCATENATE(TEXT(([.T18]-[.$D$19])/[.$D$18];&quot;##0&quot;);&quot;,&quot;)" office:value-type="string" office:string-value="13863," calcext:value-type="string">
            <text:p>13863,</text:p>
          </table:table-cell>
          <table:table-cell table:formula="of:=CONCATENATE(TEXT(([.U18]-[.$D$19])/[.$D$18];&quot;##0&quot;);&quot;,&quot;)" office:value-type="string" office:string-value="15124," calcext:value-type="string">
            <text:p>15124,</text:p>
          </table:table-cell>
          <table:table-cell table:formula="of:=CONCATENATE(TEXT(([.V18]-[.$D$19])/[.$D$18];&quot;##0&quot;);&quot;,&quot;)" office:value-type="string" office:string-value="16384," calcext:value-type="string">
            <text:p>16384,</text:p>
          </table:table-cell>
          <table:table-cell table:formula="of:=CONCATENATE(TEXT(([.W18]-[.$D$19])/[.$D$18];&quot;##0&quot;);&quot;,&quot;)" office:value-type="string" office:string-value="16384," calcext:value-type="string">
            <text:p>16384,</text:p>
          </table:table-cell>
          <table:table-cell table:formula="of:=CONCATENATE(TEXT(([.X18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8]-[.$D$19])/[.$D$18];&quot;##0&quot;);&quot;,&quot;)" office:value-type="string" office:string-value="0," calcext:value-type="string">
            <text:p>0,</text:p>
          </table:table-cell>
          <table:table-cell table:formula="of:=CONCATENATE(TEXT(([.AA18]-[.$D$19])/[.$D$18];&quot;##0&quot;);&quot;,&quot;)" office:value-type="string" office:string-value="1008," calcext:value-type="string">
            <text:p>1008,</text:p>
          </table:table-cell>
          <table:table-cell table:formula="of:=CONCATENATE(TEXT(([.AB18]-[.$D$19])/[.$D$18];&quot;##0&quot;);&quot;,&quot;)" office:value-type="string" office:string-value="2016," calcext:value-type="string">
            <text:p>2016,</text:p>
          </table:table-cell>
          <table:table-cell table:formula="of:=CONCATENATE(TEXT(([.AC18]-[.$D$19])/[.$D$18];&quot;##0&quot;);&quot;,&quot;)" office:value-type="string" office:string-value="3025," calcext:value-type="string">
            <text:p>3025,</text:p>
          </table:table-cell>
          <table:table-cell table:formula="of:=CONCATENATE(TEXT(([.AD18]-[.$D$19])/[.$D$18];&quot;##0&quot;);&quot;,&quot;)" office:value-type="string" office:string-value="4033," calcext:value-type="string">
            <text:p>4033,</text:p>
          </table:table-cell>
          <table:table-cell table:formula="of:=CONCATENATE(TEXT(([.AE18]-[.$D$19])/[.$D$18];&quot;##0&quot;);&quot;,&quot;)" office:value-type="string" office:string-value="5041," calcext:value-type="string">
            <text:p>5041,</text:p>
          </table:table-cell>
          <table:table-cell table:formula="of:=CONCATENATE(TEXT(([.AF18]-[.$D$19])/[.$D$18];&quot;##0&quot;);&quot;,&quot;)" office:value-type="string" office:string-value="6049," calcext:value-type="string">
            <text:p>6049,</text:p>
          </table:table-cell>
          <table:table-cell table:formula="of:=CONCATENATE(TEXT(([.AG18]-[.$D$19])/[.$D$18];&quot;##0&quot;);&quot;,&quot;)" office:value-type="string" office:string-value="7058," calcext:value-type="string">
            <text:p>7058,</text:p>
          </table:table-cell>
          <table:table-cell table:formula="of:=CONCATENATE(TEXT(([.AH18]-[.$D$19])/[.$D$18];&quot;##0&quot;);&quot;,&quot;)" office:value-type="string" office:string-value="8066," calcext:value-type="string">
            <text:p>8066,</text:p>
          </table:table-cell>
          <table:table-cell table:formula="of:=CONCATENATE(TEXT(([.AI18]-[.$D$19])/[.$D$18];&quot;##0&quot;);&quot;,&quot;)" office:value-type="string" office:string-value="9074," calcext:value-type="string">
            <text:p>9074,</text:p>
          </table:table-cell>
          <table:table-cell table:formula="of:=CONCATENATE(TEXT(([.AJ18]-[.$D$19])/[.$D$18];&quot;##0&quot;);&quot;,&quot;)" office:value-type="string" office:string-value="10082," calcext:value-type="string">
            <text:p>10082,</text:p>
          </table:table-cell>
          <table:table-cell table:formula="of:=CONCATENATE(TEXT(([.AK18]-[.$D$19])/[.$D$18];&quot;##0&quot;);&quot;,&quot;)" office:value-type="string" office:string-value="11091," calcext:value-type="string">
            <text:p>11091,</text:p>
          </table:table-cell>
          <table:table-cell table:formula="of:=CONCATENATE(TEXT(([.AL18]-[.$D$19])/[.$D$18];&quot;##0&quot;);&quot;,&quot;)" office:value-type="string" office:string-value="12099," calcext:value-type="string">
            <text:p>12099,</text:p>
          </table:table-cell>
          <table:table-cell table:formula="of:=CONCATENATE(TEXT(([.AM18]-[.$D$19])/[.$D$18];&quot;##0&quot;);&quot;,&quot;)" office:value-type="string" office:string-value="13107," calcext:value-type="string">
            <text:p>13107,</text:p>
          </table:table-cell>
          <table:table-cell table:formula="of:=CONCATENATE(TEXT(([.AN18]-[.$D$19])/[.$D$18];&quot;##0&quot;);&quot;,&quot;)" office:value-type="string" office:string-value="13107," calcext:value-type="string">
            <text:p>13107,</text:p>
          </table:table-cell>
          <table:table-cell table:formula="of:=CONCATENATE(TEXT(([.AO18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19]-[.$D$19])/[.$D$18];&quot;##0&quot;);&quot;,&quot;)" office:value-type="string" office:string-value="0," calcext:value-type="string">
            <text:p>0,</text:p>
          </table:table-cell>
          <table:table-cell table:formula="of:=CONCATENATE(TEXT(([.J19]-[.$D$19])/[.$D$18];&quot;##0&quot;);&quot;,&quot;)" office:value-type="string" office:string-value="1260," calcext:value-type="string">
            <text:p>1260,</text:p>
          </table:table-cell>
          <table:table-cell table:formula="of:=CONCATENATE(TEXT(([.K19]-[.$D$19])/[.$D$18];&quot;##0&quot;);&quot;,&quot;)" office:value-type="string" office:string-value="2521," calcext:value-type="string">
            <text:p>2521,</text:p>
          </table:table-cell>
          <table:table-cell table:formula="of:=CONCATENATE(TEXT(([.L19]-[.$D$19])/[.$D$18];&quot;##0&quot;);&quot;,&quot;)" office:value-type="string" office:string-value="3781," calcext:value-type="string">
            <text:p>3781,</text:p>
          </table:table-cell>
          <table:table-cell table:formula="of:=CONCATENATE(TEXT(([.M19]-[.$D$19])/[.$D$18];&quot;##0&quot;);&quot;,&quot;)" office:value-type="string" office:string-value="5041," calcext:value-type="string">
            <text:p>5041,</text:p>
          </table:table-cell>
          <table:table-cell table:formula="of:=CONCATENATE(TEXT(([.N19]-[.$D$19])/[.$D$18];&quot;##0&quot;);&quot;,&quot;)" office:value-type="string" office:string-value="6302," calcext:value-type="string">
            <text:p>6302,</text:p>
          </table:table-cell>
          <table:table-cell table:formula="of:=CONCATENATE(TEXT(([.O19]-[.$D$19])/[.$D$18];&quot;##0&quot;);&quot;,&quot;)" office:value-type="string" office:string-value="7562," calcext:value-type="string">
            <text:p>7562,</text:p>
          </table:table-cell>
          <table:table-cell table:formula="of:=CONCATENATE(TEXT(([.P19]-[.$D$19])/[.$D$18];&quot;##0&quot;);&quot;,&quot;)" office:value-type="string" office:string-value="8822," calcext:value-type="string">
            <text:p>8822,</text:p>
          </table:table-cell>
          <table:table-cell table:formula="of:=CONCATENATE(TEXT(([.Q19]-[.$D$19])/[.$D$18];&quot;##0&quot;);&quot;,&quot;)" office:value-type="string" office:string-value="10082," calcext:value-type="string">
            <text:p>10082,</text:p>
          </table:table-cell>
          <table:table-cell table:formula="of:=CONCATENATE(TEXT(([.R19]-[.$D$19])/[.$D$18];&quot;##0&quot;);&quot;,&quot;)" office:value-type="string" office:string-value="11343," calcext:value-type="string">
            <text:p>11343,</text:p>
          </table:table-cell>
          <table:table-cell table:formula="of:=CONCATENATE(TEXT(([.S19]-[.$D$19])/[.$D$18];&quot;##0&quot;);&quot;,&quot;)" office:value-type="string" office:string-value="12603," calcext:value-type="string">
            <text:p>12603,</text:p>
          </table:table-cell>
          <table:table-cell table:formula="of:=CONCATENATE(TEXT(([.T19]-[.$D$19])/[.$D$18];&quot;##0&quot;);&quot;,&quot;)" office:value-type="string" office:string-value="13863," calcext:value-type="string">
            <text:p>13863,</text:p>
          </table:table-cell>
          <table:table-cell table:formula="of:=CONCATENATE(TEXT(([.U19]-[.$D$19])/[.$D$18];&quot;##0&quot;);&quot;,&quot;)" office:value-type="string" office:string-value="15124," calcext:value-type="string">
            <text:p>15124,</text:p>
          </table:table-cell>
          <table:table-cell table:formula="of:=CONCATENATE(TEXT(([.V19]-[.$D$19])/[.$D$18];&quot;##0&quot;);&quot;,&quot;)" office:value-type="string" office:string-value="16384," calcext:value-type="string">
            <text:p>16384,</text:p>
          </table:table-cell>
          <table:table-cell table:formula="of:=CONCATENATE(TEXT(([.W19]-[.$D$19])/[.$D$18];&quot;##0&quot;);&quot;,&quot;)" office:value-type="string" office:string-value="16384," calcext:value-type="string">
            <text:p>16384,</text:p>
          </table:table-cell>
          <table:table-cell table:formula="of:=CONCATENATE(TEXT(([.X19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19]-[.$D$19])/[.$D$18];&quot;##0&quot;);&quot;,&quot;)" office:value-type="string" office:string-value="0," calcext:value-type="string">
            <text:p>0,</text:p>
          </table:table-cell>
          <table:table-cell table:formula="of:=CONCATENATE(TEXT(([.AA19]-[.$D$19])/[.$D$18];&quot;##0&quot;);&quot;,&quot;)" office:value-type="string" office:string-value="1008," calcext:value-type="string">
            <text:p>1008,</text:p>
          </table:table-cell>
          <table:table-cell table:formula="of:=CONCATENATE(TEXT(([.AB19]-[.$D$19])/[.$D$18];&quot;##0&quot;);&quot;,&quot;)" office:value-type="string" office:string-value="2016," calcext:value-type="string">
            <text:p>2016,</text:p>
          </table:table-cell>
          <table:table-cell table:formula="of:=CONCATENATE(TEXT(([.AC19]-[.$D$19])/[.$D$18];&quot;##0&quot;);&quot;,&quot;)" office:value-type="string" office:string-value="3025," calcext:value-type="string">
            <text:p>3025,</text:p>
          </table:table-cell>
          <table:table-cell table:formula="of:=CONCATENATE(TEXT(([.AD19]-[.$D$19])/[.$D$18];&quot;##0&quot;);&quot;,&quot;)" office:value-type="string" office:string-value="4033," calcext:value-type="string">
            <text:p>4033,</text:p>
          </table:table-cell>
          <table:table-cell table:formula="of:=CONCATENATE(TEXT(([.AE19]-[.$D$19])/[.$D$18];&quot;##0&quot;);&quot;,&quot;)" office:value-type="string" office:string-value="5041," calcext:value-type="string">
            <text:p>5041,</text:p>
          </table:table-cell>
          <table:table-cell table:formula="of:=CONCATENATE(TEXT(([.AF19]-[.$D$19])/[.$D$18];&quot;##0&quot;);&quot;,&quot;)" office:value-type="string" office:string-value="6049," calcext:value-type="string">
            <text:p>6049,</text:p>
          </table:table-cell>
          <table:table-cell table:formula="of:=CONCATENATE(TEXT(([.AG19]-[.$D$19])/[.$D$18];&quot;##0&quot;);&quot;,&quot;)" office:value-type="string" office:string-value="7058," calcext:value-type="string">
            <text:p>7058,</text:p>
          </table:table-cell>
          <table:table-cell table:formula="of:=CONCATENATE(TEXT(([.AH19]-[.$D$19])/[.$D$18];&quot;##0&quot;);&quot;,&quot;)" office:value-type="string" office:string-value="8066," calcext:value-type="string">
            <text:p>8066,</text:p>
          </table:table-cell>
          <table:table-cell table:formula="of:=CONCATENATE(TEXT(([.AI19]-[.$D$19])/[.$D$18];&quot;##0&quot;);&quot;,&quot;)" office:value-type="string" office:string-value="9074," calcext:value-type="string">
            <text:p>9074,</text:p>
          </table:table-cell>
          <table:table-cell table:formula="of:=CONCATENATE(TEXT(([.AJ19]-[.$D$19])/[.$D$18];&quot;##0&quot;);&quot;,&quot;)" office:value-type="string" office:string-value="10082," calcext:value-type="string">
            <text:p>10082,</text:p>
          </table:table-cell>
          <table:table-cell table:formula="of:=CONCATENATE(TEXT(([.AK19]-[.$D$19])/[.$D$18];&quot;##0&quot;);&quot;,&quot;)" office:value-type="string" office:string-value="11091," calcext:value-type="string">
            <text:p>11091,</text:p>
          </table:table-cell>
          <table:table-cell table:formula="of:=CONCATENATE(TEXT(([.AL19]-[.$D$19])/[.$D$18];&quot;##0&quot;);&quot;,&quot;)" office:value-type="string" office:string-value="12099," calcext:value-type="string">
            <text:p>12099,</text:p>
          </table:table-cell>
          <table:table-cell table:formula="of:=CONCATENATE(TEXT(([.AM19]-[.$D$19])/[.$D$18];&quot;##0&quot;);&quot;,&quot;)" office:value-type="string" office:string-value="13107," calcext:value-type="string">
            <text:p>13107,</text:p>
          </table:table-cell>
          <table:table-cell table:formula="of:=CONCATENATE(TEXT(([.AN19]-[.$D$19])/[.$D$18];&quot;##0&quot;);&quot;,&quot;)" office:value-type="string" office:string-value="13107," calcext:value-type="string">
            <text:p>13107,</text:p>
          </table:table-cell>
          <table:table-cell table:formula="of:=CONCATENATE(TEXT(([.AO19]-[.$D$19])/[.$D$18];&quot;##0&quot;);&quot;,&quot;)" office:value-type="string" office:string-value="13107," calcext:value-type="string">
            <text:p>13107,</text:p>
          </table:table-cell>
        </table:table-row>
        <table:table-row table:style-name="ro1">
          <table:table-cell table:number-columns-repeated="8"/>
          <table:table-cell table:formula="of:=CONCATENATE(TEXT(([.I20]-[.$D$19])/[.$D$18];&quot;##0&quot;);&quot;,&quot;)" office:value-type="string" office:string-value="0," calcext:value-type="string">
            <text:p>0,</text:p>
          </table:table-cell>
          <table:table-cell table:formula="of:=CONCATENATE(TEXT(([.J20]-[.$D$19])/[.$D$18];&quot;##0&quot;);&quot;,&quot;)" office:value-type="string" office:string-value="1260," calcext:value-type="string">
            <text:p>1260,</text:p>
          </table:table-cell>
          <table:table-cell table:formula="of:=CONCATENATE(TEXT(([.K20]-[.$D$19])/[.$D$18];&quot;##0&quot;);&quot;,&quot;)" office:value-type="string" office:string-value="2521," calcext:value-type="string">
            <text:p>2521,</text:p>
          </table:table-cell>
          <table:table-cell table:formula="of:=CONCATENATE(TEXT(([.L20]-[.$D$19])/[.$D$18];&quot;##0&quot;);&quot;,&quot;)" office:value-type="string" office:string-value="3781," calcext:value-type="string">
            <text:p>3781,</text:p>
          </table:table-cell>
          <table:table-cell table:formula="of:=CONCATENATE(TEXT(([.M20]-[.$D$19])/[.$D$18];&quot;##0&quot;);&quot;,&quot;)" office:value-type="string" office:string-value="5041," calcext:value-type="string">
            <text:p>5041,</text:p>
          </table:table-cell>
          <table:table-cell table:formula="of:=CONCATENATE(TEXT(([.N20]-[.$D$19])/[.$D$18];&quot;##0&quot;);&quot;,&quot;)" office:value-type="string" office:string-value="6302," calcext:value-type="string">
            <text:p>6302,</text:p>
          </table:table-cell>
          <table:table-cell table:formula="of:=CONCATENATE(TEXT(([.O20]-[.$D$19])/[.$D$18];&quot;##0&quot;);&quot;,&quot;)" office:value-type="string" office:string-value="7562," calcext:value-type="string">
            <text:p>7562,</text:p>
          </table:table-cell>
          <table:table-cell table:formula="of:=CONCATENATE(TEXT(([.P20]-[.$D$19])/[.$D$18];&quot;##0&quot;);&quot;,&quot;)" office:value-type="string" office:string-value="8822," calcext:value-type="string">
            <text:p>8822,</text:p>
          </table:table-cell>
          <table:table-cell table:formula="of:=CONCATENATE(TEXT(([.Q20]-[.$D$19])/[.$D$18];&quot;##0&quot;);&quot;,&quot;)" office:value-type="string" office:string-value="10082," calcext:value-type="string">
            <text:p>10082,</text:p>
          </table:table-cell>
          <table:table-cell table:formula="of:=CONCATENATE(TEXT(([.R20]-[.$D$19])/[.$D$18];&quot;##0&quot;);&quot;,&quot;)" office:value-type="string" office:string-value="11343," calcext:value-type="string">
            <text:p>11343,</text:p>
          </table:table-cell>
          <table:table-cell table:formula="of:=CONCATENATE(TEXT(([.S20]-[.$D$19])/[.$D$18];&quot;##0&quot;);&quot;,&quot;)" office:value-type="string" office:string-value="12603," calcext:value-type="string">
            <text:p>12603,</text:p>
          </table:table-cell>
          <table:table-cell table:formula="of:=CONCATENATE(TEXT(([.T20]-[.$D$19])/[.$D$18];&quot;##0&quot;);&quot;,&quot;)" office:value-type="string" office:string-value="13863," calcext:value-type="string">
            <text:p>13863,</text:p>
          </table:table-cell>
          <table:table-cell table:formula="of:=CONCATENATE(TEXT(([.U20]-[.$D$19])/[.$D$18];&quot;##0&quot;);&quot;,&quot;)" office:value-type="string" office:string-value="15124," calcext:value-type="string">
            <text:p>15124,</text:p>
          </table:table-cell>
          <table:table-cell table:formula="of:=CONCATENATE(TEXT(([.V20]-[.$D$19])/[.$D$18];&quot;##0&quot;);&quot;,&quot;)" office:value-type="string" office:string-value="16384," calcext:value-type="string">
            <text:p>16384,</text:p>
          </table:table-cell>
          <table:table-cell table:formula="of:=CONCATENATE(TEXT(([.W20]-[.$D$19])/[.$D$18];&quot;##0&quot;);&quot;,&quot;)" office:value-type="string" office:string-value="16384," calcext:value-type="string">
            <text:p>16384,</text:p>
          </table:table-cell>
          <table:table-cell table:formula="of:=CONCATENATE(TEXT(([.X20]-[.$D$19])/[.$D$18];&quot;##0&quot;);&quot;,&quot;)" office:value-type="string" office:string-value="16400," calcext:value-type="string">
            <text:p>16400,</text:p>
          </table:table-cell>
          <table:table-cell/>
          <table:table-cell table:formula="of:=CONCATENATE(TEXT(([.Z20]-[.$D$19])/[.$D$18];&quot;##0&quot;);&quot;,&quot;)" office:value-type="string" office:string-value="0," calcext:value-type="string">
            <text:p>0,</text:p>
          </table:table-cell>
          <table:table-cell table:formula="of:=CONCATENATE(TEXT(([.AA20]-[.$D$19])/[.$D$18];&quot;##0&quot;);&quot;,&quot;)" office:value-type="string" office:string-value="1008," calcext:value-type="string">
            <text:p>1008,</text:p>
          </table:table-cell>
          <table:table-cell table:formula="of:=CONCATENATE(TEXT(([.AB20]-[.$D$19])/[.$D$18];&quot;##0&quot;);&quot;,&quot;)" office:value-type="string" office:string-value="2016," calcext:value-type="string">
            <text:p>2016,</text:p>
          </table:table-cell>
          <table:table-cell table:formula="of:=CONCATENATE(TEXT(([.AC20]-[.$D$19])/[.$D$18];&quot;##0&quot;);&quot;,&quot;)" office:value-type="string" office:string-value="3025," calcext:value-type="string">
            <text:p>3025,</text:p>
          </table:table-cell>
          <table:table-cell table:formula="of:=CONCATENATE(TEXT(([.AD20]-[.$D$19])/[.$D$18];&quot;##0&quot;);&quot;,&quot;)" office:value-type="string" office:string-value="4033," calcext:value-type="string">
            <text:p>4033,</text:p>
          </table:table-cell>
          <table:table-cell table:formula="of:=CONCATENATE(TEXT(([.AE20]-[.$D$19])/[.$D$18];&quot;##0&quot;);&quot;,&quot;)" office:value-type="string" office:string-value="5041," calcext:value-type="string">
            <text:p>5041,</text:p>
          </table:table-cell>
          <table:table-cell table:formula="of:=CONCATENATE(TEXT(([.AF20]-[.$D$19])/[.$D$18];&quot;##0&quot;);&quot;,&quot;)" office:value-type="string" office:string-value="6049," calcext:value-type="string">
            <text:p>6049,</text:p>
          </table:table-cell>
          <table:table-cell table:formula="of:=CONCATENATE(TEXT(([.AG20]-[.$D$19])/[.$D$18];&quot;##0&quot;);&quot;,&quot;)" office:value-type="string" office:string-value="7058," calcext:value-type="string">
            <text:p>7058,</text:p>
          </table:table-cell>
          <table:table-cell table:formula="of:=CONCATENATE(TEXT(([.AH20]-[.$D$19])/[.$D$18];&quot;##0&quot;);&quot;,&quot;)" office:value-type="string" office:string-value="8066," calcext:value-type="string">
            <text:p>8066,</text:p>
          </table:table-cell>
          <table:table-cell table:formula="of:=CONCATENATE(TEXT(([.AI20]-[.$D$19])/[.$D$18];&quot;##0&quot;);&quot;,&quot;)" office:value-type="string" office:string-value="9074," calcext:value-type="string">
            <text:p>9074,</text:p>
          </table:table-cell>
          <table:table-cell table:formula="of:=CONCATENATE(TEXT(([.AJ20]-[.$D$19])/[.$D$18];&quot;##0&quot;);&quot;,&quot;)" office:value-type="string" office:string-value="10082," calcext:value-type="string">
            <text:p>10082,</text:p>
          </table:table-cell>
          <table:table-cell table:formula="of:=CONCATENATE(TEXT(([.AK20]-[.$D$19])/[.$D$18];&quot;##0&quot;);&quot;,&quot;)" office:value-type="string" office:string-value="11091," calcext:value-type="string">
            <text:p>11091,</text:p>
          </table:table-cell>
          <table:table-cell table:formula="of:=CONCATENATE(TEXT(([.AL20]-[.$D$19])/[.$D$18];&quot;##0&quot;);&quot;,&quot;)" office:value-type="string" office:string-value="12099," calcext:value-type="string">
            <text:p>12099,</text:p>
          </table:table-cell>
          <table:table-cell table:formula="of:=CONCATENATE(TEXT(([.AM20]-[.$D$19])/[.$D$18];&quot;##0&quot;);&quot;,&quot;)" office:value-type="string" office:string-value="13107," calcext:value-type="string">
            <text:p>13107,</text:p>
          </table:table-cell>
          <table:table-cell table:formula="of:=CONCATENATE(TEXT(([.AN20]-[.$D$19])/[.$D$18];&quot;##0&quot;);&quot;,&quot;)" office:value-type="string" office:string-value="13107," calcext:value-type="string">
            <text:p>13107,</text:p>
          </table:table-cell>
          <table:table-cell table:formula="of:=CONCATENATE(TEXT(([.AO20]-[.$D$19])/[.$D$18];&quot;##0&quot;);&quot;,&quot;)" office:value-type="string" office:string-value="13107," calcext:value-type="string">
            <text:p>13107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22:49:42.74</meta:creation-date>
    <dc:date>2014-10-05T21:02:54.225000000</dc:date>
    <meta:editing-duration>PT3H5M49S</meta:editing-duration>
    <meta:editing-cycles>4</meta:editing-cycles>
    <meta:generator>LibreOffice/4.1.2.3$Windows_x86 LibreOffice_project/40b2d7fde7e8d2d7bc5a449dc65df4d08a7dd38</meta:generator>
    <meta:document-statistic meta:table-count="3" meta:cell-count="6704" meta:object-count="0"/>
  </office:meta>
</office:document-meta>
</file>